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357cm"/>
    </style:style>
    <style:style style:name="co2" style:family="table-column">
      <style:table-column-properties fo:break-before="auto" style:column-width="1.087cm"/>
    </style:style>
    <style:style style:name="co3" style:family="table-column">
      <style:table-column-properties fo:break-before="auto" style:column-width="3.695cm"/>
    </style:style>
    <style:style style:name="co4" style:family="table-column">
      <style:table-column-properties fo:break-before="auto" style:column-width="5.166cm"/>
    </style:style>
    <style:style style:name="co5" style:family="table-column">
      <style:table-column-properties fo:break-before="auto" style:column-width="2.529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number-columns-repeated="2" table:default-cell-style-name="ce1"/>
        <table:table-column table:style-name="co5" table:default-cell-style-name="ce1"/>
        <table:table-column table:style-name="co6" table:number-columns-repeated="1016" table:default-cell-style-name="ce1"/>
        <table:table-row table:style-name="ro1">
          <table:table-cell office:value-type="string">
            <text:p>Alchemy Deluxe</text:p>
          </table:table-cell>
          <table:table-cell office:value-type="float" office:value="2001">
            <text:p>2001</text:p>
          </table:table-cell>
          <table:table-cell office:value-type="string">
            <text:p>ESRB - E (Everyone)</text:p>
          </table:table-cell>
          <table:table-cell office:value-type="string">
            <text:p>Alchemy Deluxe</text:p>
          </table:table-cell>
          <table:table-cell table:number-columns-repeated="2" office:value-type="string">
            <text:p>PopCap Games</text:p>
          </table:table-cell>
          <table:table-cell office:value-type="string">
            <text:p>Puzzle</text:p>
          </table:table-cell>
          <table:table-cell office:value-type="string">
            <text:p>4.0</text:p>
          </table:table-cell>
          <table:table-cell office:value-type="string">
            <text:p>1 Player</text:p>
          </table:table-cell>
          <table:table-cell office:value-type="string">
            <text:p>The object of this puzzle game is to turn all squares on the board from lead to gold. You do this by placing rune symbols on squares of the board but they must go next to an already occupied space. They must also either be of the same shape or colour of any other symbols to the right/left and top/bottom of it. A grey stone acts as a wild card and can be placed anywhere and any symbol can be placed next to it. A skull has to be placed on an occupied square and will destroy anything on it. <text:s text:c="2"/>If one whole row or column of symbols is filled, all symbols on it will disappear. If there is nowhere to place a symbol, you can discard it into a forge. The molten level in the forge will rise with every discarded rune but will lower if another is placed on the board. However, if 4 consecutive are discarded then the game is over. There are three levels of difficulty, each with more different types and colors of runes.</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lchemy Deluxe&quot;&gt; &lt;year&gt;2001&lt;/year&gt; &lt;rating&gt;ESRB - E (Everyone)&lt;/rating&gt; &lt;title&gt;Alchemy Deluxe&lt;/title&gt; &lt;pub&gt;PopCap Games&lt;/pub&gt; &lt;dev&gt;PopCap Games&lt;/dev&gt; &lt;genre&gt;Puzzle&lt;/genre&gt; &lt;score&gt;4.0&lt;/score&gt; &lt;player&gt;1 Player&lt;/player&gt; &lt;story&gt;The object of this puzzle game is to turn all squares on the board from lead to gold. You do this by placing rune symbols on squares of the board but they must go next to an already occupied space. They must also either be of the same shape or colour of any other symbols to the right/left and top/bottom of it. A grey stone acts as a wild card and can be placed anywhere and any symbol can be placed next to it. A skull has to be placed on an occupied square and will destroy anything on it.   If one whole row or column of symbols is filled, all symbols on it will disappear. If there is nowhere to place a symbol, you can discard it into a forge. The molten level in the forge will rise with every discarded rune but will lower if another is placed on the board. However, if 4 consecutive are discarded then the game is over. There are three levels of difficulty, each with more different types and colors of runes.&lt;/story&gt; &lt;/game&gt;">
            <text:p>&lt;game name="Alchemy Deluxe"&gt; &lt;year&gt;2001&lt;/year&gt; &lt;rating&gt;ESRB - E (Everyone)&lt;/rating&gt; &lt;title&gt;Alchemy Deluxe&lt;/title&gt; &lt;pub&gt;PopCap Games&lt;/pub&gt; &lt;dev&gt;PopCap Games&lt;/dev&gt; &lt;genre&gt;Puzzle&lt;/genre&gt; &lt;score&gt;4.0&lt;/score&gt; &lt;player&gt;1 Player&lt;/player&gt; &lt;story&gt;The object of this puzzle game is to turn all squares on the board from lead to gold. You do this by placing rune symbols on squares of the board but they must go next to an already occupied space. They must also either be of the same shape or colour of any other symbols to the right/left and top/bottom of it. A grey stone acts as a wild card and can be placed anywhere and any symbol can be placed next to it. A skull has to be placed on an occupied square and will destroy anything on it. <text:s text:c="2"/>If one whole row or column of symbols is filled, all symbols on it will disappear. If there is nowhere to place a symbol, you can discard it into a forge. The molten level in the forge will rise with every discarded rune but will lower if another is placed on the board. However, if 4 consecutive are discarded then the game is over. There are three levels of difficulty, each with more different types and colors of runes.&lt;/story&gt; &lt;/game&gt;</text:p>
          </table:table-cell>
          <table:table-cell table:number-columns-repeated="1012"/>
        </table:table-row>
        <table:table-row table:style-name="ro1">
          <table:table-cell office:value-type="string">
            <text:p>Alice Greenfingers</text:p>
          </table:table-cell>
          <table:table-cell office:value-type="float" office:value="2007">
            <text:p>2007</text:p>
          </table:table-cell>
          <table:table-cell office:value-type="string">
            <text:p>ESRB - E (Everyone)</text:p>
          </table:table-cell>
          <table:table-cell office:value-type="string">
            <text:p>Alice Greenfingers</text:p>
          </table:table-cell>
          <table:table-cell table:number-columns-repeated="2" office:value-type="string">
            <text:p>Arcade Lab</text:p>
          </table:table-cell>
          <table:table-cell office:value-type="string">
            <text:p>Puzzle</text:p>
          </table:table-cell>
          <table:table-cell office:value-type="string">
            <text:p>3.9</text:p>
          </table:table-cell>
          <table:table-cell office:value-type="string">
            <text:p>1 Player</text:p>
          </table:table-cell>
          <table:table-cell office:value-type="string">
            <text:p>Alice Greenfingers is a light sim garden growing game. You start the game on an empty field with just a shovel and a bag of tomatoe seeds. Your goal is to dig up the field, plant seeds, water them and watch them grow. When they are ripe, you harvest them and bring them to the market where you sell them. <text:s/>During the game you get access to more crops and other items that will help you create your garden. Various events also happen from time to time. You can for example inherit money from a distant relative, or get an offer to buy a book. These event affect the various meters in the game, such as wealth and knowledge. <text:s/>The goal of the game is to max out your stat meters and money, but many people play just to create a beautiful garden. After 30 "days" the game ends and your achievement is rated, ranging from F to A+. <text:s/>A thing that makes this game stand out from other simulation games is the fact that practically everything you do is performed by Alice herself in real time, rather than controlling the game from a "god perspective" kind of view.</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lice Greenfingers&quot;&gt; &lt;year&gt;2007&lt;/year&gt; &lt;rating&gt;ESRB - E (Everyone)&lt;/rating&gt; &lt;title&gt;Alice Greenfingers&lt;/title&gt; &lt;pub&gt;Arcade Lab&lt;/pub&gt; &lt;dev&gt;Arcade Lab&lt;/dev&gt; &lt;genre&gt;Puzzle&lt;/genre&gt; &lt;score&gt;3.9&lt;/score&gt; &lt;player&gt;1 Player&lt;/player&gt; &lt;story&gt;Alice Greenfingers is a light sim garden growing game. You start the game on an empty field with just a shovel and a bag of tomatoe seeds. Your goal is to dig up the field, plant seeds, water them and watch them grow. When they are ripe, you harvest them and bring them to the market where you sell them.  During the game you get access to more crops and other items that will help you create your garden. Various events also happen from time to time. You can for example inherit money from a distant relative, or get an offer to buy a book. These event affect the various meters in the game, such as wealth and knowledge.  The goal of the game is to max out your stat meters and money, but many people play just to create a beautiful garden. After 30 &quot;days&quot; the game ends and your achievement is rated, ranging from F to A+.  A thing that makes this game stand out from other simulation games is the fact that practically everything you do is performed by Alice herself in real time, rather than controlling the game from a &quot;god perspective&quot; kind of view.&lt;/story&gt; &lt;/game&gt;">
            <text:p>&lt;game name="Alice Greenfingers"&gt; &lt;year&gt;2007&lt;/year&gt; &lt;rating&gt;ESRB - E (Everyone)&lt;/rating&gt; &lt;title&gt;Alice Greenfingers&lt;/title&gt; &lt;pub&gt;Arcade Lab&lt;/pub&gt; &lt;dev&gt;Arcade Lab&lt;/dev&gt; &lt;genre&gt;Puzzle&lt;/genre&gt; &lt;score&gt;3.9&lt;/score&gt; &lt;player&gt;1 Player&lt;/player&gt; &lt;story&gt;Alice Greenfingers is a light sim garden growing game. You start the game on an empty field with just a shovel and a bag of tomatoe seeds. Your goal is to dig up the field, plant seeds, water them and watch them grow. When they are ripe, you harvest them and bring them to the market where you sell them. <text:s/>During the game you get access to more crops and other items that will help you create your garden. Various events also happen from time to time. You can for example inherit money from a distant relative, or get an offer to buy a book. These event affect the various meters in the game, such as wealth and knowledge. <text:s/>The goal of the game is to max out your stat meters and money, but many people play just to create a beautiful garden. After 30 "days" the game ends and your achievement is rated, ranging from F to A+. <text:s/>A thing that makes this game stand out from other simulation games is the fact that practically everything you do is performed by Alice herself in real time, rather than controlling the game from a "god perspective" kind of view.&lt;/story&gt; &lt;/game&gt;</text:p>
          </table:table-cell>
          <table:table-cell table:number-columns-repeated="1012"/>
        </table:table-row>
        <table:table-row table:style-name="ro1">
          <table:table-cell office:value-type="string">
            <text:p>Amazing Adventures Around The World</text:p>
          </table:table-cell>
          <table:table-cell office:value-type="float" office:value="2009">
            <text:p>2009</text:p>
          </table:table-cell>
          <table:table-cell office:value-type="string">
            <text:p>ESRB - E (Everyone)</text:p>
          </table:table-cell>
          <table:table-cell office:value-type="string">
            <text:p>Amazing Adventures Around The World</text:p>
          </table:table-cell>
          <table:table-cell office:value-type="string">
            <text:p>PopCap Games</text:p>
          </table:table-cell>
          <table:table-cell office:value-type="string">
            <text:p>SpinTop Games</text:p>
          </table:table-cell>
          <table:table-cell office:value-type="string">
            <text:p>Puzzle</text:p>
          </table:table-cell>
          <table:table-cell office:value-type="float" office:value="2.8">
            <text:p>2.8</text:p>
          </table:table-cell>
          <table:table-cell office:value-type="string">
            <text:p>1 Player</text:p>
          </table:table-cell>
          <table:table-cell office:value-type="string">
            <text:p>Amazing Adventures: Around The World is another hidden object game where the player must find a list of items scattered about a screen. It also has all the common mini-games of the genre: jigsaw puzzle variations, split screens where the player has to click on the differences, word search, and one where objects have to be placed back in to the scene. <text:s/>In the story mode there are 50 jewels, two concealed in each screen, that must be collected to unlock two bonus modes that have no time limit: "Spot the Differences" and "Unlimited Seek and Find". Clicking too many times in the wrong spot will deduct points, up to 1000 points for too many incorrect clicks in quick succession. A hint bar at the bottom of the screen slowly fills back up after each click. Each hint costs 5000 points. Finding items quickly gives extra points.</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mazing Adventures Around The World&quot;&gt; &lt;year&gt;2009&lt;/year&gt; &lt;rating&gt;ESRB - E (Everyone)&lt;/rating&gt; &lt;title&gt;Amazing Adventures Around The World&lt;/title&gt; &lt;pub&gt;PopCap Games&lt;/pub&gt; &lt;dev&gt;SpinTop Games&lt;/dev&gt; &lt;genre&gt;Puzzle&lt;/genre&gt; &lt;score&gt;2.8&lt;/score&gt; &lt;player&gt;1 Player&lt;/player&gt; &lt;story&gt;Amazing Adventures: Around The World is another hidden object game where the player must find a list of items scattered about a screen. It also has all the common mini-games of the genre: jigsaw puzzle variations, split screens where the player has to click on the differences, word search, and one where objects have to be placed back in to the scene.  In the story mode there are 50 jewels, two concealed in each screen, that must be collected to unlock two bonus modes that have no time limit: &quot;Spot the Differences&quot; and &quot;Unlimited Seek and Find&quot;. Clicking too many times in the wrong spot will deduct points, up to 1000 points for too many incorrect clicks in quick succession. A hint bar at the bottom of the screen slowly fills back up after each click. Each hint costs 5000 points. Finding items quickly gives extra points.&lt;/story&gt; &lt;/game&gt;">
            <text:p>&lt;game name="Amazing Adventures Around The World"&gt; &lt;year&gt;2009&lt;/year&gt; &lt;rating&gt;ESRB - E (Everyone)&lt;/rating&gt; &lt;title&gt;Amazing Adventures Around The World&lt;/title&gt; &lt;pub&gt;PopCap Games&lt;/pub&gt; &lt;dev&gt;SpinTop Games&lt;/dev&gt; &lt;genre&gt;Puzzle&lt;/genre&gt; &lt;score&gt;2.8&lt;/score&gt; &lt;player&gt;1 Player&lt;/player&gt; &lt;story&gt;Amazing Adventures: Around The World is another hidden object game where the player must find a list of items scattered about a screen. It also has all the common mini-games of the genre: jigsaw puzzle variations, split screens where the player has to click on the differences, word search, and one where objects have to be placed back in to the scene. <text:s/>In the story mode there are 50 jewels, two concealed in each screen, that must be collected to unlock two bonus modes that have no time limit: "Spot the Differences" and "Unlimited Seek and Find". Clicking too many times in the wrong spot will deduct points, up to 1000 points for too many incorrect clicks in quick succession. A hint bar at the bottom of the screen slowly fills back up after each click. Each hint costs 5000 points. Finding items quickly gives extra points.&lt;/story&gt; &lt;/game&gt;</text:p>
          </table:table-cell>
          <table:table-cell table:number-columns-repeated="1012"/>
        </table:table-row>
        <table:table-row table:style-name="ro1">
          <table:table-cell office:value-type="string">
            <text:p>Amazing Adventures Riddle of the Two Knights</text:p>
          </table:table-cell>
          <table:table-cell office:value-type="float" office:value="2012">
            <text:p>2012</text:p>
          </table:table-cell>
          <table:table-cell office:value-type="string">
            <text:p>ESRB - E (Everyone)</text:p>
          </table:table-cell>
          <table:table-cell office:value-type="string">
            <text:p>Amazing Adventures Riddle of the Two Knights</text:p>
          </table:table-cell>
          <table:table-cell office:value-type="string">
            <text:p>PopCap Games</text:p>
          </table:table-cell>
          <table:table-cell office:value-type="string">
            <text:p>SpinTop Games</text:p>
          </table:table-cell>
          <table:table-cell office:value-type="string">
            <text:p>Puzzle</text:p>
          </table:table-cell>
          <table:table-cell office:value-type="float" office:value="2.2">
            <text:p>2.2</text:p>
          </table:table-cell>
          <table:table-cell office:value-type="string">
            <text:p>1 Player</text:p>
          </table:table-cell>
          <table:table-cell office:value-type="string">
            <text:p>Following the tradition established by previous installments of the series, Riddle of the Two Knights is a hidden object game with a vast collection of mini-games. The player assumes the role of an adventurer who is sent out by the museum to collect chess figures that belong to a recently unearthed chessboard from the middle ages. There is one significant change from the previous games - instead of one mini-game that follows one hidden object screen, all the mini-games are huddled together at the very end of each mission. There are 25 missions in total, each containing one to seven hidden object screens (25 different locations throughout Europe and the Mediterranean) and several mini-games. The mini-games include jigsaw-puzzle, rotating puzzle, position-swapping puzzle, find-words, mahjong, sliding tiles puzzle and seek-two-or-more mini-game. All actions taken by the player are awarded by points - 2000 for finding an item, extra points for finding items in quick succession, fifteen thousand points for finding all of the items without using the hint button, correctly made step in mini-game etc. The player can lose points as well - by using the hint button or by repeated miss-clicking in the screen. One can play with time-limit or without it, with slowly re-charging hint button or with immediately available one. Apart from the regular items or clues that have to be found to finish every hidden object scene, there are two items unlisted. In this instalment of the series the player should look for crowns - after collecting all fifty of them, two bonus modes are accessed: unlimited search for hidden objects on all maps and seek-two-or-more mini-game.</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mazing Adventures Riddle of the Two Knights&quot;&gt; &lt;year&gt;2012&lt;/year&gt; &lt;rating&gt;ESRB - E (Everyone)&lt;/rating&gt; &lt;title&gt;Amazing Adventures Riddle of the Two Knights&lt;/title&gt; &lt;pub&gt;PopCap Games&lt;/pub&gt; &lt;dev&gt;SpinTop Games&lt;/dev&gt; &lt;genre&gt;Puzzle&lt;/genre&gt; &lt;score&gt;2.2&lt;/score&gt; &lt;player&gt;1 Player&lt;/player&gt; &lt;story&gt;Following the tradition established by previous installments of the series, Riddle of the Two Knights is a hidden object game with a vast collection of mini-games. The player assumes the role of an adventurer who is sent out by the museum to collect chess figures that belong to a recently unearthed chessboard from the middle ages. There is one significant change from the previous games - instead of one mini-game that follows one hidden object screen, all the mini-games are huddled together at the very end of each mission. There are 25 missions in total, each containing one to seven hidden object screens (25 different locations throughout Europe and the Mediterranean) and several mini-games. The mini-games include jigsaw-puzzle, rotating puzzle, position-swapping puzzle, find-words, mahjong, sliding tiles puzzle and seek-two-or-more mini-game. All actions taken by the player are awarded by points - 2000 for finding an item, extra points for finding items in quick succession, fifteen thousand points for finding all of the items without using the hint button, correctly made step in mini-game etc. The player can lose points as well - by using the hint button or by repeated miss-clicking in the screen. One can play with time-limit or without it, with slowly re-charging hint button or with immediately available one. Apart from the regular items or clues that have to be found to finish every hidden object scene, there are two items unlisted. In this instalment of the series the player should look for crowns - after collecting all fifty of them, two bonus modes are accessed: unlimited search for hidden objects on all maps and seek-two-or-more mini-game.&lt;/story&gt; &lt;/game&gt;">
            <text:p>&lt;game name="Amazing Adventures Riddle of the Two Knights"&gt; &lt;year&gt;2012&lt;/year&gt; &lt;rating&gt;ESRB - E (Everyone)&lt;/rating&gt; &lt;title&gt;Amazing Adventures Riddle of the Two Knights&lt;/title&gt; &lt;pub&gt;PopCap Games&lt;/pub&gt; &lt;dev&gt;SpinTop Games&lt;/dev&gt; &lt;genre&gt;Puzzle&lt;/genre&gt; &lt;score&gt;2.2&lt;/score&gt; &lt;player&gt;1 Player&lt;/player&gt; &lt;story&gt;Following the tradition established by previous installments of the series, Riddle of the Two Knights is a hidden object game with a vast collection of mini-games. The player assumes the role of an adventurer who is sent out by the museum to collect chess figures that belong to a recently unearthed chessboard from the middle ages. There is one significant change from the previous games - instead of one mini-game that follows one hidden object screen, all the mini-games are huddled together at the very end of each mission. There are 25 missions in total, each containing one to seven hidden object screens (25 different locations throughout Europe and the Mediterranean) and several mini-games. The mini-games include jigsaw-puzzle, rotating puzzle, position-swapping puzzle, find-words, mahjong, sliding tiles puzzle and seek-two-or-more mini-game. All actions taken by the player are awarded by points - 2000 for finding an item, extra points for finding items in quick succession, fifteen thousand points for finding all of the items without using the hint button, correctly made step in mini-game etc. The player can lose points as well - by using the hint button or by repeated miss-clicking in the screen. One can play with time-limit or without it, with slowly re-charging hint button or with immediately available one. Apart from the regular items or clues that have to be found to finish every hidden object scene, there are two items unlisted. In this instalment of the series the player should look for crowns - after collecting all fifty of them, two bonus modes are accessed: unlimited search for hidden objects on all maps and seek-two-or-more mini-game.&lt;/story&gt; &lt;/game&gt;</text:p>
          </table:table-cell>
          <table:table-cell table:number-columns-repeated="1012"/>
        </table:table-row>
        <table:table-row table:style-name="ro1">
          <table:table-cell office:value-type="string">
            <text:p>Amazing Adventures The Caribbean Secret</text:p>
          </table:table-cell>
          <table:table-cell office:value-type="float" office:value="2010">
            <text:p>2010</text:p>
          </table:table-cell>
          <table:table-cell office:value-type="string">
            <text:p>ESRB - E (Everyone)</text:p>
          </table:table-cell>
          <table:table-cell office:value-type="string">
            <text:p>Amazing Adventures The Caribbean Secret</text:p>
          </table:table-cell>
          <table:table-cell office:value-type="string">
            <text:p>PopCap Games</text:p>
          </table:table-cell>
          <table:table-cell office:value-type="string">
            <text:p>SpinTop Games</text:p>
          </table:table-cell>
          <table:table-cell office:value-type="string">
            <text:p>Puzzle</text:p>
          </table:table-cell>
          <table:table-cell office:value-type="string">
            <text:p>3.0</text:p>
          </table:table-cell>
          <table:table-cell office:value-type="string">
            <text:p>1 Player</text:p>
          </table:table-cell>
          <table:table-cell office:value-type="string">
            <text:p>An explorer is hired by a museum to recover the "Caribbean Secret", a sunken Spanish ship filled with gold treasure. <text:s/>Amazing Adventures: The Caribbean Secret is the third entry in a series of hidden object titles with minimal plot and basic seek-and-find gameplay. Most of the time, the objective is to find and click on all the items listed at the bottom of the screen, on locations filled with assorted objects, within a time limit. The time and hint limits can be turned off in the options menu. Besides the list entries, there are two skulls on each screen that can be collected to unlock bonus modes. Some of the list entries are instructions about some action that has to be performed on the scene, like dragging and dropping an item to a specific place or object in the scenery. Clue entries have riddles about the object instead of its name. <text:s/>There are mini-games at the end of each level, with implementations of well-known concepts like a tile-matching game where two adjacent tiles have to be swapped on a grid to make them disappear, a word search challenge, a spot-the-differences game with two similar pictures, a variation of the differences game where the player has to replace the missing bits between two similar images, jigsaw and picture puzzles, a memory game with pairs of identical figures, and other similar challenges.</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mazing Adventures The Caribbean Secret&quot;&gt; &lt;year&gt;2010&lt;/year&gt; &lt;rating&gt;ESRB - E (Everyone)&lt;/rating&gt; &lt;title&gt;Amazing Adventures The Caribbean Secret&lt;/title&gt; &lt;pub&gt;PopCap Games&lt;/pub&gt; &lt;dev&gt;SpinTop Games&lt;/dev&gt; &lt;genre&gt;Puzzle&lt;/genre&gt; &lt;score&gt;3.0&lt;/score&gt; &lt;player&gt;1 Player&lt;/player&gt; &lt;story&gt;An explorer is hired by a museum to recover the &quot;Caribbean Secret&quot;, a sunken Spanish ship filled with gold treasure.  Amazing Adventures: The Caribbean Secret is the third entry in a series of hidden object titles with minimal plot and basic seek-and-find gameplay. Most of the time, the objective is to find and click on all the items listed at the bottom of the screen, on locations filled with assorted objects, within a time limit. The time and hint limits can be turned off in the options menu. Besides the list entries, there are two skulls on each screen that can be collected to unlock bonus modes. Some of the list entries are instructions about some action that has to be performed on the scene, like dragging and dropping an item to a specific place or object in the scenery. Clue entries have riddles about the object instead of its name.  There are mini-games at the end of each level, with implementations of well-known concepts like a tile-matching game where two adjacent tiles have to be swapped on a grid to make them disappear, a word search challenge, a spot-the-differences game with two similar pictures, a variation of the differences game where the player has to replace the missing bits between two similar images, jigsaw and picture puzzles, a memory game with pairs of identical figures, and other similar challenges.&lt;/story&gt; &lt;/game&gt;">
            <text:p>&lt;game name="Amazing Adventures The Caribbean Secret"&gt; &lt;year&gt;2010&lt;/year&gt; &lt;rating&gt;ESRB - E (Everyone)&lt;/rating&gt; &lt;title&gt;Amazing Adventures The Caribbean Secret&lt;/title&gt; &lt;pub&gt;PopCap Games&lt;/pub&gt; &lt;dev&gt;SpinTop Games&lt;/dev&gt; &lt;genre&gt;Puzzle&lt;/genre&gt; &lt;score&gt;3.0&lt;/score&gt; &lt;player&gt;1 Player&lt;/player&gt; &lt;story&gt;An explorer is hired by a museum to recover the "Caribbean Secret", a sunken Spanish ship filled with gold treasure. <text:s/>Amazing Adventures: The Caribbean Secret is the third entry in a series of hidden object titles with minimal plot and basic seek-and-find gameplay. Most of the time, the objective is to find and click on all the items listed at the bottom of the screen, on locations filled with assorted objects, within a time limit. The time and hint limits can be turned off in the options menu. Besides the list entries, there are two skulls on each screen that can be collected to unlock bonus modes. Some of the list entries are instructions about some action that has to be performed on the scene, like dragging and dropping an item to a specific place or object in the scenery. Clue entries have riddles about the object instead of its name. <text:s/>There are mini-games at the end of each level, with implementations of well-known concepts like a tile-matching game where two adjacent tiles have to be swapped on a grid to make them disappear, a word search challenge, a spot-the-differences game with two similar pictures, a variation of the differences game where the player has to replace the missing bits between two similar images, jigsaw and picture puzzles, a memory game with pairs of identical figures, and other similar challenges.&lt;/story&gt; &lt;/game&gt;</text:p>
          </table:table-cell>
          <table:table-cell table:number-columns-repeated="1012"/>
        </table:table-row>
        <table:table-row table:style-name="ro1">
          <table:table-cell office:value-type="string">
            <text:p>Amazing Adventures The Forgotten Dynasty</text:p>
          </table:table-cell>
          <table:table-cell office:value-type="float" office:value="2011">
            <text:p>2011</text:p>
          </table:table-cell>
          <table:table-cell office:value-type="string">
            <text:p>ESRB - E (Everyone)</text:p>
          </table:table-cell>
          <table:table-cell office:value-type="string">
            <text:p>Amazing Adventures The Forgotten Dynasty</text:p>
          </table:table-cell>
          <table:table-cell office:value-type="string">
            <text:p>PopCap Games</text:p>
          </table:table-cell>
          <table:table-cell office:value-type="string">
            <text:p>SpinTop Games</text:p>
          </table:table-cell>
          <table:table-cell office:value-type="string">
            <text:p>Puzzle</text:p>
          </table:table-cell>
          <table:table-cell office:value-type="string">
            <text:p>3.0</text:p>
          </table:table-cell>
          <table:table-cell office:value-type="string">
            <text:p>1 Player</text:p>
          </table:table-cell>
          <table:table-cell office:value-type="string">
            <text:p>The Forgotten Dynasty is an installment in the Amazing Adventures hidden object game series. The player is again a historian sent out by a museum. The destination is China: strange artifacts have surfaced in the black market and there are also rumours about the unknown, forgotten dynasty that could be older than the oldest known Emperor. In 25 different locations the player has to find hidden items or, rarely, perform an action with given items (e.g. find a match, light a candle with it and then put it into the lantern). For every successful action the player is rewarded with points. One can gain more points for discovery in quick succession from the previous one or lose points for using the hint system. The main mission is divided in 25 missions. Each is divided into two to seven levels. Each hidden object level is followed by mini-game, e.g. spot ten differences, jigsaw puzzles, memory game or a match-three game. In addition, in every hidden object location there are two yin and yang symbols. After finding all 50 symbols, two bonus modes are unlocked: unlimited access to all hidden object locations and unlimited levels of match-three games. <text:s/>The game offers two modes of difficulty. The first is limited by time and longer times between recharging the hint button. The relaxed mode removes the time limit and the hints are given at any time. For every completed mission the player is rewarded with several Mahjong titles and a short, educational description about various aspect of the Chinese culture, history or other trivia.</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mazing Adventures The Forgotten Dynasty&quot;&gt; &lt;year&gt;2011&lt;/year&gt; &lt;rating&gt;ESRB - E (Everyone)&lt;/rating&gt; &lt;title&gt;Amazing Adventures The Forgotten Dynasty&lt;/title&gt; &lt;pub&gt;PopCap Games&lt;/pub&gt; &lt;dev&gt;SpinTop Games&lt;/dev&gt; &lt;genre&gt;Puzzle&lt;/genre&gt; &lt;score&gt;3.0&lt;/score&gt; &lt;player&gt;1 Player&lt;/player&gt; &lt;story&gt;The Forgotten Dynasty is an installment in the Amazing Adventures hidden object game series. The player is again a historian sent out by a museum. The destination is China: strange artifacts have surfaced in the black market and there are also rumours about the unknown, forgotten dynasty that could be older than the oldest known Emperor. In 25 different locations the player has to find hidden items or, rarely, perform an action with given items (e.g. find a match, light a candle with it and then put it into the lantern). For every successful action the player is rewarded with points. One can gain more points for discovery in quick succession from the previous one or lose points for using the hint system. The main mission is divided in 25 missions. Each is divided into two to seven levels. Each hidden object level is followed by mini-game, e.g. spot ten differences, jigsaw puzzles, memory game or a match-three game. In addition, in every hidden object location there are two yin and yang symbols. After finding all 50 symbols, two bonus modes are unlocked: unlimited access to all hidden object locations and unlimited levels of match-three games.  The game offers two modes of difficulty. The first is limited by time and longer times between recharging the hint button. The relaxed mode removes the time limit and the hints are given at any time. For every completed mission the player is rewarded with several Mahjong titles and a short, educational description about various aspect of the Chinese culture, history or other trivia.&lt;/story&gt; &lt;/game&gt;">
            <text:p>&lt;game name="Amazing Adventures The Forgotten Dynasty"&gt; &lt;year&gt;2011&lt;/year&gt; &lt;rating&gt;ESRB - E (Everyone)&lt;/rating&gt; &lt;title&gt;Amazing Adventures The Forgotten Dynasty&lt;/title&gt; &lt;pub&gt;PopCap Games&lt;/pub&gt; &lt;dev&gt;SpinTop Games&lt;/dev&gt; &lt;genre&gt;Puzzle&lt;/genre&gt; &lt;score&gt;3.0&lt;/score&gt; &lt;player&gt;1 Player&lt;/player&gt; &lt;story&gt;The Forgotten Dynasty is an installment in the Amazing Adventures hidden object game series. The player is again a historian sent out by a museum. The destination is China: strange artifacts have surfaced in the black market and there are also rumours about the unknown, forgotten dynasty that could be older than the oldest known Emperor. In 25 different locations the player has to find hidden items or, rarely, perform an action with given items (e.g. find a match, light a candle with it and then put it into the lantern). For every successful action the player is rewarded with points. One can gain more points for discovery in quick succession from the previous one or lose points for using the hint system. The main mission is divided in 25 missions. Each is divided into two to seven levels. Each hidden object level is followed by mini-game, e.g. spot ten differences, jigsaw puzzles, memory game or a match-three game. In addition, in every hidden object location there are two yin and yang symbols. After finding all 50 symbols, two bonus modes are unlocked: unlimited access to all hidden object locations and unlimited levels of match-three games. <text:s/>The game offers two modes of difficulty. The first is limited by time and longer times between recharging the hint button. The relaxed mode removes the time limit and the hints are given at any time. For every completed mission the player is rewarded with several Mahjong titles and a short, educational description about various aspect of the Chinese culture, history or other trivia.&lt;/story&gt; &lt;/game&gt;</text:p>
          </table:table-cell>
          <table:table-cell table:number-columns-repeated="1012"/>
        </table:table-row>
        <table:table-row table:style-name="ro1">
          <table:table-cell office:value-type="string">
            <text:p>Amazing Adventures The Lost Tomb</text:p>
          </table:table-cell>
          <table:table-cell office:value-type="float" office:value="2008">
            <text:p>2008</text:p>
          </table:table-cell>
          <table:table-cell office:value-type="string">
            <text:p>ESRB - E (Everyone)</text:p>
          </table:table-cell>
          <table:table-cell office:value-type="string">
            <text:p>Amazing Adventures The Lost Tomb</text:p>
          </table:table-cell>
          <table:table-cell office:value-type="string">
            <text:p>PopCap Games</text:p>
          </table:table-cell>
          <table:table-cell office:value-type="string">
            <text:p>SpinTop Games</text:p>
          </table:table-cell>
          <table:table-cell office:value-type="string">
            <text:p>Puzzle</text:p>
          </table:table-cell>
          <table:table-cell office:value-type="string">
            <text:p>3.3</text:p>
          </table:table-cell>
          <table:table-cell office:value-type="string">
            <text:p>1 Player</text:p>
          </table:table-cell>
          <table:table-cell office:value-type="string">
            <text:p>In Amazing Adventures: The Lost Tomb, you're a historian who received a piece of map sent by the museum you're working for. It is believed that it's belonging to a bigger map revealing the location of The Lost Tomb. It's up to you to gather information and to find the place for collecting the treasure in it. <text:s/>The main mechanics is a list of objects you have to find in a limited amount of time. When you spot one, click on it for deleting it from the list. Sometimes, you have to find more than one object (for example: 2 wrenches) or items described by a riddle (like "ivory owner" for elephant). This hidden object game contains also mini-games, like spot the differences or puzzles. Also, if you find the 21 scarabs, one hidden per level, you'll unlock a second game mode.</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mazing Adventures The Lost Tomb&quot;&gt; &lt;year&gt;2008&lt;/year&gt; &lt;rating&gt;ESRB - E (Everyone)&lt;/rating&gt; &lt;title&gt;Amazing Adventures The Lost Tomb&lt;/title&gt; &lt;pub&gt;PopCap Games&lt;/pub&gt; &lt;dev&gt;SpinTop Games&lt;/dev&gt; &lt;genre&gt;Puzzle&lt;/genre&gt; &lt;score&gt;3.3&lt;/score&gt; &lt;player&gt;1 Player&lt;/player&gt; &lt;story&gt;In Amazing Adventures: The Lost Tomb, you're a historian who received a piece of map sent by the museum you're working for. It is believed that it's belonging to a bigger map revealing the location of The Lost Tomb. It's up to you to gather information and to find the place for collecting the treasure in it.  The main mechanics is a list of objects you have to find in a limited amount of time. When you spot one, click on it for deleting it from the list. Sometimes, you have to find more than one object (for example: 2 wrenches) or items described by a riddle (like &quot;ivory owner&quot; for elephant). This hidden object game contains also mini-games, like spot the differences or puzzles. Also, if you find the 21 scarabs, one hidden per level, you'll unlock a second game mode.&lt;/story&gt; &lt;/game&gt;">
            <text:p>&lt;game name="Amazing Adventures The Lost Tomb"&gt; &lt;year&gt;2008&lt;/year&gt; &lt;rating&gt;ESRB - E (Everyone)&lt;/rating&gt; &lt;title&gt;Amazing Adventures The Lost Tomb&lt;/title&gt; &lt;pub&gt;PopCap Games&lt;/pub&gt; &lt;dev&gt;SpinTop Games&lt;/dev&gt; &lt;genre&gt;Puzzle&lt;/genre&gt; &lt;score&gt;3.3&lt;/score&gt; &lt;player&gt;1 Player&lt;/player&gt; &lt;story&gt;In Amazing Adventures: The Lost Tomb, you're a historian who received a piece of map sent by the museum you're working for. It is believed that it's belonging to a bigger map revealing the location of The Lost Tomb. It's up to you to gather information and to find the place for collecting the treasure in it. <text:s/>The main mechanics is a list of objects you have to find in a limited amount of time. When you spot one, click on it for deleting it from the list. Sometimes, you have to find more than one object (for example: 2 wrenches) or items described by a riddle (like "ivory owner" for elephant). This hidden object game contains also mini-games, like spot the differences or puzzles. Also, if you find the 21 scarabs, one hidden per level, you'll unlock a second game mode.&lt;/story&gt; &lt;/game&gt;</text:p>
          </table:table-cell>
          <table:table-cell table:number-columns-repeated="1012"/>
        </table:table-row>
        <table:table-row table:style-name="ro1">
          <table:table-cell office:value-type="string">
            <text:p>AstroPop Deluxe</text:p>
          </table:table-cell>
          <table:table-cell office:value-type="float" office:value="2004">
            <text:p>2004</text:p>
          </table:table-cell>
          <table:table-cell office:value-type="string">
            <text:p>ESRB - E (Everyone)</text:p>
          </table:table-cell>
          <table:table-cell office:value-type="string">
            <text:p>AstroPop Deluxe</text:p>
          </table:table-cell>
          <table:table-cell table:number-columns-repeated="2" office:value-type="string">
            <text:p>PopCap Games</text:p>
          </table:table-cell>
          <table:table-cell office:value-type="string">
            <text:p>Puzzle</text:p>
          </table:table-cell>
          <table:table-cell office:value-type="string">
            <text:p>3.6</text:p>
          </table:table-cell>
          <table:table-cell office:value-type="string">
            <text:p>1 Player</text:p>
          </table:table-cell>
          <table:table-cell office:value-type="string">
            <text:p>AstroPop is an arcade puzzle game with similar gameplay to Magical Drop. The objective is to guide a space ship that stacks and shoots bricks. As the amount of bricks on top of the screen increases, you need to pop a target number of bricks with matching colours before the rows reach the bottom of the screen. By linking four bricks or more, you create chain reactions. To spice up the gameplay, there are special power-ups such as radial bombs, freeze bombs, column nukes and difficult obstacles such as toxic, steel and stone bricks. <text:s/>Each of the four playable characters has a supa weapon that destroys all bricks on the screen. It can only be used after charging it. There are two playing modes: Classic with weapon upgrades and 32 levels per character and Survival in which you need to stay alive as long as possible.</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stroPop Deluxe&quot;&gt; &lt;year&gt;2004&lt;/year&gt; &lt;rating&gt;ESRB - E (Everyone)&lt;/rating&gt; &lt;title&gt;AstroPop Deluxe&lt;/title&gt; &lt;pub&gt;PopCap Games&lt;/pub&gt; &lt;dev&gt;PopCap Games&lt;/dev&gt; &lt;genre&gt;Puzzle&lt;/genre&gt; &lt;score&gt;3.6&lt;/score&gt; &lt;player&gt;1 Player&lt;/player&gt; &lt;story&gt;AstroPop is an arcade puzzle game with similar gameplay to Magical Drop. The objective is to guide a space ship that stacks and shoots bricks. As the amount of bricks on top of the screen increases, you need to pop a target number of bricks with matching colours before the rows reach the bottom of the screen. By linking four bricks or more, you create chain reactions. To spice up the gameplay, there are special power-ups such as radial bombs, freeze bombs, column nukes and difficult obstacles such as toxic, steel and stone bricks.  Each of the four playable characters has a supa weapon that destroys all bricks on the screen. It can only be used after charging it. There are two playing modes: Classic with weapon upgrades and 32 levels per character and Survival in which you need to stay alive as long as possible.&lt;/story&gt; &lt;/game&gt;">
            <text:p>&lt;game name="AstroPop Deluxe"&gt; &lt;year&gt;2004&lt;/year&gt; &lt;rating&gt;ESRB - E (Everyone)&lt;/rating&gt; &lt;title&gt;AstroPop Deluxe&lt;/title&gt; &lt;pub&gt;PopCap Games&lt;/pub&gt; &lt;dev&gt;PopCap Games&lt;/dev&gt; &lt;genre&gt;Puzzle&lt;/genre&gt; &lt;score&gt;3.6&lt;/score&gt; &lt;player&gt;1 Player&lt;/player&gt; &lt;story&gt;AstroPop is an arcade puzzle game with similar gameplay to Magical Drop. The objective is to guide a space ship that stacks and shoots bricks. As the amount of bricks on top of the screen increases, you need to pop a target number of bricks with matching colours before the rows reach the bottom of the screen. By linking four bricks or more, you create chain reactions. To spice up the gameplay, there are special power-ups such as radial bombs, freeze bombs, column nukes and difficult obstacles such as toxic, steel and stone bricks. <text:s/>Each of the four playable characters has a supa weapon that destroys all bricks on the screen. It can only be used after charging it. There are two playing modes: Classic with weapon upgrades and 32 levels per character and Survival in which you need to stay alive as long as possible.&lt;/story&gt; &lt;/game&gt;</text:p>
          </table:table-cell>
          <table:table-cell table:number-columns-repeated="1012"/>
        </table:table-row>
        <table:table-row table:style-name="ro1">
          <table:table-cell office:value-type="string">
            <text:p>Atomica Deluxe</text:p>
          </table:table-cell>
          <table:table-cell office:value-type="float" office:value="2002">
            <text:p>2002</text:p>
          </table:table-cell>
          <table:table-cell office:value-type="string">
            <text:p>ESRB - E (Everyone)</text:p>
          </table:table-cell>
          <table:table-cell office:value-type="string">
            <text:p>Atomica Deluxe</text:p>
          </table:table-cell>
          <table:table-cell table:number-columns-repeated="2" office:value-type="string">
            <text:p>PopCap Games</text:p>
          </table:table-cell>
          <table:table-cell office:value-type="string">
            <text:p>Puzzle</text:p>
          </table:table-cell>
          <table:table-cell office:value-type="string">
            <text:p>3.1</text:p>
          </table:table-cell>
          <table:table-cell office:value-type="string">
            <text:p>1 Player</text:p>
          </table:table-cell>
          <table:table-cell office:value-type="string">
            <text:p>Atomica Deluxe is a tile-matching puzzle game where players need to form molecules by moving atoms around the grid. The most straightforward molecule is a square form of four atoms of the same colour, but more complex patterns using different colours are also possible. The game can be played turn-based, with new atoms appearing after every move, or real-time where the game progresses regardless of the player's actions. For each of these modes, there is also an expert version with many more colours. <text:s/>To progress through the levels, players need to form a certain amount of molecules before empty space on the grid is taken up entirely. For each group, a molecule meter near the top of the screen is filled, showing the level progress. Atoms are moved around using the mouse and can be placed anywhere on the grid, as long as there is a direct route possible without other atoms blocking the path. Points are awarded for each molecule formed, causing it to disappear from the grid. New atoms that appear on the grid are hinted at with a faded, coloured symbol, which can be incorporated in the strategy. <text:s/>By forming combos, a geiger meter is filled. Multiple combos trigger a super combo and the different combos charge up an atomic bomb that can be used to blow up random atoms on the grid. When enough molecules are formed, the player is offered to form a more complex, bonus molecule using more advanced shapes and different colours. Upon completing it, a bonus atom is provided on the grid. It can be moved around to form a group (opening the option to get a more powerful bonus atom) or it can be double clicked to trigger it. For instance, the level 1 fire bonus atom will clear nine squares on the grid, but an advanced one will destroy more. There are also time-limited biohazard atoms that need to be disposed off quickly before they start replicating. <text:s/>The game includes a high score list and saves the level progress</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tomica Deluxe&quot;&gt; &lt;year&gt;2002&lt;/year&gt; &lt;rating&gt;ESRB - E (Everyone)&lt;/rating&gt; &lt;title&gt;Atomica Deluxe&lt;/title&gt; &lt;pub&gt;PopCap Games&lt;/pub&gt; &lt;dev&gt;PopCap Games&lt;/dev&gt; &lt;genre&gt;Puzzle&lt;/genre&gt; &lt;score&gt;3.1&lt;/score&gt; &lt;player&gt;1 Player&lt;/player&gt; &lt;story&gt;Atomica Deluxe is a tile-matching puzzle game where players need to form molecules by moving atoms around the grid. The most straightforward molecule is a square form of four atoms of the same colour, but more complex patterns using different colours are also possible. The game can be played turn-based, with new atoms appearing after every move, or real-time where the game progresses regardless of the player's actions. For each of these modes, there is also an expert version with many more colours.  To progress through the levels, players need to form a certain amount of molecules before empty space on the grid is taken up entirely. For each group, a molecule meter near the top of the screen is filled, showing the level progress. Atoms are moved around using the mouse and can be placed anywhere on the grid, as long as there is a direct route possible without other atoms blocking the path. Points are awarded for each molecule formed, causing it to disappear from the grid. New atoms that appear on the grid are hinted at with a faded, coloured symbol, which can be incorporated in the strategy.  By forming combos, a geiger meter is filled. Multiple combos trigger a super combo and the different combos charge up an atomic bomb that can be used to blow up random atoms on the grid. When enough molecules are formed, the player is offered to form a more complex, bonus molecule using more advanced shapes and different colours. Upon completing it, a bonus atom is provided on the grid. It can be moved around to form a group (opening the option to get a more powerful bonus atom) or it can be double clicked to trigger it. For instance, the level 1 fire bonus atom will clear nine squares on the grid, but an advanced one will destroy more. There are also time-limited biohazard atoms that need to be disposed off quickly before they start replicating.  The game includes a high score list and saves the level progress&lt;/story&gt; &lt;/game&gt;">
            <text:p>&lt;game name="Atomica Deluxe"&gt; &lt;year&gt;2002&lt;/year&gt; &lt;rating&gt;ESRB - E (Everyone)&lt;/rating&gt; &lt;title&gt;Atomica Deluxe&lt;/title&gt; &lt;pub&gt;PopCap Games&lt;/pub&gt; &lt;dev&gt;PopCap Games&lt;/dev&gt; &lt;genre&gt;Puzzle&lt;/genre&gt; &lt;score&gt;3.1&lt;/score&gt; &lt;player&gt;1 Player&lt;/player&gt; &lt;story&gt;Atomica Deluxe is a tile-matching puzzle game where players need to form molecules by moving atoms around the grid. The most straightforward molecule is a square form of four atoms of the same colour, but more complex patterns using different colours are also possible. The game can be played turn-based, with new atoms appearing after every move, or real-time where the game progresses regardless of the player's actions. For each of these modes, there is also an expert version with many more colours. <text:s/>To progress through the levels, players need to form a certain amount of molecules before empty space on the grid is taken up entirely. For each group, a molecule meter near the top of the screen is filled, showing the level progress. Atoms are moved around using the mouse and can be placed anywhere on the grid, as long as there is a direct route possible without other atoms blocking the path. Points are awarded for each molecule formed, causing it to disappear from the grid. New atoms that appear on the grid are hinted at with a faded, coloured symbol, which can be incorporated in the strategy. <text:s/>By forming combos, a geiger meter is filled. Multiple combos trigger a super combo and the different combos charge up an atomic bomb that can be used to blow up random atoms on the grid. When enough molecules are formed, the player is offered to form a more complex, bonus molecule using more advanced shapes and different colours. Upon completing it, a bonus atom is provided on the grid. It can be moved around to form a group (opening the option to get a more powerful bonus atom) or it can be double clicked to trigger it. For instance, the level 1 fire bonus atom will clear nine squares on the grid, but an advanced one will destroy more. There are also time-limited biohazard atoms that need to be disposed off quickly before they start replicating. <text:s/>The game includes a high score list and saves the level progress&lt;/story&gt; &lt;/game&gt;</text:p>
          </table:table-cell>
          <table:table-cell table:number-columns-repeated="1012"/>
        </table:table-row>
        <table:table-row table:style-name="ro1">
          <table:table-cell office:value-type="string">
            <text:p>Banana Bugs</text:p>
          </table:table-cell>
          <table:table-cell office:value-type="float" office:value="2010">
            <text:p>2010</text:p>
          </table:table-cell>
          <table:table-cell office:value-type="string">
            <text:p>ESRB - E (Everyone)</text:p>
          </table:table-cell>
          <table:table-cell office:value-type="string">
            <text:p>Banana Bugs</text:p>
          </table:table-cell>
          <table:table-cell table:number-columns-repeated="2" office:value-type="string">
            <text:p>PopCap Games</text:p>
          </table:table-cell>
          <table:table-cell office:value-type="string">
            <text:p>Puzzle</text:p>
          </table:table-cell>
          <table:table-cell office:value-type="string">
            <text:p>3.9</text:p>
          </table:table-cell>
          <table:table-cell office:value-type="string">
            <text:p>1 Player</text:p>
          </table:table-cell>
          <table:table-cell office:value-type="string">
            <text:p>Save Monkey town from insatiable insects in Banana Bugs Deluxe, a zany action game for everyone! Hordes of banana-hungry bugs are ravaging the food supply of Monkeytown and you're the only ape brave enough to take them on. With help from the Monkey Tiki, your special rope, and a whole lot of quick thinking, it's possible, but these bugs are more cunning than you can imagine. **play over 470 challenging levels for hours of fun **earn bananas to add buildings and upgrades to Monkeytown **unlock valuable power-ups like Battle Monkeys, Coco Bombs and Hurricanes **take on a variety of hungry bugs like Ants, Dragonflies, and Hornets </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anana Bugs&quot;&gt; &lt;year&gt;2010&lt;/year&gt; &lt;rating&gt;ESRB - E (Everyone)&lt;/rating&gt; &lt;title&gt;Banana Bugs&lt;/title&gt; &lt;pub&gt;PopCap Games&lt;/pub&gt; &lt;dev&gt;PopCap Games&lt;/dev&gt; &lt;genre&gt;Puzzle&lt;/genre&gt; &lt;score&gt;3.9&lt;/score&gt; &lt;player&gt;1 Player&lt;/player&gt; &lt;story&gt;Save Monkey town from insatiable insects in Banana Bugs Deluxe, a zany action game for everyone! Hordes of banana-hungry bugs are ravaging the food supply of Monkeytown and you're the only ape brave enough to take them on. With help from the Monkey Tiki, your special rope, and a whole lot of quick thinking, it's possible, but these bugs are more cunning than you can imagine. **play over 470 challenging levels for hours of fun **earn bananas to add buildings and upgrades to Monkeytown **unlock valuable power-ups like Battle Monkeys, Coco Bombs and Hurricanes **take on a variety of hungry bugs like Ants, Dragonflies, and Hornets &lt;/story&gt; &lt;/game&gt;">
            <text:p>&lt;game name="Banana Bugs"&gt; &lt;year&gt;2010&lt;/year&gt; &lt;rating&gt;ESRB - E (Everyone)&lt;/rating&gt; &lt;title&gt;Banana Bugs&lt;/title&gt; &lt;pub&gt;PopCap Games&lt;/pub&gt; &lt;dev&gt;PopCap Games&lt;/dev&gt; &lt;genre&gt;Puzzle&lt;/genre&gt; &lt;score&gt;3.9&lt;/score&gt; &lt;player&gt;1 Player&lt;/player&gt; &lt;story&gt;Save Monkey town from insatiable insects in Banana Bugs Deluxe, a zany action game for everyone! Hordes of banana-hungry bugs are ravaging the food supply of Monkeytown and you're the only ape brave enough to take them on. With help from the Monkey Tiki, your special rope, and a whole lot of quick thinking, it's possible, but these bugs are more cunning than you can imagine. **play over 470 challenging levels for hours of fun **earn bananas to add buildings and upgrades to Monkeytown **unlock valuable power-ups like Battle Monkeys, Coco Bombs and Hurricanes **take on a variety of hungry bugs like Ants, Dragonflies, and Hornets &lt;/story&gt; &lt;/game&gt;</text:p>
          </table:table-cell>
          <table:table-cell table:number-columns-repeated="1012"/>
        </table:table-row>
        <table:table-row table:style-name="ro1">
          <table:table-cell office:value-type="string">
            <text:p>Battleship</text:p>
          </table:table-cell>
          <table:table-cell office:value-type="float" office:value="2012">
            <text:p>2012</text:p>
          </table:table-cell>
          <table:table-cell office:value-type="string">
            <text:p>ESRB - E (Everyone)</text:p>
          </table:table-cell>
          <table:table-cell office:value-type="string">
            <text:p>Battleship</text:p>
          </table:table-cell>
          <table:table-cell table:number-columns-repeated="2" office:value-type="string">
            <text:p>PopCap Games</text:p>
          </table:table-cell>
          <table:table-cell office:value-type="string">
            <text:p>Board Games</text:p>
          </table:table-cell>
          <table:table-cell office:value-type="string">
            <text:p>3.8</text:p>
          </table:table-cell>
          <table:table-cell office:value-type="string">
            <text:p>1 Player</text:p>
          </table:table-cell>
          <table:table-cell office:value-type="string">
            <text:p>Achieve total victory at sea with Battleship Deluxe, the all-time favourite naval battle game now reloaded. The ultimate game of naval warfare is back and better than ever in this updated electronic version of the classic board game. Position your fleet carefully and then prepare for battle as you strategically fire away to sink the opposing navy. Will you claim victory? **enjoy the explosive excitement of the original board game on your computer **sink enemy battleships and work your way from Seaman to Admiral **use super-weapons like floating mines, airplane strikes and helicopter assaults **see all of the action like the enemy ships sinking to their doom </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Battleship&quot;&gt; &lt;year&gt;2012&lt;/year&gt; &lt;rating&gt;ESRB - E (Everyone)&lt;/rating&gt; &lt;title&gt;Battleship&lt;/title&gt; &lt;pub&gt;PopCap Games&lt;/pub&gt; &lt;dev&gt;PopCap Games&lt;/dev&gt; &lt;genre&gt;Board Games&lt;/genre&gt; &lt;score&gt;3.8&lt;/score&gt; &lt;player&gt;1 Player&lt;/player&gt; &lt;story&gt;Achieve total victory at sea with Battleship Deluxe, the all-time favourite naval battle game now reloaded. The ultimate game of naval warfare is back and better than ever in this updated electronic version of the classic board game. Position your fleet carefully and then prepare for battle as you strategically fire away to sink the opposing navy. Will you claim victory? **enjoy the explosive excitement of the original board game on your computer **sink enemy battleships and work your way from Seaman to Admiral **use super-weapons like floating mines, airplane strikes and helicopter assaults **see all of the action like the enemy ships sinking to their doom &lt;/story&gt; &lt;/game&gt;">
            <text:p>&lt;game name="Battleship"&gt; &lt;year&gt;2012&lt;/year&gt; &lt;rating&gt;ESRB - E (Everyone)&lt;/rating&gt; &lt;title&gt;Battleship&lt;/title&gt; &lt;pub&gt;PopCap Games&lt;/pub&gt; &lt;dev&gt;PopCap Games&lt;/dev&gt; &lt;genre&gt;Board Games&lt;/genre&gt; &lt;score&gt;3.8&lt;/score&gt; &lt;player&gt;1 Player&lt;/player&gt; &lt;story&gt;Achieve total victory at sea with Battleship Deluxe, the all-time favourite naval battle game now reloaded. The ultimate game of naval warfare is back and better than ever in this updated electronic version of the classic board game. Position your fleet carefully and then prepare for battle as you strategically fire away to sink the opposing navy. Will you claim victory? **enjoy the explosive excitement of the original board game on your computer **sink enemy battleships and work your way from Seaman to Admiral **use super-weapons like floating mines, airplane strikes and helicopter assaults **see all of the action like the enemy ships sinking to their doom &lt;/story&gt; &lt;/game&gt;</text:p>
          </table:table-cell>
          <table:table-cell table:number-columns-repeated="1012"/>
        </table:table-row>
        <table:table-row table:style-name="ro1">
          <table:table-cell office:value-type="string">
            <text:p>Bejeweled 2 Deluxe</text:p>
          </table:table-cell>
          <table:table-cell office:value-type="float" office:value="2004">
            <text:p>2004</text:p>
          </table:table-cell>
          <table:table-cell office:value-type="string">
            <text:p>ESRB - E (Everyone)</text:p>
          </table:table-cell>
          <table:table-cell office:value-type="string">
            <text:p>Bejeweled 2 Deluxe</text:p>
          </table:table-cell>
          <table:table-cell table:number-columns-repeated="2" office:value-type="string">
            <text:p>PopCap Games</text:p>
          </table:table-cell>
          <table:table-cell office:value-type="string">
            <text:p>Puzzle</text:p>
          </table:table-cell>
          <table:table-cell office:value-type="string">
            <text:p>4.1</text:p>
          </table:table-cell>
          <table:table-cell office:value-type="string">
            <text:p>1 Player</text:p>
          </table:table-cell>
          <table:table-cell office:value-type="string">
            <text:p>Bejeweled 2 Deluxe is the enhanced, standalone version of the free online puzzle game of similar name. It builds on the original award-winning game, with the same basic objective of matching "jewels" in a grid by threes, by swapping adjacent jewels of different colors. Sharper graphics and more special effects improve the experience. <text:s/>Also new to Bejeweled 2 are different play modes. There are "Classic" (no time limit, finite possible moves), "Action" (time limit, infinite moves), and "Endless" (no time limit, infinite moves) just for passing the time. Each mode has increasingly difficult levels. An additional "Puzzle" mode challenges the player with over 50 preset arrangements. <text:s/>Bejeweled Blitz, the 60 second mode with unique power-ups, was also later added to the iPhone release of the game, where a player's score can then be uploaded to Facebook to compare with friends.</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Bejeweled 2 Deluxe&quot;&gt; &lt;year&gt;2004&lt;/year&gt; &lt;rating&gt;ESRB - E (Everyone)&lt;/rating&gt; &lt;title&gt;Bejeweled 2 Deluxe&lt;/title&gt; &lt;pub&gt;PopCap Games&lt;/pub&gt; &lt;dev&gt;PopCap Games&lt;/dev&gt; &lt;genre&gt;Puzzle&lt;/genre&gt; &lt;score&gt;4.1&lt;/score&gt; &lt;player&gt;1 Player&lt;/player&gt; &lt;story&gt;Bejeweled 2 Deluxe is the enhanced, standalone version of the free online puzzle game of similar name. It builds on the original award-winning game, with the same basic objective of matching &quot;jewels&quot; in a grid by threes, by swapping adjacent jewels of different colors. Sharper graphics and more special effects improve the experience.  Also new to Bejeweled 2 are different play modes. There are &quot;Classic&quot; (no time limit, finite possible moves), &quot;Action&quot; (time limit, infinite moves), and &quot;Endless&quot; (no time limit, infinite moves) just for passing the time. Each mode has increasingly difficult levels. An additional &quot;Puzzle&quot; mode challenges the player with over 50 preset arrangements.  Bejeweled Blitz, the 60 second mode with unique power-ups, was also later added to the iPhone release of the game, where a player's score can then be uploaded to Facebook to compare with friends.&lt;/story&gt; &lt;/game&gt;">
            <text:p>&lt;game name="Bejeweled 2 Deluxe"&gt; &lt;year&gt;2004&lt;/year&gt; &lt;rating&gt;ESRB - E (Everyone)&lt;/rating&gt; &lt;title&gt;Bejeweled 2 Deluxe&lt;/title&gt; &lt;pub&gt;PopCap Games&lt;/pub&gt; &lt;dev&gt;PopCap Games&lt;/dev&gt; &lt;genre&gt;Puzzle&lt;/genre&gt; &lt;score&gt;4.1&lt;/score&gt; &lt;player&gt;1 Player&lt;/player&gt; &lt;story&gt;Bejeweled 2 Deluxe is the enhanced, standalone version of the free online puzzle game of similar name. It builds on the original award-winning game, with the same basic objective of matching "jewels" in a grid by threes, by swapping adjacent jewels of different colors. Sharper graphics and more special effects improve the experience. <text:s/>Also new to Bejeweled 2 are different play modes. There are "Classic" (no time limit, finite possible moves), "Action" (time limit, infinite moves), and "Endless" (no time limit, infinite moves) just for passing the time. Each mode has increasingly difficult levels. An additional "Puzzle" mode challenges the player with over 50 preset arrangements. <text:s/>Bejeweled Blitz, the 60 second mode with unique power-ups, was also later added to the iPhone release of the game, where a player's score can then be uploaded to Facebook to compare with friends.&lt;/story&gt; &lt;/game&gt;</text:p>
          </table:table-cell>
          <table:table-cell table:number-columns-repeated="1012"/>
        </table:table-row>
        <table:table-row table:style-name="ro1">
          <table:table-cell office:value-type="string">
            <text:p>Bejeweled 3</text:p>
          </table:table-cell>
          <table:table-cell office:value-type="float" office:value="2010">
            <text:p>2010</text:p>
          </table:table-cell>
          <table:table-cell office:value-type="string">
            <text:p>ESRB - E (Everyone)</text:p>
          </table:table-cell>
          <table:table-cell office:value-type="string">
            <text:p>Bejeweled 3</text:p>
          </table:table-cell>
          <table:table-cell office:value-type="string">
            <text:p>Electronic Arts, Inc.</text:p>
          </table:table-cell>
          <table:table-cell office:value-type="string">
            <text:p>PopCap Games</text:p>
          </table:table-cell>
          <table:table-cell office:value-type="string">
            <text:p>Puzzle</text:p>
          </table:table-cell>
          <table:table-cell office:value-type="string">
            <text:p>3.9</text:p>
          </table:table-cell>
          <table:table-cell office:value-type="string">
            <text:p>1 Player</text:p>
          </table:table-cell>
          <table:table-cell office:value-type="string">
            <text:p>Bejeweled 3 returns to the traditional match three formula after the slightly different spin off Bejeweled Twist. As in previous games, the player is presented with a board filled with gems of different colours. The aim of the game is to remove gems from the board by swapping adjacent gems so that a chain of three or more gems is created. New gems will then be generated at the top of the screen and fall down in the empty spaces. This can lead to a chain reaction when gems fall down and create new matches. New in Bejeweled 3 is that the player can continue swapping gems during a chain reaction. There are some special gems; flame gems are created from a match of four gems and explode when matched, thereby removing surrounding gems. A match of five gems will create a hypercube which can be matched with any adjacent gem and then destroy all gems of that colour. Star gems are created by T- or L-shaped matches and destroy all gems that are right, left, up and down of the it. <text:s/>The game has four game modes: classic, zen, lightning, and quest. Classic is the original concept known from previous games. It is untimed and ends when no further moves are possible. The zen mode is meant for relaxation and has no end. Here the player can turn on various audio-visual effects. These are breath modulation, ambient sounds, mantras and binaural beats. Lightning is a timed mode and ends when the time is out. The standard time is one minute but by matching special time gems more time is added. The quest mode consists of a number of challenges. The player has to activate relics and each challenge corresponds to a relic. <text:s/>There are also four additional secret modes that are extended versions of quest mode challenges. These are poker, butterflies, ice storm, and diamond mine. In poker mode, the player has to make poker hands with gem matches. For example, two of a gem type is a pair. The butterflies mode has special butterfly gems that move up from the bottom. These have to be matched before they reach the top. In the ice storm mode, ice moves up the board and the player has to make matches to knock it down again. In the diamond mine mode the lower part of the playing field is filled with rocks. The player has to dig through it by matching gems that are adjacent to it. By doing so gold coins, artifacts and diamonds can be mined from the rock.</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Bejeweled 3&quot;&gt; &lt;year&gt;2010&lt;/year&gt; &lt;rating&gt;ESRB - E (Everyone)&lt;/rating&gt; &lt;title&gt;Bejeweled 3&lt;/title&gt; &lt;pub&gt;Electronic Arts, Inc.&lt;/pub&gt; &lt;dev&gt;PopCap Games&lt;/dev&gt; &lt;genre&gt;Puzzle&lt;/genre&gt; &lt;score&gt;3.9&lt;/score&gt; &lt;player&gt;1 Player&lt;/player&gt; &lt;story&gt;Bejeweled 3 returns to the traditional match three formula after the slightly different spin off Bejeweled Twist. As in previous games, the player is presented with a board filled with gems of different colours. The aim of the game is to remove gems from the board by swapping adjacent gems so that a chain of three or more gems is created. New gems will then be generated at the top of the screen and fall down in the empty spaces. This can lead to a chain reaction when gems fall down and create new matches. New in Bejeweled 3 is that the player can continue swapping gems during a chain reaction. There are some special gems; flame gems are created from a match of four gems and explode when matched, thereby removing surrounding gems. A match of five gems will create a hypercube which can be matched with any adjacent gem and then destroy all gems of that colour. Star gems are created by T- or L-shaped matches and destroy all gems that are right, left, up and down of the it.  The game has four game modes: classic, zen, lightning, and quest. Classic is the original concept known from previous games. It is untimed and ends when no further moves are possible. The zen mode is meant for relaxation and has no end. Here the player can turn on various audio-visual effects. These are breath modulation, ambient sounds, mantras and binaural beats. Lightning is a timed mode and ends when the time is out. The standard time is one minute but by matching special time gems more time is added. The quest mode consists of a number of challenges. The player has to activate relics and each challenge corresponds to a relic.  There are also four additional secret modes that are extended versions of quest mode challenges. These are poker, butterflies, ice storm, and diamond mine. In poker mode, the player has to make poker hands with gem matches. For example, two of a gem type is a pair. The butterflies mode has special butterfly gems that move up from the bottom. These have to be matched before they reach the top. In the ice storm mode, ice moves up the board and the player has to make matches to knock it down again. In the diamond mine mode the lower part of the playing field is filled with rocks. The player has to dig through it by matching gems that are adjacent to it. By doing so gold coins, artifacts and diamonds can be mined from the rock.&lt;/story&gt; &lt;/game&gt;">
            <text:p>&lt;game name="Bejeweled 3"&gt; &lt;year&gt;2010&lt;/year&gt; &lt;rating&gt;ESRB - E (Everyone)&lt;/rating&gt; &lt;title&gt;Bejeweled 3&lt;/title&gt; &lt;pub&gt;Electronic Arts, Inc.&lt;/pub&gt; &lt;dev&gt;PopCap Games&lt;/dev&gt; &lt;genre&gt;Puzzle&lt;/genre&gt; &lt;score&gt;3.9&lt;/score&gt; &lt;player&gt;1 Player&lt;/player&gt; &lt;story&gt;Bejeweled 3 returns to the traditional match three formula after the slightly different spin off Bejeweled Twist. As in previous games, the player is presented with a board filled with gems of different colours. The aim of the game is to remove gems from the board by swapping adjacent gems so that a chain of three or more gems is created. New gems will then be generated at the top of the screen and fall down in the empty spaces. This can lead to a chain reaction when gems fall down and create new matches. New in Bejeweled 3 is that the player can continue swapping gems during a chain reaction. There are some special gems; flame gems are created from a match of four gems and explode when matched, thereby removing surrounding gems. A match of five gems will create a hypercube which can be matched with any adjacent gem and then destroy all gems of that colour. Star gems are created by T- or L-shaped matches and destroy all gems that are right, left, up and down of the it. <text:s/>The game has four game modes: classic, zen, lightning, and quest. Classic is the original concept known from previous games. It is untimed and ends when no further moves are possible. The zen mode is meant for relaxation and has no end. Here the player can turn on various audio-visual effects. These are breath modulation, ambient sounds, mantras and binaural beats. Lightning is a timed mode and ends when the time is out. The standard time is one minute but by matching special time gems more time is added. The quest mode consists of a number of challenges. The player has to activate relics and each challenge corresponds to a relic. <text:s/>There are also four additional secret modes that are extended versions of quest mode challenges. These are poker, butterflies, ice storm, and diamond mine. In poker mode, the player has to make poker hands with gem matches. For example, two of a gem type is a pair. The butterflies mode has special butterfly gems that move up from the bottom. These have to be matched before they reach the top. In the ice storm mode, ice moves up the board and the player has to make matches to knock it down again. In the diamond mine mode the lower part of the playing field is filled with rocks. The player has to dig through it by matching gems that are adjacent to it. By doing so gold coins, artifacts and diamonds can be mined from the rock.&lt;/story&gt; &lt;/game&gt;</text:p>
          </table:table-cell>
          <table:table-cell table:number-columns-repeated="1012"/>
        </table:table-row>
        <table:table-row table:style-name="ro1">
          <table:table-cell office:value-type="string">
            <text:p>Bejeweled Blitz</text:p>
          </table:table-cell>
          <table:table-cell office:value-type="float" office:value="2010">
            <text:p>2010</text:p>
          </table:table-cell>
          <table:table-cell office:value-type="string">
            <text:p>ESRB - E (Everyone)</text:p>
          </table:table-cell>
          <table:table-cell office:value-type="string">
            <text:p>Bejeweled Blitz</text:p>
          </table:table-cell>
          <table:table-cell table:number-columns-repeated="2" office:value-type="string">
            <text:p>PopCap Games</text:p>
          </table:table-cell>
          <table:table-cell office:value-type="string">
            <text:p>Puzzle</text:p>
          </table:table-cell>
          <table:table-cell office:value-type="string">
            <text:p>3.7</text:p>
          </table:table-cell>
          <table:table-cell office:value-type="string">
            <text:p>1 Player</text:p>
          </table:table-cell>
          <table:table-cell office:value-type="string">
            <text:p>Bejeweled Blitz is a free to play Bejeweled game that can be played on the PopCap website or on Facebook. <text:s/>The game plays similar to normal Bejeweled but with a strict time trial of 60 seconds. The player swaps gems to line up three or more of a kind. When successful the gems are removed from the game and gems fall downwards with new gems filling up the playing field at the top. Various special gems can supply score multipliers or destroy all gems in a row, column or of a specific color. <text:s/>The player can collect coins (special yellow gems) to buy power-ups. Power-ups give the player special options or more time and last for three games before they expire. The player can only have 3 power-ups at the same time. <text:s/>The aim of Blitz is to gain the highest score. Scores are compared with Facebook friends that also have the game installed. Scores are reset every week. There is also a cooperative element involved as the player gains a team score based on the combined score of all friends playing the game. This score gives the player a shot in the weekly tournaments with real prizes. <text:s/>The Blitz game mode is also included in Bejeweled 2 for the iPhone. Players from all platforms compete in the same tournament.</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Bejeweled Blitz&quot;&gt; &lt;year&gt;2010&lt;/year&gt; &lt;rating&gt;ESRB - E (Everyone)&lt;/rating&gt; &lt;title&gt;Bejeweled Blitz&lt;/title&gt; &lt;pub&gt;PopCap Games&lt;/pub&gt; &lt;dev&gt;PopCap Games&lt;/dev&gt; &lt;genre&gt;Puzzle&lt;/genre&gt; &lt;score&gt;3.7&lt;/score&gt; &lt;player&gt;1 Player&lt;/player&gt; &lt;story&gt;Bejeweled Blitz is a free to play Bejeweled game that can be played on the PopCap website or on Facebook.  The game plays similar to normal Bejeweled but with a strict time trial of 60 seconds. The player swaps gems to line up three or more of a kind. When successful the gems are removed from the game and gems fall downwards with new gems filling up the playing field at the top. Various special gems can supply score multipliers or destroy all gems in a row, column or of a specific color.  The player can collect coins (special yellow gems) to buy power-ups. Power-ups give the player special options or more time and last for three games before they expire. The player can only have 3 power-ups at the same time.  The aim of Blitz is to gain the highest score. Scores are compared with Facebook friends that also have the game installed. Scores are reset every week. There is also a cooperative element involved as the player gains a team score based on the combined score of all friends playing the game. This score gives the player a shot in the weekly tournaments with real prizes.  The Blitz game mode is also included in Bejeweled 2 for the iPhone. Players from all platforms compete in the same tournament.&lt;/story&gt; &lt;/game&gt;">
            <text:p>&lt;game name="Bejeweled Blitz"&gt; &lt;year&gt;2010&lt;/year&gt; &lt;rating&gt;ESRB - E (Everyone)&lt;/rating&gt; &lt;title&gt;Bejeweled Blitz&lt;/title&gt; &lt;pub&gt;PopCap Games&lt;/pub&gt; &lt;dev&gt;PopCap Games&lt;/dev&gt; &lt;genre&gt;Puzzle&lt;/genre&gt; &lt;score&gt;3.7&lt;/score&gt; &lt;player&gt;1 Player&lt;/player&gt; &lt;story&gt;Bejeweled Blitz is a free to play Bejeweled game that can be played on the PopCap website or on Facebook. <text:s/>The game plays similar to normal Bejeweled but with a strict time trial of 60 seconds. The player swaps gems to line up three or more of a kind. When successful the gems are removed from the game and gems fall downwards with new gems filling up the playing field at the top. Various special gems can supply score multipliers or destroy all gems in a row, column or of a specific color. <text:s/>The player can collect coins (special yellow gems) to buy power-ups. Power-ups give the player special options or more time and last for three games before they expire. The player can only have 3 power-ups at the same time. <text:s/>The aim of Blitz is to gain the highest score. Scores are compared with Facebook friends that also have the game installed. Scores are reset every week. There is also a cooperative element involved as the player gains a team score based on the combined score of all friends playing the game. This score gives the player a shot in the weekly tournaments with real prizes. <text:s/>The Blitz game mode is also included in Bejeweled 2 for the iPhone. Players from all platforms compete in the same tournament.&lt;/story&gt; &lt;/game&gt;</text:p>
          </table:table-cell>
          <table:table-cell table:number-columns-repeated="1012"/>
        </table:table-row>
        <table:table-row table:style-name="ro1">
          <table:table-cell office:value-type="string">
            <text:p>Bejeweled Deluxe</text:p>
          </table:table-cell>
          <table:table-cell office:value-type="float" office:value="2001">
            <text:p>2001</text:p>
          </table:table-cell>
          <table:table-cell office:value-type="string">
            <text:p>ESRB - E (Everyone)</text:p>
          </table:table-cell>
          <table:table-cell office:value-type="string">
            <text:p>Bejeweled Deluxe</text:p>
          </table:table-cell>
          <table:table-cell table:number-columns-repeated="2" office:value-type="string">
            <text:p>PopCap Games</text:p>
          </table:table-cell>
          <table:table-cell office:value-type="string">
            <text:p>Puzzle</text:p>
          </table:table-cell>
          <table:table-cell office:value-type="string">
            <text:p>3.4</text:p>
          </table:table-cell>
          <table:table-cell office:value-type="string">
            <text:p>1 Player</text:p>
          </table:table-cell>
          <table:table-cell office:value-type="string">
            <text:p><text:s/>The object of the game is to score as many points as possible by swapping adjacent gems to create sets, either horizontal or vertical, of 3 or more identical gems. <text:s/>Controls <text:s/>Swap any two adjacent gems by clicking on one, then the one you want to swap it with. The gems must be adjacent vertically or horizontally (not diagonally). <text:s/>You must create a valid set of three or more identical gems with each move, or the gems will revert back to their original position. <text:s/>Sets can be either horizontal or vertical, and can contain more than 3 gems. When you have successfully created a set, they will disappear and new gems will fall into place, possibly creating a chain reaction or 'cascade' of more sets. <text:s/>You can also swap gems by clicking on one, then dragging it in the direction you want to swap. This can be faster and more efficient once you're used to it!</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Bejeweled Deluxe&quot;&gt; &lt;year&gt;2001&lt;/year&gt; &lt;rating&gt;ESRB - E (Everyone)&lt;/rating&gt; &lt;title&gt;Bejeweled Deluxe&lt;/title&gt; &lt;pub&gt;PopCap Games&lt;/pub&gt; &lt;dev&gt;PopCap Games&lt;/dev&gt; &lt;genre&gt;Puzzle&lt;/genre&gt; &lt;score&gt;3.4&lt;/score&gt; &lt;player&gt;1 Player&lt;/player&gt; &lt;story&gt; The object of the game is to score as many points as possible by swapping adjacent gems to create sets, either horizontal or vertical, of 3 or more identical gems.  Controls  Swap any two adjacent gems by clicking on one, then the one you want to swap it with. The gems must be adjacent vertically or horizontally (not diagonally).  You must create a valid set of three or more identical gems with each move, or the gems will revert back to their original position.  Sets can be either horizontal or vertical, and can contain more than 3 gems. When you have successfully created a set, they will disappear and new gems will fall into place, possibly creating a chain reaction or 'cascade' of more sets.  You can also swap gems by clicking on one, then dragging it in the direction you want to swap. This can be faster and more efficient once you're used to it!&lt;/story&gt; &lt;/game&gt;">
            <text:p>&lt;game name="Bejeweled Deluxe"&gt; &lt;year&gt;2001&lt;/year&gt; &lt;rating&gt;ESRB - E (Everyone)&lt;/rating&gt; &lt;title&gt;Bejeweled Deluxe&lt;/title&gt; &lt;pub&gt;PopCap Games&lt;/pub&gt; &lt;dev&gt;PopCap Games&lt;/dev&gt; &lt;genre&gt;Puzzle&lt;/genre&gt; &lt;score&gt;3.4&lt;/score&gt; &lt;player&gt;1 Player&lt;/player&gt; &lt;story&gt; The object of the game is to score as many points as possible by swapping adjacent gems to create sets, either horizontal or vertical, of 3 or more identical gems. <text:s/>Controls <text:s/>Swap any two adjacent gems by clicking on one, then the one you want to swap it with. The gems must be adjacent vertically or horizontally (not diagonally). <text:s/>You must create a valid set of three or more identical gems with each move, or the gems will revert back to their original position. <text:s/>Sets can be either horizontal or vertical, and can contain more than 3 gems. When you have successfully created a set, they will disappear and new gems will fall into place, possibly creating a chain reaction or 'cascade' of more sets. <text:s/>You can also swap gems by clicking on one, then dragging it in the direction you want to swap. This can be faster and more efficient once you're used to it!&lt;/story&gt; &lt;/game&gt;</text:p>
          </table:table-cell>
          <table:table-cell table:number-columns-repeated="1012"/>
        </table:table-row>
        <table:table-row table:style-name="ro1">
          <table:table-cell office:value-type="string">
            <text:p>Bejeweled Twist</text:p>
          </table:table-cell>
          <table:table-cell office:value-type="float" office:value="2008">
            <text:p>2008</text:p>
          </table:table-cell>
          <table:table-cell office:value-type="string">
            <text:p>ESRB - E (Everyone)</text:p>
          </table:table-cell>
          <table:table-cell office:value-type="string">
            <text:p>Bejeweled Twist</text:p>
          </table:table-cell>
          <table:table-cell table:number-columns-repeated="2" office:value-type="string">
            <text:p>PopCap Games</text:p>
          </table:table-cell>
          <table:table-cell office:value-type="string">
            <text:p>Puzzle</text:p>
          </table:table-cell>
          <table:table-cell office:value-type="string">
            <text:p>3.7</text:p>
          </table:table-cell>
          <table:table-cell office:value-type="string">
            <text:p>1 Player</text:p>
          </table:table-cell>
          <table:table-cell office:value-type="string">
            <text:p>Bejeweled Twist is a tile matching game, where the player rotates groups of four jewels to create rows and columns of three or more matching gems. In the Classic and Zen modes, the objective is to make enough matches to fill a tube at the left side of the screen to move to the next level. There's a chain meter at the top of this tube, that builds up with matches in a row multiplying the points, and making a fruit jewel appear when full. A box at the tube bottom shows the sequence of matches needed for bonus points. <text:s/>Obstacles appear randomly on the game board. The coal can't be matched, but it can be exploded by one of the power-ups gems. The locked jewel is chained to its place and can't move, but it can be removed with a match. Bomb gems display the number of moves allowed before they explode, destroying the board and ending the game. They have to be matched before their counters reach zero, otherwise a revolving wheel-of-fortune appears that stops in one of two values, skulls or gems, that either detonate or disarm the bomb. This mini-game becomes more difficult every time it comes up. <text:s/>The power-ups appear after making matches of four or more gems. A four jewel match creates the flame gem, that explodes when matched removing all surrounding jewels. A five jewel match creates the lightning gem, that destroys a column and a row at the same time in a cross of fire. <text:s/>With the exception of Classic Mode, the other modes are unlocked with continuous playing. Zen Mode is similar to Classic, but is more relaxed without the bomb and locked jewels. Challenge Mode is a puzzle mode, where the objective is to perform a task, like removing all gems of one color, or making a number of matches in a row. In Blitz Mode, the goal is to accumulate the maximum amount of points possible within a time limit.</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Bejeweled Twist&quot;&gt; &lt;year&gt;2008&lt;/year&gt; &lt;rating&gt;ESRB - E (Everyone)&lt;/rating&gt; &lt;title&gt;Bejeweled Twist&lt;/title&gt; &lt;pub&gt;PopCap Games&lt;/pub&gt; &lt;dev&gt;PopCap Games&lt;/dev&gt; &lt;genre&gt;Puzzle&lt;/genre&gt; &lt;score&gt;3.7&lt;/score&gt; &lt;player&gt;1 Player&lt;/player&gt; &lt;story&gt;Bejeweled Twist is a tile matching game, where the player rotates groups of four jewels to create rows and columns of three or more matching gems. In the Classic and Zen modes, the objective is to make enough matches to fill a tube at the left side of the screen to move to the next level. There's a chain meter at the top of this tube, that builds up with matches in a row multiplying the points, and making a fruit jewel appear when full. A box at the tube bottom shows the sequence of matches needed for bonus points.  Obstacles appear randomly on the game board. The coal can't be matched, but it can be exploded by one of the power-ups gems. The locked jewel is chained to its place and can't move, but it can be removed with a match. Bomb gems display the number of moves allowed before they explode, destroying the board and ending the game. They have to be matched before their counters reach zero, otherwise a revolving wheel-of-fortune appears that stops in one of two values, skulls or gems, that either detonate or disarm the bomb. This mini-game becomes more difficult every time it comes up.  The power-ups appear after making matches of four or more gems. A four jewel match creates the flame gem, that explodes when matched removing all surrounding jewels. A five jewel match creates the lightning gem, that destroys a column and a row at the same time in a cross of fire.  With the exception of Classic Mode, the other modes are unlocked with continuous playing. Zen Mode is similar to Classic, but is more relaxed without the bomb and locked jewels. Challenge Mode is a puzzle mode, where the objective is to perform a task, like removing all gems of one color, or making a number of matches in a row. In Blitz Mode, the goal is to accumulate the maximum amount of points possible within a time limit.&lt;/story&gt; &lt;/game&gt;">
            <text:p>&lt;game name="Bejeweled Twist"&gt; &lt;year&gt;2008&lt;/year&gt; &lt;rating&gt;ESRB - E (Everyone)&lt;/rating&gt; &lt;title&gt;Bejeweled Twist&lt;/title&gt; &lt;pub&gt;PopCap Games&lt;/pub&gt; &lt;dev&gt;PopCap Games&lt;/dev&gt; &lt;genre&gt;Puzzle&lt;/genre&gt; &lt;score&gt;3.7&lt;/score&gt; &lt;player&gt;1 Player&lt;/player&gt; &lt;story&gt;Bejeweled Twist is a tile matching game, where the player rotates groups of four jewels to create rows and columns of three or more matching gems. In the Classic and Zen modes, the objective is to make enough matches to fill a tube at the left side of the screen to move to the next level. There's a chain meter at the top of this tube, that builds up with matches in a row multiplying the points, and making a fruit jewel appear when full. A box at the tube bottom shows the sequence of matches needed for bonus points. <text:s/>Obstacles appear randomly on the game board. The coal can't be matched, but it can be exploded by one of the power-ups gems. The locked jewel is chained to its place and can't move, but it can be removed with a match. Bomb gems display the number of moves allowed before they explode, destroying the board and ending the game. They have to be matched before their counters reach zero, otherwise a revolving wheel-of-fortune appears that stops in one of two values, skulls or gems, that either detonate or disarm the bomb. This mini-game becomes more difficult every time it comes up. <text:s/>The power-ups appear after making matches of four or more gems. A four jewel match creates the flame gem, that explodes when matched removing all surrounding jewels. A five jewel match creates the lightning gem, that destroys a column and a row at the same time in a cross of fire. <text:s/>With the exception of Classic Mode, the other modes are unlocked with continuous playing. Zen Mode is similar to Classic, but is more relaxed without the bomb and locked jewels. Challenge Mode is a puzzle mode, where the objective is to perform a task, like removing all gems of one color, or making a number of matches in a row. In Blitz Mode, the goal is to accumulate the maximum amount of points possible within a time limit.&lt;/story&gt; &lt;/game&gt;</text:p>
          </table:table-cell>
          <table:table-cell table:number-columns-repeated="1012"/>
        </table:table-row>
        <table:table-row table:style-name="ro1">
          <table:table-cell office:value-type="string">
            <text:p>Big Kahuna Reef</text:p>
          </table:table-cell>
          <table:table-cell office:value-type="float" office:value="2004">
            <text:p>2004</text:p>
          </table:table-cell>
          <table:table-cell office:value-type="string">
            <text:p>ESRB - E (Everyone)</text:p>
          </table:table-cell>
          <table:table-cell office:value-type="string">
            <text:p>Big Kahuna Reef</text:p>
          </table:table-cell>
          <table:table-cell table:number-columns-repeated="2" office:value-type="string">
            <text:p>Reflexive Entertainment, Inc.</text:p>
          </table:table-cell>
          <table:table-cell office:value-type="string">
            <text:p>Puzzle</text:p>
          </table:table-cell>
          <table:table-cell office:value-type="string">
            <text:p>4.8</text:p>
          </table:table-cell>
          <table:table-cell office:value-type="string">
            <text:p>1-8 Players</text:p>
          </table:table-cell>
          <table:table-cell office:value-type="string">
            <text:p>The Big Kahuna Reef is a tile matching puzzle game, which consists of two game modes and 150 levels. <text:s/>A level consists of a geometric figure, divided into squares, filled with different aquatic items (pearls, mussels, starfishes, etc.). Now you have to swap two adjacent items so that this will create a chain of at least three items of the same type. Once this happens, the items vanish and new items dropping down from above. <text:s/>Destroy all wooden and metal squares by combining a chain over them and you will finish the level. If you play in timed mode, you only have a limited time. When time runs out, you loose a life. <text:s/>After completing a certain amount of levels, you will unlock different fishes for your personal reef, totaling in 22 different species. In the My Fish Screen, you can set up a new reef, releasing fishes or group of fishes into your own reef and you can even watch your own "aquarium" as long as you want. When you continue your game, this particularly reef will be used as the background, and all the fishes will eventually swim through the game. <text:s/>The game offers two different game modes, whereby the only difference is that the one is time based (playing against the clock), while the other is without any time limits, where you can play a level as long as you want. <text:s/>Finally, Big Kahuna Reef offers a level editor, so you can create your own levels, when those 150 aren't enough.</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Big Kahuna Reef&quot;&gt; &lt;year&gt;2004&lt;/year&gt; &lt;rating&gt;ESRB - E (Everyone)&lt;/rating&gt; &lt;title&gt;Big Kahuna Reef&lt;/title&gt; &lt;pub&gt;Reflexive Entertainment, Inc.&lt;/pub&gt; &lt;dev&gt;Reflexive Entertainment, Inc.&lt;/dev&gt; &lt;genre&gt;Puzzle&lt;/genre&gt; &lt;score&gt;4.8&lt;/score&gt; &lt;player&gt;1-8 Players&lt;/player&gt; &lt;story&gt;The Big Kahuna Reef is a tile matching puzzle game, which consists of two game modes and 150 levels.  A level consists of a geometric figure, divided into squares, filled with different aquatic items (pearls, mussels, starfishes, etc.). Now you have to swap two adjacent items so that this will create a chain of at least three items of the same type. Once this happens, the items vanish and new items dropping down from above.  Destroy all wooden and metal squares by combining a chain over them and you will finish the level. If you play in timed mode, you only have a limited time. When time runs out, you loose a life.  After completing a certain amount of levels, you will unlock different fishes for your personal reef, totaling in 22 different species. In the My Fish Screen, you can set up a new reef, releasing fishes or group of fishes into your own reef and you can even watch your own &quot;aquarium&quot; as long as you want. When you continue your game, this particularly reef will be used as the background, and all the fishes will eventually swim through the game.  The game offers two different game modes, whereby the only difference is that the one is time based (playing against the clock), while the other is without any time limits, where you can play a level as long as you want.  Finally, Big Kahuna Reef offers a level editor, so you can create your own levels, when those 150 aren't enough.&lt;/story&gt; &lt;/game&gt;">
            <text:p>&lt;game name="Big Kahuna Reef"&gt; &lt;year&gt;2004&lt;/year&gt; &lt;rating&gt;ESRB - E (Everyone)&lt;/rating&gt; &lt;title&gt;Big Kahuna Reef&lt;/title&gt; &lt;pub&gt;Reflexive Entertainment, Inc.&lt;/pub&gt; &lt;dev&gt;Reflexive Entertainment, Inc.&lt;/dev&gt; &lt;genre&gt;Puzzle&lt;/genre&gt; &lt;score&gt;4.8&lt;/score&gt; &lt;player&gt;1-8 Players&lt;/player&gt; &lt;story&gt;The Big Kahuna Reef is a tile matching puzzle game, which consists of two game modes and 150 levels. <text:s/>A level consists of a geometric figure, divided into squares, filled with different aquatic items (pearls, mussels, starfishes, etc.). Now you have to swap two adjacent items so that this will create a chain of at least three items of the same type. Once this happens, the items vanish and new items dropping down from above. <text:s/>Destroy all wooden and metal squares by combining a chain over them and you will finish the level. If you play in timed mode, you only have a limited time. When time runs out, you loose a life. <text:s/>After completing a certain amount of levels, you will unlock different fishes for your personal reef, totaling in 22 different species. In the My Fish Screen, you can set up a new reef, releasing fishes or group of fishes into your own reef and you can even watch your own "aquarium" as long as you want. When you continue your game, this particularly reef will be used as the background, and all the fishes will eventually swim through the game. <text:s/>The game offers two different game modes, whereby the only difference is that the one is time based (playing against the clock), while the other is without any time limits, where you can play a level as long as you want. <text:s/>Finally, Big Kahuna Reef offers a level editor, so you can create your own levels, when those 150 aren't enough.&lt;/story&gt; &lt;/game&gt;</text:p>
          </table:table-cell>
          <table:table-cell table:number-columns-repeated="1012"/>
        </table:table-row>
        <table:table-row table:style-name="ro1">
          <table:table-cell office:value-type="string">
            <text:p>Big Money Deluxe</text:p>
          </table:table-cell>
          <table:table-cell office:value-type="float" office:value="2002">
            <text:p>2002</text:p>
          </table:table-cell>
          <table:table-cell office:value-type="string">
            <text:p>ESRB - E (Everyone)</text:p>
          </table:table-cell>
          <table:table-cell office:value-type="string">
            <text:p>Big Money Deluxe</text:p>
          </table:table-cell>
          <table:table-cell table:number-columns-repeated="2" office:value-type="string">
            <text:p>PopCap Games</text:p>
          </table:table-cell>
          <table:table-cell office:value-type="string">
            <text:p>Puzzle</text:p>
          </table:table-cell>
          <table:table-cell office:value-type="string">
            <text:p>2.4</text:p>
          </table:table-cell>
          <table:table-cell office:value-type="string">
            <text:p>1 Player</text:p>
          </table:table-cell>
          <table:table-cell office:value-type="string">
            <text:p>In this puzzle game, you need to collect money bags. In the Action and Strategy mode, you need to remove coins from the screen by selecting groups of 3 or more adjacent coins of the same colour. As they disappear from the screen, you earn points and the money meter will rise. If the meter is filled, a money bag appears. Acquiring a set number of money bags brings you to the next level. As you play, new coins will be minted at the bottom of the screen continually. At times, a special dollar bomb appears that destroys all coins of one colour. The strategy mode allows you to play at your own pace. <text:s/>In the Puzzle mode, you have to plan your moves to clear the entire screen. Your moves do not cause new rows to appear.</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Big Money Deluxe&quot;&gt; &lt;year&gt;2002&lt;/year&gt; &lt;rating&gt;ESRB - E (Everyone)&lt;/rating&gt; &lt;title&gt;Big Money Deluxe&lt;/title&gt; &lt;pub&gt;PopCap Games&lt;/pub&gt; &lt;dev&gt;PopCap Games&lt;/dev&gt; &lt;genre&gt;Puzzle&lt;/genre&gt; &lt;score&gt;2.4&lt;/score&gt; &lt;player&gt;1 Player&lt;/player&gt; &lt;story&gt;In this puzzle game, you need to collect money bags. In the Action and Strategy mode, you need to remove coins from the screen by selecting groups of 3 or more adjacent coins of the same colour. As they disappear from the screen, you earn points and the money meter will rise. If the meter is filled, a money bag appears. Acquiring a set number of money bags brings you to the next level. As you play, new coins will be minted at the bottom of the screen continually. At times, a special dollar bomb appears that destroys all coins of one colour. The strategy mode allows you to play at your own pace.  In the Puzzle mode, you have to plan your moves to clear the entire screen. Your moves do not cause new rows to appear.&lt;/story&gt; &lt;/game&gt;">
            <text:p>&lt;game name="Big Money Deluxe"&gt; &lt;year&gt;2002&lt;/year&gt; &lt;rating&gt;ESRB - E (Everyone)&lt;/rating&gt; &lt;title&gt;Big Money Deluxe&lt;/title&gt; &lt;pub&gt;PopCap Games&lt;/pub&gt; &lt;dev&gt;PopCap Games&lt;/dev&gt; &lt;genre&gt;Puzzle&lt;/genre&gt; &lt;score&gt;2.4&lt;/score&gt; &lt;player&gt;1 Player&lt;/player&gt; &lt;story&gt;In this puzzle game, you need to collect money bags. In the Action and Strategy mode, you need to remove coins from the screen by selecting groups of 3 or more adjacent coins of the same colour. As they disappear from the screen, you earn points and the money meter will rise. If the meter is filled, a money bag appears. Acquiring a set number of money bags brings you to the next level. As you play, new coins will be minted at the bottom of the screen continually. At times, a special dollar bomb appears that destroys all coins of one colour. The strategy mode allows you to play at your own pace. <text:s/>In the Puzzle mode, you have to plan your moves to clear the entire screen. Your moves do not cause new rows to appear.&lt;/story&gt; &lt;/game&gt;</text:p>
          </table:table-cell>
          <table:table-cell table:number-columns-repeated="1012"/>
        </table:table-row>
        <table:table-row table:style-name="ro1">
          <table:table-cell office:value-type="string">
            <text:p>Bonnie's Bookstore Deluxe</text:p>
          </table:table-cell>
          <table:table-cell office:value-type="float" office:value="2005">
            <text:p>2005</text:p>
          </table:table-cell>
          <table:table-cell office:value-type="string">
            <text:p>ESRB - E (Everyone)</text:p>
          </table:table-cell>
          <table:table-cell office:value-type="string">
            <text:p>Bonnie's Bookstore Deluxe</text:p>
          </table:table-cell>
          <table:table-cell office:value-type="string">
            <text:p>PopCap Games</text:p>
          </table:table-cell>
          <table:table-cell office:value-type="string">
            <text:p>New Crayon Games</text:p>
          </table:table-cell>
          <table:table-cell office:value-type="string">
            <text:p>Puzzle</text:p>
          </table:table-cell>
          <table:table-cell office:value-type="string">
            <text:p>3.8</text:p>
          </table:table-cell>
          <table:table-cell office:value-type="string">
            <text:p>1 Player</text:p>
          </table:table-cell>
          <table:table-cell office:value-type="string">
            <text:p>Bonnie's Bookstore is a word-puzzle game in the style of Bookworm. Help Bonnie in her career as a children's book author by stringing together letters to form words and score points. Play 50 levels inspired by classic fairy tales in either classic (untimed) or action (timed) play mode. <text:s/>Letters used are eliminated from the board, but wild cards, writer's blocks (blocks that literally prevent you from forming a word), and cycling tiles may pop up to keep the game interesting! And don't worry if you get stuck; use the "Scramble" option to mix things up a bit (although you'll lose a turn and gain a writer's block). Bonnie's Bookstore can be played on three levels of difficulty: normal, hard, and genius. A Hall of Fame tracks players' highest scores, longest words played, and average word length.</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Bonnie's Bookstore Deluxe&quot;&gt; &lt;year&gt;2005&lt;/year&gt; &lt;rating&gt;ESRB - E (Everyone)&lt;/rating&gt; &lt;title&gt;Bonnie's Bookstore Deluxe&lt;/title&gt; &lt;pub&gt;PopCap Games&lt;/pub&gt; &lt;dev&gt;New Crayon Games&lt;/dev&gt; &lt;genre&gt;Puzzle&lt;/genre&gt; &lt;score&gt;3.8&lt;/score&gt; &lt;player&gt;1 Player&lt;/player&gt; &lt;story&gt;Bonnie's Bookstore is a word-puzzle game in the style of Bookworm. Help Bonnie in her career as a children's book author by stringing together letters to form words and score points. Play 50 levels inspired by classic fairy tales in either classic (untimed) or action (timed) play mode.  Letters used are eliminated from the board, but wild cards, writer's blocks (blocks that literally prevent you from forming a word), and cycling tiles may pop up to keep the game interesting! And don't worry if you get stuck; use the &quot;Scramble&quot; option to mix things up a bit (although you'll lose a turn and gain a writer's block). Bonnie's Bookstore can be played on three levels of difficulty: normal, hard, and genius. A Hall of Fame tracks players' highest scores, longest words played, and average word length.&lt;/story&gt; &lt;/game&gt;">
            <text:p>&lt;game name="Bonnie's Bookstore Deluxe"&gt; &lt;year&gt;2005&lt;/year&gt; &lt;rating&gt;ESRB - E (Everyone)&lt;/rating&gt; &lt;title&gt;Bonnie's Bookstore Deluxe&lt;/title&gt; &lt;pub&gt;PopCap Games&lt;/pub&gt; &lt;dev&gt;New Crayon Games&lt;/dev&gt; &lt;genre&gt;Puzzle&lt;/genre&gt; &lt;score&gt;3.8&lt;/score&gt; &lt;player&gt;1 Player&lt;/player&gt; &lt;story&gt;Bonnie's Bookstore is a word-puzzle game in the style of Bookworm. Help Bonnie in her career as a children's book author by stringing together letters to form words and score points. Play 50 levels inspired by classic fairy tales in either classic (untimed) or action (timed) play mode. <text:s/>Letters used are eliminated from the board, but wild cards, writer's blocks (blocks that literally prevent you from forming a word), and cycling tiles may pop up to keep the game interesting! And don't worry if you get stuck; use the "Scramble" option to mix things up a bit (although you'll lose a turn and gain a writer's block). Bonnie's Bookstore can be played on three levels of difficulty: normal, hard, and genius. A Hall of Fame tracks players' highest scores, longest words played, and average word length.&lt;/story&gt; &lt;/game&gt;</text:p>
          </table:table-cell>
          <table:table-cell table:number-columns-repeated="1012"/>
        </table:table-row>
        <table:table-row table:style-name="ro1">
          <table:table-cell office:value-type="string">
            <text:p>Bookworm Adventures Deluxe</text:p>
          </table:table-cell>
          <table:table-cell office:value-type="float" office:value="2006">
            <text:p>2006</text:p>
          </table:table-cell>
          <table:table-cell office:value-type="string">
            <text:p>ESRB - E (Everyone)</text:p>
          </table:table-cell>
          <table:table-cell office:value-type="string">
            <text:p>Bookworm Adventures Deluxe</text:p>
          </table:table-cell>
          <table:table-cell table:number-columns-repeated="2" office:value-type="string">
            <text:p>PopCap Games</text:p>
          </table:table-cell>
          <table:table-cell office:value-type="string">
            <text:p>Puzzle</text:p>
          </table:table-cell>
          <table:table-cell office:value-type="string">
            <text:p>3.5</text:p>
          </table:table-cell>
          <table:table-cell office:value-type="string">
            <text:p>1 Player</text:p>
          </table:table-cell>
          <table:table-cell office:value-type="string">
            <text:p>Bookworm Adventures follows the tale of a little green worm named Lex (of the original Bookworm game) throughout 3 themed books as he spells words to defeat evil monsters. The main game interface is a 4x4 grid of letters, and unlike in the original Bookworm game, the letters do not need to connect to form words. The game is turn-based, and after the user attacks their opponent, the opponent then takes its turn. Each book is divided into 10 chapters that culminate in a "boss battle" in which the player is rewarded with a treasure upon defeating the enemy. Treasures do many things, ranging from increasing damage for using certain letters, to stunning the enemy, and a whole lot more. A player can only choose 3 treasures to bring with them into a chapter (out of an eventual total of 31). <text:s/>The game is part RPG, part word game. Eventually, the player will find that enemies can cause status ailments such as poison, bleeding, burning, stun, petrification, etc. These range from causing damage over time, to loss of a turn, to weakening their attacks. Through the use of certain treasures, items and special gem tiles, the player can cause similar inflictions to the enemy. In addition, after defeating a monster the player is awarded experience points, which will lead to a level up which imparts a bonus of either extra health, attack power increase, or defensive ability increased. <text:s/>The player is rewarded with gem tiles for spelling words of longer length (and also by using certain treasures which increase their frequency of appearance). Enemies will also sometimes drop potions. Health potions refill the user's health meter, attack potions increase their attack power by 50% and purify potions clear the player and tile grid of all status ailments. <text:s/>The game also includes an Arena mode (unlocked after completing all 3 books) in which the player can fight in real-time against all the bosses of the game. Every 5 opponents, the player is awarded one of each potion type and is allowed to change the 3 treasures they have equipped. Players are rewarded for spelling lots of short words quickly, attacking first, attacking many times before an enemy gets an attack in, defeating the opponent in 1-3 turns, and more. The more of these awards the player gets, the more bonus experience points they gain.</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Bookworm Adventures Deluxe&quot;&gt; &lt;year&gt;2006&lt;/year&gt; &lt;rating&gt;ESRB - E (Everyone)&lt;/rating&gt; &lt;title&gt;Bookworm Adventures Deluxe&lt;/title&gt; &lt;pub&gt;PopCap Games&lt;/pub&gt; &lt;dev&gt;PopCap Games&lt;/dev&gt; &lt;genre&gt;Puzzle&lt;/genre&gt; &lt;score&gt;3.5&lt;/score&gt; &lt;player&gt;1 Player&lt;/player&gt; &lt;story&gt;Bookworm Adventures follows the tale of a little green worm named Lex (of the original Bookworm game) throughout 3 themed books as he spells words to defeat evil monsters. The main game interface is a 4x4 grid of letters, and unlike in the original Bookworm game, the letters do not need to connect to form words. The game is turn-based, and after the user attacks their opponent, the opponent then takes its turn. Each book is divided into 10 chapters that culminate in a &quot;boss battle&quot; in which the player is rewarded with a treasure upon defeating the enemy. Treasures do many things, ranging from increasing damage for using certain letters, to stunning the enemy, and a whole lot more. A player can only choose 3 treasures to bring with them into a chapter (out of an eventual total of 31).  The game is part RPG, part word game. Eventually, the player will find that enemies can cause status ailments such as poison, bleeding, burning, stun, petrification, etc. These range from causing damage over time, to loss of a turn, to weakening their attacks. Through the use of certain treasures, items and special gem tiles, the player can cause similar inflictions to the enemy. In addition, after defeating a monster the player is awarded experience points, which will lead to a level up which imparts a bonus of either extra health, attack power increase, or defensive ability increased.  The player is rewarded with gem tiles for spelling words of longer length (and also by using certain treasures which increase their frequency of appearance). Enemies will also sometimes drop potions. Health potions refill the user's health meter, attack potions increase their attack power by 50% and purify potions clear the player and tile grid of all status ailments.  The game also includes an Arena mode (unlocked after completing all 3 books) in which the player can fight in real-time against all the bosses of the game. Every 5 opponents, the player is awarded one of each potion type and is allowed to change the 3 treasures they have equipped. Players are rewarded for spelling lots of short words quickly, attacking first, attacking many times before an enemy gets an attack in, defeating the opponent in 1-3 turns, and more. The more of these awards the player gets, the more bonus experience points they gain.&lt;/story&gt; &lt;/game&gt;">
            <text:p>&lt;game name="Bookworm Adventures Deluxe"&gt; &lt;year&gt;2006&lt;/year&gt; &lt;rating&gt;ESRB - E (Everyone)&lt;/rating&gt; &lt;title&gt;Bookworm Adventures Deluxe&lt;/title&gt; &lt;pub&gt;PopCap Games&lt;/pub&gt; &lt;dev&gt;PopCap Games&lt;/dev&gt; &lt;genre&gt;Puzzle&lt;/genre&gt; &lt;score&gt;3.5&lt;/score&gt; &lt;player&gt;1 Player&lt;/player&gt; &lt;story&gt;Bookworm Adventures follows the tale of a little green worm named Lex (of the original Bookworm game) throughout 3 themed books as he spells words to defeat evil monsters. The main game interface is a 4x4 grid of letters, and unlike in the original Bookworm game, the letters do not need to connect to form words. The game is turn-based, and after the user attacks their opponent, the opponent then takes its turn. Each book is divided into 10 chapters that culminate in a "boss battle" in which the player is rewarded with a treasure upon defeating the enemy. Treasures do many things, ranging from increasing damage for using certain letters, to stunning the enemy, and a whole lot more. A player can only choose 3 treasures to bring with them into a chapter (out of an eventual total of 31). <text:s/>The game is part RPG, part word game. Eventually, the player will find that enemies can cause status ailments such as poison, bleeding, burning, stun, petrification, etc. These range from causing damage over time, to loss of a turn, to weakening their attacks. Through the use of certain treasures, items and special gem tiles, the player can cause similar inflictions to the enemy. In addition, after defeating a monster the player is awarded experience points, which will lead to a level up which imparts a bonus of either extra health, attack power increase, or defensive ability increased. <text:s/>The player is rewarded with gem tiles for spelling words of longer length (and also by using certain treasures which increase their frequency of appearance). Enemies will also sometimes drop potions. Health potions refill the user's health meter, attack potions increase their attack power by 50% and purify potions clear the player and tile grid of all status ailments. <text:s/>The game also includes an Arena mode (unlocked after completing all 3 books) in which the player can fight in real-time against all the bosses of the game. Every 5 opponents, the player is awarded one of each potion type and is allowed to change the 3 treasures they have equipped. Players are rewarded for spelling lots of short words quickly, attacking first, attacking many times before an enemy gets an attack in, defeating the opponent in 1-3 turns, and more. The more of these awards the player gets, the more bonus experience points they gain.&lt;/story&gt; &lt;/game&gt;</text:p>
          </table:table-cell>
          <table:table-cell table:number-columns-repeated="1012"/>
        </table:table-row>
        <table:table-row table:style-name="ro1">
          <table:table-cell office:value-type="string">
            <text:p>Bookworm Adventures Volume 2</text:p>
          </table:table-cell>
          <table:table-cell office:value-type="float" office:value="2009">
            <text:p>2009</text:p>
          </table:table-cell>
          <table:table-cell office:value-type="string">
            <text:p>ESRB - E (Everyone)</text:p>
          </table:table-cell>
          <table:table-cell office:value-type="string">
            <text:p>Bookworm Adventures Volume 2</text:p>
          </table:table-cell>
          <table:table-cell table:number-columns-repeated="2" office:value-type="string">
            <text:p>PopCap Games</text:p>
          </table:table-cell>
          <table:table-cell office:value-type="string">
            <text:p>Puzzle</text:p>
          </table:table-cell>
          <table:table-cell office:value-type="string">
            <text:p>3.7</text:p>
          </table:table-cell>
          <table:table-cell office:value-type="string">
            <text:p>1 Player</text:p>
          </table:table-cell>
          <table:table-cell office:value-type="string">
            <text:p>Lex the Bookworm is eating his breakfast, a bowl of letters, when suddenly a troubled Mother Goose appears, running and screaming for help while being chased by the Big Bad Wolf. Lex starts to run after these characters until the trio falls inside an open book, starting an adventure on a fantasy landscape. <text:s/>Bookworm Adventures Volume 2, like its predecessor, is a spelling game with light RPG elements. The player assumes the role of Lex fighting several characters taken from fables and folklore, with the two sides taking turns. The game is divided in chapters, each based on a poem or fairy tale story with a final boss character. After defeating the boss, Lex receives one of the treasures. These artifacts give special powers to fight the battles, increasing the attack power and helping in other ways. Lex can carry up to three treasures at the same time, and they can be selected along with a companion on a separate screen between chapters. These companions are mythic characters that take up one of the treasure slots and join Lex during the battle, giving potions, attacking the enemy and increasing positive statistics.</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Bookworm Adventures Volume 2&quot;&gt; &lt;year&gt;2009&lt;/year&gt; &lt;rating&gt;ESRB - E (Everyone)&lt;/rating&gt; &lt;title&gt;Bookworm Adventures Volume 2&lt;/title&gt; &lt;pub&gt;PopCap Games&lt;/pub&gt; &lt;dev&gt;PopCap Games&lt;/dev&gt; &lt;genre&gt;Puzzle&lt;/genre&gt; &lt;score&gt;3.7&lt;/score&gt; &lt;player&gt;1 Player&lt;/player&gt; &lt;story&gt;Lex the Bookworm is eating his breakfast, a bowl of letters, when suddenly a troubled Mother Goose appears, running and screaming for help while being chased by the Big Bad Wolf. Lex starts to run after these characters until the trio falls inside an open book, starting an adventure on a fantasy landscape.  Bookworm Adventures Volume 2, like its predecessor, is a spelling game with light RPG elements. The player assumes the role of Lex fighting several characters taken from fables and folklore, with the two sides taking turns. The game is divided in chapters, each based on a poem or fairy tale story with a final boss character. After defeating the boss, Lex receives one of the treasures. These artifacts give special powers to fight the battles, increasing the attack power and helping in other ways. Lex can carry up to three treasures at the same time, and they can be selected along with a companion on a separate screen between chapters. These companions are mythic characters that take up one of the treasure slots and join Lex during the battle, giving potions, attacking the enemy and increasing positive statistics.&lt;/story&gt; &lt;/game&gt;">
            <text:p>&lt;game name="Bookworm Adventures Volume 2"&gt; &lt;year&gt;2009&lt;/year&gt; &lt;rating&gt;ESRB - E (Everyone)&lt;/rating&gt; &lt;title&gt;Bookworm Adventures Volume 2&lt;/title&gt; &lt;pub&gt;PopCap Games&lt;/pub&gt; &lt;dev&gt;PopCap Games&lt;/dev&gt; &lt;genre&gt;Puzzle&lt;/genre&gt; &lt;score&gt;3.7&lt;/score&gt; &lt;player&gt;1 Player&lt;/player&gt; &lt;story&gt;Lex the Bookworm is eating his breakfast, a bowl of letters, when suddenly a troubled Mother Goose appears, running and screaming for help while being chased by the Big Bad Wolf. Lex starts to run after these characters until the trio falls inside an open book, starting an adventure on a fantasy landscape. <text:s/>Bookworm Adventures Volume 2, like its predecessor, is a spelling game with light RPG elements. The player assumes the role of Lex fighting several characters taken from fables and folklore, with the two sides taking turns. The game is divided in chapters, each based on a poem or fairy tale story with a final boss character. After defeating the boss, Lex receives one of the treasures. These artifacts give special powers to fight the battles, increasing the attack power and helping in other ways. Lex can carry up to three treasures at the same time, and they can be selected along with a companion on a separate screen between chapters. These companions are mythic characters that take up one of the treasure slots and join Lex during the battle, giving potions, attacking the enemy and increasing positive statistics.&lt;/story&gt; &lt;/game&gt;</text:p>
          </table:table-cell>
          <table:table-cell table:number-columns-repeated="1012"/>
        </table:table-row>
        <table:table-row table:style-name="ro1">
          <table:table-cell office:value-type="string">
            <text:p>Bookworm Deluxe</text:p>
          </table:table-cell>
          <table:table-cell office:value-type="float" office:value="2003">
            <text:p>2003</text:p>
          </table:table-cell>
          <table:table-cell office:value-type="string">
            <text:p>ESRB - E (Everyone)</text:p>
          </table:table-cell>
          <table:table-cell office:value-type="string">
            <text:p>Bookworm Deluxe</text:p>
          </table:table-cell>
          <table:table-cell table:number-columns-repeated="2" office:value-type="string">
            <text:p>PopCap Games</text:p>
          </table:table-cell>
          <table:table-cell office:value-type="string">
            <text:p>Puzzle</text:p>
          </table:table-cell>
          <table:table-cell office:value-type="string">
            <text:p>3.9</text:p>
          </table:table-cell>
          <table:table-cell office:value-type="string">
            <text:p>1 Player</text:p>
          </table:table-cell>
          <table:table-cell office:value-type="string">
            <text:p>Bookworm is a combination of Scrabble and Bejeweled, in which you create words by selecting letters from adjacent tiles. Completed words are converted to points and removed from the board. New tiles fall in from the top to fill in the empty tile positions. Watch out for fiery letter tiles that will burn through your other tiles one at a time. Creating longer words will stave off burning tiles and generate bonus tiles as well. Words containing bonus tiles are worth more points. <text:s/>The dictionary in this deluxe version is robust, containing over 150,000 words from three to twelve letters long. The Deluxe version adds an Action Game, new bonus gem tiles, automatic saved games, many word definitions, and a high score Hall of Fame maintained locally and, optionally, on the Internet.</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Bookworm Deluxe&quot;&gt; &lt;year&gt;2003&lt;/year&gt; &lt;rating&gt;ESRB - E (Everyone)&lt;/rating&gt; &lt;title&gt;Bookworm Deluxe&lt;/title&gt; &lt;pub&gt;PopCap Games&lt;/pub&gt; &lt;dev&gt;PopCap Games&lt;/dev&gt; &lt;genre&gt;Puzzle&lt;/genre&gt; &lt;score&gt;3.9&lt;/score&gt; &lt;player&gt;1 Player&lt;/player&gt; &lt;story&gt;Bookworm is a combination of Scrabble and Bejeweled, in which you create words by selecting letters from adjacent tiles. Completed words are converted to points and removed from the board. New tiles fall in from the top to fill in the empty tile positions. Watch out for fiery letter tiles that will burn through your other tiles one at a time. Creating longer words will stave off burning tiles and generate bonus tiles as well. Words containing bonus tiles are worth more points.  The dictionary in this deluxe version is robust, containing over 150,000 words from three to twelve letters long. The Deluxe version adds an Action Game, new bonus gem tiles, automatic saved games, many word definitions, and a high score Hall of Fame maintained locally and, optionally, on the Internet.&lt;/story&gt; &lt;/game&gt;">
            <text:p>&lt;game name="Bookworm Deluxe"&gt; &lt;year&gt;2003&lt;/year&gt; &lt;rating&gt;ESRB - E (Everyone)&lt;/rating&gt; &lt;title&gt;Bookworm Deluxe&lt;/title&gt; &lt;pub&gt;PopCap Games&lt;/pub&gt; &lt;dev&gt;PopCap Games&lt;/dev&gt; &lt;genre&gt;Puzzle&lt;/genre&gt; &lt;score&gt;3.9&lt;/score&gt; &lt;player&gt;1 Player&lt;/player&gt; &lt;story&gt;Bookworm is a combination of Scrabble and Bejeweled, in which you create words by selecting letters from adjacent tiles. Completed words are converted to points and removed from the board. New tiles fall in from the top to fill in the empty tile positions. Watch out for fiery letter tiles that will burn through your other tiles one at a time. Creating longer words will stave off burning tiles and generate bonus tiles as well. Words containing bonus tiles are worth more points. <text:s/>The dictionary in this deluxe version is robust, containing over 150,000 words from three to twelve letters long. The Deluxe version adds an Action Game, new bonus gem tiles, automatic saved games, many word definitions, and a high score Hall of Fame maintained locally and, optionally, on the Internet.&lt;/story&gt; &lt;/game&gt;</text:p>
          </table:table-cell>
          <table:table-cell table:number-columns-repeated="1012"/>
        </table:table-row>
        <table:table-row table:style-name="ro1">
          <table:table-cell office:value-type="string">
            <text:p>Cake Mania</text:p>
          </table:table-cell>
          <table:table-cell office:value-type="float" office:value="2006">
            <text:p>2006</text:p>
          </table:table-cell>
          <table:table-cell office:value-type="string">
            <text:p>ESRB - E (Everyone)</text:p>
          </table:table-cell>
          <table:table-cell office:value-type="string">
            <text:p>Cake Mania</text:p>
          </table:table-cell>
          <table:table-cell table:number-columns-repeated="2" office:value-type="string">
            <text:p>Sandlot Games</text:p>
          </table:table-cell>
          <table:table-cell office:value-type="string">
            <text:p>Puzzle</text:p>
          </table:table-cell>
          <table:table-cell office:value-type="string">
            <text:p>3.6</text:p>
          </table:table-cell>
          <table:table-cell office:value-type="string">
            <text:p>1 Player</text:p>
          </table:table-cell>
          <table:table-cell office:value-type="string">
            <text:p>Jill is a young baker who acquired her passion for baking from her grandparents in their bakery, Evans Bakery. When she returned from culinary school, she discovered Evans Bakery closed down because a "Mega-Mart" moved in. Jill decides to show the mega corporation what her family's baking is all about and opened her own bakery in order to earn enough money to buy back Evans Bakery. Can Jill handle the pressure of running her own business and beat Mega-Mart? <text:s/>In Cake Mania, your job is to help Jill meet the monthly quota through 48 progressively difficult levels. This is no simple task because you will have to bake quickly as well as serve the customers quickly. There are a variety of different customers to serve. From nice old ladies to impatient holiday icons like Cupid! Each kind of customer have a different patience-level (indicated by the number of hearts). The longer they wait, the lower their patience. If they get too low, they will storm off and cost you money! <text:s/>When a customer first enters your bakery, hand them a menu. Then they will give you their order (in the form of a thought bubble) and you will have to create that cake. If you create the wrong cake (wrong shape or wrong frosting, etc) then you will have to throw it away and start over (costing you more money). You start off with one oven and one frosting machine. Between levels you will have the opportunity to purchase upgrades or new items that will improve the bakery's. For example, you can purchase upgrade your oven to one that bakes faster or you can purchase a T.V. that will help improve customers' patience.</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Cake Mania&quot;&gt; &lt;year&gt;2006&lt;/year&gt; &lt;rating&gt;ESRB - E (Everyone)&lt;/rating&gt; &lt;title&gt;Cake Mania&lt;/title&gt; &lt;pub&gt;Sandlot Games&lt;/pub&gt; &lt;dev&gt;Sandlot Games&lt;/dev&gt; &lt;genre&gt;Puzzle&lt;/genre&gt; &lt;score&gt;3.6&lt;/score&gt; &lt;player&gt;1 Player&lt;/player&gt; &lt;story&gt;Jill is a young baker who acquired her passion for baking from her grandparents in their bakery, Evans Bakery. When she returned from culinary school, she discovered Evans Bakery closed down because a &quot;Mega-Mart&quot; moved in. Jill decides to show the mega corporation what her family's baking is all about and opened her own bakery in order to earn enough money to buy back Evans Bakery. Can Jill handle the pressure of running her own business and beat Mega-Mart?  In Cake Mania, your job is to help Jill meet the monthly quota through 48 progressively difficult levels. This is no simple task because you will have to bake quickly as well as serve the customers quickly. There are a variety of different customers to serve. From nice old ladies to impatient holiday icons like Cupid! Each kind of customer have a different patience-level (indicated by the number of hearts). The longer they wait, the lower their patience. If they get too low, they will storm off and cost you money!  When a customer first enters your bakery, hand them a menu. Then they will give you their order (in the form of a thought bubble) and you will have to create that cake. If you create the wrong cake (wrong shape or wrong frosting, etc) then you will have to throw it away and start over (costing you more money). You start off with one oven and one frosting machine. Between levels you will have the opportunity to purchase upgrades or new items that will improve the bakery's. For example, you can purchase upgrade your oven to one that bakes faster or you can purchase a T.V. that will help improve customers' patience.&lt;/story&gt; &lt;/game&gt;">
            <text:p>&lt;game name="Cake Mania"&gt; &lt;year&gt;2006&lt;/year&gt; &lt;rating&gt;ESRB - E (Everyone)&lt;/rating&gt; &lt;title&gt;Cake Mania&lt;/title&gt; &lt;pub&gt;Sandlot Games&lt;/pub&gt; &lt;dev&gt;Sandlot Games&lt;/dev&gt; &lt;genre&gt;Puzzle&lt;/genre&gt; &lt;score&gt;3.6&lt;/score&gt; &lt;player&gt;1 Player&lt;/player&gt; &lt;story&gt;Jill is a young baker who acquired her passion for baking from her grandparents in their bakery, Evans Bakery. When she returned from culinary school, she discovered Evans Bakery closed down because a "Mega-Mart" moved in. Jill decides to show the mega corporation what her family's baking is all about and opened her own bakery in order to earn enough money to buy back Evans Bakery. Can Jill handle the pressure of running her own business and beat Mega-Mart? <text:s/>In Cake Mania, your job is to help Jill meet the monthly quota through 48 progressively difficult levels. This is no simple task because you will have to bake quickly as well as serve the customers quickly. There are a variety of different customers to serve. From nice old ladies to impatient holiday icons like Cupid! Each kind of customer have a different patience-level (indicated by the number of hearts). The longer they wait, the lower their patience. If they get too low, they will storm off and cost you money! <text:s/>When a customer first enters your bakery, hand them a menu. Then they will give you their order (in the form of a thought bubble) and you will have to create that cake. If you create the wrong cake (wrong shape or wrong frosting, etc) then you will have to throw it away and start over (costing you more money). You start off with one oven and one frosting machine. Between levels you will have the opportunity to purchase upgrades or new items that will improve the bakery's. For example, you can purchase upgrade your oven to one that bakes faster or you can purchase a T.V. that will help improve customers' patience.&lt;/story&gt; &lt;/game&gt;</text:p>
          </table:table-cell>
          <table:table-cell table:number-columns-repeated="1012"/>
        </table:table-row>
        <table:table-row table:style-name="ro1">
          <table:table-cell office:value-type="string">
            <text:p>Chuzzle Deluxe</text:p>
          </table:table-cell>
          <table:table-cell office:value-type="float" office:value="2005">
            <text:p>2005</text:p>
          </table:table-cell>
          <table:table-cell office:value-type="string">
            <text:p>ESRB - E (Everyone)</text:p>
          </table:table-cell>
          <table:table-cell office:value-type="string">
            <text:p>Chuzzle Deluxe</text:p>
          </table:table-cell>
          <table:table-cell office:value-type="string">
            <text:p>PopCap Games</text:p>
          </table:table-cell>
          <table:table-cell office:value-type="string">
            <text:p>Raptisoft</text:p>
          </table:table-cell>
          <table:table-cell office:value-type="string">
            <text:p>Puzzle</text:p>
          </table:table-cell>
          <table:table-cell office:value-type="string">
            <text:p>3.9</text:p>
          </table:table-cell>
          <table:table-cell office:value-type="string">
            <text:p>1 Player</text:p>
          </table:table-cell>
          <table:table-cell office:value-type="string">
            <text:p>Chuzzle Deluxe is a tile matching puzzle game with 4 different game modes and trophies for special events. <text:s/>Basically, you have a 6x6 rows big screen, filled with different colored Chuzzles (some sort of pets). Unlike other tile matching games, you don't move the tile (in this case the Chuzzle), but you actually move the entire row so that you get 3 same colored Chuzzles in a group. They then "explode" and the gap is filled with new Chuzzles. Row moving is possible due to the fact that the rows (both horizontal and vertical) are "round", meaning that moving the outer left Chuzzle one tile to the left will result in appearing of it at the outer right position. <text:s/>The four different game modes are: Classic, Speed, Zen and Mind Bender. <text:s/>Classic works like explained above, but you will also face mega Chuzzles (2x2 tiles big) which can't move out of the screen and locks, which will lock the two rows where it is located. Locks can be destroyed by making a match (mega Chuzzles by the way too). The game mode is level based. Just score as much points as needed for the level and you proceed with the next one. If you run out of possible matches, you can scramble the screen (basically this equals the lost of a life). <text:s/>Speed is like Classic, but you play against the clock. With each match, the counter is set a bit back, but as soon as the counter reaches the top, one Chuzzle will be locked. This goes until no moves are possible. Once you completed the level, the locks are reset. <text:s/>Zen is a relaxing mode. No locks and no clock. <text:s/>In Mind Bender, you job is to recreate a certain given pattern with your 36 Chuzzles. No clock and no special level order required to play. <text:s/>For the first three game modes, if you don't know any further, you can buy a hint (reduction of the score). <text:s/>The major feature of the game are the trophies. In the Trophy Room, you see 22 placeholders for trophies, which will be awarded as soon as you met the requirements. Those are for example for seven-step cascades (you make one match, which will trigger six additional matches), beating 10 levels of Classic, making a six tiles long match, or playing a game without using a hint and much much more.</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Chuzzle Deluxe&quot;&gt; &lt;year&gt;2005&lt;/year&gt; &lt;rating&gt;ESRB - E (Everyone)&lt;/rating&gt; &lt;title&gt;Chuzzle Deluxe&lt;/title&gt; &lt;pub&gt;PopCap Games&lt;/pub&gt; &lt;dev&gt;Raptisoft&lt;/dev&gt; &lt;genre&gt;Puzzle&lt;/genre&gt; &lt;score&gt;3.9&lt;/score&gt; &lt;player&gt;1 Player&lt;/player&gt; &lt;story&gt;Chuzzle Deluxe is a tile matching puzzle game with 4 different game modes and trophies for special events.  Basically, you have a 6x6 rows big screen, filled with different colored Chuzzles (some sort of pets). Unlike other tile matching games, you don't move the tile (in this case the Chuzzle), but you actually move the entire row so that you get 3 same colored Chuzzles in a group. They then &quot;explode&quot; and the gap is filled with new Chuzzles. Row moving is possible due to the fact that the rows (both horizontal and vertical) are &quot;round&quot;, meaning that moving the outer left Chuzzle one tile to the left will result in appearing of it at the outer right position.  The four different game modes are: Classic, Speed, Zen and Mind Bender.  Classic works like explained above, but you will also face mega Chuzzles (2x2 tiles big) which can't move out of the screen and locks, which will lock the two rows where it is located. Locks can be destroyed by making a match (mega Chuzzles by the way too). The game mode is level based. Just score as much points as needed for the level and you proceed with the next one. If you run out of possible matches, you can scramble the screen (basically this equals the lost of a life).  Speed is like Classic, but you play against the clock. With each match, the counter is set a bit back, but as soon as the counter reaches the top, one Chuzzle will be locked. This goes until no moves are possible. Once you completed the level, the locks are reset.  Zen is a relaxing mode. No locks and no clock.  In Mind Bender, you job is to recreate a certain given pattern with your 36 Chuzzles. No clock and no special level order required to play.  For the first three game modes, if you don't know any further, you can buy a hint (reduction of the score).  The major feature of the game are the trophies. In the Trophy Room, you see 22 placeholders for trophies, which will be awarded as soon as you met the requirements. Those are for example for seven-step cascades (you make one match, which will trigger six additional matches), beating 10 levels of Classic, making a six tiles long match, or playing a game without using a hint and much much more.&lt;/story&gt; &lt;/game&gt;">
            <text:p>&lt;game name="Chuzzle Deluxe"&gt; &lt;year&gt;2005&lt;/year&gt; &lt;rating&gt;ESRB - E (Everyone)&lt;/rating&gt; &lt;title&gt;Chuzzle Deluxe&lt;/title&gt; &lt;pub&gt;PopCap Games&lt;/pub&gt; &lt;dev&gt;Raptisoft&lt;/dev&gt; &lt;genre&gt;Puzzle&lt;/genre&gt; &lt;score&gt;3.9&lt;/score&gt; &lt;player&gt;1 Player&lt;/player&gt; &lt;story&gt;Chuzzle Deluxe is a tile matching puzzle game with 4 different game modes and trophies for special events. <text:s/>Basically, you have a 6x6 rows big screen, filled with different colored Chuzzles (some sort of pets). Unlike other tile matching games, you don't move the tile (in this case the Chuzzle), but you actually move the entire row so that you get 3 same colored Chuzzles in a group. They then "explode" and the gap is filled with new Chuzzles. Row moving is possible due to the fact that the rows (both horizontal and vertical) are "round", meaning that moving the outer left Chuzzle one tile to the left will result in appearing of it at the outer right position. <text:s/>The four different game modes are: Classic, Speed, Zen and Mind Bender. <text:s/>Classic works like explained above, but you will also face mega Chuzzles (2x2 tiles big) which can't move out of the screen and locks, which will lock the two rows where it is located. Locks can be destroyed by making a match (mega Chuzzles by the way too). The game mode is level based. Just score as much points as needed for the level and you proceed with the next one. If you run out of possible matches, you can scramble the screen (basically this equals the lost of a life). <text:s/>Speed is like Classic, but you play against the clock. With each match, the counter is set a bit back, but as soon as the counter reaches the top, one Chuzzle will be locked. This goes until no moves are possible. Once you completed the level, the locks are reset. <text:s/>Zen is a relaxing mode. No locks and no clock. <text:s/>In Mind Bender, you job is to recreate a certain given pattern with your 36 Chuzzles. No clock and no special level order required to play. <text:s/>For the first three game modes, if you don't know any further, you can buy a hint (reduction of the score). <text:s/>The major feature of the game are the trophies. In the Trophy Room, you see 22 placeholders for trophies, which will be awarded as soon as you met the requirements. Those are for example for seven-step cascades (you make one match, which will trigger six additional matches), beating 10 levels of Classic, making a six tiles long match, or playing a game without using a hint and much much more.&lt;/story&gt; &lt;/game&gt;</text:p>
          </table:table-cell>
          <table:table-cell table:number-columns-repeated="1012"/>
        </table:table-row>
        <table:table-row table:style-name="ro1">
          <table:table-cell office:value-type="string">
            <text:p>Cosmic Bugs</text:p>
          </table:table-cell>
          <table:table-cell office:value-type="float" office:value="2005">
            <text:p>2005</text:p>
          </table:table-cell>
          <table:table-cell office:value-type="string">
            <text:p>ESRB - E (Everyone)</text:p>
          </table:table-cell>
          <table:table-cell office:value-type="string">
            <text:p>Cosmic Bugs</text:p>
          </table:table-cell>
          <table:table-cell table:number-columns-repeated="2" office:value-type="string">
            <text:p>Retro64, Inc.</text:p>
          </table:table-cell>
          <table:table-cell office:value-type="string">
            <text:p>Puzzle</text:p>
          </table:table-cell>
          <table:table-cell office:value-type="string">
            <text:p>3.3</text:p>
          </table:table-cell>
          <table:table-cell office:value-type="string">
            <text:p>1 Player</text:p>
          </table:table-cell>
          <table:table-cell office:value-type="string">
            <text:p>Cosmic Bugs is the precursor to the game Water Bugs. An updated outer space version of the likes of Qix and JezzBall, the object of the game is to divide and clear a certain amount of the playing field. The playing field is filled with enemies who must be evaded and destroyed via being captured within a division. There are also enemies along the border of the playing field who must be treated in the same fashion but unlike their counterparts may fire on you when you are setting off a dividing line. Most enemies walk in random patterns and behave in an unintelligent manner but there are some enemies who will follow your cursor in order to block a division. There are also power-ups to get from destroyed enemies such as missiles, bombs and line enhancers. Look out however for power-downs that will make your job a little harder.</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Cosmic Bugs&quot;&gt; &lt;year&gt;2005&lt;/year&gt; &lt;rating&gt;ESRB - E (Everyone)&lt;/rating&gt; &lt;title&gt;Cosmic Bugs&lt;/title&gt; &lt;pub&gt;Retro64, Inc.&lt;/pub&gt; &lt;dev&gt;Retro64, Inc.&lt;/dev&gt; &lt;genre&gt;Puzzle&lt;/genre&gt; &lt;score&gt;3.3&lt;/score&gt; &lt;player&gt;1 Player&lt;/player&gt; &lt;story&gt;Cosmic Bugs is the precursor to the game Water Bugs. An updated outer space version of the likes of Qix and JezzBall, the object of the game is to divide and clear a certain amount of the playing field. The playing field is filled with enemies who must be evaded and destroyed via being captured within a division. There are also enemies along the border of the playing field who must be treated in the same fashion but unlike their counterparts may fire on you when you are setting off a dividing line. Most enemies walk in random patterns and behave in an unintelligent manner but there are some enemies who will follow your cursor in order to block a division. There are also power-ups to get from destroyed enemies such as missiles, bombs and line enhancers. Look out however for power-downs that will make your job a little harder.&lt;/story&gt; &lt;/game&gt;">
            <text:p>&lt;game name="Cosmic Bugs"&gt; &lt;year&gt;2005&lt;/year&gt; &lt;rating&gt;ESRB - E (Everyone)&lt;/rating&gt; &lt;title&gt;Cosmic Bugs&lt;/title&gt; &lt;pub&gt;Retro64, Inc.&lt;/pub&gt; &lt;dev&gt;Retro64, Inc.&lt;/dev&gt; &lt;genre&gt;Puzzle&lt;/genre&gt; &lt;score&gt;3.3&lt;/score&gt; &lt;player&gt;1 Player&lt;/player&gt; &lt;story&gt;Cosmic Bugs is the precursor to the game Water Bugs. An updated outer space version of the likes of Qix and JezzBall, the object of the game is to divide and clear a certain amount of the playing field. The playing field is filled with enemies who must be evaded and destroyed via being captured within a division. There are also enemies along the border of the playing field who must be treated in the same fashion but unlike their counterparts may fire on you when you are setting off a dividing line. Most enemies walk in random patterns and behave in an unintelligent manner but there are some enemies who will follow your cursor in order to block a division. There are also power-ups to get from destroyed enemies such as missiles, bombs and line enhancers. Look out however for power-downs that will make your job a little harder.&lt;/story&gt; &lt;/game&gt;</text:p>
          </table:table-cell>
          <table:table-cell table:number-columns-repeated="1012"/>
        </table:table-row>
        <table:table-row table:style-name="ro1">
          <table:table-cell office:value-type="string">
            <text:p>Diner Dash 2</text:p>
          </table:table-cell>
          <table:table-cell office:value-type="float" office:value="2006">
            <text:p>2006</text:p>
          </table:table-cell>
          <table:table-cell office:value-type="string">
            <text:p>ESRB - E (Everyone)</text:p>
          </table:table-cell>
          <table:table-cell office:value-type="string">
            <text:p>Diner Dash 2</text:p>
          </table:table-cell>
          <table:table-cell table:number-columns-repeated="2" office:value-type="string">
            <text:p>Play First, Inc.</text:p>
          </table:table-cell>
          <table:table-cell office:value-type="string">
            <text:p>Puzzle</text:p>
          </table:table-cell>
          <table:table-cell office:value-type="string">
            <text:p>3.7</text:p>
          </table:table-cell>
          <table:table-cell office:value-type="string">
            <text:p>1 Player</text:p>
          </table:table-cell>
          <table:table-cell office:value-type="string">
            <text:p>The news is dire. Mr. Big has tripled the rent on the local restaurants in an effort to push them out of business so that he can build his Mega Multiplex Foodplaza. <text:s/>Flo, with 5 of her own restaurants already up and running, has returned to help her friends make enough to pay the rent so they won't lose their restaurants. <text:s/>Help Flo as she takes orders and delivers food to the customers in different kinds of restaurants including a roadside diner and a Mexican cantina. Seat the customers, take their orders and deliver their food before they get upset and leave. Then, clean their tables off and seat the next customers. <text:s/>Diner Dash 2: Restaurant Rescue brings in some new customers, such as the cellphone addict and the bookworm as well as introducing families with crying babies. Some new objects include highchairs, a mop, and a phone to call for assistance. <text:s/>You can play Diner Dash 2 in story mode or in endless shift mode. After each level of the story mode, you can upgrade your restaurant. If you got expert on that level, you will have 3 choices instead of 2. Save the four restaurants in story mode to unlock a secret restaurant.</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Diner Dash 2&quot;&gt; &lt;year&gt;2006&lt;/year&gt; &lt;rating&gt;ESRB - E (Everyone)&lt;/rating&gt; &lt;title&gt;Diner Dash 2&lt;/title&gt; &lt;pub&gt;Play First, Inc.&lt;/pub&gt; &lt;dev&gt;Play First, Inc.&lt;/dev&gt; &lt;genre&gt;Puzzle&lt;/genre&gt; &lt;score&gt;3.7&lt;/score&gt; &lt;player&gt;1 Player&lt;/player&gt; &lt;story&gt;The news is dire. Mr. Big has tripled the rent on the local restaurants in an effort to push them out of business so that he can build his Mega Multiplex Foodplaza.  Flo, with 5 of her own restaurants already up and running, has returned to help her friends make enough to pay the rent so they won't lose their restaurants.  Help Flo as she takes orders and delivers food to the customers in different kinds of restaurants including a roadside diner and a Mexican cantina. Seat the customers, take their orders and deliver their food before they get upset and leave. Then, clean their tables off and seat the next customers.  Diner Dash 2: Restaurant Rescue brings in some new customers, such as the cellphone addict and the bookworm as well as introducing families with crying babies. Some new objects include highchairs, a mop, and a phone to call for assistance.  You can play Diner Dash 2 in story mode or in endless shift mode. After each level of the story mode, you can upgrade your restaurant. If you got expert on that level, you will have 3 choices instead of 2. Save the four restaurants in story mode to unlock a secret restaurant.&lt;/story&gt; &lt;/game&gt;">
            <text:p>&lt;game name="Diner Dash 2"&gt; &lt;year&gt;2006&lt;/year&gt; &lt;rating&gt;ESRB - E (Everyone)&lt;/rating&gt; &lt;title&gt;Diner Dash 2&lt;/title&gt; &lt;pub&gt;Play First, Inc.&lt;/pub&gt; &lt;dev&gt;Play First, Inc.&lt;/dev&gt; &lt;genre&gt;Puzzle&lt;/genre&gt; &lt;score&gt;3.7&lt;/score&gt; &lt;player&gt;1 Player&lt;/player&gt; &lt;story&gt;The news is dire. Mr. Big has tripled the rent on the local restaurants in an effort to push them out of business so that he can build his Mega Multiplex Foodplaza. <text:s/>Flo, with 5 of her own restaurants already up and running, has returned to help her friends make enough to pay the rent so they won't lose their restaurants. <text:s/>Help Flo as she takes orders and delivers food to the customers in different kinds of restaurants including a roadside diner and a Mexican cantina. Seat the customers, take their orders and deliver their food before they get upset and leave. Then, clean their tables off and seat the next customers. <text:s/>Diner Dash 2: Restaurant Rescue brings in some new customers, such as the cellphone addict and the bookworm as well as introducing families with crying babies. Some new objects include highchairs, a mop, and a phone to call for assistance. <text:s/>You can play Diner Dash 2 in story mode or in endless shift mode. After each level of the story mode, you can upgrade your restaurant. If you got expert on that level, you will have 3 choices instead of 2. Save the four restaurants in story mode to unlock a secret restaurant.&lt;/story&gt; &lt;/game&gt;</text:p>
          </table:table-cell>
          <table:table-cell table:number-columns-repeated="1012"/>
        </table:table-row>
        <table:table-row table:style-name="ro1">
          <table:table-cell office:value-type="string">
            <text:p>Dynomite Deluxe</text:p>
          </table:table-cell>
          <table:table-cell office:value-type="float" office:value="2002">
            <text:p>2002</text:p>
          </table:table-cell>
          <table:table-cell office:value-type="string">
            <text:p>ESRB - E (Everyone)</text:p>
          </table:table-cell>
          <table:table-cell office:value-type="string">
            <text:p>Dynomite Deluxe</text:p>
          </table:table-cell>
          <table:table-cell office:value-type="string">
            <text:p>PopCap Games</text:p>
          </table:table-cell>
          <table:table-cell office:value-type="string">
            <text:p>Raptisoft</text:p>
          </table:table-cell>
          <table:table-cell office:value-type="string">
            <text:p>Puzzle</text:p>
          </table:table-cell>
          <table:table-cell office:value-type="string">
            <text:p>4.4</text:p>
          </table:table-cell>
          <table:table-cell office:value-type="string">
            <text:p>1 Player</text:p>
          </table:table-cell>
          <table:table-cell office:value-type="string">
            <text:p>Dynomite is a revised version of Raptisoft's Eggsucker and has similar gameplay to Bust-A-Move. You launch colored dino eggs upwards from a swivable slingshot launcher to break groups of slowly descending egg patterns. At least 3 of similar color must be touching for them to break and large groups cracked elicit a witty shout from a dino character and bonus points. Cracking groups in succession will also bring shouts of ever increasing "combos" until a bomb is rewarded which explodes a large area of any eggs it contacts and pushes the descending egg field upwards temporarily. <text:s/>Some eggs will shake and if they are cracked in time, a dino baby will hatch giving a bonus. Certain eggs will also, if cracked, give extra points, mutiply scores, widen the play area, or show the route path of your launched egg for easy targeting. <text:s/>There are four different play modes: <text:s/>Endless Mode - eggs continue falling at ever increasing speeds. Occasionally when a timer runs down, a pterodactyl named Whirly will fly from the bottom of the screen and if not hit before he reaches the screen top, will drop a new color of egg making the game harder. He will fly ever faster each time he appears and is shot. <text:s/>Stomped Mode - Each screen is a set pattern of eggs that all must be cleared to move to another screen. Every set number of eggs fired, Mama Brontosaurus will stomp the screen down one row. <text:s/>Fossil Challenge - A prehistoric fossil trapped among the eggs must be freed by cracking all eggs surrounding it. There's two submodes - Strategic, where the screen remains static or Panic, where it will descend one row for every set number of shots taken. <text:s/>Time Trial - Simply clear all eggs in the quickest time possible in a choice of 3 different difficulty levels.</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Dynomite Deluxe&quot;&gt; &lt;year&gt;2002&lt;/year&gt; &lt;rating&gt;ESRB - E (Everyone)&lt;/rating&gt; &lt;title&gt;Dynomite Deluxe&lt;/title&gt; &lt;pub&gt;PopCap Games&lt;/pub&gt; &lt;dev&gt;Raptisoft&lt;/dev&gt; &lt;genre&gt;Puzzle&lt;/genre&gt; &lt;score&gt;4.4&lt;/score&gt; &lt;player&gt;1 Player&lt;/player&gt; &lt;story&gt;Dynomite is a revised version of Raptisoft's Eggsucker and has similar gameplay to Bust-A-Move. You launch colored dino eggs upwards from a swivable slingshot launcher to break groups of slowly descending egg patterns. At least 3 of similar color must be touching for them to break and large groups cracked elicit a witty shout from a dino character and bonus points. Cracking groups in succession will also bring shouts of ever increasing &quot;combos&quot; until a bomb is rewarded which explodes a large area of any eggs it contacts and pushes the descending egg field upwards temporarily.  Some eggs will shake and if they are cracked in time, a dino baby will hatch giving a bonus. Certain eggs will also, if cracked, give extra points, mutiply scores, widen the play area, or show the route path of your launched egg for easy targeting.  There are four different play modes:  Endless Mode - eggs continue falling at ever increasing speeds. Occasionally when a timer runs down, a pterodactyl named Whirly will fly from the bottom of the screen and if not hit before he reaches the screen top, will drop a new color of egg making the game harder. He will fly ever faster each time he appears and is shot.  Stomped Mode - Each screen is a set pattern of eggs that all must be cleared to move to another screen. Every set number of eggs fired, Mama Brontosaurus will stomp the screen down one row.  Fossil Challenge - A prehistoric fossil trapped among the eggs must be freed by cracking all eggs surrounding it. There's two submodes - Strategic, where the screen remains static or Panic, where it will descend one row for every set number of shots taken.  Time Trial - Simply clear all eggs in the quickest time possible in a choice of 3 different difficulty levels.&lt;/story&gt; &lt;/game&gt;">
            <text:p>&lt;game name="Dynomite Deluxe"&gt; &lt;year&gt;2002&lt;/year&gt; &lt;rating&gt;ESRB - E (Everyone)&lt;/rating&gt; &lt;title&gt;Dynomite Deluxe&lt;/title&gt; &lt;pub&gt;PopCap Games&lt;/pub&gt; &lt;dev&gt;Raptisoft&lt;/dev&gt; &lt;genre&gt;Puzzle&lt;/genre&gt; &lt;score&gt;4.4&lt;/score&gt; &lt;player&gt;1 Player&lt;/player&gt; &lt;story&gt;Dynomite is a revised version of Raptisoft's Eggsucker and has similar gameplay to Bust-A-Move. You launch colored dino eggs upwards from a swivable slingshot launcher to break groups of slowly descending egg patterns. At least 3 of similar color must be touching for them to break and large groups cracked elicit a witty shout from a dino character and bonus points. Cracking groups in succession will also bring shouts of ever increasing "combos" until a bomb is rewarded which explodes a large area of any eggs it contacts and pushes the descending egg field upwards temporarily. <text:s/>Some eggs will shake and if they are cracked in time, a dino baby will hatch giving a bonus. Certain eggs will also, if cracked, give extra points, mutiply scores, widen the play area, or show the route path of your launched egg for easy targeting. <text:s/>There are four different play modes: <text:s/>Endless Mode - eggs continue falling at ever increasing speeds. Occasionally when a timer runs down, a pterodactyl named Whirly will fly from the bottom of the screen and if not hit before he reaches the screen top, will drop a new color of egg making the game harder. He will fly ever faster each time he appears and is shot. <text:s/>Stomped Mode - Each screen is a set pattern of eggs that all must be cleared to move to another screen. Every set number of eggs fired, Mama Brontosaurus will stomp the screen down one row. <text:s/>Fossil Challenge - A prehistoric fossil trapped among the eggs must be freed by cracking all eggs surrounding it. There's two submodes - Strategic, where the screen remains static or Panic, where it will descend one row for every set number of shots taken. <text:s/>Time Trial - Simply clear all eggs in the quickest time possible in a choice of 3 different difficulty levels.&lt;/story&gt; &lt;/game&gt;</text:p>
          </table:table-cell>
          <table:table-cell table:number-columns-repeated="1012"/>
        </table:table-row>
        <table:table-row table:style-name="ro1">
          <table:table-cell office:value-type="string">
            <text:p>Escape Rosecliff Island</text:p>
          </table:table-cell>
          <table:table-cell office:value-type="float" office:value="2009">
            <text:p>2009</text:p>
          </table:table-cell>
          <table:table-cell office:value-type="string">
            <text:p>ESRB - E (Everyone)</text:p>
          </table:table-cell>
          <table:table-cell office:value-type="string">
            <text:p>Escape Rosecliff Island</text:p>
          </table:table-cell>
          <table:table-cell office:value-type="string">
            <text:p>PopCap Games</text:p>
          </table:table-cell>
          <table:table-cell office:value-type="string">
            <text:p>SpinTop Games</text:p>
          </table:table-cell>
          <table:table-cell office:value-type="string">
            <text:p>Puzzle</text:p>
          </table:table-cell>
          <table:table-cell office:value-type="string">
            <text:p>2.3</text:p>
          </table:table-cell>
          <table:table-cell office:value-type="string">
            <text:p>1 Player</text:p>
          </table:table-cell>
          <table:table-cell office:value-type="string">
            <text:p>Escape Rosecliff Island is a hidden object game where the player takes the role of a castaway stranded on a mysterious and remote island. The main objective is to find and click on all the items from a list at the bottom of the screen, on locations around the island filled with assorted objects, within a time limit. Some of the list items have riddles instead of the object name, like "collects nuts" for a squirrel, "cuts paper" for a pair of scissors, and so on. <text:s/>The hint button highlights the position of one of the required objects, but takes 7,500 points from the score and about a minute to recharge after use. A relaxed mode, without the time constraints, can be selected at the start of the game. <text:s/>Besides the list items, each location has two hidden locks. A new mode called "Unlimited Seek &amp; Find" is available at the main menu after completing the game and finding all the fifty locks, where the goal is to find every single item from each location as fast as possible. <text:s/>The mini-games that appear between the stages are versions of classic casual games. There are implementations of concentration, jigsaw puzzles, circle puzzles, word search and tile-matching titles. In the circle puzzle, a scrambled picture is divided in circular segments, and the objective is to rotate each ring until it is in the correct position. In the tile-matching mini-game, the player has to swap two adjacent tiles in a grid and connect three or more matching figures to make them disappear, breaking the background layer to complete the level.</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Escape Rosecliff Island&quot;&gt; &lt;year&gt;2009&lt;/year&gt; &lt;rating&gt;ESRB - E (Everyone)&lt;/rating&gt; &lt;title&gt;Escape Rosecliff Island&lt;/title&gt; &lt;pub&gt;PopCap Games&lt;/pub&gt; &lt;dev&gt;SpinTop Games&lt;/dev&gt; &lt;genre&gt;Puzzle&lt;/genre&gt; &lt;score&gt;2.3&lt;/score&gt; &lt;player&gt;1 Player&lt;/player&gt; &lt;story&gt;Escape Rosecliff Island is a hidden object game where the player takes the role of a castaway stranded on a mysterious and remote island. The main objective is to find and click on all the items from a list at the bottom of the screen, on locations around the island filled with assorted objects, within a time limit. Some of the list items have riddles instead of the object name, like &quot;collects nuts&quot; for a squirrel, &quot;cuts paper&quot; for a pair of scissors, and so on.  The hint button highlights the position of one of the required objects, but takes 7,500 points from the score and about a minute to recharge after use. A relaxed mode, without the time constraints, can be selected at the start of the game.  Besides the list items, each location has two hidden locks. A new mode called &quot;Unlimited Seek &amp; Find&quot; is available at the main menu after completing the game and finding all the fifty locks, where the goal is to find every single item from each location as fast as possible.  The mini-games that appear between the stages are versions of classic casual games. There are implementations of concentration, jigsaw puzzles, circle puzzles, word search and tile-matching titles. In the circle puzzle, a scrambled picture is divided in circular segments, and the objective is to rotate each ring until it is in the correct position. In the tile-matching mini-game, the player has to swap two adjacent tiles in a grid and connect three or more matching figures to make them disappear, breaking the background layer to complete the level.&lt;/story&gt; &lt;/game&gt;">
            <text:p>&lt;game name="Escape Rosecliff Island"&gt; &lt;year&gt;2009&lt;/year&gt; &lt;rating&gt;ESRB - E (Everyone)&lt;/rating&gt; &lt;title&gt;Escape Rosecliff Island&lt;/title&gt; &lt;pub&gt;PopCap Games&lt;/pub&gt; &lt;dev&gt;SpinTop Games&lt;/dev&gt; &lt;genre&gt;Puzzle&lt;/genre&gt; &lt;score&gt;2.3&lt;/score&gt; &lt;player&gt;1 Player&lt;/player&gt; &lt;story&gt;Escape Rosecliff Island is a hidden object game where the player takes the role of a castaway stranded on a mysterious and remote island. The main objective is to find and click on all the items from a list at the bottom of the screen, on locations around the island filled with assorted objects, within a time limit. Some of the list items have riddles instead of the object name, like "collects nuts" for a squirrel, "cuts paper" for a pair of scissors, and so on. <text:s/>The hint button highlights the position of one of the required objects, but takes 7,500 points from the score and about a minute to recharge after use. A relaxed mode, without the time constraints, can be selected at the start of the game. <text:s/>Besides the list items, each location has two hidden locks. A new mode called "Unlimited Seek &amp; Find" is available at the main menu after completing the game and finding all the fifty locks, where the goal is to find every single item from each location as fast as possible. <text:s/>The mini-games that appear between the stages are versions of classic casual games. There are implementations of concentration, jigsaw puzzles, circle puzzles, word search and tile-matching titles. In the circle puzzle, a scrambled picture is divided in circular segments, and the objective is to rotate each ring until it is in the correct position. In the tile-matching mini-game, the player has to swap two adjacent tiles in a grid and connect three or more matching figures to make them disappear, breaking the background layer to complete the level.&lt;/story&gt; &lt;/game&gt;</text:p>
          </table:table-cell>
          <table:table-cell table:number-columns-repeated="1012"/>
        </table:table-row>
        <table:table-row table:style-name="ro1">
          <table:table-cell office:value-type="string">
            <text:p>Escape The Emerald Star</text:p>
          </table:table-cell>
          <table:table-cell office:value-type="float" office:value="2011">
            <text:p>2011</text:p>
          </table:table-cell>
          <table:table-cell office:value-type="string">
            <text:p>ESRB - E (Everyone)</text:p>
          </table:table-cell>
          <table:table-cell office:value-type="string">
            <text:p>Escape The Emerald Star</text:p>
          </table:table-cell>
          <table:table-cell office:value-type="string">
            <text:p>PopCap Games</text:p>
          </table:table-cell>
          <table:table-cell office:value-type="string">
            <text:p>SpinTop Games</text:p>
          </table:table-cell>
          <table:table-cell office:value-type="string">
            <text:p>Puzzle</text:p>
          </table:table-cell>
          <table:table-cell office:value-type="string">
            <text:p>3.2</text:p>
          </table:table-cell>
          <table:table-cell office:value-type="string">
            <text:p>1 Player</text:p>
          </table:table-cell>
          <table:table-cell office:value-type="string">
            <text:p>The theme in Escape the Emerald Star is that you are alone and lost at sea aboard a mid-century luxury cruise liner called the Emerald Star. Where has everyone gone? Why is the ship a drift and in disarray? <text:s/>Each screen has an items list at the bottom that must be found before progressing in levels or theme as most traditional hidden object games. Some objects require small interactivity to complete like putting a cork in a bottle or placing objects in some logical order. Some objects to be found are also listed as a clue or phrase such as ‘not go but’ requiring the player to find the correct road sign. Just before level completion the player must complete a mini puzzle task with the game offering a different one from a selection of types from tile matching, crosswords, or match 3 etc. At the end of each level status for time, object counts, or achievements is also provided. </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Escape The Emerald Star&quot;&gt; &lt;year&gt;2011&lt;/year&gt; &lt;rating&gt;ESRB - E (Everyone)&lt;/rating&gt; &lt;title&gt;Escape The Emerald Star&lt;/title&gt; &lt;pub&gt;PopCap Games&lt;/pub&gt; &lt;dev&gt;SpinTop Games&lt;/dev&gt; &lt;genre&gt;Puzzle&lt;/genre&gt; &lt;score&gt;3.2&lt;/score&gt; &lt;player&gt;1 Player&lt;/player&gt; &lt;story&gt;The theme in Escape the Emerald Star is that you are alone and lost at sea aboard a mid-century luxury cruise liner called the Emerald Star. Where has everyone gone? Why is the ship a drift and in disarray?  Each screen has an items list at the bottom that must be found before progressing in levels or theme as most traditional hidden object games. Some objects require small interactivity to complete like putting a cork in a bottle or placing objects in some logical order. Some objects to be found are also listed as a clue or phrase such as ‘not go but’ requiring the player to find the correct road sign. Just before level completion the player must complete a mini puzzle task with the game offering a different one from a selection of types from tile matching, crosswords, or match 3 etc. At the end of each level status for time, object counts, or achievements is also provided. &lt;/story&gt; &lt;/game&gt;">
            <text:p>&lt;game name="Escape The Emerald Star"&gt; &lt;year&gt;2011&lt;/year&gt; &lt;rating&gt;ESRB - E (Everyone)&lt;/rating&gt; &lt;title&gt;Escape The Emerald Star&lt;/title&gt; &lt;pub&gt;PopCap Games&lt;/pub&gt; &lt;dev&gt;SpinTop Games&lt;/dev&gt; &lt;genre&gt;Puzzle&lt;/genre&gt; &lt;score&gt;3.2&lt;/score&gt; &lt;player&gt;1 Player&lt;/player&gt; &lt;story&gt;The theme in Escape the Emerald Star is that you are alone and lost at sea aboard a mid-century luxury cruise liner called the Emerald Star. Where has everyone gone? Why is the ship a drift and in disarray? <text:s/>Each screen has an items list at the bottom that must be found before progressing in levels or theme as most traditional hidden object games. Some objects require small interactivity to complete like putting a cork in a bottle or placing objects in some logical order. Some objects to be found are also listed as a clue or phrase such as ‘not go but’ requiring the player to find the correct road sign. Just before level completion the player must complete a mini puzzle task with the game offering a different one from a selection of types from tile matching, crosswords, or match 3 etc. At the end of each level status for time, object counts, or achievements is also provided. &lt;/story&gt; &lt;/game&gt;</text:p>
          </table:table-cell>
          <table:table-cell table:number-columns-repeated="1012"/>
        </table:table-row>
        <table:table-row table:style-name="ro1">
          <table:table-cell office:value-type="string">
            <text:p>Escape Whisper Valley</text:p>
          </table:table-cell>
          <table:table-cell office:value-type="float" office:value="2010">
            <text:p>2010</text:p>
          </table:table-cell>
          <table:table-cell office:value-type="string">
            <text:p>ESRB - E (Everyone)</text:p>
          </table:table-cell>
          <table:table-cell office:value-type="string">
            <text:p>Escape Whisper Valley</text:p>
          </table:table-cell>
          <table:table-cell office:value-type="string">
            <text:p>PopCap Games</text:p>
          </table:table-cell>
          <table:table-cell office:value-type="string">
            <text:p>SpinTop Games</text:p>
          </table:table-cell>
          <table:table-cell office:value-type="string">
            <text:p>Puzzle</text:p>
          </table:table-cell>
          <table:table-cell office:value-type="string">
            <text:p>3.2</text:p>
          </table:table-cell>
          <table:table-cell office:value-type="string">
            <text:p>1 Player</text:p>
          </table:table-cell>
          <table:table-cell office:value-type="string">
            <text:p>The theme in Escape Whisper Valley is you are trapped in a remote mountain type region of some American town that appears to be abandoned. You advance the context of escape by finding all of the hidden objects present collecting clues from the remote and deserted town of Whisper Valley. <text:s/>Each screen has an items list at the bottom that must be found before progressing in levels or theme as most traditional hidden object games. Some objects require small interactivity to complete like putting a cork in a bottle or placing objects in some logical order. Some objects to be found are also listed as a clue or phrase such as ‘not go but’ requiring the player to find the correct road sign. <text:s/>Just before level completion the player must complete a mini puzzle task with the game offering a different one from a selection of types from tile matching, crosswords, or match 3 etc. At the end of each level status for time, object counts, or achievements is also provided.</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Escape Whisper Valley&quot;&gt; &lt;year&gt;2010&lt;/year&gt; &lt;rating&gt;ESRB - E (Everyone)&lt;/rating&gt; &lt;title&gt;Escape Whisper Valley&lt;/title&gt; &lt;pub&gt;PopCap Games&lt;/pub&gt; &lt;dev&gt;SpinTop Games&lt;/dev&gt; &lt;genre&gt;Puzzle&lt;/genre&gt; &lt;score&gt;3.2&lt;/score&gt; &lt;player&gt;1 Player&lt;/player&gt; &lt;story&gt;The theme in Escape Whisper Valley is you are trapped in a remote mountain type region of some American town that appears to be abandoned. You advance the context of escape by finding all of the hidden objects present collecting clues from the remote and deserted town of Whisper Valley.  Each screen has an items list at the bottom that must be found before progressing in levels or theme as most traditional hidden object games. Some objects require small interactivity to complete like putting a cork in a bottle or placing objects in some logical order. Some objects to be found are also listed as a clue or phrase such as ‘not go but’ requiring the player to find the correct road sign.  Just before level completion the player must complete a mini puzzle task with the game offering a different one from a selection of types from tile matching, crosswords, or match 3 etc. At the end of each level status for time, object counts, or achievements is also provided.&lt;/story&gt; &lt;/game&gt;">
            <text:p>&lt;game name="Escape Whisper Valley"&gt; &lt;year&gt;2010&lt;/year&gt; &lt;rating&gt;ESRB - E (Everyone)&lt;/rating&gt; &lt;title&gt;Escape Whisper Valley&lt;/title&gt; &lt;pub&gt;PopCap Games&lt;/pub&gt; &lt;dev&gt;SpinTop Games&lt;/dev&gt; &lt;genre&gt;Puzzle&lt;/genre&gt; &lt;score&gt;3.2&lt;/score&gt; &lt;player&gt;1 Player&lt;/player&gt; &lt;story&gt;The theme in Escape Whisper Valley is you are trapped in a remote mountain type region of some American town that appears to be abandoned. You advance the context of escape by finding all of the hidden objects present collecting clues from the remote and deserted town of Whisper Valley. <text:s/>Each screen has an items list at the bottom that must be found before progressing in levels or theme as most traditional hidden object games. Some objects require small interactivity to complete like putting a cork in a bottle or placing objects in some logical order. Some objects to be found are also listed as a clue or phrase such as ‘not go but’ requiring the player to find the correct road sign. <text:s/>Just before level completion the player must complete a mini puzzle task with the game offering a different one from a selection of types from tile matching, crosswords, or match 3 etc. At the end of each level status for time, object counts, or achievements is also provided.&lt;/story&gt; &lt;/game&gt;</text:p>
          </table:table-cell>
          <table:table-cell table:number-columns-repeated="1012"/>
        </table:table-row>
        <table:table-row table:style-name="ro1">
          <table:table-cell office:value-type="string">
            <text:p>Family Feud</text:p>
          </table:table-cell>
          <table:table-cell office:value-type="float" office:value="2005">
            <text:p>2005</text:p>
          </table:table-cell>
          <table:table-cell office:value-type="string">
            <text:p>ESRB - E (Everyone)</text:p>
          </table:table-cell>
          <table:table-cell office:value-type="string">
            <text:p>Family Feud</text:p>
          </table:table-cell>
          <table:table-cell table:number-columns-repeated="2" office:value-type="string">
            <text:p>iWin, Inc.</text:p>
          </table:table-cell>
          <table:table-cell office:value-type="string">
            <text:p>Game Show</text:p>
          </table:table-cell>
          <table:table-cell office:value-type="string">
            <text:p>3.6</text:p>
          </table:table-cell>
          <table:table-cell office:value-type="string">
            <text:p>1-2 Players</text:p>
          </table:table-cell>
          <table:table-cell office:value-type="string">
            <text:p>This is the first Family Feud computer game based on the successful television game show. A few years later, Softie developed The All New Family Feud with more advanced graphics and music. <text:s/>Two families compete against each other or against a computer family, 5 people per family. Just like in the tv show, there are 3 Rounds ending in a timed Bonus "Fast-Money" Round. Randomly generated questions are asked, and the object is to figure out the most popular answers from the 100 people poled. Each member of the family contributes during the Rounds, and two people play in the Bonus Round.</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Family Feud&quot;&gt; &lt;year&gt;2005&lt;/year&gt; &lt;rating&gt;ESRB - E (Everyone)&lt;/rating&gt; &lt;title&gt;Family Feud&lt;/title&gt; &lt;pub&gt;iWin, Inc.&lt;/pub&gt; &lt;dev&gt;iWin, Inc.&lt;/dev&gt; &lt;genre&gt;Game Show&lt;/genre&gt; &lt;score&gt;3.6&lt;/score&gt; &lt;player&gt;1-2 Players&lt;/player&gt; &lt;story&gt;This is the first Family Feud computer game based on the successful television game show. A few years later, Softie developed The All New Family Feud with more advanced graphics and music.  Two families compete against each other or against a computer family, 5 people per family. Just like in the tv show, there are 3 Rounds ending in a timed Bonus &quot;Fast-Money&quot; Round. Randomly generated questions are asked, and the object is to figure out the most popular answers from the 100 people poled. Each member of the family contributes during the Rounds, and two people play in the Bonus Round.&lt;/story&gt; &lt;/game&gt;">
            <text:p>&lt;game name="Family Feud"&gt; &lt;year&gt;2005&lt;/year&gt; &lt;rating&gt;ESRB - E (Everyone)&lt;/rating&gt; &lt;title&gt;Family Feud&lt;/title&gt; &lt;pub&gt;iWin, Inc.&lt;/pub&gt; &lt;dev&gt;iWin, Inc.&lt;/dev&gt; &lt;genre&gt;Game Show&lt;/genre&gt; &lt;score&gt;3.6&lt;/score&gt; &lt;player&gt;1-2 Players&lt;/player&gt; &lt;story&gt;This is the first Family Feud computer game based on the successful television game show. A few years later, Softie developed The All New Family Feud with more advanced graphics and music. <text:s/>Two families compete against each other or against a computer family, 5 people per family. Just like in the tv show, there are 3 Rounds ending in a timed Bonus "Fast-Money" Round. Randomly generated questions are asked, and the object is to figure out the most popular answers from the 100 people poled. Each member of the family contributes during the Rounds, and two people play in the Bonus Round.&lt;/story&gt; &lt;/game&gt;</text:p>
          </table:table-cell>
          <table:table-cell table:number-columns-repeated="1012"/>
        </table:table-row>
        <table:table-row table:style-name="ro1">
          <table:table-cell office:value-type="string">
            <text:p>Feeding Frenzy 2 Deluxe</text:p>
          </table:table-cell>
          <table:table-cell office:value-type="float" office:value="2006">
            <text:p>2006</text:p>
          </table:table-cell>
          <table:table-cell office:value-type="string">
            <text:p>ESRB - E (Everyone)</text:p>
          </table:table-cell>
          <table:table-cell office:value-type="string">
            <text:p>Feeding Frenzy 2 Deluxe</text:p>
          </table:table-cell>
          <table:table-cell office:value-type="string">
            <text:p>GameHouse, Inc.</text:p>
          </table:table-cell>
          <table:table-cell office:value-type="string">
            <text:p>PopCap Games</text:p>
          </table:table-cell>
          <table:table-cell office:value-type="string">
            <text:p>Action</text:p>
          </table:table-cell>
          <table:table-cell office:value-type="string">
            <text:p>2.9</text:p>
          </table:table-cell>
          <table:table-cell office:value-type="string">
            <text:p>1 Player</text:p>
          </table:table-cell>
          <table:table-cell office:value-type="string">
            <text:p>Feeding Frenzy is back with 60 more levels, new powerups, new fish and a new above water area. Start out as a small fish in the big ocean as you try to find out why there are so many shipwrecks lately. Eat the smaller fish and avoid the larger fish as you work your way up through the food chain. <text:s/>As you eat fish, you will grow and be able to eat even larger fish. You can also get powerups that allow you to move really fast, stun other fish, make larger fish shrink so you can eat them and much more. As you progress, you will change fish from that small fish up to a great white shark. Remember, though, that even as a shark, you can still be eaten by other sharks or killer whales, so be careful. <text:s/>New to the series, is an out-of-water experience. In some levels, you will have the opportunity to jump out of the water to eat mayflies and powerups. Jump high and do flips to score style points as well. But, watch out for the pelicans, who will be happy to eat you as you jump out of the water. <text:s/>One more new thing in the game are the Midnight Zones. These levels are too deep for light to reach them. If you want to see what you are doing, you'll need to eat plankton to give you enough light to see. There are the same two game modes as on the original... normal "campaign" style and Time Attack.</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Feeding Frenzy 2 Deluxe&quot;&gt; &lt;year&gt;2006&lt;/year&gt; &lt;rating&gt;ESRB - E (Everyone)&lt;/rating&gt; &lt;title&gt;Feeding Frenzy 2 Deluxe&lt;/title&gt; &lt;pub&gt;GameHouse, Inc.&lt;/pub&gt; &lt;dev&gt;PopCap Games&lt;/dev&gt; &lt;genre&gt;Action&lt;/genre&gt; &lt;score&gt;2.9&lt;/score&gt; &lt;player&gt;1 Player&lt;/player&gt; &lt;story&gt;Feeding Frenzy is back with 60 more levels, new powerups, new fish and a new above water area. Start out as a small fish in the big ocean as you try to find out why there are so many shipwrecks lately. Eat the smaller fish and avoid the larger fish as you work your way up through the food chain.  As you eat fish, you will grow and be able to eat even larger fish. You can also get powerups that allow you to move really fast, stun other fish, make larger fish shrink so you can eat them and much more. As you progress, you will change fish from that small fish up to a great white shark. Remember, though, that even as a shark, you can still be eaten by other sharks or killer whales, so be careful.  New to the series, is an out-of-water experience. In some levels, you will have the opportunity to jump out of the water to eat mayflies and powerups. Jump high and do flips to score style points as well. But, watch out for the pelicans, who will be happy to eat you as you jump out of the water.  One more new thing in the game are the Midnight Zones. These levels are too deep for light to reach them. If you want to see what you are doing, you'll need to eat plankton to give you enough light to see. There are the same two game modes as on the original... normal &quot;campaign&quot; style and Time Attack.&lt;/story&gt; &lt;/game&gt;">
            <text:p>&lt;game name="Feeding Frenzy 2 Deluxe"&gt; &lt;year&gt;2006&lt;/year&gt; &lt;rating&gt;ESRB - E (Everyone)&lt;/rating&gt; &lt;title&gt;Feeding Frenzy 2 Deluxe&lt;/title&gt; &lt;pub&gt;GameHouse, Inc.&lt;/pub&gt; &lt;dev&gt;PopCap Games&lt;/dev&gt; &lt;genre&gt;Action&lt;/genre&gt; &lt;score&gt;2.9&lt;/score&gt; &lt;player&gt;1 Player&lt;/player&gt; &lt;story&gt;Feeding Frenzy is back with 60 more levels, new powerups, new fish and a new above water area. Start out as a small fish in the big ocean as you try to find out why there are so many shipwrecks lately. Eat the smaller fish and avoid the larger fish as you work your way up through the food chain. <text:s/>As you eat fish, you will grow and be able to eat even larger fish. You can also get powerups that allow you to move really fast, stun other fish, make larger fish shrink so you can eat them and much more. As you progress, you will change fish from that small fish up to a great white shark. Remember, though, that even as a shark, you can still be eaten by other sharks or killer whales, so be careful. <text:s/>New to the series, is an out-of-water experience. In some levels, you will have the opportunity to jump out of the water to eat mayflies and powerups. Jump high and do flips to score style points as well. But, watch out for the pelicans, who will be happy to eat you as you jump out of the water. <text:s/>One more new thing in the game are the Midnight Zones. These levels are too deep for light to reach them. If you want to see what you are doing, you'll need to eat plankton to give you enough light to see. There are the same two game modes as on the original... normal "campaign" style and Time Attack.&lt;/story&gt; &lt;/game&gt;</text:p>
          </table:table-cell>
          <table:table-cell table:number-columns-repeated="1012"/>
        </table:table-row>
        <table:table-row table:style-name="ro1">
          <table:table-cell office:value-type="string">
            <text:p>Feeding Frenzy Deluxe</text:p>
          </table:table-cell>
          <table:table-cell office:value-type="float" office:value="2004">
            <text:p>2004</text:p>
          </table:table-cell>
          <table:table-cell office:value-type="string">
            <text:p>ESRB - E (Everyone)</text:p>
          </table:table-cell>
          <table:table-cell office:value-type="string">
            <text:p>Feeding Frenzy Deluxe</text:p>
          </table:table-cell>
          <table:table-cell office:value-type="string">
            <text:p>GameHouse, Inc.</text:p>
          </table:table-cell>
          <table:table-cell office:value-type="string">
            <text:p>Sprout Games</text:p>
          </table:table-cell>
          <table:table-cell office:value-type="string">
            <text:p>Action</text:p>
          </table:table-cell>
          <table:table-cell office:value-type="string">
            <text:p>3.3</text:p>
          </table:table-cell>
          <table:table-cell office:value-type="string">
            <text:p>1 Player</text:p>
          </table:table-cell>
          <table:table-cell office:value-type="string">
            <text:p>Survival of the quickest, strongest, and biggest in the deep-seas! <text:s/>The player starts as a tiny fish trying to survive, but hunted, in an unknown underwater world full of killer predators. The player must collect power-ups and bonuses, avoid eating poisoned fish, bumping into mines or getting electrocuted. The player's goal is to eat their way up the food chain, all the way up to the Shark King, and become master of the deep-seas! <text:s/>The game also shows a "Fun Fact" after each level, being a real life fact about sea creatures and plants, giving it the educational twist.</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Feeding Frenzy Deluxe&quot;&gt; &lt;year&gt;2004&lt;/year&gt; &lt;rating&gt;ESRB - E (Everyone)&lt;/rating&gt; &lt;title&gt;Feeding Frenzy Deluxe&lt;/title&gt; &lt;pub&gt;GameHouse, Inc.&lt;/pub&gt; &lt;dev&gt;Sprout Games&lt;/dev&gt; &lt;genre&gt;Action&lt;/genre&gt; &lt;score&gt;3.3&lt;/score&gt; &lt;player&gt;1 Player&lt;/player&gt; &lt;story&gt;Survival of the quickest, strongest, and biggest in the deep-seas!  The player starts as a tiny fish trying to survive, but hunted, in an unknown underwater world full of killer predators. The player must collect power-ups and bonuses, avoid eating poisoned fish, bumping into mines or getting electrocuted. The player's goal is to eat their way up the food chain, all the way up to the Shark King, and become master of the deep-seas!  The game also shows a &quot;Fun Fact&quot; after each level, being a real life fact about sea creatures and plants, giving it the educational twist.&lt;/story&gt; &lt;/game&gt;">
            <text:p>&lt;game name="Feeding Frenzy Deluxe"&gt; &lt;year&gt;2004&lt;/year&gt; &lt;rating&gt;ESRB - E (Everyone)&lt;/rating&gt; &lt;title&gt;Feeding Frenzy Deluxe&lt;/title&gt; &lt;pub&gt;GameHouse, Inc.&lt;/pub&gt; &lt;dev&gt;Sprout Games&lt;/dev&gt; &lt;genre&gt;Action&lt;/genre&gt; &lt;score&gt;3.3&lt;/score&gt; &lt;player&gt;1 Player&lt;/player&gt; &lt;story&gt;Survival of the quickest, strongest, and biggest in the deep-seas! <text:s/>The player starts as a tiny fish trying to survive, but hunted, in an unknown underwater world full of killer predators. The player must collect power-ups and bonuses, avoid eating poisoned fish, bumping into mines or getting electrocuted. The player's goal is to eat their way up the food chain, all the way up to the Shark King, and become master of the deep-seas! <text:s/>The game also shows a "Fun Fact" after each level, being a real life fact about sea creatures and plants, giving it the educational twist.&lt;/story&gt; &lt;/game&gt;</text:p>
          </table:table-cell>
          <table:table-cell table:number-columns-repeated="1012"/>
        </table:table-row>
        <table:table-row table:style-name="ro1">
          <table:table-cell office:value-type="string">
            <text:p>Game of Life, The</text:p>
          </table:table-cell>
          <table:table-cell office:value-type="float" office:value="2012">
            <text:p>2012</text:p>
          </table:table-cell>
          <table:table-cell office:value-type="string">
            <text:p>ESRB - E (Everyone)</text:p>
          </table:table-cell>
          <table:table-cell office:value-type="string">
            <text:p>Game of Life, The</text:p>
          </table:table-cell>
          <table:table-cell table:number-columns-repeated="2" office:value-type="string">
            <text:p>PopCap Games</text:p>
          </table:table-cell>
          <table:table-cell office:value-type="string">
            <text:p>Board Games</text:p>
          </table:table-cell>
          <table:table-cell office:value-type="string">
            <text:p>3.9</text:p>
          </table:table-cell>
          <table:table-cell office:value-type="string">
            <text:p>1-4 Players</text:p>
          </table:table-cell>
          <table:table-cell office:value-type="string">
            <text:p>Where will life lead you? Give the spinner a whirl and find out in The Game of Life! Choose a career, build a family, and grow your fortune in this amazing new version of the family classic board game. You've never seen The Game of Life like this before. See if you're destined for Countryside Estate or Millionaire Mansion today! **two great game modes: Enhanced and Classic **play with up to five other players **incredible new animations **colourful family fun </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Game of Life, The&quot;&gt; &lt;year&gt;2012&lt;/year&gt; &lt;rating&gt;ESRB - E (Everyone)&lt;/rating&gt; &lt;title&gt;Game of Life, The&lt;/title&gt; &lt;pub&gt;PopCap Games&lt;/pub&gt; &lt;dev&gt;PopCap Games&lt;/dev&gt; &lt;genre&gt;Board Games&lt;/genre&gt; &lt;score&gt;3.9&lt;/score&gt; &lt;player&gt;1-4 Players&lt;/player&gt; &lt;story&gt;Where will life lead you? Give the spinner a whirl and find out in The Game of Life! Choose a career, build a family, and grow your fortune in this amazing new version of the family classic board game. You've never seen The Game of Life like this before. See if you're destined for Countryside Estate or Millionaire Mansion today! **two great game modes: Enhanced and Classic **play with up to five other players **incredible new animations **colourful family fun &lt;/story&gt; &lt;/game&gt;">
            <text:p>&lt;game name="Game of Life, The"&gt; &lt;year&gt;2012&lt;/year&gt; &lt;rating&gt;ESRB - E (Everyone)&lt;/rating&gt; &lt;title&gt;Game of Life, The&lt;/title&gt; &lt;pub&gt;PopCap Games&lt;/pub&gt; &lt;dev&gt;PopCap Games&lt;/dev&gt; &lt;genre&gt;Board Games&lt;/genre&gt; &lt;score&gt;3.9&lt;/score&gt; &lt;player&gt;1-4 Players&lt;/player&gt; &lt;story&gt;Where will life lead you? Give the spinner a whirl and find out in The Game of Life! Choose a career, build a family, and grow your fortune in this amazing new version of the family classic board game. You've never seen The Game of Life like this before. See if you're destined for Countryside Estate or Millionaire Mansion today! **two great game modes: Enhanced and Classic **play with up to five other players **incredible new animations **colourful family fun &lt;/story&gt; &lt;/game&gt;</text:p>
          </table:table-cell>
          <table:table-cell table:number-columns-repeated="1012"/>
        </table:table-row>
        <table:table-row table:style-name="ro1">
          <table:table-cell office:value-type="string">
            <text:p>Gyromancer</text:p>
          </table:table-cell>
          <table:table-cell office:value-type="float" office:value="2009">
            <text:p>2009</text:p>
          </table:table-cell>
          <table:table-cell office:value-type="string">
            <text:p>ESRB - E (Everyone)</text:p>
          </table:table-cell>
          <table:table-cell office:value-type="string">
            <text:p>Gyromancer</text:p>
          </table:table-cell>
          <table:table-cell office:value-type="string">
            <text:p>Square Enix</text:p>
          </table:table-cell>
          <table:table-cell office:value-type="string">
            <text:p>PopCap Games</text:p>
          </table:table-cell>
          <table:table-cell office:value-type="string">
            <text:p>Puzzle</text:p>
          </table:table-cell>
          <table:table-cell office:value-type="string">
            <text:p>4.0</text:p>
          </table:table-cell>
          <table:table-cell office:value-type="string">
            <text:p>1 Player</text:p>
          </table:table-cell>
          <table:table-cell office:value-type="string">
            <text:p>Gyromancer is a single-player puzzle/RPG hybrid. You traverse each 2D level carrying 3 beasts with you, each with different powers. Meet a foe inside the map and you must choose one of the beasts to fight for you. The fight mechanics are very much like Bejeweled Twist: you can rotate any 2x2 square inside a 8x8 grid with gems of many different colors; match 3 gems and your beast powers energize. Once a power is fully ready, a random gem lights up inside the board. Match it and an attack (or some other effect) is unleashed upon your enemy. Chaining up matches make your energy rise faster, while failing to make a match makes your foe's energy rise quickly. Kill your enemy and you gain experience points to level up your beasts; if your beast reaches 0HP, it will have to sit out of battles for the remainder of the level. <text:s/>Inside the levels, you may find chests with money and items to be used during the fights, or "codes" which allow you to summon more powerful beasts (as long as you can pay for them).</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Gyromancer&quot;&gt; &lt;year&gt;2009&lt;/year&gt; &lt;rating&gt;ESRB - E (Everyone)&lt;/rating&gt; &lt;title&gt;Gyromancer&lt;/title&gt; &lt;pub&gt;Square Enix&lt;/pub&gt; &lt;dev&gt;PopCap Games&lt;/dev&gt; &lt;genre&gt;Puzzle&lt;/genre&gt; &lt;score&gt;4.0&lt;/score&gt; &lt;player&gt;1 Player&lt;/player&gt; &lt;story&gt;Gyromancer is a single-player puzzle/RPG hybrid. You traverse each 2D level carrying 3 beasts with you, each with different powers. Meet a foe inside the map and you must choose one of the beasts to fight for you. The fight mechanics are very much like Bejeweled Twist: you can rotate any 2x2 square inside a 8x8 grid with gems of many different colors; match 3 gems and your beast powers energize. Once a power is fully ready, a random gem lights up inside the board. Match it and an attack (or some other effect) is unleashed upon your enemy. Chaining up matches make your energy rise faster, while failing to make a match makes your foe's energy rise quickly. Kill your enemy and you gain experience points to level up your beasts; if your beast reaches 0HP, it will have to sit out of battles for the remainder of the level.  Inside the levels, you may find chests with money and items to be used during the fights, or &quot;codes&quot; which allow you to summon more powerful beasts (as long as you can pay for them).&lt;/story&gt; &lt;/game&gt;">
            <text:p>&lt;game name="Gyromancer"&gt; &lt;year&gt;2009&lt;/year&gt; &lt;rating&gt;ESRB - E (Everyone)&lt;/rating&gt; &lt;title&gt;Gyromancer&lt;/title&gt; &lt;pub&gt;Square Enix&lt;/pub&gt; &lt;dev&gt;PopCap Games&lt;/dev&gt; &lt;genre&gt;Puzzle&lt;/genre&gt; &lt;score&gt;4.0&lt;/score&gt; &lt;player&gt;1 Player&lt;/player&gt; &lt;story&gt;Gyromancer is a single-player puzzle/RPG hybrid. You traverse each 2D level carrying 3 beasts with you, each with different powers. Meet a foe inside the map and you must choose one of the beasts to fight for you. The fight mechanics are very much like Bejeweled Twist: you can rotate any 2x2 square inside a 8x8 grid with gems of many different colors; match 3 gems and your beast powers energize. Once a power is fully ready, a random gem lights up inside the board. Match it and an attack (or some other effect) is unleashed upon your enemy. Chaining up matches make your energy rise faster, while failing to make a match makes your foe's energy rise quickly. Kill your enemy and you gain experience points to level up your beasts; if your beast reaches 0HP, it will have to sit out of battles for the remainder of the level. <text:s/>Inside the levels, you may find chests with money and items to be used during the fights, or "codes" which allow you to summon more powerful beasts (as long as you can pay for them).&lt;/story&gt; &lt;/game&gt;</text:p>
          </table:table-cell>
          <table:table-cell table:number-columns-repeated="1012"/>
        </table:table-row>
        <table:table-row table:style-name="ro1">
          <table:table-cell office:value-type="string">
            <text:p>Hammer Heads Deluxe</text:p>
          </table:table-cell>
          <table:table-cell office:value-type="float" office:value="2006">
            <text:p>2006</text:p>
          </table:table-cell>
          <table:table-cell office:value-type="string">
            <text:p>ESRB - E (Everyone)</text:p>
          </table:table-cell>
          <table:table-cell office:value-type="string">
            <text:p>Hammer Heads Deluxe</text:p>
          </table:table-cell>
          <table:table-cell office:value-type="string">
            <text:p>PopCap Games</text:p>
          </table:table-cell>
          <table:table-cell office:value-type="string">
            <text:p>Nuclide.com BVBA</text:p>
          </table:table-cell>
          <table:table-cell office:value-type="string">
            <text:p>Action</text:p>
          </table:table-cell>
          <table:table-cell office:value-type="string">
            <text:p>2.5</text:p>
          </table:table-cell>
          <table:table-cell office:value-type="string">
            <text:p>1 Player</text:p>
          </table:table-cell>
          <table:table-cell office:value-type="string">
            <text:p>Hammer Heads Deluxe is a casual arcade game based on the classic Whack-a-Mole concept. The mouse controls a hammer used to thwack garden gnomes popping up from holes in the ground, requiring quick reflexes and fast eye-hand coordination. The game features different environments, such a garden, the beach, the desert... If a gnome is ignored, it will pop again and if it is missed the player loses a life, represented as a bar of hearts at the top of the screen. While playing, there are additional hearts to be collected, as well as gold treasure chests, cupids and strawberries. <text:s/>Money can be used to upgrade the hammer's speed or power in the shop (only available when you whack a shop gnome) or to buy additional lives. There are various achievements, stored in a trophy screen. These are awarded as milestones when 1,000 gnomes are hit or when a certain number of points has been scored. For extra points, perfect accuracy or lightning-fast reflexes are needed to score chains of bashed gnomes. <text:s/>The different types of gnomes provide an additional challenge. Some need to be hit multiple times, or only at specific moments (e.g. when they put a bucket on their head, or remove their helmet). Every five levels, the player acquires a camera to take a snapshot and save the game. <text:s/>The full version of the game removes the time restriction, allows the player to progress past the seventh level, has 21 trophies up for grabs, enables the shop, and adds 2 additional modes. After finishing 10 levels in the Classic Bash mode, the Marathon Bash is unlocked, where you battle an endless amount of gnomes. When you beat the king in the Classic Bash mode, the Tough Cookie mode is unlocked.</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Hammer Heads Deluxe&quot;&gt; &lt;year&gt;2006&lt;/year&gt; &lt;rating&gt;ESRB - E (Everyone)&lt;/rating&gt; &lt;title&gt;Hammer Heads Deluxe&lt;/title&gt; &lt;pub&gt;PopCap Games&lt;/pub&gt; &lt;dev&gt;Nuclide.com BVBA&lt;/dev&gt; &lt;genre&gt;Action&lt;/genre&gt; &lt;score&gt;2.5&lt;/score&gt; &lt;player&gt;1 Player&lt;/player&gt; &lt;story&gt;Hammer Heads Deluxe is a casual arcade game based on the classic Whack-a-Mole concept. The mouse controls a hammer used to thwack garden gnomes popping up from holes in the ground, requiring quick reflexes and fast eye-hand coordination. The game features different environments, such a garden, the beach, the desert... If a gnome is ignored, it will pop again and if it is missed the player loses a life, represented as a bar of hearts at the top of the screen. While playing, there are additional hearts to be collected, as well as gold treasure chests, cupids and strawberries.  Money can be used to upgrade the hammer's speed or power in the shop (only available when you whack a shop gnome) or to buy additional lives. There are various achievements, stored in a trophy screen. These are awarded as milestones when 1,000 gnomes are hit or when a certain number of points has been scored. For extra points, perfect accuracy or lightning-fast reflexes are needed to score chains of bashed gnomes.  The different types of gnomes provide an additional challenge. Some need to be hit multiple times, or only at specific moments (e.g. when they put a bucket on their head, or remove their helmet). Every five levels, the player acquires a camera to take a snapshot and save the game.  The full version of the game removes the time restriction, allows the player to progress past the seventh level, has 21 trophies up for grabs, enables the shop, and adds 2 additional modes. After finishing 10 levels in the Classic Bash mode, the Marathon Bash is unlocked, where you battle an endless amount of gnomes. When you beat the king in the Classic Bash mode, the Tough Cookie mode is unlocked.&lt;/story&gt; &lt;/game&gt;">
            <text:p>&lt;game name="Hammer Heads Deluxe"&gt; &lt;year&gt;2006&lt;/year&gt; &lt;rating&gt;ESRB - E (Everyone)&lt;/rating&gt; &lt;title&gt;Hammer Heads Deluxe&lt;/title&gt; &lt;pub&gt;PopCap Games&lt;/pub&gt; &lt;dev&gt;Nuclide.com BVBA&lt;/dev&gt; &lt;genre&gt;Action&lt;/genre&gt; &lt;score&gt;2.5&lt;/score&gt; &lt;player&gt;1 Player&lt;/player&gt; &lt;story&gt;Hammer Heads Deluxe is a casual arcade game based on the classic Whack-a-Mole concept. The mouse controls a hammer used to thwack garden gnomes popping up from holes in the ground, requiring quick reflexes and fast eye-hand coordination. The game features different environments, such a garden, the beach, the desert... If a gnome is ignored, it will pop again and if it is missed the player loses a life, represented as a bar of hearts at the top of the screen. While playing, there are additional hearts to be collected, as well as gold treasure chests, cupids and strawberries. <text:s/>Money can be used to upgrade the hammer's speed or power in the shop (only available when you whack a shop gnome) or to buy additional lives. There are various achievements, stored in a trophy screen. These are awarded as milestones when 1,000 gnomes are hit or when a certain number of points has been scored. For extra points, perfect accuracy or lightning-fast reflexes are needed to score chains of bashed gnomes. <text:s/>The different types of gnomes provide an additional challenge. Some need to be hit multiple times, or only at specific moments (e.g. when they put a bucket on their head, or remove their helmet). Every five levels, the player acquires a camera to take a snapshot and save the game. <text:s/>The full version of the game removes the time restriction, allows the player to progress past the seventh level, has 21 trophies up for grabs, enables the shop, and adds 2 additional modes. After finishing 10 levels in the Classic Bash mode, the Marathon Bash is unlocked, where you battle an endless amount of gnomes. When you beat the king in the Classic Bash mode, the Tough Cookie mode is unlocked.&lt;/story&gt; &lt;/game&gt;</text:p>
          </table:table-cell>
          <table:table-cell table:number-columns-repeated="1012"/>
        </table:table-row>
        <table:table-row table:style-name="ro1">
          <table:table-cell office:value-type="string">
            <text:p>Heavy Weapon Deluxe</text:p>
          </table:table-cell>
          <table:table-cell office:value-type="float" office:value="2005">
            <text:p>2005</text:p>
          </table:table-cell>
          <table:table-cell office:value-type="string">
            <text:p>ESRB - E (Everyone)</text:p>
          </table:table-cell>
          <table:table-cell office:value-type="string">
            <text:p>Heavy Weapon Deluxe</text:p>
          </table:table-cell>
          <table:table-cell table:number-columns-repeated="2" office:value-type="string">
            <text:p>PopCap Games</text:p>
          </table:table-cell>
          <table:table-cell office:value-type="string">
            <text:p>Shooter</text:p>
          </table:table-cell>
          <table:table-cell office:value-type="string">
            <text:p>3.5</text:p>
          </table:table-cell>
          <table:table-cell office:value-type="string">
            <text:p>1 Player</text:p>
          </table:table-cell>
          <table:table-cell office:value-type="string">
            <text:p>Heavy Weapon is a cartoonish side-scrolling action game where you control a single tank fighting waves of opponents. Driving to the right over flat terrain at a constant speed, the tank can move left or right while the sky is filled with aircraft such as jets, helis, zeppelins, bombers and missiles. Projectiles need to be avoided or taken out. Some friendly planes will pass and drop power-ups to improve speed, gun power or shield, or provide nukes, rockets, a laser, rapid fire or spread fire. During each level, enemies will drop parts of a mega laser weapon. If the four parts are found, an extremely powerful laser beam is added to your arsenal for a short time. <text:s/>The turret can be aimed 180 degrees, using the right analog stick (Xbox 360) or the mouse (Windows). To position the tank on the screen, you move the mouse left or right (Windows) or use the left analog stick (Xbox 360). The game offers 2 modes. The first is Mission mode where you travel to different countries to take out an increasingly difficult amount of enemies, with a boss at the end of each level. The Xbox 360 version offers cooperative play for up to 4 people. The other mode is Survival, where you need to play as long as possible without dying. For the Xbox 360 version, online Survival is split up into War Party (keep respawning as long as someone else is alive) and Arms Race (all players start with three lives only). After each mission, you get to upgrade your tank with rockets, a flak cannon, defense orbs, a laser or homing missiles. Additionally, there is the Boss Rush mode (Xbox 360 only), unlocked after finishing the Mission mode, where you need to defeat all 19 bosses after each other.</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Heavy Weapon Deluxe&quot;&gt; &lt;year&gt;2005&lt;/year&gt; &lt;rating&gt;ESRB - E (Everyone)&lt;/rating&gt; &lt;title&gt;Heavy Weapon Deluxe&lt;/title&gt; &lt;pub&gt;PopCap Games&lt;/pub&gt; &lt;dev&gt;PopCap Games&lt;/dev&gt; &lt;genre&gt;Shooter&lt;/genre&gt; &lt;score&gt;3.5&lt;/score&gt; &lt;player&gt;1 Player&lt;/player&gt; &lt;story&gt;Heavy Weapon is a cartoonish side-scrolling action game where you control a single tank fighting waves of opponents. Driving to the right over flat terrain at a constant speed, the tank can move left or right while the sky is filled with aircraft such as jets, helis, zeppelins, bombers and missiles. Projectiles need to be avoided or taken out. Some friendly planes will pass and drop power-ups to improve speed, gun power or shield, or provide nukes, rockets, a laser, rapid fire or spread fire. During each level, enemies will drop parts of a mega laser weapon. If the four parts are found, an extremely powerful laser beam is added to your arsenal for a short time.  The turret can be aimed 180 degrees, using the right analog stick (Xbox 360) or the mouse (Windows). To position the tank on the screen, you move the mouse left or right (Windows) or use the left analog stick (Xbox 360). The game offers 2 modes. The first is Mission mode where you travel to different countries to take out an increasingly difficult amount of enemies, with a boss at the end of each level. The Xbox 360 version offers cooperative play for up to 4 people. The other mode is Survival, where you need to play as long as possible without dying. For the Xbox 360 version, online Survival is split up into War Party (keep respawning as long as someone else is alive) and Arms Race (all players start with three lives only). After each mission, you get to upgrade your tank with rockets, a flak cannon, defense orbs, a laser or homing missiles. Additionally, there is the Boss Rush mode (Xbox 360 only), unlocked after finishing the Mission mode, where you need to defeat all 19 bosses after each other.&lt;/story&gt; &lt;/game&gt;">
            <text:p>&lt;game name="Heavy Weapon Deluxe"&gt; &lt;year&gt;2005&lt;/year&gt; &lt;rating&gt;ESRB - E (Everyone)&lt;/rating&gt; &lt;title&gt;Heavy Weapon Deluxe&lt;/title&gt; &lt;pub&gt;PopCap Games&lt;/pub&gt; &lt;dev&gt;PopCap Games&lt;/dev&gt; &lt;genre&gt;Shooter&lt;/genre&gt; &lt;score&gt;3.5&lt;/score&gt; &lt;player&gt;1 Player&lt;/player&gt; &lt;story&gt;Heavy Weapon is a cartoonish side-scrolling action game where you control a single tank fighting waves of opponents. Driving to the right over flat terrain at a constant speed, the tank can move left or right while the sky is filled with aircraft such as jets, helis, zeppelins, bombers and missiles. Projectiles need to be avoided or taken out. Some friendly planes will pass and drop power-ups to improve speed, gun power or shield, or provide nukes, rockets, a laser, rapid fire or spread fire. During each level, enemies will drop parts of a mega laser weapon. If the four parts are found, an extremely powerful laser beam is added to your arsenal for a short time. <text:s/>The turret can be aimed 180 degrees, using the right analog stick (Xbox 360) or the mouse (Windows). To position the tank on the screen, you move the mouse left or right (Windows) or use the left analog stick (Xbox 360). The game offers 2 modes. The first is Mission mode where you travel to different countries to take out an increasingly difficult amount of enemies, with a boss at the end of each level. The Xbox 360 version offers cooperative play for up to 4 people. The other mode is Survival, where you need to play as long as possible without dying. For the Xbox 360 version, online Survival is split up into War Party (keep respawning as long as someone else is alive) and Arms Race (all players start with three lives only). After each mission, you get to upgrade your tank with rockets, a flak cannon, defense orbs, a laser or homing missiles. Additionally, there is the Boss Rush mode (Xbox 360 only), unlocked after finishing the Mission mode, where you need to defeat all 19 bosses after each other.&lt;/story&gt; &lt;/game&gt;</text:p>
          </table:table-cell>
          <table:table-cell table:number-columns-repeated="1012"/>
        </table:table-row>
        <table:table-row table:style-name="ro1">
          <table:table-cell office:value-type="string">
            <text:p>Hidden Identity - Chicago Blackout</text:p>
          </table:table-cell>
          <table:table-cell office:value-type="float" office:value="2010">
            <text:p>2010</text:p>
          </table:table-cell>
          <table:table-cell office:value-type="string">
            <text:p>ESRB - E (Everyone)</text:p>
          </table:table-cell>
          <table:table-cell office:value-type="string">
            <text:p>Hidden Identity - Chicago Blackout</text:p>
          </table:table-cell>
          <table:table-cell office:value-type="string">
            <text:p>PopCap Games</text:p>
          </table:table-cell>
          <table:table-cell office:value-type="string">
            <text:p>Spin Top Games</text:p>
          </table:table-cell>
          <table:table-cell office:value-type="string">
            <text:p>Puzzle</text:p>
          </table:table-cell>
          <table:table-cell office:value-type="string">
            <text:p>3.5</text:p>
          </table:table-cell>
          <table:table-cell office:value-type="string">
            <text:p>1 Player</text:p>
          </table:table-cell>
          <table:table-cell office:value-type="string">
            <text:p>Unmask the mystery of who you are in Hidden Identity - Chicago Blackout Deluxe, an eye-opening hidden object search for answers. Dazed and confused, you slowly open your eyes. As the surroundings come into focus, you quickly realize that this is not a familiar place. What are you doing here? Explore scenes and search for objects that will help piece your identity, and this mystery, back together. **Reveal your lost identity in this fascinating Hidden Object search. **Explore Chicago and collect clues to a forgotten past. **Play unique mini-games and jog your memory. **Find all 50 secret notes and unlock Endless mode. </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Hidden Identity - Chicago Blackout&quot;&gt; &lt;year&gt;2010&lt;/year&gt; &lt;rating&gt;ESRB - E (Everyone)&lt;/rating&gt; &lt;title&gt;Hidden Identity - Chicago Blackout&lt;/title&gt; &lt;pub&gt;PopCap Games&lt;/pub&gt; &lt;dev&gt;Spin Top Games&lt;/dev&gt; &lt;genre&gt;Puzzle&lt;/genre&gt; &lt;score&gt;3.5&lt;/score&gt; &lt;player&gt;1 Player&lt;/player&gt; &lt;story&gt;Unmask the mystery of who you are in Hidden Identity - Chicago Blackout Deluxe, an eye-opening hidden object search for answers. Dazed and confused, you slowly open your eyes. As the surroundings come into focus, you quickly realize that this is not a familiar place. What are you doing here? Explore scenes and search for objects that will help piece your identity, and this mystery, back together. **Reveal your lost identity in this fascinating Hidden Object search. **Explore Chicago and collect clues to a forgotten past. **Play unique mini-games and jog your memory. **Find all 50 secret notes and unlock Endless mode. &lt;/story&gt; &lt;/game&gt;">
            <text:p>&lt;game name="Hidden Identity - Chicago Blackout"&gt; &lt;year&gt;2010&lt;/year&gt; &lt;rating&gt;ESRB - E (Everyone)&lt;/rating&gt; &lt;title&gt;Hidden Identity - Chicago Blackout&lt;/title&gt; &lt;pub&gt;PopCap Games&lt;/pub&gt; &lt;dev&gt;Spin Top Games&lt;/dev&gt; &lt;genre&gt;Puzzle&lt;/genre&gt; &lt;score&gt;3.5&lt;/score&gt; &lt;player&gt;1 Player&lt;/player&gt; &lt;story&gt;Unmask the mystery of who you are in Hidden Identity - Chicago Blackout Deluxe, an eye-opening hidden object search for answers. Dazed and confused, you slowly open your eyes. As the surroundings come into focus, you quickly realize that this is not a familiar place. What are you doing here? Explore scenes and search for objects that will help piece your identity, and this mystery, back together. **Reveal your lost identity in this fascinating Hidden Object search. **Explore Chicago and collect clues to a forgotten past. **Play unique mini-games and jog your memory. **Find all 50 secret notes and unlock Endless mode. &lt;/story&gt; &lt;/game&gt;</text:p>
          </table:table-cell>
          <table:table-cell table:number-columns-repeated="1012"/>
        </table:table-row>
        <table:table-row table:style-name="ro1">
          <table:table-cell office:value-type="string">
            <text:p>Iggle Pop Deluxe</text:p>
          </table:table-cell>
          <table:table-cell office:value-type="float" office:value="2006">
            <text:p>2006</text:p>
          </table:table-cell>
          <table:table-cell office:value-type="string">
            <text:p>ESRB - E (Everyone)</text:p>
          </table:table-cell>
          <table:table-cell office:value-type="string">
            <text:p>Iggle Pop Deluxe</text:p>
          </table:table-cell>
          <table:table-cell table:number-columns-repeated="2" office:value-type="string">
            <text:p>Sprout Games</text:p>
          </table:table-cell>
          <table:table-cell office:value-type="string">
            <text:p>Action</text:p>
          </table:table-cell>
          <table:table-cell office:value-type="string">
            <text:p>2.8</text:p>
          </table:table-cell>
          <table:table-cell office:value-type="string">
            <text:p>1 Player</text:p>
          </table:table-cell>
          <table:table-cell office:value-type="string">
            <text:p>In this fast-paced, arcade-like game, players choose to be one of the four available characters (with different difficulty levels) to help doctor Iggle free the small furry creatures known as Iggles. They have been trapped by the evil Zoogs who locked them up in bubbles. In 150 levels divided over ten chapters, players need to rescue the Iggles from their cages in different mazes and bring them to safety. <text:s/>The game offers two main modes to play. In Adventure Game, the Iggle can move around in the maze and walk over the bubbles with his trapped friends to get them to trail behind him (somewhat similar to the Snake games). The Iggles come in four colours and need to be delivered at the transportation point with the corresponding colour. The colour of the trail can be in any order, but identically coloured Iggles forming a single line provide more points, leading to combos. The enemy Zoogs come in different flavours and try to trap the player's character. Some simply walk around, while others have fixed patterns or shoot bubbles. When they touch the trail, it is cut off, sending the Iggles loose or trapping them again. To complete a level, the player has to free all Iggles. <text:s/>New techniques and features are introduced gradually through short tutorial sessions with doctor Iggle between the missions. The main Iggle can collect letters to earn extra lives, walk with the correct number of Iggles in the trail through a chain bonus pad to unlock diamonds, walk into a pad to sort the colours, freeze enemies, shortly activate electricity to hunt the Zoogs, and more. He can also get a short burst of speed, but this needs to be recharged. After completing a set of levels, a bonus level is played where a hidden bomb and an extra life is introduced, along with secret passages. These levels have a time limit. The Iggle can be controlled both using the keyboard or the mouse. <text:s/>The second mode, Retro Game, keeps most of the game elements, but resembles Pac-Man in gameplay. Instead of forming a trail, the mazes are filled with more Iggles and they can be collected right away. without having to take them along to a transportation point. When the player is out of lives, it is possible to continue in the Adventure Game mode, while a Game Over is final in the Retro Game mode. The game supports both local and global, online high scores.</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Iggle Pop Deluxe&quot;&gt; &lt;year&gt;2006&lt;/year&gt; &lt;rating&gt;ESRB - E (Everyone)&lt;/rating&gt; &lt;title&gt;Iggle Pop Deluxe&lt;/title&gt; &lt;pub&gt;Sprout Games&lt;/pub&gt; &lt;dev&gt;Sprout Games&lt;/dev&gt; &lt;genre&gt;Action&lt;/genre&gt; &lt;score&gt;2.8&lt;/score&gt; &lt;player&gt;1 Player&lt;/player&gt; &lt;story&gt;In this fast-paced, arcade-like game, players choose to be one of the four available characters (with different difficulty levels) to help doctor Iggle free the small furry creatures known as Iggles. They have been trapped by the evil Zoogs who locked them up in bubbles. In 150 levels divided over ten chapters, players need to rescue the Iggles from their cages in different mazes and bring them to safety.  The game offers two main modes to play. In Adventure Game, the Iggle can move around in the maze and walk over the bubbles with his trapped friends to get them to trail behind him (somewhat similar to the Snake games). The Iggles come in four colours and need to be delivered at the transportation point with the corresponding colour. The colour of the trail can be in any order, but identically coloured Iggles forming a single line provide more points, leading to combos. The enemy Zoogs come in different flavours and try to trap the player's character. Some simply walk around, while others have fixed patterns or shoot bubbles. When they touch the trail, it is cut off, sending the Iggles loose or trapping them again. To complete a level, the player has to free all Iggles.  New techniques and features are introduced gradually through short tutorial sessions with doctor Iggle between the missions. The main Iggle can collect letters to earn extra lives, walk with the correct number of Iggles in the trail through a chain bonus pad to unlock diamonds, walk into a pad to sort the colours, freeze enemies, shortly activate electricity to hunt the Zoogs, and more. He can also get a short burst of speed, but this needs to be recharged. After completing a set of levels, a bonus level is played where a hidden bomb and an extra life is introduced, along with secret passages. These levels have a time limit. The Iggle can be controlled both using the keyboard or the mouse.  The second mode, Retro Game, keeps most of the game elements, but resembles Pac-Man in gameplay. Instead of forming a trail, the mazes are filled with more Iggles and they can be collected right away. without having to take them along to a transportation point. When the player is out of lives, it is possible to continue in the Adventure Game mode, while a Game Over is final in the Retro Game mode. The game supports both local and global, online high scores.&lt;/story&gt; &lt;/game&gt;">
            <text:p>&lt;game name="Iggle Pop Deluxe"&gt; &lt;year&gt;2006&lt;/year&gt; &lt;rating&gt;ESRB - E (Everyone)&lt;/rating&gt; &lt;title&gt;Iggle Pop Deluxe&lt;/title&gt; &lt;pub&gt;Sprout Games&lt;/pub&gt; &lt;dev&gt;Sprout Games&lt;/dev&gt; &lt;genre&gt;Action&lt;/genre&gt; &lt;score&gt;2.8&lt;/score&gt; &lt;player&gt;1 Player&lt;/player&gt; &lt;story&gt;In this fast-paced, arcade-like game, players choose to be one of the four available characters (with different difficulty levels) to help doctor Iggle free the small furry creatures known as Iggles. They have been trapped by the evil Zoogs who locked them up in bubbles. In 150 levels divided over ten chapters, players need to rescue the Iggles from their cages in different mazes and bring them to safety. <text:s/>The game offers two main modes to play. In Adventure Game, the Iggle can move around in the maze and walk over the bubbles with his trapped friends to get them to trail behind him (somewhat similar to the Snake games). The Iggles come in four colours and need to be delivered at the transportation point with the corresponding colour. The colour of the trail can be in any order, but identically coloured Iggles forming a single line provide more points, leading to combos. The enemy Zoogs come in different flavours and try to trap the player's character. Some simply walk around, while others have fixed patterns or shoot bubbles. When they touch the trail, it is cut off, sending the Iggles loose or trapping them again. To complete a level, the player has to free all Iggles. <text:s/>New techniques and features are introduced gradually through short tutorial sessions with doctor Iggle between the missions. The main Iggle can collect letters to earn extra lives, walk with the correct number of Iggles in the trail through a chain bonus pad to unlock diamonds, walk into a pad to sort the colours, freeze enemies, shortly activate electricity to hunt the Zoogs, and more. He can also get a short burst of speed, but this needs to be recharged. After completing a set of levels, a bonus level is played where a hidden bomb and an extra life is introduced, along with secret passages. These levels have a time limit. The Iggle can be controlled both using the keyboard or the mouse. <text:s/>The second mode, Retro Game, keeps most of the game elements, but resembles Pac-Man in gameplay. Instead of forming a trail, the mazes are filled with more Iggles and they can be collected right away. without having to take them along to a transportation point. When the player is out of lives, it is possible to continue in the Adventure Game mode, while a Game Over is final in the Retro Game mode. The game supports both local and global, online high scores.&lt;/story&gt; &lt;/game&gt;</text:p>
          </table:table-cell>
          <table:table-cell table:number-columns-repeated="1012"/>
        </table:table-row>
        <table:table-row table:style-name="ro1">
          <table:table-cell office:value-type="string">
            <text:p>Insaniquarium Deluxe</text:p>
          </table:table-cell>
          <table:table-cell office:value-type="float" office:value="2004">
            <text:p>2004</text:p>
          </table:table-cell>
          <table:table-cell office:value-type="string">
            <text:p>ESRB - E (Everyone)</text:p>
          </table:table-cell>
          <table:table-cell office:value-type="string">
            <text:p>Insaniquarium Deluxe</text:p>
          </table:table-cell>
          <table:table-cell office:value-type="string">
            <text:p>MumboJumbo</text:p>
          </table:table-cell>
          <table:table-cell office:value-type="string">
            <text:p>Flying Bear Entertainment</text:p>
          </table:table-cell>
          <table:table-cell office:value-type="string">
            <text:p>Strategy</text:p>
          </table:table-cell>
          <table:table-cell office:value-type="string">
            <text:p>4.1</text:p>
          </table:table-cell>
          <table:table-cell office:value-type="string">
            <text:p>1 Player</text:p>
          </table:table-cell>
          <table:table-cell office:value-type="string">
            <text:p>An independent developer's action game, Insaniquarium puts the player in the troublesome role of an aquarium owner- purchasing various kinds of fish, feeding them properly and on time, and watching them grow. Each fish drops various coins and trinkets; the larger and more picky the fish, the more valuable the trinkets he drops, from simple silver coins to fancy gold chests. Additionally, every once in a while a vicious alien will appear in the aquarium, trying to slaughter hapless fish and ending the whole enterprise prematurely. <text:s/>Another twist comes in the form of pets. At the end of every level players are awarded a pet, which floats in the aquarium without demanding maintenance and adds some sort of beneficial bonus. Players are limited to using a maximum of three pets at a time. <text:s/>Managing the various fish, fighting aliens, and making the right choices (from pets to various investments in the aquarium) gives the game a slight strategic appeal. The game also supports additional challenges such as time-trials, and includes a Virtual Aquarium which players can nurture purely for pleasure.</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Insaniquarium Deluxe&quot;&gt; &lt;year&gt;2004&lt;/year&gt; &lt;rating&gt;ESRB - E (Everyone)&lt;/rating&gt; &lt;title&gt;Insaniquarium Deluxe&lt;/title&gt; &lt;pub&gt;MumboJumbo&lt;/pub&gt; &lt;dev&gt;Flying Bear Entertainment&lt;/dev&gt; &lt;genre&gt;Strategy&lt;/genre&gt; &lt;score&gt;4.1&lt;/score&gt; &lt;player&gt;1 Player&lt;/player&gt; &lt;story&gt;An independent developer's action game, Insaniquarium puts the player in the troublesome role of an aquarium owner- purchasing various kinds of fish, feeding them properly and on time, and watching them grow. Each fish drops various coins and trinkets; the larger and more picky the fish, the more valuable the trinkets he drops, from simple silver coins to fancy gold chests. Additionally, every once in a while a vicious alien will appear in the aquarium, trying to slaughter hapless fish and ending the whole enterprise prematurely.  Another twist comes in the form of pets. At the end of every level players are awarded a pet, which floats in the aquarium without demanding maintenance and adds some sort of beneficial bonus. Players are limited to using a maximum of three pets at a time.  Managing the various fish, fighting aliens, and making the right choices (from pets to various investments in the aquarium) gives the game a slight strategic appeal. The game also supports additional challenges such as time-trials, and includes a Virtual Aquarium which players can nurture purely for pleasure.&lt;/story&gt; &lt;/game&gt;">
            <text:p>&lt;game name="Insaniquarium Deluxe"&gt; &lt;year&gt;2004&lt;/year&gt; &lt;rating&gt;ESRB - E (Everyone)&lt;/rating&gt; &lt;title&gt;Insaniquarium Deluxe&lt;/title&gt; &lt;pub&gt;MumboJumbo&lt;/pub&gt; &lt;dev&gt;Flying Bear Entertainment&lt;/dev&gt; &lt;genre&gt;Strategy&lt;/genre&gt; &lt;score&gt;4.1&lt;/score&gt; &lt;player&gt;1 Player&lt;/player&gt; &lt;story&gt;An independent developer's action game, Insaniquarium puts the player in the troublesome role of an aquarium owner- purchasing various kinds of fish, feeding them properly and on time, and watching them grow. Each fish drops various coins and trinkets; the larger and more picky the fish, the more valuable the trinkets he drops, from simple silver coins to fancy gold chests. Additionally, every once in a while a vicious alien will appear in the aquarium, trying to slaughter hapless fish and ending the whole enterprise prematurely. <text:s/>Another twist comes in the form of pets. At the end of every level players are awarded a pet, which floats in the aquarium without demanding maintenance and adds some sort of beneficial bonus. Players are limited to using a maximum of three pets at a time. <text:s/>Managing the various fish, fighting aliens, and making the right choices (from pets to various investments in the aquarium) gives the game a slight strategic appeal. The game also supports additional challenges such as time-trials, and includes a Virtual Aquarium which players can nurture purely for pleasure.&lt;/story&gt; &lt;/game&gt;</text:p>
          </table:table-cell>
          <table:table-cell table:number-columns-repeated="1012"/>
        </table:table-row>
        <table:table-row table:style-name="ro1">
          <table:table-cell office:value-type="string">
            <text:p>Magic Match</text:p>
          </table:table-cell>
          <table:table-cell office:value-type="float" office:value="2005">
            <text:p>2005</text:p>
          </table:table-cell>
          <table:table-cell office:value-type="string">
            <text:p>ESRB - E (Everyone)</text:p>
          </table:table-cell>
          <table:table-cell office:value-type="string">
            <text:p>Magic Match</text:p>
          </table:table-cell>
          <table:table-cell office:value-type="string">
            <text:p>MumboJumbo</text:p>
          </table:table-cell>
          <table:table-cell office:value-type="string">
            <text:p>Codeminion</text:p>
          </table:table-cell>
          <table:table-cell office:value-type="string">
            <text:p>Puzzle</text:p>
          </table:table-cell>
          <table:table-cell office:value-type="string">
            <text:p>4.2</text:p>
          </table:table-cell>
          <table:table-cell office:value-type="string">
            <text:p>1-2 Players</text:p>
          </table:table-cell>
          <table:table-cell office:value-type="string">
            <text:p>Magic Match is a "Match 3" game in which the player is presented with a board that has a random arrangement of pieces. The player is challenged to drag the mouse cursor over chains of 3 or more identical pieces in order to make the pieces vanish, the score increase, and the other pieces reshuffle. A certain number of each type of piece on each game board must be collected in this manner before time runs out for that board. There are also magic spells that rearrange the pieces on the board or swap 2 pieces of the player's choosing, useful for when the board reaches a state where no more chains of 3 are available. <text:s/>Magic Match features an elaborate tale in which the player is actually a wizard's apprentice traveling across a fantasy landscape on a quest. The player progresses through 6 stages with many levels of increasing difficulty and earns higher magic ranks with better scores. The game features an imp named Giggles who tutors you as you play and helps explain extra options and obstacles that appear on the game board (such as a coin that acts as a wildcard piece or a plus sign that will grant bonus time to complete the board). <text:s/>Magic Match also allows for dueling options. Either a human player can play against the computer with configurable difficulty, or 2 humans can play against each other using what the game calls "Mouse Party"-- 2 mice hooked up to the same computer.</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Magic Match&quot;&gt; &lt;year&gt;2005&lt;/year&gt; &lt;rating&gt;ESRB - E (Everyone)&lt;/rating&gt; &lt;title&gt;Magic Match&lt;/title&gt; &lt;pub&gt;MumboJumbo&lt;/pub&gt; &lt;dev&gt;Codeminion&lt;/dev&gt; &lt;genre&gt;Puzzle&lt;/genre&gt; &lt;score&gt;4.2&lt;/score&gt; &lt;player&gt;1-2 Players&lt;/player&gt; &lt;story&gt;Magic Match is a &quot;Match 3&quot; game in which the player is presented with a board that has a random arrangement of pieces. The player is challenged to drag the mouse cursor over chains of 3 or more identical pieces in order to make the pieces vanish, the score increase, and the other pieces reshuffle. A certain number of each type of piece on each game board must be collected in this manner before time runs out for that board. There are also magic spells that rearrange the pieces on the board or swap 2 pieces of the player's choosing, useful for when the board reaches a state where no more chains of 3 are available.  Magic Match features an elaborate tale in which the player is actually a wizard's apprentice traveling across a fantasy landscape on a quest. The player progresses through 6 stages with many levels of increasing difficulty and earns higher magic ranks with better scores. The game features an imp named Giggles who tutors you as you play and helps explain extra options and obstacles that appear on the game board (such as a coin that acts as a wildcard piece or a plus sign that will grant bonus time to complete the board).  Magic Match also allows for dueling options. Either a human player can play against the computer with configurable difficulty, or 2 humans can play against each other using what the game calls &quot;Mouse Party&quot;-- 2 mice hooked up to the same computer.&lt;/story&gt; &lt;/game&gt;">
            <text:p>&lt;game name="Magic Match"&gt; &lt;year&gt;2005&lt;/year&gt; &lt;rating&gt;ESRB - E (Everyone)&lt;/rating&gt; &lt;title&gt;Magic Match&lt;/title&gt; &lt;pub&gt;MumboJumbo&lt;/pub&gt; &lt;dev&gt;Codeminion&lt;/dev&gt; &lt;genre&gt;Puzzle&lt;/genre&gt; &lt;score&gt;4.2&lt;/score&gt; &lt;player&gt;1-2 Players&lt;/player&gt; &lt;story&gt;Magic Match is a "Match 3" game in which the player is presented with a board that has a random arrangement of pieces. The player is challenged to drag the mouse cursor over chains of 3 or more identical pieces in order to make the pieces vanish, the score increase, and the other pieces reshuffle. A certain number of each type of piece on each game board must be collected in this manner before time runs out for that board. There are also magic spells that rearrange the pieces on the board or swap 2 pieces of the player's choosing, useful for when the board reaches a state where no more chains of 3 are available. <text:s/>Magic Match features an elaborate tale in which the player is actually a wizard's apprentice traveling across a fantasy landscape on a quest. The player progresses through 6 stages with many levels of increasing difficulty and earns higher magic ranks with better scores. The game features an imp named Giggles who tutors you as you play and helps explain extra options and obstacles that appear on the game board (such as a coin that acts as a wildcard piece or a plus sign that will grant bonus time to complete the board). <text:s/>Magic Match also allows for dueling options. Either a human player can play against the computer with configurable difficulty, or 2 humans can play against each other using what the game calls "Mouse Party"-- 2 mice hooked up to the same computer.&lt;/story&gt; &lt;/game&gt;</text:p>
          </table:table-cell>
          <table:table-cell table:number-columns-repeated="1012"/>
        </table:table-row>
        <table:table-row table:style-name="ro1">
          <table:table-cell office:value-type="string">
            <text:p>Mahjong Escape Ancient China</text:p>
          </table:table-cell>
          <table:table-cell office:value-type="float" office:value="2007">
            <text:p>2007</text:p>
          </table:table-cell>
          <table:table-cell office:value-type="string">
            <text:p>ESRB - E (Everyone)</text:p>
          </table:table-cell>
          <table:table-cell office:value-type="string">
            <text:p>Mahjong Escape Ancient China</text:p>
          </table:table-cell>
          <table:table-cell office:value-type="string">
            <text:p>SpinTop Games</text:p>
          </table:table-cell>
          <table:table-cell office:value-type="string">
            <text:p>Jolly Bear Games</text:p>
          </table:table-cell>
          <table:table-cell office:value-type="string">
            <text:p>Mahjong</text:p>
          </table:table-cell>
          <table:table-cell office:value-type="string">
            <text:p>4.0</text:p>
          </table:table-cell>
          <table:table-cell office:value-type="string">
            <text:p>1 Player</text:p>
          </table:table-cell>
          <table:table-cell office:value-type="string">
            <text:p>Mahjong Escape: Ancient China is a Mahjongg variant set against a background of Ancient China. In the Dynasty Adventure mode, players travel through the history of China's dynasties, from 2000 BC to 1912 AD. In the second, Classic game mode, any of the 125 available layouts can be selected to complete. <text:s/>Traditional rules of Mahjongg apply. Players pick two identical tiles from a stacked board to remove them with the goal to empty it. The game shows the available matches, remaining tiles and free tiles. There are buttons to undo moves, get hints or shuffle the board. Some new elements are introduced as well. The board can be completed early by uncovering the Magic Gold tiles and removing them. This causes all the other tiles to disappear. Other novelties are season, flower and cardinal direction tiles. Any of the four seasons, flowers or cardinal directions can be matched with another one in the series to make them disappear. In later levels, there are also key tiles that open locks, joker tiles to remove all specific tiles of a certain kind on the board, and magnets used to pull tiles to a new position. <text:s/>The game keeps track of the completion time and an overall score. In Dynasty Adventure levels need to be unlocked one by one, and after completing a board a pearl of wisdom is offered. This game is largely a re-skin of the earlier game Mahjong Escape: Ancient Japan by the same company. It includes the same tiles and gameplay options, but only in a Chinese setting.</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Mahjong Escape Ancient China&quot;&gt; &lt;year&gt;2007&lt;/year&gt; &lt;rating&gt;ESRB - E (Everyone)&lt;/rating&gt; &lt;title&gt;Mahjong Escape Ancient China&lt;/title&gt; &lt;pub&gt;SpinTop Games&lt;/pub&gt; &lt;dev&gt;Jolly Bear Games&lt;/dev&gt; &lt;genre&gt;Mahjong&lt;/genre&gt; &lt;score&gt;4.0&lt;/score&gt; &lt;player&gt;1 Player&lt;/player&gt; &lt;story&gt;Mahjong Escape: Ancient China is a Mahjongg variant set against a background of Ancient China. In the Dynasty Adventure mode, players travel through the history of China's dynasties, from 2000 BC to 1912 AD. In the second, Classic game mode, any of the 125 available layouts can be selected to complete.  Traditional rules of Mahjongg apply. Players pick two identical tiles from a stacked board to remove them with the goal to empty it. The game shows the available matches, remaining tiles and free tiles. There are buttons to undo moves, get hints or shuffle the board. Some new elements are introduced as well. The board can be completed early by uncovering the Magic Gold tiles and removing them. This causes all the other tiles to disappear. Other novelties are season, flower and cardinal direction tiles. Any of the four seasons, flowers or cardinal directions can be matched with another one in the series to make them disappear. In later levels, there are also key tiles that open locks, joker tiles to remove all specific tiles of a certain kind on the board, and magnets used to pull tiles to a new position.  The game keeps track of the completion time and an overall score. In Dynasty Adventure levels need to be unlocked one by one, and after completing a board a pearl of wisdom is offered. This game is largely a re-skin of the earlier game Mahjong Escape: Ancient Japan by the same company. It includes the same tiles and gameplay options, but only in a Chinese setting.&lt;/story&gt; &lt;/game&gt;">
            <text:p>&lt;game name="Mahjong Escape Ancient China"&gt; &lt;year&gt;2007&lt;/year&gt; &lt;rating&gt;ESRB - E (Everyone)&lt;/rating&gt; &lt;title&gt;Mahjong Escape Ancient China&lt;/title&gt; &lt;pub&gt;SpinTop Games&lt;/pub&gt; &lt;dev&gt;Jolly Bear Games&lt;/dev&gt; &lt;genre&gt;Mahjong&lt;/genre&gt; &lt;score&gt;4.0&lt;/score&gt; &lt;player&gt;1 Player&lt;/player&gt; &lt;story&gt;Mahjong Escape: Ancient China is a Mahjongg variant set against a background of Ancient China. In the Dynasty Adventure mode, players travel through the history of China's dynasties, from 2000 BC to 1912 AD. In the second, Classic game mode, any of the 125 available layouts can be selected to complete. <text:s/>Traditional rules of Mahjongg apply. Players pick two identical tiles from a stacked board to remove them with the goal to empty it. The game shows the available matches, remaining tiles and free tiles. There are buttons to undo moves, get hints or shuffle the board. Some new elements are introduced as well. The board can be completed early by uncovering the Magic Gold tiles and removing them. This causes all the other tiles to disappear. Other novelties are season, flower and cardinal direction tiles. Any of the four seasons, flowers or cardinal directions can be matched with another one in the series to make them disappear. In later levels, there are also key tiles that open locks, joker tiles to remove all specific tiles of a certain kind on the board, and magnets used to pull tiles to a new position. <text:s/>The game keeps track of the completion time and an overall score. In Dynasty Adventure levels need to be unlocked one by one, and after completing a board a pearl of wisdom is offered. This game is largely a re-skin of the earlier game Mahjong Escape: Ancient Japan by the same company. It includes the same tiles and gameplay options, but only in a Chinese setting.&lt;/story&gt; &lt;/game&gt;</text:p>
          </table:table-cell>
          <table:table-cell table:number-columns-repeated="1012"/>
        </table:table-row>
        <table:table-row table:style-name="ro1">
          <table:table-cell office:value-type="string">
            <text:p>Mahjong Escape Ancient Japan</text:p>
          </table:table-cell>
          <table:table-cell office:value-type="float" office:value="2006">
            <text:p>2006</text:p>
          </table:table-cell>
          <table:table-cell office:value-type="string">
            <text:p>ESRB - E (Everyone)</text:p>
          </table:table-cell>
          <table:table-cell office:value-type="string">
            <text:p>Mahjong Escape Ancient Japan</text:p>
          </table:table-cell>
          <table:table-cell office:value-type="string">
            <text:p>SpinTop Games</text:p>
          </table:table-cell>
          <table:table-cell office:value-type="string">
            <text:p>Jolly Bear Games</text:p>
          </table:table-cell>
          <table:table-cell office:value-type="string">
            <text:p>Mahjong</text:p>
          </table:table-cell>
          <table:table-cell office:value-type="string">
            <text:p>4.0</text:p>
          </table:table-cell>
          <table:table-cell office:value-type="string">
            <text:p>1 Player</text:p>
          </table:table-cell>
          <table:table-cell office:value-type="string">
            <text:p>Mahjong Escape: Ancient Japan is a Mahjongg variant set against a background of Ancient Japan. In the Emperor's Adventure mode, players travel through the history of Japan, starting from 8500 BC to 1912 AD. In the second, Classic game mode, any of the 162 available layouts can be selected to complete. Players can also choose from different backgrounds and tileset designs. <text:s/>Traditional rules of Mahjongg apply. Players pick two identical tiles from a stacked board to remove them with the goal to empty it. The game shows the available matches, remaining tiles and free tiles. There are buttons to undo moves, get hints or shuffle the board. Some new elements are introduced as well. The board can be completed early by uncovering the Magic Gold tiles and removing them. This causes all the other tiles to disappear. Other novelties are season, flower and cardinal direction tiles. Any of the four seasons, flowers or cardinal directions can be matched with another one in the series to make them disappear. In other tilesets, these are replaced by other designs with a similar functionality. In later levels, there are also key tiles that open locks, joker tiles to remove all specific tiles of a certain kind on the board, and magnets used to pull tiles to a new position. <text:s/>The game keeps track of the completion time and an overall score. In Emperor's Adventure levels need to be unlocked one by one, and after completing a board a pearl of wisdom is offered.</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Mahjong Escape Ancient Japan&quot;&gt; &lt;year&gt;2006&lt;/year&gt; &lt;rating&gt;ESRB - E (Everyone)&lt;/rating&gt; &lt;title&gt;Mahjong Escape Ancient Japan&lt;/title&gt; &lt;pub&gt;SpinTop Games&lt;/pub&gt; &lt;dev&gt;Jolly Bear Games&lt;/dev&gt; &lt;genre&gt;Mahjong&lt;/genre&gt; &lt;score&gt;4.0&lt;/score&gt; &lt;player&gt;1 Player&lt;/player&gt; &lt;story&gt;Mahjong Escape: Ancient Japan is a Mahjongg variant set against a background of Ancient Japan. In the Emperor's Adventure mode, players travel through the history of Japan, starting from 8500 BC to 1912 AD. In the second, Classic game mode, any of the 162 available layouts can be selected to complete. Players can also choose from different backgrounds and tileset designs.  Traditional rules of Mahjongg apply. Players pick two identical tiles from a stacked board to remove them with the goal to empty it. The game shows the available matches, remaining tiles and free tiles. There are buttons to undo moves, get hints or shuffle the board. Some new elements are introduced as well. The board can be completed early by uncovering the Magic Gold tiles and removing them. This causes all the other tiles to disappear. Other novelties are season, flower and cardinal direction tiles. Any of the four seasons, flowers or cardinal directions can be matched with another one in the series to make them disappear. In other tilesets, these are replaced by other designs with a similar functionality. In later levels, there are also key tiles that open locks, joker tiles to remove all specific tiles of a certain kind on the board, and magnets used to pull tiles to a new position.  The game keeps track of the completion time and an overall score. In Emperor's Adventure levels need to be unlocked one by one, and after completing a board a pearl of wisdom is offered.&lt;/story&gt; &lt;/game&gt;">
            <text:p>&lt;game name="Mahjong Escape Ancient Japan"&gt; &lt;year&gt;2006&lt;/year&gt; &lt;rating&gt;ESRB - E (Everyone)&lt;/rating&gt; &lt;title&gt;Mahjong Escape Ancient Japan&lt;/title&gt; &lt;pub&gt;SpinTop Games&lt;/pub&gt; &lt;dev&gt;Jolly Bear Games&lt;/dev&gt; &lt;genre&gt;Mahjong&lt;/genre&gt; &lt;score&gt;4.0&lt;/score&gt; &lt;player&gt;1 Player&lt;/player&gt; &lt;story&gt;Mahjong Escape: Ancient Japan is a Mahjongg variant set against a background of Ancient Japan. In the Emperor's Adventure mode, players travel through the history of Japan, starting from 8500 BC to 1912 AD. In the second, Classic game mode, any of the 162 available layouts can be selected to complete. Players can also choose from different backgrounds and tileset designs. <text:s/>Traditional rules of Mahjongg apply. Players pick two identical tiles from a stacked board to remove them with the goal to empty it. The game shows the available matches, remaining tiles and free tiles. There are buttons to undo moves, get hints or shuffle the board. Some new elements are introduced as well. The board can be completed early by uncovering the Magic Gold tiles and removing them. This causes all the other tiles to disappear. Other novelties are season, flower and cardinal direction tiles. Any of the four seasons, flowers or cardinal directions can be matched with another one in the series to make them disappear. In other tilesets, these are replaced by other designs with a similar functionality. In later levels, there are also key tiles that open locks, joker tiles to remove all specific tiles of a certain kind on the board, and magnets used to pull tiles to a new position. <text:s/>The game keeps track of the completion time and an overall score. In Emperor's Adventure levels need to be unlocked one by one, and after completing a board a pearl of wisdom is offered.&lt;/story&gt; &lt;/game&gt;</text:p>
          </table:table-cell>
          <table:table-cell table:number-columns-repeated="1012"/>
        </table:table-row>
        <table:table-row table:style-name="ro1">
          <table:table-cell office:value-type="string">
            <text:p>Monopoly</text:p>
          </table:table-cell>
          <table:table-cell office:value-type="float" office:value="2012">
            <text:p>2012</text:p>
          </table:table-cell>
          <table:table-cell office:value-type="string">
            <text:p>ESRB - E (Everyone)</text:p>
          </table:table-cell>
          <table:table-cell office:value-type="string">
            <text:p>Monopoly</text:p>
          </table:table-cell>
          <table:table-cell office:value-type="string">
            <text:p>PopCap Games</text:p>
          </table:table-cell>
          <table:table-cell office:value-type="string">
            <text:p>Sperasoft, Inc.</text:p>
          </table:table-cell>
          <table:table-cell office:value-type="string">
            <text:p>Board Games</text:p>
          </table:table-cell>
          <table:table-cell office:value-type="string">
            <text:p>4.4</text:p>
          </table:table-cell>
          <table:table-cell office:value-type="string">
            <text:p>1-4 Players</text:p>
          </table:table-cell>
          <table:table-cell office:value-type="string">
            <text:p>Who doesn't remember the MONOPOLY game, the most popular, most widely played, hit board game ever? Build a house on Baltic Avenue, take a ride on Reading Railroad, or buy up the whole neighborhood. In MONOPOLY, you?ll take a spin around the world?s favorite board with animated tokens, 3-D dice and customized game environments. Roll the dice and collect those rents now! **enjoy classic MONOPOLY play **play with animated tokens and 3-D dice **choose from 3 levels of difficulty **explore House Rules to play with a twist </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Monopoly&quot;&gt; &lt;year&gt;2012&lt;/year&gt; &lt;rating&gt;ESRB - E (Everyone)&lt;/rating&gt; &lt;title&gt;Monopoly&lt;/title&gt; &lt;pub&gt;PopCap Games&lt;/pub&gt; &lt;dev&gt;Sperasoft, Inc.&lt;/dev&gt; &lt;genre&gt;Board Games&lt;/genre&gt; &lt;score&gt;4.4&lt;/score&gt; &lt;player&gt;1-4 Players&lt;/player&gt; &lt;story&gt;Who doesn't remember the MONOPOLY game, the most popular, most widely played, hit board game ever? Build a house on Baltic Avenue, take a ride on Reading Railroad, or buy up the whole neighborhood. In MONOPOLY, you?ll take a spin around the world?s favorite board with animated tokens, 3-D dice and customized game environments. Roll the dice and collect those rents now! **enjoy classic MONOPOLY play **play with animated tokens and 3-D dice **choose from 3 levels of difficulty **explore House Rules to play with a twist &lt;/story&gt; &lt;/game&gt;">
            <text:p>&lt;game name="Monopoly"&gt; &lt;year&gt;2012&lt;/year&gt; &lt;rating&gt;ESRB - E (Everyone)&lt;/rating&gt; &lt;title&gt;Monopoly&lt;/title&gt; &lt;pub&gt;PopCap Games&lt;/pub&gt; &lt;dev&gt;Sperasoft, Inc.&lt;/dev&gt; &lt;genre&gt;Board Games&lt;/genre&gt; &lt;score&gt;4.4&lt;/score&gt; &lt;player&gt;1-4 Players&lt;/player&gt; &lt;story&gt;Who doesn't remember the MONOPOLY game, the most popular, most widely played, hit board game ever? Build a house on Baltic Avenue, take a ride on Reading Railroad, or buy up the whole neighborhood. In MONOPOLY, you?ll take a spin around the world?s favorite board with animated tokens, 3-D dice and customized game environments. Roll the dice and collect those rents now! **enjoy classic MONOPOLY play **play with animated tokens and 3-D dice **choose from 3 levels of difficulty **explore House Rules to play with a twist &lt;/story&gt; &lt;/game&gt;</text:p>
          </table:table-cell>
          <table:table-cell table:number-columns-repeated="1012"/>
        </table:table-row>
        <table:table-row table:style-name="ro1">
          <table:table-cell office:value-type="string">
            <text:p>Mummy Maze Deluxe</text:p>
          </table:table-cell>
          <table:table-cell office:value-type="float" office:value="2002">
            <text:p>2002</text:p>
          </table:table-cell>
          <table:table-cell office:value-type="string">
            <text:p>ESRB - E (Everyone)</text:p>
          </table:table-cell>
          <table:table-cell office:value-type="string">
            <text:p>Mummy Maze Deluxe</text:p>
          </table:table-cell>
          <table:table-cell table:number-columns-repeated="2" office:value-type="string">
            <text:p>PopCap Games</text:p>
          </table:table-cell>
          <table:table-cell office:value-type="string">
            <text:p>Board Games</text:p>
          </table:table-cell>
          <table:table-cell office:value-type="string">
            <text:p>3.8</text:p>
          </table:table-cell>
          <table:table-cell office:value-type="string">
            <text:p>1 Player</text:p>
          </table:table-cell>
          <table:table-cell office:value-type="string">
            <text:p>Mummy Maze Deluxe is an electronic adaptation of the pencil-and-paper maze puzzle Theseus and the Minotaur by Robert Abbott, first published in 1962. It is based on the concept of logic mazes where an exit needs to be found, but with a number of rules that restrict or modify the possible movement. Locating the exit does not consist of travelling towards it directly, the introduced limitations can be based on arrows restricting directions, opened or closed doors, or the amount of spaces each move is permitted to be. The name of the maze is based on the Greek legend of Theseus who needs to outsmart the stronger and faster minotaur in his own labyrinth. <text:s/>In PopCap's take on the concept, the setting is moved to Egypt where the player controls an explorer in search of treasure. Instead of minotaurs, the explorer encounters different types of mummies and scorpions. The level lay-out of the mazes is seemingly simple, but usually a large number of steps is needed to enter the exit. Played in turns, mummies can move two steps at a time, while the explorer is limited to one. To outsmart enemies, they need to be lured away. Enemies do not react to the player directly, but to a specific logic of vertical and horizontal movement. Once discovered, this can be exploited by the player. For instance, when on a tile surrounded by walls on three sides, the mummy will not leave his position when his logic anticipating the player's movement prevents him from moving into the direction of the exit. Further rules are added through a number of traps, multiple mummies (who get into a fight where one is killed when the explorer lures them towards each other), a key that opens or closes a gate, and the specific position of walls. Although most levels seem to resemble each other, the solution is always different. <text:s/>The game's main mode is called Adventure. It consists of fifteen pyramids, with fifteen levels each, that need to be unlocked gradually. After finishing a pyramid, a treasure is provided and in the final pyramid the valuable riches of Pharaoh Tutankhamen await the player. The Classic mode has similar gameplay, but there the mazes are randomly generated with an increasing difficulty. The Adventure mode only keeps track of the player's completion time, but in the Classic mode points are awarded based on how quickly the maze is solved. The game also contains a tutorial where the basic game mechanics are explained in three sessions. <text:s/>After completing a level, progress is saved automatically. During gameplay the player can also undo as many moves as needed or reset the entire maze. An ankh near the left side of the screen turns red when the explorer is moved into a position where he can no longer solve the maze. The explorer is controlled through the cursor keys or the mouse. Sometimes, it is also need to perform a "wait" action, where the player skips his turn, used to lure an enemy into a specific position or movement pattern.</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Mummy Maze Deluxe&quot;&gt; &lt;year&gt;2002&lt;/year&gt; &lt;rating&gt;ESRB - E (Everyone)&lt;/rating&gt; &lt;title&gt;Mummy Maze Deluxe&lt;/title&gt; &lt;pub&gt;PopCap Games&lt;/pub&gt; &lt;dev&gt;PopCap Games&lt;/dev&gt; &lt;genre&gt;Board Games&lt;/genre&gt; &lt;score&gt;3.8&lt;/score&gt; &lt;player&gt;1 Player&lt;/player&gt; &lt;story&gt;Mummy Maze Deluxe is an electronic adaptation of the pencil-and-paper maze puzzle Theseus and the Minotaur by Robert Abbott, first published in 1962. It is based on the concept of logic mazes where an exit needs to be found, but with a number of rules that restrict or modify the possible movement. Locating the exit does not consist of travelling towards it directly, the introduced limitations can be based on arrows restricting directions, opened or closed doors, or the amount of spaces each move is permitted to be. The name of the maze is based on the Greek legend of Theseus who needs to outsmart the stronger and faster minotaur in his own labyrinth.  In PopCap's take on the concept, the setting is moved to Egypt where the player controls an explorer in search of treasure. Instead of minotaurs, the explorer encounters different types of mummies and scorpions. The level lay-out of the mazes is seemingly simple, but usually a large number of steps is needed to enter the exit. Played in turns, mummies can move two steps at a time, while the explorer is limited to one. To outsmart enemies, they need to be lured away. Enemies do not react to the player directly, but to a specific logic of vertical and horizontal movement. Once discovered, this can be exploited by the player. For instance, when on a tile surrounded by walls on three sides, the mummy will not leave his position when his logic anticipating the player's movement prevents him from moving into the direction of the exit. Further rules are added through a number of traps, multiple mummies (who get into a fight where one is killed when the explorer lures them towards each other), a key that opens or closes a gate, and the specific position of walls. Although most levels seem to resemble each other, the solution is always different.  The game's main mode is called Adventure. It consists of fifteen pyramids, with fifteen levels each, that need to be unlocked gradually. After finishing a pyramid, a treasure is provided and in the final pyramid the valuable riches of Pharaoh Tutankhamen await the player. The Classic mode has similar gameplay, but there the mazes are randomly generated with an increasing difficulty. The Adventure mode only keeps track of the player's completion time, but in the Classic mode points are awarded based on how quickly the maze is solved. The game also contains a tutorial where the basic game mechanics are explained in three sessions.  After completing a level, progress is saved automatically. During gameplay the player can also undo as many moves as needed or reset the entire maze. An ankh near the left side of the screen turns red when the explorer is moved into a position where he can no longer solve the maze. The explorer is controlled through the cursor keys or the mouse. Sometimes, it is also need to perform a &quot;wait&quot; action, where the player skips his turn, used to lure an enemy into a specific position or movement pattern.&lt;/story&gt; &lt;/game&gt;">
            <text:p>&lt;game name="Mummy Maze Deluxe"&gt; &lt;year&gt;2002&lt;/year&gt; &lt;rating&gt;ESRB - E (Everyone)&lt;/rating&gt; &lt;title&gt;Mummy Maze Deluxe&lt;/title&gt; &lt;pub&gt;PopCap Games&lt;/pub&gt; &lt;dev&gt;PopCap Games&lt;/dev&gt; &lt;genre&gt;Board Games&lt;/genre&gt; &lt;score&gt;3.8&lt;/score&gt; &lt;player&gt;1 Player&lt;/player&gt; &lt;story&gt;Mummy Maze Deluxe is an electronic adaptation of the pencil-and-paper maze puzzle Theseus and the Minotaur by Robert Abbott, first published in 1962. It is based on the concept of logic mazes where an exit needs to be found, but with a number of rules that restrict or modify the possible movement. Locating the exit does not consist of travelling towards it directly, the introduced limitations can be based on arrows restricting directions, opened or closed doors, or the amount of spaces each move is permitted to be. The name of the maze is based on the Greek legend of Theseus who needs to outsmart the stronger and faster minotaur in his own labyrinth. <text:s/>In PopCap's take on the concept, the setting is moved to Egypt where the player controls an explorer in search of treasure. Instead of minotaurs, the explorer encounters different types of mummies and scorpions. The level lay-out of the mazes is seemingly simple, but usually a large number of steps is needed to enter the exit. Played in turns, mummies can move two steps at a time, while the explorer is limited to one. To outsmart enemies, they need to be lured away. Enemies do not react to the player directly, but to a specific logic of vertical and horizontal movement. Once discovered, this can be exploited by the player. For instance, when on a tile surrounded by walls on three sides, the mummy will not leave his position when his logic anticipating the player's movement prevents him from moving into the direction of the exit. Further rules are added through a number of traps, multiple mummies (who get into a fight where one is killed when the explorer lures them towards each other), a key that opens or closes a gate, and the specific position of walls. Although most levels seem to resemble each other, the solution is always different. <text:s/>The game's main mode is called Adventure. It consists of fifteen pyramids, with fifteen levels each, that need to be unlocked gradually. After finishing a pyramid, a treasure is provided and in the final pyramid the valuable riches of Pharaoh Tutankhamen await the player. The Classic mode has similar gameplay, but there the mazes are randomly generated with an increasing difficulty. The Adventure mode only keeps track of the player's completion time, but in the Classic mode points are awarded based on how quickly the maze is solved. The game also contains a tutorial where the basic game mechanics are explained in three sessions. <text:s/>After completing a level, progress is saved automatically. During gameplay the player can also undo as many moves as needed or reset the entire maze. An ankh near the left side of the screen turns red when the explorer is moved into a position where he can no longer solve the maze. The explorer is controlled through the cursor keys or the mouse. Sometimes, it is also need to perform a "wait" action, where the player skips his turn, used to lure an enemy into a specific position or movement pattern.&lt;/story&gt; &lt;/game&gt;</text:p>
          </table:table-cell>
          <table:table-cell table:number-columns-repeated="1012"/>
        </table:table-row>
        <table:table-row table:style-name="ro1">
          <table:table-cell office:value-type="string">
            <text:p>Mystery Case Files - Huntsville</text:p>
          </table:table-cell>
          <table:table-cell office:value-type="float" office:value="2005">
            <text:p>2005</text:p>
          </table:table-cell>
          <table:table-cell office:value-type="string">
            <text:p>ESRB - E (Everyone)</text:p>
          </table:table-cell>
          <table:table-cell office:value-type="string">
            <text:p>Mystery Case Files - Huntsville</text:p>
          </table:table-cell>
          <table:table-cell table:number-columns-repeated="2" office:value-type="string">
            <text:p>Big Fish Games</text:p>
          </table:table-cell>
          <table:table-cell office:value-type="string">
            <text:p>Puzzle</text:p>
          </table:table-cell>
          <table:table-cell office:value-type="string">
            <text:p>3.4</text:p>
          </table:table-cell>
          <table:table-cell office:value-type="string">
            <text:p>1 Player</text:p>
          </table:table-cell>
          <table:table-cell office:value-type="string">
            <text:p>The quaint town of Huntsville is suddenly being plagued by a series of crime spree that the local authorities cannot figure out. This is why you, a young detective, are asked to tackle this case and bring in a new perspective. <text:s/>This is the first in the MCF series. You will have to investigate a number of locations and seek out a list of clues. The game works like I SPY and Where's Waldo? where you will have to have to find a number of items in a really busy looking scene. Each case will have a set number of items to uncover and a time limit to find them. When you've completed that task, you will have to unscramble a puzzle that will unveil the culprit of the case. There are 20 cases in all. Can you become the Master Detective?</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Mystery Case Files - Huntsville&quot;&gt; &lt;year&gt;2005&lt;/year&gt; &lt;rating&gt;ESRB - E (Everyone)&lt;/rating&gt; &lt;title&gt;Mystery Case Files - Huntsville&lt;/title&gt; &lt;pub&gt;Big Fish Games&lt;/pub&gt; &lt;dev&gt;Big Fish Games&lt;/dev&gt; &lt;genre&gt;Puzzle&lt;/genre&gt; &lt;score&gt;3.4&lt;/score&gt; &lt;player&gt;1 Player&lt;/player&gt; &lt;story&gt;The quaint town of Huntsville is suddenly being plagued by a series of crime spree that the local authorities cannot figure out. This is why you, a young detective, are asked to tackle this case and bring in a new perspective.  This is the first in the MCF series. You will have to investigate a number of locations and seek out a list of clues. The game works like I SPY and Where's Waldo? where you will have to have to find a number of items in a really busy looking scene. Each case will have a set number of items to uncover and a time limit to find them. When you've completed that task, you will have to unscramble a puzzle that will unveil the culprit of the case. There are 20 cases in all. Can you become the Master Detective?&lt;/story&gt; &lt;/game&gt;">
            <text:p>&lt;game name="Mystery Case Files - Huntsville"&gt; &lt;year&gt;2005&lt;/year&gt; &lt;rating&gt;ESRB - E (Everyone)&lt;/rating&gt; &lt;title&gt;Mystery Case Files - Huntsville&lt;/title&gt; &lt;pub&gt;Big Fish Games&lt;/pub&gt; &lt;dev&gt;Big Fish Games&lt;/dev&gt; &lt;genre&gt;Puzzle&lt;/genre&gt; &lt;score&gt;3.4&lt;/score&gt; &lt;player&gt;1 Player&lt;/player&gt; &lt;story&gt;The quaint town of Huntsville is suddenly being plagued by a series of crime spree that the local authorities cannot figure out. This is why you, a young detective, are asked to tackle this case and bring in a new perspective. <text:s/>This is the first in the MCF series. You will have to investigate a number of locations and seek out a list of clues. The game works like I SPY and Where's Waldo? where you will have to have to find a number of items in a really busy looking scene. Each case will have a set number of items to uncover and a time limit to find them. When you've completed that task, you will have to unscramble a puzzle that will unveil the culprit of the case. There are 20 cases in all. Can you become the Master Detective?&lt;/story&gt; &lt;/game&gt;</text:p>
          </table:table-cell>
          <table:table-cell table:number-columns-repeated="1012"/>
        </table:table-row>
        <table:table-row table:style-name="ro1">
          <table:table-cell office:value-type="string">
            <text:p>Mystery PI - Lost In Los Angeles</text:p>
          </table:table-cell>
          <table:table-cell office:value-type="float" office:value="2009">
            <text:p>2009</text:p>
          </table:table-cell>
          <table:table-cell office:value-type="string">
            <text:p>ESRB - E (Everyone)</text:p>
          </table:table-cell>
          <table:table-cell office:value-type="string">
            <text:p>Mystery PI - Lost In Los Angeles</text:p>
          </table:table-cell>
          <table:table-cell office:value-type="string">
            <text:p>PopCap Games</text:p>
          </table:table-cell>
          <table:table-cell office:value-type="string">
            <text:p>Spin Top Games</text:p>
          </table:table-cell>
          <table:table-cell office:value-type="string">
            <text:p>Puzzle</text:p>
          </table:table-cell>
          <table:table-cell office:value-type="string">
            <text:p>3.9</text:p>
          </table:table-cell>
          <table:table-cell office:value-type="string">
            <text:p>1 Player</text:p>
          </table:table-cell>
          <table:table-cell office:value-type="string">
            <text:p>A famous Hollywood studio hires a private investigator to find the missing copy of an expensive unreleased movie, paying a reward of 15 million dollars if the film is retrieved within 17 hours. <text:s/>Mystery P.I.: Lost in Los Angeles is another straightforward hidden object installment to the SpinTop series of games, with identical gameplay to the earlier entries. Most of the time, the objective is to find and click on all the objects from a list at the left side of the screen, on scenes filled with assorted objects depicting places in Los Angeles and other related locations. Besides the list objects, the player can optionally collect two special items on every screen, a film reel and a key, to unlock two extra modes. The game can be played with or without a time limit, available as an option at the beginning. <text:s/>Finding the required items in quick succession gives bonus points. The hint button highlights the position of a list entry, taking 7,500 points from the score with each use. Some of the entries are clues instead of the object name, for example displaying "direction finder" instead of "compass". In some cases, a task is described on the list as one of the entries, and the player must perform the action by dragging and dropping objects on top of each other to complete the scene. <text:s/>A mini-game has to be completed at the end of each chapter. They are the standard mini-games of the genre, like jigsaw puzzles, word search, tile matching, concentration and other similar challenges. The two extra modes are unlimited seek &amp; find, where the goal is to find all the objects from each location, and a separate version of the tile matching game.</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Mystery PI - Lost In Los Angeles&quot;&gt; &lt;year&gt;2009&lt;/year&gt; &lt;rating&gt;ESRB - E (Everyone)&lt;/rating&gt; &lt;title&gt;Mystery PI - Lost In Los Angeles&lt;/title&gt; &lt;pub&gt;PopCap Games&lt;/pub&gt; &lt;dev&gt;Spin Top Games&lt;/dev&gt; &lt;genre&gt;Puzzle&lt;/genre&gt; &lt;score&gt;3.9&lt;/score&gt; &lt;player&gt;1 Player&lt;/player&gt; &lt;story&gt;A famous Hollywood studio hires a private investigator to find the missing copy of an expensive unreleased movie, paying a reward of 15 million dollars if the film is retrieved within 17 hours.  Mystery P.I.: Lost in Los Angeles is another straightforward hidden object installment to the SpinTop series of games, with identical gameplay to the earlier entries. Most of the time, the objective is to find and click on all the objects from a list at the left side of the screen, on scenes filled with assorted objects depicting places in Los Angeles and other related locations. Besides the list objects, the player can optionally collect two special items on every screen, a film reel and a key, to unlock two extra modes. The game can be played with or without a time limit, available as an option at the beginning.  Finding the required items in quick succession gives bonus points. The hint button highlights the position of a list entry, taking 7,500 points from the score with each use. Some of the entries are clues instead of the object name, for example displaying &quot;direction finder&quot; instead of &quot;compass&quot;. In some cases, a task is described on the list as one of the entries, and the player must perform the action by dragging and dropping objects on top of each other to complete the scene.  A mini-game has to be completed at the end of each chapter. They are the standard mini-games of the genre, like jigsaw puzzles, word search, tile matching, concentration and other similar challenges. The two extra modes are unlimited seek &amp; find, where the goal is to find all the objects from each location, and a separate version of the tile matching game.&lt;/story&gt; &lt;/game&gt;">
            <text:p>&lt;game name="Mystery PI - Lost In Los Angeles"&gt; &lt;year&gt;2009&lt;/year&gt; &lt;rating&gt;ESRB - E (Everyone)&lt;/rating&gt; &lt;title&gt;Mystery PI - Lost In Los Angeles&lt;/title&gt; &lt;pub&gt;PopCap Games&lt;/pub&gt; &lt;dev&gt;Spin Top Games&lt;/dev&gt; &lt;genre&gt;Puzzle&lt;/genre&gt; &lt;score&gt;3.9&lt;/score&gt; &lt;player&gt;1 Player&lt;/player&gt; &lt;story&gt;A famous Hollywood studio hires a private investigator to find the missing copy of an expensive unreleased movie, paying a reward of 15 million dollars if the film is retrieved within 17 hours. <text:s/>Mystery P.I.: Lost in Los Angeles is another straightforward hidden object installment to the SpinTop series of games, with identical gameplay to the earlier entries. Most of the time, the objective is to find and click on all the objects from a list at the left side of the screen, on scenes filled with assorted objects depicting places in Los Angeles and other related locations. Besides the list objects, the player can optionally collect two special items on every screen, a film reel and a key, to unlock two extra modes. The game can be played with or without a time limit, available as an option at the beginning. <text:s/>Finding the required items in quick succession gives bonus points. The hint button highlights the position of a list entry, taking 7,500 points from the score with each use. Some of the entries are clues instead of the object name, for example displaying "direction finder" instead of "compass". In some cases, a task is described on the list as one of the entries, and the player must perform the action by dragging and dropping objects on top of each other to complete the scene. <text:s/>A mini-game has to be completed at the end of each chapter. They are the standard mini-games of the genre, like jigsaw puzzles, word search, tile matching, concentration and other similar challenges. The two extra modes are unlimited seek &amp; find, where the goal is to find all the objects from each location, and a separate version of the tile matching game.&lt;/story&gt; &lt;/game&gt;</text:p>
          </table:table-cell>
          <table:table-cell table:number-columns-repeated="1012"/>
        </table:table-row>
        <table:table-row table:style-name="ro1">
          <table:table-cell office:value-type="string">
            <text:p>Mystery PI - Stolen In San Francisco</text:p>
          </table:table-cell>
          <table:table-cell office:value-type="float" office:value="2010">
            <text:p>2010</text:p>
          </table:table-cell>
          <table:table-cell office:value-type="string">
            <text:p>ESRB - E (Everyone)</text:p>
          </table:table-cell>
          <table:table-cell office:value-type="string">
            <text:p>Mystery PI - Stolen In San Francisco</text:p>
          </table:table-cell>
          <table:table-cell office:value-type="string">
            <text:p>PopCap Games</text:p>
          </table:table-cell>
          <table:table-cell office:value-type="string">
            <text:p>Spin Top Games</text:p>
          </table:table-cell>
          <table:table-cell office:value-type="string">
            <text:p>Puzzle</text:p>
          </table:table-cell>
          <table:table-cell office:value-type="string">
            <text:p>3.2</text:p>
          </table:table-cell>
          <table:table-cell office:value-type="string">
            <text:p>1 Player</text:p>
          </table:table-cell>
          <table:table-cell office:value-type="string">
            <text:p>Mystery P.I.: Stolen in San Francisco is a hidden object game where the player takes the role of private investigator. An armored car has been hit and the thieves took $250 Million in solid gold. The owner of the gold has hired you the Mystery P.I. to find it before the case goes cold and the gold is lost forever. <text:s/>This is a standard hidden object game with 25 locations in and around areas in San Francisco as the backdrop. The player is required to find objects in each scene unlocking clues to progress through the game. Additional mini-games of picture tiles and scene compare are also present. The game has two other game modes that can be unlocked for unlimited Seek &amp; Find and Match-3.</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Mystery PI - Stolen In San Francisco&quot;&gt; &lt;year&gt;2010&lt;/year&gt; &lt;rating&gt;ESRB - E (Everyone)&lt;/rating&gt; &lt;title&gt;Mystery PI - Stolen In San Francisco&lt;/title&gt; &lt;pub&gt;PopCap Games&lt;/pub&gt; &lt;dev&gt;Spin Top Games&lt;/dev&gt; &lt;genre&gt;Puzzle&lt;/genre&gt; &lt;score&gt;3.2&lt;/score&gt; &lt;player&gt;1 Player&lt;/player&gt; &lt;story&gt;Mystery P.I.: Stolen in San Francisco is a hidden object game where the player takes the role of private investigator. An armored car has been hit and the thieves took $250 Million in solid gold. The owner of the gold has hired you the Mystery P.I. to find it before the case goes cold and the gold is lost forever.  This is a standard hidden object game with 25 locations in and around areas in San Francisco as the backdrop. The player is required to find objects in each scene unlocking clues to progress through the game. Additional mini-games of picture tiles and scene compare are also present. The game has two other game modes that can be unlocked for unlimited Seek &amp; Find and Match-3.&lt;/story&gt; &lt;/game&gt;">
            <text:p>&lt;game name="Mystery PI - Stolen In San Francisco"&gt; &lt;year&gt;2010&lt;/year&gt; &lt;rating&gt;ESRB - E (Everyone)&lt;/rating&gt; &lt;title&gt;Mystery PI - Stolen In San Francisco&lt;/title&gt; &lt;pub&gt;PopCap Games&lt;/pub&gt; &lt;dev&gt;Spin Top Games&lt;/dev&gt; &lt;genre&gt;Puzzle&lt;/genre&gt; &lt;score&gt;3.2&lt;/score&gt; &lt;player&gt;1 Player&lt;/player&gt; &lt;story&gt;Mystery P.I.: Stolen in San Francisco is a hidden object game where the player takes the role of private investigator. An armored car has been hit and the thieves took $250 Million in solid gold. The owner of the gold has hired you the Mystery P.I. to find it before the case goes cold and the gold is lost forever. <text:s/>This is a standard hidden object game with 25 locations in and around areas in San Francisco as the backdrop. The player is required to find objects in each scene unlocking clues to progress through the game. Additional mini-games of picture tiles and scene compare are also present. The game has two other game modes that can be unlocked for unlimited Seek &amp; Find and Match-3.&lt;/story&gt; &lt;/game&gt;</text:p>
          </table:table-cell>
          <table:table-cell table:number-columns-repeated="1012"/>
        </table:table-row>
        <table:table-row table:style-name="ro1">
          <table:table-cell office:value-type="string">
            <text:p>Mystery PI - The Curious Case of Counterfeit Cove</text:p>
          </table:table-cell>
          <table:table-cell office:value-type="float" office:value="2011">
            <text:p>2011</text:p>
          </table:table-cell>
          <table:table-cell office:value-type="string">
            <text:p>ESRB - E (Everyone)</text:p>
          </table:table-cell>
          <table:table-cell office:value-type="string">
            <text:p>Mystery PI - The Curious Case of Counterfeit Cove</text:p>
          </table:table-cell>
          <table:table-cell office:value-type="string">
            <text:p>PopCap Games</text:p>
          </table:table-cell>
          <table:table-cell office:value-type="string">
            <text:p>SpinTop Games</text:p>
          </table:table-cell>
          <table:table-cell office:value-type="string">
            <text:p>Puzzle</text:p>
          </table:table-cell>
          <table:table-cell office:value-type="string">
            <text:p>3.7</text:p>
          </table:table-cell>
          <table:table-cell office:value-type="string">
            <text:p>1 Player</text:p>
          </table:table-cell>
          <table:table-cell office:value-type="string">
            <text:p>Whaler's Cove is preparing for the fall tourism season, but counterfeit money is popping up everywhere. <text:s/>You've been hired by the town elders to track down the counterfeiting ring before the fake bills ruin the local economy. <text:s/>Visit 25 charming seaside locations as you search for more than 2,200 hidden objects. Explore more than 100 levels and find hidden lobsters and keys to unlock 2 bonus game modes. Solve 6 unique mini-game puzzles. Go for a Perfect Search and earn speed bonuses to beat your high score. </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Mystery PI - The Curious Case of Counterfeit Cove&quot;&gt; &lt;year&gt;2011&lt;/year&gt; &lt;rating&gt;ESRB - E (Everyone)&lt;/rating&gt; &lt;title&gt;Mystery PI - The Curious Case of Counterfeit Cove&lt;/title&gt; &lt;pub&gt;PopCap Games&lt;/pub&gt; &lt;dev&gt;SpinTop Games&lt;/dev&gt; &lt;genre&gt;Puzzle&lt;/genre&gt; &lt;score&gt;3.7&lt;/score&gt; &lt;player&gt;1 Player&lt;/player&gt; &lt;story&gt;Whaler's Cove is preparing for the fall tourism season, but counterfeit money is popping up everywhere.  You've been hired by the town elders to track down the counterfeiting ring before the fake bills ruin the local economy.  Visit 25 charming seaside locations as you search for more than 2,200 hidden objects. Explore more than 100 levels and find hidden lobsters and keys to unlock 2 bonus game modes. Solve 6 unique mini-game puzzles. Go for a Perfect Search and earn speed bonuses to beat your high score. &lt;/story&gt; &lt;/game&gt;">
            <text:p>&lt;game name="Mystery PI - The Curious Case of Counterfeit Cove"&gt; &lt;year&gt;2011&lt;/year&gt; &lt;rating&gt;ESRB - E (Everyone)&lt;/rating&gt; &lt;title&gt;Mystery PI - The Curious Case of Counterfeit Cove&lt;/title&gt; &lt;pub&gt;PopCap Games&lt;/pub&gt; &lt;dev&gt;SpinTop Games&lt;/dev&gt; &lt;genre&gt;Puzzle&lt;/genre&gt; &lt;score&gt;3.7&lt;/score&gt; &lt;player&gt;1 Player&lt;/player&gt; &lt;story&gt;Whaler's Cove is preparing for the fall tourism season, but counterfeit money is popping up everywhere. <text:s/>You've been hired by the town elders to track down the counterfeiting ring before the fake bills ruin the local economy. <text:s/>Visit 25 charming seaside locations as you search for more than 2,200 hidden objects. Explore more than 100 levels and find hidden lobsters and keys to unlock 2 bonus game modes. Solve 6 unique mini-game puzzles. Go for a Perfect Search and earn speed bonuses to beat your high score. &lt;/story&gt; &lt;/game&gt;</text:p>
          </table:table-cell>
          <table:table-cell table:number-columns-repeated="1012"/>
        </table:table-row>
        <table:table-row table:style-name="ro1">
          <table:table-cell office:value-type="string">
            <text:p>Mystery PI - The London Caper</text:p>
          </table:table-cell>
          <table:table-cell office:value-type="float" office:value="2010">
            <text:p>2010</text:p>
          </table:table-cell>
          <table:table-cell office:value-type="string">
            <text:p>ESRB - E (Everyone)</text:p>
          </table:table-cell>
          <table:table-cell office:value-type="string">
            <text:p>Mystery PI - The London Caper</text:p>
          </table:table-cell>
          <table:table-cell table:number-columns-repeated="2" office:value-type="string">
            <text:p>SpinTop Games</text:p>
          </table:table-cell>
          <table:table-cell office:value-type="string">
            <text:p>Puzzle</text:p>
          </table:table-cell>
          <table:table-cell office:value-type="string">
            <text:p>4.0</text:p>
          </table:table-cell>
          <table:table-cell office:value-type="string">
            <text:p>1 Player</text:p>
          </table:table-cell>
          <table:table-cell office:value-type="string">
            <text:p>Mystery P.I.: The London Caper is another installment in a series of straightforward hidden object games with minimal plot. This time, the private investigator is hired by the British royal family to retrieve their stolen crown jewels. The game remains very similar to the previous entries, where the main objective is to find and click on all the items listed at the left side of the screen, on locations around the U.K. capital filled with assorted paraphernalia scattered around cluttering the scenery. <text:s/>Certain settings can be tweaked in the options menu to adjust the difficulty level, enabling or disabling a time limit and changing the number of hints available. Some of the list entries are riddles or pending tasks instead of the object name, giving clues about the hidden item or instructions about an action that have to be performed. A crown, a key and a pair of handcuffs can be found on every location, giving bonus points and unlocking extra modes when all twenty-five of each one are collected. The hint button shows the position of one of the required items, but takes some time to recharge after use. <text:s/>Mini-games appear on a separate screen at the end of each chapter. They are implementations of classic games and puzzles, where the player has to swap pairs of tiles on a grid to match three or more of the same kind and make them disappear, move blocks inside a limited space to create an exit path for a key, assemble jigsaw puzzles and complete other similar challenges. The tile-matching game can be played from the main menu after one of the extra modes is unlocked. The other unlockable mode is called Unlimited Seek-And-Find, where the player has to revisit every location and collect more than 2,000 hidden objects.</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Mystery PI - The London Caper&quot;&gt; &lt;year&gt;2010&lt;/year&gt; &lt;rating&gt;ESRB - E (Everyone)&lt;/rating&gt; &lt;title&gt;Mystery PI - The London Caper&lt;/title&gt; &lt;pub&gt;SpinTop Games&lt;/pub&gt; &lt;dev&gt;SpinTop Games&lt;/dev&gt; &lt;genre&gt;Puzzle&lt;/genre&gt; &lt;score&gt;4.0&lt;/score&gt; &lt;player&gt;1 Player&lt;/player&gt; &lt;story&gt;Mystery P.I.: The London Caper is another installment in a series of straightforward hidden object games with minimal plot. This time, the private investigator is hired by the British royal family to retrieve their stolen crown jewels. The game remains very similar to the previous entries, where the main objective is to find and click on all the items listed at the left side of the screen, on locations around the U.K. capital filled with assorted paraphernalia scattered around cluttering the scenery.  Certain settings can be tweaked in the options menu to adjust the difficulty level, enabling or disabling a time limit and changing the number of hints available. Some of the list entries are riddles or pending tasks instead of the object name, giving clues about the hidden item or instructions about an action that have to be performed. A crown, a key and a pair of handcuffs can be found on every location, giving bonus points and unlocking extra modes when all twenty-five of each one are collected. The hint button shows the position of one of the required items, but takes some time to recharge after use.  Mini-games appear on a separate screen at the end of each chapter. They are implementations of classic games and puzzles, where the player has to swap pairs of tiles on a grid to match three or more of the same kind and make them disappear, move blocks inside a limited space to create an exit path for a key, assemble jigsaw puzzles and complete other similar challenges. The tile-matching game can be played from the main menu after one of the extra modes is unlocked. The other unlockable mode is called Unlimited Seek-And-Find, where the player has to revisit every location and collect more than 2,000 hidden objects.&lt;/story&gt; &lt;/game&gt;">
            <text:p>&lt;game name="Mystery PI - The London Caper"&gt; &lt;year&gt;2010&lt;/year&gt; &lt;rating&gt;ESRB - E (Everyone)&lt;/rating&gt; &lt;title&gt;Mystery PI - The London Caper&lt;/title&gt; &lt;pub&gt;SpinTop Games&lt;/pub&gt; &lt;dev&gt;SpinTop Games&lt;/dev&gt; &lt;genre&gt;Puzzle&lt;/genre&gt; &lt;score&gt;4.0&lt;/score&gt; &lt;player&gt;1 Player&lt;/player&gt; &lt;story&gt;Mystery P.I.: The London Caper is another installment in a series of straightforward hidden object games with minimal plot. This time, the private investigator is hired by the British royal family to retrieve their stolen crown jewels. The game remains very similar to the previous entries, where the main objective is to find and click on all the items listed at the left side of the screen, on locations around the U.K. capital filled with assorted paraphernalia scattered around cluttering the scenery. <text:s/>Certain settings can be tweaked in the options menu to adjust the difficulty level, enabling or disabling a time limit and changing the number of hints available. Some of the list entries are riddles or pending tasks instead of the object name, giving clues about the hidden item or instructions about an action that have to be performed. A crown, a key and a pair of handcuffs can be found on every location, giving bonus points and unlocking extra modes when all twenty-five of each one are collected. The hint button shows the position of one of the required items, but takes some time to recharge after use. <text:s/>Mini-games appear on a separate screen at the end of each chapter. They are implementations of classic games and puzzles, where the player has to swap pairs of tiles on a grid to match three or more of the same kind and make them disappear, move blocks inside a limited space to create an exit path for a key, assemble jigsaw puzzles and complete other similar challenges. The tile-matching game can be played from the main menu after one of the extra modes is unlocked. The other unlockable mode is called Unlimited Seek-And-Find, where the player has to revisit every location and collect more than 2,000 hidden objects.&lt;/story&gt; &lt;/game&gt;</text:p>
          </table:table-cell>
          <table:table-cell table:number-columns-repeated="1012"/>
        </table:table-row>
        <table:table-row table:style-name="ro1">
          <table:table-cell office:value-type="string">
            <text:p>Mystery PI - The Lottery Ticket</text:p>
          </table:table-cell>
          <table:table-cell office:value-type="float" office:value="2007">
            <text:p>2007</text:p>
          </table:table-cell>
          <table:table-cell office:value-type="string">
            <text:p>ESRB - E (Everyone)</text:p>
          </table:table-cell>
          <table:table-cell office:value-type="string">
            <text:p>Mystery PI - The Lottery Ticket</text:p>
          </table:table-cell>
          <table:table-cell office:value-type="string">
            <text:p>RealArcade</text:p>
          </table:table-cell>
          <table:table-cell office:value-type="string">
            <text:p>SpinTop Games</text:p>
          </table:table-cell>
          <table:table-cell office:value-type="string">
            <text:p>Puzzle</text:p>
          </table:table-cell>
          <table:table-cell office:value-type="string">
            <text:p>3.8</text:p>
          </table:table-cell>
          <table:table-cell office:value-type="string">
            <text:p>1 Player</text:p>
          </table:table-cell>
          <table:table-cell office:value-type="string">
            <text:p>Grandma Rose has won $488 millions by playing at the lottery. The only problem she has is that she lost her ticket! So, she hired you, one of the most famous investigators. You're the Mystery P.I. and you're decided to help her by trying to retrace her footsteps. <text:s/>Mystery P.I.: The Lottery Ticket is a seek and find game, meaning that you have to search for hidden objects. At the beginning of each level, you're given a list of what you have to find in a limited time. Once you spot an item on the list, you have to click on it. There are also mini-games. The game features also ranks. The "Perfect Investigation" gives a big bonus of points, making you rising through the ranks faster.</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Mystery PI - The Lottery Ticket&quot;&gt; &lt;year&gt;2007&lt;/year&gt; &lt;rating&gt;ESRB - E (Everyone)&lt;/rating&gt; &lt;title&gt;Mystery PI - The Lottery Ticket&lt;/title&gt; &lt;pub&gt;RealArcade&lt;/pub&gt; &lt;dev&gt;SpinTop Games&lt;/dev&gt; &lt;genre&gt;Puzzle&lt;/genre&gt; &lt;score&gt;3.8&lt;/score&gt; &lt;player&gt;1 Player&lt;/player&gt; &lt;story&gt;Grandma Rose has won $488 millions by playing at the lottery. The only problem she has is that she lost her ticket! So, she hired you, one of the most famous investigators. You're the Mystery P.I. and you're decided to help her by trying to retrace her footsteps.  Mystery P.I.: The Lottery Ticket is a seek and find game, meaning that you have to search for hidden objects. At the beginning of each level, you're given a list of what you have to find in a limited time. Once you spot an item on the list, you have to click on it. There are also mini-games. The game features also ranks. The &quot;Perfect Investigation&quot; gives a big bonus of points, making you rising through the ranks faster.&lt;/story&gt; &lt;/game&gt;">
            <text:p>&lt;game name="Mystery PI - The Lottery Ticket"&gt; &lt;year&gt;2007&lt;/year&gt; &lt;rating&gt;ESRB - E (Everyone)&lt;/rating&gt; &lt;title&gt;Mystery PI - The Lottery Ticket&lt;/title&gt; &lt;pub&gt;RealArcade&lt;/pub&gt; &lt;dev&gt;SpinTop Games&lt;/dev&gt; &lt;genre&gt;Puzzle&lt;/genre&gt; &lt;score&gt;3.8&lt;/score&gt; &lt;player&gt;1 Player&lt;/player&gt; &lt;story&gt;Grandma Rose has won $488 millions by playing at the lottery. The only problem she has is that she lost her ticket! So, she hired you, one of the most famous investigators. You're the Mystery P.I. and you're decided to help her by trying to retrace her footsteps. <text:s/>Mystery P.I.: The Lottery Ticket is a seek and find game, meaning that you have to search for hidden objects. At the beginning of each level, you're given a list of what you have to find in a limited time. Once you spot an item on the list, you have to click on it. There are also mini-games. The game features also ranks. The "Perfect Investigation" gives a big bonus of points, making you rising through the ranks faster.&lt;/story&gt; &lt;/game&gt;</text:p>
          </table:table-cell>
          <table:table-cell table:number-columns-repeated="1012"/>
        </table:table-row>
        <table:table-row table:style-name="ro1">
          <table:table-cell office:value-type="string">
            <text:p>Mystery PI - The New York Fortune</text:p>
          </table:table-cell>
          <table:table-cell office:value-type="float" office:value="2008">
            <text:p>2008</text:p>
          </table:table-cell>
          <table:table-cell office:value-type="string">
            <text:p>ESRB - E (Everyone)</text:p>
          </table:table-cell>
          <table:table-cell office:value-type="string">
            <text:p>Mystery PI - The New York Fortune</text:p>
          </table:table-cell>
          <table:table-cell table:number-columns-repeated="2" office:value-type="string">
            <text:p>SpinTop Games</text:p>
          </table:table-cell>
          <table:table-cell office:value-type="string">
            <text:p>Puzzle</text:p>
          </table:table-cell>
          <table:table-cell office:value-type="string">
            <text:p>3.7</text:p>
          </table:table-cell>
          <table:table-cell office:value-type="string">
            <text:p>1 Player</text:p>
          </table:table-cell>
          <table:table-cell office:value-type="string">
            <text:p>Mystery P.I.: The New York Fortune is a hidden object game where, as a private detective hired by the family of a New York billionaire to retrieve his will, the player has to search screens filled with objects, finding and clicking on all the items from a list at the left side. Finding several consecutive list item gives extra points. Besides the required objects, an apple and a key appear on all locations. They can be optionally collected to unlock two extra modes. Each item gives 5,000 points, with 2,500 added when making a combo. Hints cost 7,500 points, and there's a wait between each use as the hint meter slowly fills back up. <text:s/>Some of the list items show clues instead of the object name. At the end of each chapter, one of four mini-games must be completed. In one of them, a picture is segmented in circles that must be rotated to unscramble the image. Another is a tile-matching game, where pair of tiles are swapped in a grid, and the player must align three or more matching icons to remove the background. The remaining mini-games are a word search puzzle and a jigsaw puzzle with square pieces. <text:s/>The two extra modes are unlimited seek and find, where the player has to find all the objects on each location, and spot-the-differences, where the screen is split in two similar images and the player must click on the differences.</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Mystery PI - The New York Fortune&quot;&gt; &lt;year&gt;2008&lt;/year&gt; &lt;rating&gt;ESRB - E (Everyone)&lt;/rating&gt; &lt;title&gt;Mystery PI - The New York Fortune&lt;/title&gt; &lt;pub&gt;SpinTop Games&lt;/pub&gt; &lt;dev&gt;SpinTop Games&lt;/dev&gt; &lt;genre&gt;Puzzle&lt;/genre&gt; &lt;score&gt;3.7&lt;/score&gt; &lt;player&gt;1 Player&lt;/player&gt; &lt;story&gt;Mystery P.I.: The New York Fortune is a hidden object game where, as a private detective hired by the family of a New York billionaire to retrieve his will, the player has to search screens filled with objects, finding and clicking on all the items from a list at the left side. Finding several consecutive list item gives extra points. Besides the required objects, an apple and a key appear on all locations. They can be optionally collected to unlock two extra modes. Each item gives 5,000 points, with 2,500 added when making a combo. Hints cost 7,500 points, and there's a wait between each use as the hint meter slowly fills back up.  Some of the list items show clues instead of the object name. At the end of each chapter, one of four mini-games must be completed. In one of them, a picture is segmented in circles that must be rotated to unscramble the image. Another is a tile-matching game, where pair of tiles are swapped in a grid, and the player must align three or more matching icons to remove the background. The remaining mini-games are a word search puzzle and a jigsaw puzzle with square pieces.  The two extra modes are unlimited seek and find, where the player has to find all the objects on each location, and spot-the-differences, where the screen is split in two similar images and the player must click on the differences.&lt;/story&gt; &lt;/game&gt;">
            <text:p>&lt;game name="Mystery PI - The New York Fortune"&gt; &lt;year&gt;2008&lt;/year&gt; &lt;rating&gt;ESRB - E (Everyone)&lt;/rating&gt; &lt;title&gt;Mystery PI - The New York Fortune&lt;/title&gt; &lt;pub&gt;SpinTop Games&lt;/pub&gt; &lt;dev&gt;SpinTop Games&lt;/dev&gt; &lt;genre&gt;Puzzle&lt;/genre&gt; &lt;score&gt;3.7&lt;/score&gt; &lt;player&gt;1 Player&lt;/player&gt; &lt;story&gt;Mystery P.I.: The New York Fortune is a hidden object game where, as a private detective hired by the family of a New York billionaire to retrieve his will, the player has to search screens filled with objects, finding and clicking on all the items from a list at the left side. Finding several consecutive list item gives extra points. Besides the required objects, an apple and a key appear on all locations. They can be optionally collected to unlock two extra modes. Each item gives 5,000 points, with 2,500 added when making a combo. Hints cost 7,500 points, and there's a wait between each use as the hint meter slowly fills back up. <text:s/>Some of the list items show clues instead of the object name. At the end of each chapter, one of four mini-games must be completed. In one of them, a picture is segmented in circles that must be rotated to unscramble the image. Another is a tile-matching game, where pair of tiles are swapped in a grid, and the player must align three or more matching icons to remove the background. The remaining mini-games are a word search puzzle and a jigsaw puzzle with square pieces. <text:s/>The two extra modes are unlimited seek and find, where the player has to find all the objects on each location, and spot-the-differences, where the screen is split in two similar images and the player must click on the differences.&lt;/story&gt; &lt;/game&gt;</text:p>
          </table:table-cell>
          <table:table-cell table:number-columns-repeated="1012"/>
        </table:table-row>
        <table:table-row table:style-name="ro1">
          <table:table-cell office:value-type="string">
            <text:p>Mystery PI - The Vegas Heist</text:p>
          </table:table-cell>
          <table:table-cell office:value-type="float" office:value="2008">
            <text:p>2008</text:p>
          </table:table-cell>
          <table:table-cell office:value-type="string">
            <text:p>ESRB - E (Everyone)</text:p>
          </table:table-cell>
          <table:table-cell office:value-type="string">
            <text:p>Mystery PI - The Vegas Heist</text:p>
          </table:table-cell>
          <table:table-cell table:number-columns-repeated="2" office:value-type="string">
            <text:p>SpinTop Games</text:p>
          </table:table-cell>
          <table:table-cell office:value-type="string">
            <text:p>Puzzle</text:p>
          </table:table-cell>
          <table:table-cell office:value-type="string">
            <text:p>2.8</text:p>
          </table:table-cell>
          <table:table-cell office:value-type="string">
            <text:p>1 Player</text:p>
          </table:table-cell>
          <table:table-cell office:value-type="string">
            <text:p>Mystery P.I.: The Vegas Heist is a standard hidden object game. The player takes the role of a detective trying to find four billions dollars stolen from the vault of a casino. <text:s/>Las Vegas is represented as a series of static screens filled with objects. The player must find and click on several things listed at the left of the screen, within a time limit. <text:s/>Four mini-games appear between locations. Three of them are puzzle variations, where the pieces have to be dragged, swapped, and rotated to reassemble a picture. The fourth mini-game is crosswords using letters that resemble a ransom note. <text:s/>The player can turn on an option for unlimited hints. Otherwise, hints cost 7500 points, and there's a waiting period before they can be used again.</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Mystery PI - The Vegas Heist&quot;&gt; &lt;year&gt;2008&lt;/year&gt; &lt;rating&gt;ESRB - E (Everyone)&lt;/rating&gt; &lt;title&gt;Mystery PI - The Vegas Heist&lt;/title&gt; &lt;pub&gt;SpinTop Games&lt;/pub&gt; &lt;dev&gt;SpinTop Games&lt;/dev&gt; &lt;genre&gt;Puzzle&lt;/genre&gt; &lt;score&gt;2.8&lt;/score&gt; &lt;player&gt;1 Player&lt;/player&gt; &lt;story&gt;Mystery P.I.: The Vegas Heist is a standard hidden object game. The player takes the role of a detective trying to find four billions dollars stolen from the vault of a casino.  Las Vegas is represented as a series of static screens filled with objects. The player must find and click on several things listed at the left of the screen, within a time limit.  Four mini-games appear between locations. Three of them are puzzle variations, where the pieces have to be dragged, swapped, and rotated to reassemble a picture. The fourth mini-game is crosswords using letters that resemble a ransom note.  The player can turn on an option for unlimited hints. Otherwise, hints cost 7500 points, and there's a waiting period before they can be used again.&lt;/story&gt; &lt;/game&gt;">
            <text:p>&lt;game name="Mystery PI - The Vegas Heist"&gt; &lt;year&gt;2008&lt;/year&gt; &lt;rating&gt;ESRB - E (Everyone)&lt;/rating&gt; &lt;title&gt;Mystery PI - The Vegas Heist&lt;/title&gt; &lt;pub&gt;SpinTop Games&lt;/pub&gt; &lt;dev&gt;SpinTop Games&lt;/dev&gt; &lt;genre&gt;Puzzle&lt;/genre&gt; &lt;score&gt;2.8&lt;/score&gt; &lt;player&gt;1 Player&lt;/player&gt; &lt;story&gt;Mystery P.I.: The Vegas Heist is a standard hidden object game. The player takes the role of a detective trying to find four billions dollars stolen from the vault of a casino. <text:s/>Las Vegas is represented as a series of static screens filled with objects. The player must find and click on several things listed at the left of the screen, within a time limit. <text:s/>Four mini-games appear between locations. Three of them are puzzle variations, where the pieces have to be dragged, swapped, and rotated to reassemble a picture. The fourth mini-game is crosswords using letters that resemble a ransom note. <text:s/>The player can turn on an option for unlimited hints. Otherwise, hints cost 7500 points, and there's a waiting period before they can be used again.&lt;/story&gt; &lt;/game&gt;</text:p>
          </table:table-cell>
          <table:table-cell table:number-columns-repeated="1012"/>
        </table:table-row>
        <table:table-row table:style-name="ro1">
          <table:table-cell office:value-type="string">
            <text:p>Mystery Solitaire</text:p>
          </table:table-cell>
          <table:table-cell office:value-type="float" office:value="2006">
            <text:p>2006</text:p>
          </table:table-cell>
          <table:table-cell office:value-type="string">
            <text:p>ESRB - E (Everyone)</text:p>
          </table:table-cell>
          <table:table-cell office:value-type="string">
            <text:p>Mystery Solitaire</text:p>
          </table:table-cell>
          <table:table-cell office:value-type="string">
            <text:p>MumboJumbo</text:p>
          </table:table-cell>
          <table:table-cell office:value-type="string">
            <text:p>SpinTop Games</text:p>
          </table:table-cell>
          <table:table-cell office:value-type="string">
            <text:p>Board Games</text:p>
          </table:table-cell>
          <table:table-cell office:value-type="string">
            <text:p>3.2</text:p>
          </table:table-cell>
          <table:table-cell office:value-type="string">
            <text:p>1 Player</text:p>
          </table:table-cell>
          <table:table-cell office:value-type="string">
            <text:p>Mystery Solitaire: Secret Island is a solitaire card game with a storyline. <text:s/>You are cast away on a secret island and are trying to solve a mystery. In order to do this, visit 12 spots on the island to search for clues. In order to reach the various investigation spots, you must play several rounds of solitaire in which you match pairs of playing cards from an elaborate spread. Once you reach the seek and find round, the game challenges you to find a list of objects contained within the scene in order to uncover the clue.</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Mystery Solitaire&quot;&gt; &lt;year&gt;2006&lt;/year&gt; &lt;rating&gt;ESRB - E (Everyone)&lt;/rating&gt; &lt;title&gt;Mystery Solitaire&lt;/title&gt; &lt;pub&gt;MumboJumbo&lt;/pub&gt; &lt;dev&gt;SpinTop Games&lt;/dev&gt; &lt;genre&gt;Board Games&lt;/genre&gt; &lt;score&gt;3.2&lt;/score&gt; &lt;player&gt;1 Player&lt;/player&gt; &lt;story&gt;Mystery Solitaire: Secret Island is a solitaire card game with a storyline.  You are cast away on a secret island and are trying to solve a mystery. In order to do this, visit 12 spots on the island to search for clues. In order to reach the various investigation spots, you must play several rounds of solitaire in which you match pairs of playing cards from an elaborate spread. Once you reach the seek and find round, the game challenges you to find a list of objects contained within the scene in order to uncover the clue.&lt;/story&gt; &lt;/game&gt;">
            <text:p>&lt;game name="Mystery Solitaire"&gt; &lt;year&gt;2006&lt;/year&gt; &lt;rating&gt;ESRB - E (Everyone)&lt;/rating&gt; &lt;title&gt;Mystery Solitaire&lt;/title&gt; &lt;pub&gt;MumboJumbo&lt;/pub&gt; &lt;dev&gt;SpinTop Games&lt;/dev&gt; &lt;genre&gt;Board Games&lt;/genre&gt; &lt;score&gt;3.2&lt;/score&gt; &lt;player&gt;1 Player&lt;/player&gt; &lt;story&gt;Mystery Solitaire: Secret Island is a solitaire card game with a storyline. <text:s/>You are cast away on a secret island and are trying to solve a mystery. In order to do this, visit 12 spots on the island to search for clues. In order to reach the various investigation spots, you must play several rounds of solitaire in which you match pairs of playing cards from an elaborate spread. Once you reach the seek and find round, the game challenges you to find a list of objects contained within the scene in order to uncover the clue.&lt;/story&gt; &lt;/game&gt;</text:p>
          </table:table-cell>
          <table:table-cell table:number-columns-repeated="1012"/>
        </table:table-row>
        <table:table-row table:style-name="ro1">
          <table:table-cell office:value-type="string">
            <text:p>NingPo MahJong Deluxe</text:p>
          </table:table-cell>
          <table:table-cell office:value-type="float" office:value="2002">
            <text:p>2002</text:p>
          </table:table-cell>
          <table:table-cell office:value-type="string">
            <text:p>ESRB - E (Everyone)</text:p>
          </table:table-cell>
          <table:table-cell office:value-type="string">
            <text:p>NingPo MahJong Deluxe</text:p>
          </table:table-cell>
          <table:table-cell table:number-columns-repeated="2" office:value-type="string">
            <text:p>PopCap Games</text:p>
          </table:table-cell>
          <table:table-cell office:value-type="string">
            <text:p>Mahjong</text:p>
          </table:table-cell>
          <table:table-cell office:value-type="string">
            <text:p>3.8</text:p>
          </table:table-cell>
          <table:table-cell office:value-type="string">
            <text:p>1 Player</text:p>
          </table:table-cell>
          <table:table-cell office:value-type="string">
            <text:p>Pyrogon delivers its take on the classic tile-matching solitaire game! Don't be fooled into thinking that this is "just another clone", because it's far more than that! NingPo Mah Jong provides outstanding art work, great music, and awesome game play while still retaining the elements that make this game so great - simplicity and fun!</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NingPo MahJong Deluxe&quot;&gt; &lt;year&gt;2002&lt;/year&gt; &lt;rating&gt;ESRB - E (Everyone)&lt;/rating&gt; &lt;title&gt;NingPo MahJong Deluxe&lt;/title&gt; &lt;pub&gt;PopCap Games&lt;/pub&gt; &lt;dev&gt;PopCap Games&lt;/dev&gt; &lt;genre&gt;Mahjong&lt;/genre&gt; &lt;score&gt;3.8&lt;/score&gt; &lt;player&gt;1 Player&lt;/player&gt; &lt;story&gt;Pyrogon delivers its take on the classic tile-matching solitaire game! Don't be fooled into thinking that this is &quot;just another clone&quot;, because it's far more than that! NingPo Mah Jong provides outstanding art work, great music, and awesome game play while still retaining the elements that make this game so great - simplicity and fun!&lt;/story&gt; &lt;/game&gt;">
            <text:p>&lt;game name="NingPo MahJong Deluxe"&gt; &lt;year&gt;2002&lt;/year&gt; &lt;rating&gt;ESRB - E (Everyone)&lt;/rating&gt; &lt;title&gt;NingPo MahJong Deluxe&lt;/title&gt; &lt;pub&gt;PopCap Games&lt;/pub&gt; &lt;dev&gt;PopCap Games&lt;/dev&gt; &lt;genre&gt;Mahjong&lt;/genre&gt; &lt;score&gt;3.8&lt;/score&gt; &lt;player&gt;1 Player&lt;/player&gt; &lt;story&gt;Pyrogon delivers its take on the classic tile-matching solitaire game! Don't be fooled into thinking that this is "just another clone", because it's far more than that! NingPo Mah Jong provides outstanding art work, great music, and awesome game play while still retaining the elements that make this game so great - simplicity and fun!&lt;/story&gt; &lt;/game&gt;</text:p>
          </table:table-cell>
          <table:table-cell table:number-columns-repeated="1012"/>
        </table:table-row>
        <table:table-row table:style-name="ro1">
          <table:table-cell office:value-type="string">
            <text:p>Noah's Ark Deluxe</text:p>
          </table:table-cell>
          <table:table-cell office:value-type="float" office:value="2002">
            <text:p>2002</text:p>
          </table:table-cell>
          <table:table-cell office:value-type="string">
            <text:p>ESRB - E (Everyone)</text:p>
          </table:table-cell>
          <table:table-cell office:value-type="string">
            <text:p>Noah's Ark Deluxe</text:p>
          </table:table-cell>
          <table:table-cell table:number-columns-repeated="2" office:value-type="string">
            <text:p>PopCap Games</text:p>
          </table:table-cell>
          <table:table-cell office:value-type="string">
            <text:p>Puzzle</text:p>
          </table:table-cell>
          <table:table-cell office:value-type="string">
            <text:p>2.0</text:p>
          </table:table-cell>
          <table:table-cell office:value-type="string">
            <text:p>1 Player</text:p>
          </table:table-cell>
          <table:table-cell office:value-type="string">
            <text:p>Noah's Ark Deluxe is a matching game centered around the Christian tale of Noah who needs to take two animals of each species aboard his ark before god floods the earth. Players need to match animals to clear them from the board. In most included game modes, this needs to be done before the upcoming water reaches the ark shown on the left side of the screen. This acts as the time limit and players are given points based on the remaining distance. When the water hits the ark, the game is over. The game can be played on different difficulty levels, based on the speed of the water and the diversity of the animals that need to be matched. There are three main game modes. <text:s/>Action <text:s/>In a series of levels, players need to match animals two by two to make them disappear from the board. The animals do no need to be next to each other, as long as they can reach each other without an obstacle in the way (in a path of horizontal and/or vertical steps, not diagonal). Players need to click each animal for the pair, or drag one to another. When a part of the board is cleared, it becomes easier to find matches. When no more moves are possible, some animals disappear at a loss of points until new matches become possible. Players are awarded points for each match as well as the remaining distance of the water to the ark before clearing the level. Every few boards, there a Stampede Round bonus level where groups of three identical animals need to be clicked quickly to make them disappear and to keep the climbing stack from reaching the top of the screen. <text:s/>Strategy <text:s/>This mode is fairly identical to Action with the major difference that matched animals not only disappear, but also cause the animals and other types of blocks on top of it to drop down, reshuffling the level and sometimes even trapping animal blocks. There are also no bonus rounds. Apart from that, the gameplay is the same. <text:s/>Puzzle <text:s/>This game mode is completely different and uses the typical Match-3 gameplay from such games as Bejeweled. The board is filled with animals (no other blocks) and each animal's position can be swapped with one next to it. That way, matches of three animals or more, in a horizontal or vertical line, need to be formed. They disappear and new animals appear from the top of the screen, filling the board. The game is over when no new matches are possible.</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Noah's Ark Deluxe&quot;&gt; &lt;year&gt;2002&lt;/year&gt; &lt;rating&gt;ESRB - E (Everyone)&lt;/rating&gt; &lt;title&gt;Noah's Ark Deluxe&lt;/title&gt; &lt;pub&gt;PopCap Games&lt;/pub&gt; &lt;dev&gt;PopCap Games&lt;/dev&gt; &lt;genre&gt;Puzzle&lt;/genre&gt; &lt;score&gt;2.0&lt;/score&gt; &lt;player&gt;1 Player&lt;/player&gt; &lt;story&gt;Noah's Ark Deluxe is a matching game centered around the Christian tale of Noah who needs to take two animals of each species aboard his ark before god floods the earth. Players need to match animals to clear them from the board. In most included game modes, this needs to be done before the upcoming water reaches the ark shown on the left side of the screen. This acts as the time limit and players are given points based on the remaining distance. When the water hits the ark, the game is over. The game can be played on different difficulty levels, based on the speed of the water and the diversity of the animals that need to be matched. There are three main game modes.  Action  In a series of levels, players need to match animals two by two to make them disappear from the board. The animals do no need to be next to each other, as long as they can reach each other without an obstacle in the way (in a path of horizontal and/or vertical steps, not diagonal). Players need to click each animal for the pair, or drag one to another. When a part of the board is cleared, it becomes easier to find matches. When no more moves are possible, some animals disappear at a loss of points until new matches become possible. Players are awarded points for each match as well as the remaining distance of the water to the ark before clearing the level. Every few boards, there a Stampede Round bonus level where groups of three identical animals need to be clicked quickly to make them disappear and to keep the climbing stack from reaching the top of the screen.  Strategy  This mode is fairly identical to Action with the major difference that matched animals not only disappear, but also cause the animals and other types of blocks on top of it to drop down, reshuffling the level and sometimes even trapping animal blocks. There are also no bonus rounds. Apart from that, the gameplay is the same.  Puzzle  This game mode is completely different and uses the typical Match-3 gameplay from such games as Bejeweled. The board is filled with animals (no other blocks) and each animal's position can be swapped with one next to it. That way, matches of three animals or more, in a horizontal or vertical line, need to be formed. They disappear and new animals appear from the top of the screen, filling the board. The game is over when no new matches are possible.&lt;/story&gt; &lt;/game&gt;">
            <text:p>&lt;game name="Noah's Ark Deluxe"&gt; &lt;year&gt;2002&lt;/year&gt; &lt;rating&gt;ESRB - E (Everyone)&lt;/rating&gt; &lt;title&gt;Noah's Ark Deluxe&lt;/title&gt; &lt;pub&gt;PopCap Games&lt;/pub&gt; &lt;dev&gt;PopCap Games&lt;/dev&gt; &lt;genre&gt;Puzzle&lt;/genre&gt; &lt;score&gt;2.0&lt;/score&gt; &lt;player&gt;1 Player&lt;/player&gt; &lt;story&gt;Noah's Ark Deluxe is a matching game centered around the Christian tale of Noah who needs to take two animals of each species aboard his ark before god floods the earth. Players need to match animals to clear them from the board. In most included game modes, this needs to be done before the upcoming water reaches the ark shown on the left side of the screen. This acts as the time limit and players are given points based on the remaining distance. When the water hits the ark, the game is over. The game can be played on different difficulty levels, based on the speed of the water and the diversity of the animals that need to be matched. There are three main game modes. <text:s/>Action <text:s/>In a series of levels, players need to match animals two by two to make them disappear from the board. The animals do no need to be next to each other, as long as they can reach each other without an obstacle in the way (in a path of horizontal and/or vertical steps, not diagonal). Players need to click each animal for the pair, or drag one to another. When a part of the board is cleared, it becomes easier to find matches. When no more moves are possible, some animals disappear at a loss of points until new matches become possible. Players are awarded points for each match as well as the remaining distance of the water to the ark before clearing the level. Every few boards, there a Stampede Round bonus level where groups of three identical animals need to be clicked quickly to make them disappear and to keep the climbing stack from reaching the top of the screen. <text:s/>Strategy <text:s/>This mode is fairly identical to Action with the major difference that matched animals not only disappear, but also cause the animals and other types of blocks on top of it to drop down, reshuffling the level and sometimes even trapping animal blocks. There are also no bonus rounds. Apart from that, the gameplay is the same. <text:s/>Puzzle <text:s/>This game mode is completely different and uses the typical Match-3 gameplay from such games as Bejeweled. The board is filled with animals (no other blocks) and each animal's position can be swapped with one next to it. That way, matches of three animals or more, in a horizontal or vertical line, need to be formed. They disappear and new animals appear from the top of the screen, filling the board. The game is over when no new matches are possible.&lt;/story&gt; &lt;/game&gt;</text:p>
          </table:table-cell>
          <table:table-cell table:number-columns-repeated="1012"/>
        </table:table-row>
        <table:table-row table:style-name="ro1">
          <table:table-cell office:value-type="string">
            <text:p>Peggle Deluxe</text:p>
          </table:table-cell>
          <table:table-cell office:value-type="float" office:value="2007">
            <text:p>2007</text:p>
          </table:table-cell>
          <table:table-cell office:value-type="string">
            <text:p>ESRB - E (Everyone)</text:p>
          </table:table-cell>
          <table:table-cell office:value-type="string">
            <text:p>Peggle Deluxe</text:p>
          </table:table-cell>
          <table:table-cell table:number-columns-repeated="2" office:value-type="string">
            <text:p>PopCap Games</text:p>
          </table:table-cell>
          <table:table-cell office:value-type="string">
            <text:p>Puzzle</text:p>
          </table:table-cell>
          <table:table-cell office:value-type="string">
            <text:p>3.9</text:p>
          </table:table-cell>
          <table:table-cell office:value-type="string">
            <text:p>1-2 Players</text:p>
          </table:table-cell>
          <table:table-cell office:value-type="string">
            <text:p>Noah's Ark Deluxe is a matching game centered around the Christian tale of Noah who needs to take two animals of each species aboard his ark before god floods the earth. Players need to match animals to clear them from the board. In most includeIn Peggle the player's objective is to clear out all the orange pegs on the screen. This is done by using a cannon at the top of the screen to shoot a metallic ball that bounces between the pegs. The hit pegs will then lit up before disappearing. In addition to the orange pegs there are also blue pegs that are the majority and give less points, purple pegs that are worth 50x the value of the blue and green pegs that activate a magic power. In total there are 10 magic powers, each tied to a character that can be chosen before a level. On the bottom of the screen is a bucket that moves left and right. Hitting the bucket results in an extra ball. For each level, the player has 10 balls to use. <text:s/>Four game modes are available. In the adventure mode the player progresses through all 55 levels to become a Peggle master. In the quick play mode, players can freely play any of the levels that have been completed in the adventure mode. In the duel mode, players can compete against a human or computer opponent. In the challenge mode extra difficult feats are offered.e modes, this needs to be done before the upcoming water reaches the ark shown on the left side of the screen. This acts as the time limit and players are given points based on the remaining distance. When the water hits the ark, the game is over. The game can be played on different difficulty levels, based on the speed of the water and the diversity of the animals that need to be matched. There are three main game modes. <text:s/>Action <text:s/>In a series of levels, players need to match animals two by two to make them disappear from the board. The animals do no need to be next to each other, as long as they can reach each other without an obstacle in the way (in a path of horizontal and/or vertical steps, not diagonal). Players need to click each animal for the pair, or drag one to another. When a part of the board is cleared, it becomes easier to find matches. When no more moves are possible, some animals disappear at a loss of points until new matches become possible. Players are awarded points for each match as well as the remaining distance of the water to the ark before clearing the level. Every few boards, there a Stampede Round bonus level where groups of three identical animals need to be clicked quickly to make them disappear and to keep the climbing stack from reaching the top of the screen. <text:s/>Strategy <text:s/>This mode is fairly identical to Action with the major difference that matched animals not only disappear, but also cause the animals and other types of blocks on top of it to drop down, reshuffling the level and sometimes even trapping animal blocks. There are also no bonus rounds. Apart from that, the gameplay is the same. <text:s/>Puzzle <text:s/>This game mode is completely different and uses the typical Match-3 gameplay from such games as Bejeweled. The board is filled with animals (no other blocks) and each animal's position can be swapped with one next to it. That way, matches of three animals or more, in a horizontal or vertical line, need to be formed. They disappear and new animals appear from the top of the screen, filling the board. The game is over when no new matches are possible.</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Peggle Deluxe&quot;&gt; &lt;year&gt;2007&lt;/year&gt; &lt;rating&gt;ESRB - E (Everyone)&lt;/rating&gt; &lt;title&gt;Peggle Deluxe&lt;/title&gt; &lt;pub&gt;PopCap Games&lt;/pub&gt; &lt;dev&gt;PopCap Games&lt;/dev&gt; &lt;genre&gt;Puzzle&lt;/genre&gt; &lt;score&gt;3.9&lt;/score&gt; &lt;player&gt;1-2 Players&lt;/player&gt; &lt;story&gt;Noah's Ark Deluxe is a matching game centered around the Christian tale of Noah who needs to take two animals of each species aboard his ark before god floods the earth. Players need to match animals to clear them from the board. In most includeIn Peggle the player's objective is to clear out all the orange pegs on the screen. This is done by using a cannon at the top of the screen to shoot a metallic ball that bounces between the pegs. The hit pegs will then lit up before disappearing. In addition to the orange pegs there are also blue pegs that are the majority and give less points, purple pegs that are worth 50x the value of the blue and green pegs that activate a magic power. In total there are 10 magic powers, each tied to a character that can be chosen before a level. On the bottom of the screen is a bucket that moves left and right. Hitting the bucket results in an extra ball. For each level, the player has 10 balls to use.  Four game modes are available. In the adventure mode the player progresses through all 55 levels to become a Peggle master. In the quick play mode, players can freely play any of the levels that have been completed in the adventure mode. In the duel mode, players can compete against a human or computer opponent. In the challenge mode extra difficult feats are offered.e modes, this needs to be done before the upcoming water reaches the ark shown on the left side of the screen. This acts as the time limit and players are given points based on the remaining distance. When the water hits the ark, the game is over. The game can be played on different difficulty levels, based on the speed of the water and the diversity of the animals that need to be matched. There are three main game modes.  Action  In a series of levels, players need to match animals two by two to make them disappear from the board. The animals do no need to be next to each other, as long as they can reach each other without an obstacle in the way (in a path of horizontal and/or vertical steps, not diagonal). Players need to click each animal for the pair, or drag one to another. When a part of the board is cleared, it becomes easier to find matches. When no more moves are possible, some animals disappear at a loss of points until new matches become possible. Players are awarded points for each match as well as the remaining distance of the water to the ark before clearing the level. Every few boards, there a Stampede Round bonus level where groups of three identical animals need to be clicked quickly to make them disappear and to keep the climbing stack from reaching the top of the screen.  Strategy  This mode is fairly identical to Action with the major difference that matched animals not only disappear, but also cause the animals and other types of blocks on top of it to drop down, reshuffling the level and sometimes even trapping animal blocks. There are also no bonus rounds. Apart from that, the gameplay is the same.  Puzzle  This game mode is completely different and uses the typical Match-3 gameplay from such games as Bejeweled. The board is filled with animals (no other blocks) and each animal's position can be swapped with one next to it. That way, matches of three animals or more, in a horizontal or vertical line, need to be formed. They disappear and new animals appear from the top of the screen, filling the board. The game is over when no new matches are possible.&lt;/story&gt; &lt;/game&gt;">
            <text:p>&lt;game name="Peggle Deluxe"&gt; &lt;year&gt;2007&lt;/year&gt; &lt;rating&gt;ESRB - E (Everyone)&lt;/rating&gt; &lt;title&gt;Peggle Deluxe&lt;/title&gt; &lt;pub&gt;PopCap Games&lt;/pub&gt; &lt;dev&gt;PopCap Games&lt;/dev&gt; &lt;genre&gt;Puzzle&lt;/genre&gt; &lt;score&gt;3.9&lt;/score&gt; &lt;player&gt;1-2 Players&lt;/player&gt; &lt;story&gt;Noah's Ark Deluxe is a matching game centered around the Christian tale of Noah who needs to take two animals of each species aboard his ark before god floods the earth. Players need to match animals to clear them from the board. In most includeIn Peggle the player's objective is to clear out all the orange pegs on the screen. This is done by using a cannon at the top of the screen to shoot a metallic ball that bounces between the pegs. The hit pegs will then lit up before disappearing. In addition to the orange pegs there are also blue pegs that are the majority and give less points, purple pegs that are worth 50x the value of the blue and green pegs that activate a magic power. In total there are 10 magic powers, each tied to a character that can be chosen before a level. On the bottom of the screen is a bucket that moves left and right. Hitting the bucket results in an extra ball. For each level, the player has 10 balls to use. <text:s/>Four game modes are available. In the adventure mode the player progresses through all 55 levels to become a Peggle master. In the quick play mode, players can freely play any of the levels that have been completed in the adventure mode. In the duel mode, players can compete against a human or computer opponent. In the challenge mode extra difficult feats are offered.e modes, this needs to be done before the upcoming water reaches the ark shown on the left side of the screen. This acts as the time limit and players are given points based on the remaining distance. When the water hits the ark, the game is over. The game can be played on different difficulty levels, based on the speed of the water and the diversity of the animals that need to be matched. There are three main game modes. <text:s/>Action <text:s/>In a series of levels, players need to match animals two by two to make them disappear from the board. The animals do no need to be next to each other, as long as they can reach each other without an obstacle in the way (in a path of horizontal and/or vertical steps, not diagonal). Players need to click each animal for the pair, or drag one to another. When a part of the board is cleared, it becomes easier to find matches. When no more moves are possible, some animals disappear at a loss of points until new matches become possible. Players are awarded points for each match as well as the remaining distance of the water to the ark before clearing the level. Every few boards, there a Stampede Round bonus level where groups of three identical animals need to be clicked quickly to make them disappear and to keep the climbing stack from reaching the top of the screen. <text:s/>Strategy <text:s/>This mode is fairly identical to Action with the major difference that matched animals not only disappear, but also cause the animals and other types of blocks on top of it to drop down, reshuffling the level and sometimes even trapping animal blocks. There are also no bonus rounds. Apart from that, the gameplay is the same. <text:s/>Puzzle <text:s/>This game mode is completely different and uses the typical Match-3 gameplay from such games as Bejeweled. The board is filled with animals (no other blocks) and each animal's position can be swapped with one next to it. That way, matches of three animals or more, in a horizontal or vertical line, need to be formed. They disappear and new animals appear from the top of the screen, filling the board. The game is over when no new matches are possible.&lt;/story&gt; &lt;/game&gt;</text:p>
          </table:table-cell>
          <table:table-cell table:number-columns-repeated="1012"/>
        </table:table-row>
        <table:table-row table:style-name="ro1">
          <table:table-cell office:value-type="string">
            <text:p>Peggle Nights Deluxe</text:p>
          </table:table-cell>
          <table:table-cell office:value-type="float" office:value="2008">
            <text:p>2008</text:p>
          </table:table-cell>
          <table:table-cell office:value-type="string">
            <text:p>ESRB - E (Everyone)</text:p>
          </table:table-cell>
          <table:table-cell office:value-type="string">
            <text:p>Peggle Nights Deluxe</text:p>
          </table:table-cell>
          <table:table-cell table:number-columns-repeated="2" office:value-type="string">
            <text:p>PopCap Games</text:p>
          </table:table-cell>
          <table:table-cell office:value-type="string">
            <text:p>Puzzle</text:p>
          </table:table-cell>
          <table:table-cell office:value-type="string">
            <text:p>4.0</text:p>
          </table:table-cell>
          <table:table-cell office:value-type="string">
            <text:p>1-2 Players</text:p>
          </table:table-cell>
          <table:table-cell office:value-type="string">
            <text:p>Peggle Nights, the sequel to Peggle, is more of an expansion pack than a full-featured new game. The gameplay remains exactly the same: the player controls a cannon at the top of the screen, that can turn 180º and shoot balls at a series of bricks or pegs that turn brighter when hit. The ball bounces around the screen and eventually falls down, making the touched bricks explode. The player has limited number of balls to clear all the orange pegs. A large bowl keeps moving at the bottom of the screen from one side to the other and, if the ball falls inside, it is saved and added to the remaining ones. <text:s/>At the moment before the ball hits the last orange peg, the camera zooms in for a slow-motion close-up and Beethoven's "Ode to Joy" starts playing in the soundtrack. After that, the ball falls in one of the five bowls that cover the bottom of the screen, with bonus points ranging between 10,000 to 100,000 points. <text:s/>In the Adventure Mode, the game is divided in 12 stages, each one with 5 levels and a different character. The character changes the power-up released by hitting the green bricks/pegs. For example, in the levels of the squirrel Jimmy Lighting, the power is multi-ball. In the Claude the lobster levels, it is a pair of claws that act like pinball flippers. <text:s/>The Challenge Mode has 60 unique levels with specific goals. Five of the Challenge levels are only playable after completing 15 levels in the Adventure mode, while the remaining 55 levels are only accessible after completing it. In Quick Play the player can retry any completed levels, and in the Duel Mode two players can compete in hot-seat.</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Peggle Nights Deluxe&quot;&gt; &lt;year&gt;2008&lt;/year&gt; &lt;rating&gt;ESRB - E (Everyone)&lt;/rating&gt; &lt;title&gt;Peggle Nights Deluxe&lt;/title&gt; &lt;pub&gt;PopCap Games&lt;/pub&gt; &lt;dev&gt;PopCap Games&lt;/dev&gt; &lt;genre&gt;Puzzle&lt;/genre&gt; &lt;score&gt;4.0&lt;/score&gt; &lt;player&gt;1-2 Players&lt;/player&gt; &lt;story&gt;Peggle Nights, the sequel to Peggle, is more of an expansion pack than a full-featured new game. The gameplay remains exactly the same: the player controls a cannon at the top of the screen, that can turn 180º and shoot balls at a series of bricks or pegs that turn brighter when hit. The ball bounces around the screen and eventually falls down, making the touched bricks explode. The player has limited number of balls to clear all the orange pegs. A large bowl keeps moving at the bottom of the screen from one side to the other and, if the ball falls inside, it is saved and added to the remaining ones.  At the moment before the ball hits the last orange peg, the camera zooms in for a slow-motion close-up and Beethoven's &quot;Ode to Joy&quot; starts playing in the soundtrack. After that, the ball falls in one of the five bowls that cover the bottom of the screen, with bonus points ranging between 10,000 to 100,000 points.  In the Adventure Mode, the game is divided in 12 stages, each one with 5 levels and a different character. The character changes the power-up released by hitting the green bricks/pegs. For example, in the levels of the squirrel Jimmy Lighting, the power is multi-ball. In the Claude the lobster levels, it is a pair of claws that act like pinball flippers.  The Challenge Mode has 60 unique levels with specific goals. Five of the Challenge levels are only playable after completing 15 levels in the Adventure mode, while the remaining 55 levels are only accessible after completing it. In Quick Play the player can retry any completed levels, and in the Duel Mode two players can compete in hot-seat.&lt;/story&gt; &lt;/game&gt;">
            <text:p>&lt;game name="Peggle Nights Deluxe"&gt; &lt;year&gt;2008&lt;/year&gt; &lt;rating&gt;ESRB - E (Everyone)&lt;/rating&gt; &lt;title&gt;Peggle Nights Deluxe&lt;/title&gt; &lt;pub&gt;PopCap Games&lt;/pub&gt; &lt;dev&gt;PopCap Games&lt;/dev&gt; &lt;genre&gt;Puzzle&lt;/genre&gt; &lt;score&gt;4.0&lt;/score&gt; &lt;player&gt;1-2 Players&lt;/player&gt; &lt;story&gt;Peggle Nights, the sequel to Peggle, is more of an expansion pack than a full-featured new game. The gameplay remains exactly the same: the player controls a cannon at the top of the screen, that can turn 180º and shoot balls at a series of bricks or pegs that turn brighter when hit. The ball bounces around the screen and eventually falls down, making the touched bricks explode. The player has limited number of balls to clear all the orange pegs. A large bowl keeps moving at the bottom of the screen from one side to the other and, if the ball falls inside, it is saved and added to the remaining ones. <text:s/>At the moment before the ball hits the last orange peg, the camera zooms in for a slow-motion close-up and Beethoven's "Ode to Joy" starts playing in the soundtrack. After that, the ball falls in one of the five bowls that cover the bottom of the screen, with bonus points ranging between 10,000 to 100,000 points. <text:s/>In the Adventure Mode, the game is divided in 12 stages, each one with 5 levels and a different character. The character changes the power-up released by hitting the green bricks/pegs. For example, in the levels of the squirrel Jimmy Lighting, the power is multi-ball. In the Claude the lobster levels, it is a pair of claws that act like pinball flippers. <text:s/>The Challenge Mode has 60 unique levels with specific goals. Five of the Challenge levels are only playable after completing 15 levels in the Adventure mode, while the remaining 55 levels are only accessible after completing it. In Quick Play the player can retry any completed levels, and in the Duel Mode two players can compete in hot-seat.&lt;/story&gt; &lt;/game&gt;</text:p>
          </table:table-cell>
          <table:table-cell table:number-columns-repeated="1012"/>
        </table:table-row>
        <table:table-row table:style-name="ro1">
          <table:table-cell office:value-type="string">
            <text:p>Peggle World of Warcraft Edition</text:p>
          </table:table-cell>
          <table:table-cell office:value-type="float" office:value="2008">
            <text:p>2008</text:p>
          </table:table-cell>
          <table:table-cell office:value-type="string">
            <text:p>ESRB - E (Everyone)</text:p>
          </table:table-cell>
          <table:table-cell office:value-type="string">
            <text:p>Peggle World of Warcraft Edition</text:p>
          </table:table-cell>
          <table:table-cell table:number-columns-repeated="2" office:value-type="string">
            <text:p>PopCap Games</text:p>
          </table:table-cell>
          <table:table-cell office:value-type="string">
            <text:p>Puzzle</text:p>
          </table:table-cell>
          <table:table-cell office:value-type="string">
            <text:p>3.5</text:p>
          </table:table-cell>
          <table:table-cell office:value-type="string">
            <text:p>1-2 Players</text:p>
          </table:table-cell>
          <table:table-cell office:value-type="string">
            <text:p>Peggle: World of Warcraft Edition is a free version of Peggle Nights, as a promotional game for both the Peggle franchise and the MMORPG World of Warcraft. It is not the first time the Peggle franchise crosses over, previously Peggle Extreme was themed after The Orange Box and a basic version of the game can also be played inside the World of Warcraft client. <text:s/>Even though the basic gameplay is completely identical to Peggle Nights – controlling a cannon near the top of the screen to shoot balls in order to hit specific pegs, including the fever mode at the end of the game – the art is specifically themed after WoW with characters from the game and various references, as well as fitting introductions to the different stages. <text:s/>The game includes an Adventure mode with two stages of five levels each, Quick Play to play any of the unlocked levels, Duel for a two-player mode against a friend or the computer, and ten new tasks in the Challenge mode. There are also two characters to choose from and no further limitations to the gameplay.</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Peggle World of Warcraft Edition&quot;&gt; &lt;year&gt;2008&lt;/year&gt; &lt;rating&gt;ESRB - E (Everyone)&lt;/rating&gt; &lt;title&gt;Peggle World of Warcraft Edition&lt;/title&gt; &lt;pub&gt;PopCap Games&lt;/pub&gt; &lt;dev&gt;PopCap Games&lt;/dev&gt; &lt;genre&gt;Puzzle&lt;/genre&gt; &lt;score&gt;3.5&lt;/score&gt; &lt;player&gt;1-2 Players&lt;/player&gt; &lt;story&gt;Peggle: World of Warcraft Edition is a free version of Peggle Nights, as a promotional game for both the Peggle franchise and the MMORPG World of Warcraft. It is not the first time the Peggle franchise crosses over, previously Peggle Extreme was themed after The Orange Box and a basic version of the game can also be played inside the World of Warcraft client.  Even though the basic gameplay is completely identical to Peggle Nights – controlling a cannon near the top of the screen to shoot balls in order to hit specific pegs, including the fever mode at the end of the game – the art is specifically themed after WoW with characters from the game and various references, as well as fitting introductions to the different stages.  The game includes an Adventure mode with two stages of five levels each, Quick Play to play any of the unlocked levels, Duel for a two-player mode against a friend or the computer, and ten new tasks in the Challenge mode. There are also two characters to choose from and no further limitations to the gameplay.&lt;/story&gt; &lt;/game&gt;">
            <text:p>&lt;game name="Peggle World of Warcraft Edition"&gt; &lt;year&gt;2008&lt;/year&gt; &lt;rating&gt;ESRB - E (Everyone)&lt;/rating&gt; &lt;title&gt;Peggle World of Warcraft Edition&lt;/title&gt; &lt;pub&gt;PopCap Games&lt;/pub&gt; &lt;dev&gt;PopCap Games&lt;/dev&gt; &lt;genre&gt;Puzzle&lt;/genre&gt; &lt;score&gt;3.5&lt;/score&gt; &lt;player&gt;1-2 Players&lt;/player&gt; &lt;story&gt;Peggle: World of Warcraft Edition is a free version of Peggle Nights, as a promotional game for both the Peggle franchise and the MMORPG World of Warcraft. It is not the first time the Peggle franchise crosses over, previously Peggle Extreme was themed after The Orange Box and a basic version of the game can also be played inside the World of Warcraft client. <text:s/>Even though the basic gameplay is completely identical to Peggle Nights – controlling a cannon near the top of the screen to shoot balls in order to hit specific pegs, including the fever mode at the end of the game – the art is specifically themed after WoW with characters from the game and various references, as well as fitting introductions to the different stages. <text:s/>The game includes an Adventure mode with two stages of five levels each, Quick Play to play any of the unlocked levels, Duel for a two-player mode against a friend or the computer, and ten new tasks in the Challenge mode. There are also two characters to choose from and no further limitations to the gameplay.&lt;/story&gt; &lt;/game&gt;</text:p>
          </table:table-cell>
          <table:table-cell table:number-columns-repeated="1012"/>
        </table:table-row>
        <table:table-row table:style-name="ro1">
          <table:table-cell office:value-type="string">
            <text:p>Pixelus Deluxe</text:p>
          </table:table-cell>
          <table:table-cell office:value-type="float" office:value="2004">
            <text:p>2004</text:p>
          </table:table-cell>
          <table:table-cell office:value-type="string">
            <text:p>ESRB - E (Everyone)</text:p>
          </table:table-cell>
          <table:table-cell office:value-type="string">
            <text:p>Pixelus Deluxe</text:p>
          </table:table-cell>
          <table:table-cell office:value-type="string">
            <text:p>PopCap Games</text:p>
          </table:table-cell>
          <table:table-cell office:value-type="string">
            <text:p>Nuclide.com BVBA</text:p>
          </table:table-cell>
          <table:table-cell office:value-type="string">
            <text:p>Puzzle</text:p>
          </table:table-cell>
          <table:table-cell office:value-type="string">
            <text:p>3.4</text:p>
          </table:table-cell>
          <table:table-cell office:value-type="string">
            <text:p>1 Player</text:p>
          </table:table-cell>
          <table:table-cell office:value-type="string">
            <text:p>Claudius has got shipwrecked on the Island of Pixelus. The island gods are upset because their temple floors are broken. To get back home, you need to appease the gods by restoring the floor mosaics. There are nine temples with 201 puzzles in total that are unlocked by fixing a certain amount of floors. <text:s/>Pixelus Deluxe can be considered a remake of the 2001 GBA game Guru Logi Champ. For each puzzle, the player receives a limited number of tiles that need to be locked in blank spots. Claudius can move around the mosaic and fling the tiles. To stop a tile in its tracks, barriers need to be set up. Medals are earned when the player beats the "world record" of each puzzle by using the minimum number of moves. Next to the regular mode, there is an expert mode in which the undo, reset and hint function are not available.</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Pixelus Deluxe&quot;&gt; &lt;year&gt;2004&lt;/year&gt; &lt;rating&gt;ESRB - E (Everyone)&lt;/rating&gt; &lt;title&gt;Pixelus Deluxe&lt;/title&gt; &lt;pub&gt;PopCap Games&lt;/pub&gt; &lt;dev&gt;Nuclide.com BVBA&lt;/dev&gt; &lt;genre&gt;Puzzle&lt;/genre&gt; &lt;score&gt;3.4&lt;/score&gt; &lt;player&gt;1 Player&lt;/player&gt; &lt;story&gt;Claudius has got shipwrecked on the Island of Pixelus. The island gods are upset because their temple floors are broken. To get back home, you need to appease the gods by restoring the floor mosaics. There are nine temples with 201 puzzles in total that are unlocked by fixing a certain amount of floors.  Pixelus Deluxe can be considered a remake of the 2001 GBA game Guru Logi Champ. For each puzzle, the player receives a limited number of tiles that need to be locked in blank spots. Claudius can move around the mosaic and fling the tiles. To stop a tile in its tracks, barriers need to be set up. Medals are earned when the player beats the &quot;world record&quot; of each puzzle by using the minimum number of moves. Next to the regular mode, there is an expert mode in which the undo, reset and hint function are not available.&lt;/story&gt; &lt;/game&gt;">
            <text:p>&lt;game name="Pixelus Deluxe"&gt; &lt;year&gt;2004&lt;/year&gt; &lt;rating&gt;ESRB - E (Everyone)&lt;/rating&gt; &lt;title&gt;Pixelus Deluxe&lt;/title&gt; &lt;pub&gt;PopCap Games&lt;/pub&gt; &lt;dev&gt;Nuclide.com BVBA&lt;/dev&gt; &lt;genre&gt;Puzzle&lt;/genre&gt; &lt;score&gt;3.4&lt;/score&gt; &lt;player&gt;1 Player&lt;/player&gt; &lt;story&gt;Claudius has got shipwrecked on the Island of Pixelus. The island gods are upset because their temple floors are broken. To get back home, you need to appease the gods by restoring the floor mosaics. There are nine temples with 201 puzzles in total that are unlocked by fixing a certain amount of floors. <text:s/>Pixelus Deluxe can be considered a remake of the 2001 GBA game Guru Logi Champ. For each puzzle, the player receives a limited number of tiles that need to be locked in blank spots. Claudius can move around the mosaic and fling the tiles. To stop a tile in its tracks, barriers need to be set up. Medals are earned when the player beats the "world record" of each puzzle by using the minimum number of moves. Next to the regular mode, there is an expert mode in which the undo, reset and hint function are not available.&lt;/story&gt; &lt;/game&gt;</text:p>
          </table:table-cell>
          <table:table-cell table:number-columns-repeated="1012"/>
        </table:table-row>
        <table:table-row table:style-name="ro1">
          <table:table-cell office:value-type="string">
            <text:p>Pizza Frenzy</text:p>
          </table:table-cell>
          <table:table-cell office:value-type="float" office:value="2005">
            <text:p>2005</text:p>
          </table:table-cell>
          <table:table-cell office:value-type="string">
            <text:p>ESRB - E (Everyone)</text:p>
          </table:table-cell>
          <table:table-cell office:value-type="string">
            <text:p>Pizza Frenzy</text:p>
          </table:table-cell>
          <table:table-cell table:number-columns-repeated="2" office:value-type="string">
            <text:p>Sprout Games</text:p>
          </table:table-cell>
          <table:table-cell office:value-type="string">
            <text:p>Action</text:p>
          </table:table-cell>
          <table:table-cell office:value-type="string">
            <text:p>2.8</text:p>
          </table:table-cell>
          <table:table-cell office:value-type="string">
            <text:p>1 Player</text:p>
          </table:table-cell>
          <table:table-cell office:value-type="string">
            <text:p>For many years, the Italian Stromboli family made the best pizza in Europe, but now their business is threatened by assembly line products. The player need to help rebuild the family's empire by delivering pizzas as fast as possible. <text:s/>The game contains three game modes based on the same principle. Shown from a top-down view, the player visits different cities where a certain number of pizzas need to be delivered. Before starting a game, the player can select the main topping to offer in that city. Each game, there are two or more pizza houses, one for each type of topping. At irregular intervals, icons with customers appear, requesting a pizza with a specific topping. The player needs to click them and take them back to the delivery house. For each delivered pizza, a tip can be picked up and after a perfect game a zeppelin dropping money appears. <text:s/>By progressing through the game, new toppings can be unlocked and upgraded in four steps. For upgraded toppings, more of them can be collected at once before returning to a delivery house. The gameplay is spiced up through specific characters such as the celebrity that gives big tips when served in time, the clown that mixes up the order, a banker who collects the tips for the player, bums who can't make up their mind, a gossip lady who can change the orders of the other customers, and many more. There are also bad characters such as a thief or a prankster that need to be taken to the police station first. After a number of games, there is a bonus round where players need to recreate the different toppings on a pizza. <text:s/>There are three main game modes to play. Speed mode is reflex-based and is played in real-time. Players need to pick up the orders and the tips as fast as possible. The second mode is Memory where the toppings for each customer need to be remembered as they are blanked out before the player can deliver them. The third mode is Simon Says, similar to the Memory mode, but also requiring a specific order of delivery. Players can also design their own pizzas based on the unlocked toppings and there are twelve different cities to play.</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Pizza Frenzy&quot;&gt; &lt;year&gt;2005&lt;/year&gt; &lt;rating&gt;ESRB - E (Everyone)&lt;/rating&gt; &lt;title&gt;Pizza Frenzy&lt;/title&gt; &lt;pub&gt;Sprout Games&lt;/pub&gt; &lt;dev&gt;Sprout Games&lt;/dev&gt; &lt;genre&gt;Action&lt;/genre&gt; &lt;score&gt;2.8&lt;/score&gt; &lt;player&gt;1 Player&lt;/player&gt; &lt;story&gt;For many years, the Italian Stromboli family made the best pizza in Europe, but now their business is threatened by assembly line products. The player need to help rebuild the family's empire by delivering pizzas as fast as possible.  The game contains three game modes based on the same principle. Shown from a top-down view, the player visits different cities where a certain number of pizzas need to be delivered. Before starting a game, the player can select the main topping to offer in that city. Each game, there are two or more pizza houses, one for each type of topping. At irregular intervals, icons with customers appear, requesting a pizza with a specific topping. The player needs to click them and take them back to the delivery house. For each delivered pizza, a tip can be picked up and after a perfect game a zeppelin dropping money appears.  By progressing through the game, new toppings can be unlocked and upgraded in four steps. For upgraded toppings, more of them can be collected at once before returning to a delivery house. The gameplay is spiced up through specific characters such as the celebrity that gives big tips when served in time, the clown that mixes up the order, a banker who collects the tips for the player, bums who can't make up their mind, a gossip lady who can change the orders of the other customers, and many more. There are also bad characters such as a thief or a prankster that need to be taken to the police station first. After a number of games, there is a bonus round where players need to recreate the different toppings on a pizza.  There are three main game modes to play. Speed mode is reflex-based and is played in real-time. Players need to pick up the orders and the tips as fast as possible. The second mode is Memory where the toppings for each customer need to be remembered as they are blanked out before the player can deliver them. The third mode is Simon Says, similar to the Memory mode, but also requiring a specific order of delivery. Players can also design their own pizzas based on the unlocked toppings and there are twelve different cities to play.&lt;/story&gt; &lt;/game&gt;">
            <text:p>&lt;game name="Pizza Frenzy"&gt; &lt;year&gt;2005&lt;/year&gt; &lt;rating&gt;ESRB - E (Everyone)&lt;/rating&gt; &lt;title&gt;Pizza Frenzy&lt;/title&gt; &lt;pub&gt;Sprout Games&lt;/pub&gt; &lt;dev&gt;Sprout Games&lt;/dev&gt; &lt;genre&gt;Action&lt;/genre&gt; &lt;score&gt;2.8&lt;/score&gt; &lt;player&gt;1 Player&lt;/player&gt; &lt;story&gt;For many years, the Italian Stromboli family made the best pizza in Europe, but now their business is threatened by assembly line products. The player need to help rebuild the family's empire by delivering pizzas as fast as possible. <text:s/>The game contains three game modes based on the same principle. Shown from a top-down view, the player visits different cities where a certain number of pizzas need to be delivered. Before starting a game, the player can select the main topping to offer in that city. Each game, there are two or more pizza houses, one for each type of topping. At irregular intervals, icons with customers appear, requesting a pizza with a specific topping. The player needs to click them and take them back to the delivery house. For each delivered pizza, a tip can be picked up and after a perfect game a zeppelin dropping money appears. <text:s/>By progressing through the game, new toppings can be unlocked and upgraded in four steps. For upgraded toppings, more of them can be collected at once before returning to a delivery house. The gameplay is spiced up through specific characters such as the celebrity that gives big tips when served in time, the clown that mixes up the order, a banker who collects the tips for the player, bums who can't make up their mind, a gossip lady who can change the orders of the other customers, and many more. There are also bad characters such as a thief or a prankster that need to be taken to the police station first. After a number of games, there is a bonus round where players need to recreate the different toppings on a pizza. <text:s/>There are three main game modes to play. Speed mode is reflex-based and is played in real-time. Players need to pick up the orders and the tips as fast as possible. The second mode is Memory where the toppings for each customer need to be remembered as they are blanked out before the player can deliver them. The third mode is Simon Says, similar to the Memory mode, but also requiring a specific order of delivery. Players can also design their own pizzas based on the unlocked toppings and there are twelve different cities to play.&lt;/story&gt; &lt;/game&gt;</text:p>
          </table:table-cell>
          <table:table-cell table:number-columns-repeated="1012"/>
        </table:table-row>
        <table:table-row table:style-name="ro1">
          <table:table-cell office:value-type="string">
            <text:p>Plants vs Zombies</text:p>
          </table:table-cell>
          <table:table-cell office:value-type="float" office:value="2009">
            <text:p>2009</text:p>
          </table:table-cell>
          <table:table-cell office:value-type="string">
            <text:p>ESRB - E (Everyone)</text:p>
          </table:table-cell>
          <table:table-cell office:value-type="string">
            <text:p>Plants vs Zombies</text:p>
          </table:table-cell>
          <table:table-cell table:number-columns-repeated="2" office:value-type="string">
            <text:p>PopCap Games</text:p>
          </table:table-cell>
          <table:table-cell office:value-type="string">
            <text:p>Strategy</text:p>
          </table:table-cell>
          <table:table-cell office:value-type="string">
            <text:p>4.3</text:p>
          </table:table-cell>
          <table:table-cell office:value-type="string">
            <text:p>1 Player</text:p>
          </table:table-cell>
          <table:table-cell office:value-type="string">
            <text:p>Plants vs. Zombies belongs to the "tower defense" sub-genre of casual games, where the objective is to deploy a series of stationary weapons to protect a structure against hordes of enemies. Plants provide the artillery, and can be bought with sun power, the game's currency. The enemies are zombies invading a suburban lawn. At the start of each level, the player starts to plant the available seeds on the lawn in a strategic manner. Zombies slowly begin to appear from the street at the right side, just a few initially, and must be destroyed before they can reach the house on the other side. Sun power icons falls from the sky randomly, and must be collected with the mouse to increase the funds. The sunflower can be planted to generate extra units of sun power, but doesn't have any attack power against the invading undead. Besides their cost, the seed packs take some time to recharge after being used. <text:s/>There are several types of offensive plants available. Pea shooters are the basic variety, spitting a projectile forwards every few seconds. Variations appear later in the game, shooting several peas at the same time and freezing the enemies, making them move slower. The carnivorous plant gobbles up a zombie when he gets near its gaping mouth, but takes some time to do so, becoming ineffective while busy digesting the corpse. The cherry bomb explodes after being deployed, carbonizing any of the undead surrounding its landing spot. The potato mine is half-buried with a sensor sticking from the top, and detonates when one of the walking dead steps on it. Plants can be removed with the shovel to make space for new ones. <text:s/>Mini-games appear from time to time. There are twenty of them, and most are parodies of well-known casual titles: ZomBotany (1 and 2), Wall-nut Bowling (1 and 2), Slot Machine, It's Raining Seeds, Beghouled, Invisi-ghoul, Seeing Stars, Zombiquarium, Beghouled Twist, Big Trouble Little Zombie, Portal Combat, Column Like You See 'Em, Bobsled Bonanza, Zombie Nimble Zombie Quick, Whack a Zombie, Last Stand, Pogo Party, and Dr. Zomboss's Revenge. After being played once, they become available directly from the main menu. <text:s/>The game has three gameplay modes. In the main adventure mode, levels get progressively more difficult, and at the end of each one the player receives a new plant for the arsenal. Puzzle mode has two variations: "Vasebreaker", where the goal is to break the vases scattered on the lawn, to uncover plants or zombies and use the former to fight the latter, and "I, Zombie", where the player controls the zombies against the plants. In survival mode, the zombies attack in turns. After each turn, the player can choose plants from the arsenal. There are three types of survival: normal (one wave per turn, 5 turns) on each of the five maps, hard (two waves per turn, 5 turns) on each of the five maps, and endless (two waves per turn, endless amount of turns) on the pool map. <text:s/>The Zen Garden stores all the available plants, where they have to be tended, watered, fertilized, sprayed for bugs and listen to music. When they are happy, they drop coins that can be used to buy more plants and other garden additions.</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Plants vs Zombies&quot;&gt; &lt;year&gt;2009&lt;/year&gt; &lt;rating&gt;ESRB - E (Everyone)&lt;/rating&gt; &lt;title&gt;Plants vs Zombies&lt;/title&gt; &lt;pub&gt;PopCap Games&lt;/pub&gt; &lt;dev&gt;PopCap Games&lt;/dev&gt; &lt;genre&gt;Strategy&lt;/genre&gt; &lt;score&gt;4.3&lt;/score&gt; &lt;player&gt;1 Player&lt;/player&gt; &lt;story&gt;Plants vs. Zombies belongs to the &quot;tower defense&quot; sub-genre of casual games, where the objective is to deploy a series of stationary weapons to protect a structure against hordes of enemies. Plants provide the artillery, and can be bought with sun power, the game's currency. The enemies are zombies invading a suburban lawn. At the start of each level, the player starts to plant the available seeds on the lawn in a strategic manner. Zombies slowly begin to appear from the street at the right side, just a few initially, and must be destroyed before they can reach the house on the other side. Sun power icons falls from the sky randomly, and must be collected with the mouse to increase the funds. The sunflower can be planted to generate extra units of sun power, but doesn't have any attack power against the invading undead. Besides their cost, the seed packs take some time to recharge after being used.  There are several types of offensive plants available. Pea shooters are the basic variety, spitting a projectile forwards every few seconds. Variations appear later in the game, shooting several peas at the same time and freezing the enemies, making them move slower. The carnivorous plant gobbles up a zombie when he gets near its gaping mouth, but takes some time to do so, becoming ineffective while busy digesting the corpse. The cherry bomb explodes after being deployed, carbonizing any of the undead surrounding its landing spot. The potato mine is half-buried with a sensor sticking from the top, and detonates when one of the walking dead steps on it. Plants can be removed with the shovel to make space for new ones.  Mini-games appear from time to time. There are twenty of them, and most are parodies of well-known casual titles: ZomBotany (1 and 2), Wall-nut Bowling (1 and 2), Slot Machine, It's Raining Seeds, Beghouled, Invisi-ghoul, Seeing Stars, Zombiquarium, Beghouled Twist, Big Trouble Little Zombie, Portal Combat, Column Like You See 'Em, Bobsled Bonanza, Zombie Nimble Zombie Quick, Whack a Zombie, Last Stand, Pogo Party, and Dr. Zomboss's Revenge. After being played once, they become available directly from the main menu.  The game has three gameplay modes. In the main adventure mode, levels get progressively more difficult, and at the end of each one the player receives a new plant for the arsenal. Puzzle mode has two variations: &quot;Vasebreaker&quot;, where the goal is to break the vases scattered on the lawn, to uncover plants or zombies and use the former to fight the latter, and &quot;I, Zombie&quot;, where the player controls the zombies against the plants. In survival mode, the zombies attack in turns. After each turn, the player can choose plants from the arsenal. There are three types of survival: normal (one wave per turn, 5 turns) on each of the five maps, hard (two waves per turn, 5 turns) on each of the five maps, and endless (two waves per turn, endless amount of turns) on the pool map.  The Zen Garden stores all the available plants, where they have to be tended, watered, fertilized, sprayed for bugs and listen to music. When they are happy, they drop coins that can be used to buy more plants and other garden additions.&lt;/story&gt; &lt;/game&gt;">
            <text:p>&lt;game name="Plants vs Zombies"&gt; &lt;year&gt;2009&lt;/year&gt; &lt;rating&gt;ESRB - E (Everyone)&lt;/rating&gt; &lt;title&gt;Plants vs Zombies&lt;/title&gt; &lt;pub&gt;PopCap Games&lt;/pub&gt; &lt;dev&gt;PopCap Games&lt;/dev&gt; &lt;genre&gt;Strategy&lt;/genre&gt; &lt;score&gt;4.3&lt;/score&gt; &lt;player&gt;1 Player&lt;/player&gt; &lt;story&gt;Plants vs. Zombies belongs to the "tower defense" sub-genre of casual games, where the objective is to deploy a series of stationary weapons to protect a structure against hordes of enemies. Plants provide the artillery, and can be bought with sun power, the game's currency. The enemies are zombies invading a suburban lawn. At the start of each level, the player starts to plant the available seeds on the lawn in a strategic manner. Zombies slowly begin to appear from the street at the right side, just a few initially, and must be destroyed before they can reach the house on the other side. Sun power icons falls from the sky randomly, and must be collected with the mouse to increase the funds. The sunflower can be planted to generate extra units of sun power, but doesn't have any attack power against the invading undead. Besides their cost, the seed packs take some time to recharge after being used. <text:s/>There are several types of offensive plants available. Pea shooters are the basic variety, spitting a projectile forwards every few seconds. Variations appear later in the game, shooting several peas at the same time and freezing the enemies, making them move slower. The carnivorous plant gobbles up a zombie when he gets near its gaping mouth, but takes some time to do so, becoming ineffective while busy digesting the corpse. The cherry bomb explodes after being deployed, carbonizing any of the undead surrounding its landing spot. The potato mine is half-buried with a sensor sticking from the top, and detonates when one of the walking dead steps on it. Plants can be removed with the shovel to make space for new ones. <text:s/>Mini-games appear from time to time. There are twenty of them, and most are parodies of well-known casual titles: ZomBotany (1 and 2), Wall-nut Bowling (1 and 2), Slot Machine, It's Raining Seeds, Beghouled, Invisi-ghoul, Seeing Stars, Zombiquarium, Beghouled Twist, Big Trouble Little Zombie, Portal Combat, Column Like You See 'Em, Bobsled Bonanza, Zombie Nimble Zombie Quick, Whack a Zombie, Last Stand, Pogo Party, and Dr. Zomboss's Revenge. After being played once, they become available directly from the main menu. <text:s/>The game has three gameplay modes. In the main adventure mode, levels get progressively more difficult, and at the end of each one the player receives a new plant for the arsenal. Puzzle mode has two variations: "Vasebreaker", where the goal is to break the vases scattered on the lawn, to uncover plants or zombies and use the former to fight the latter, and "I, Zombie", where the player controls the zombies against the plants. In survival mode, the zombies attack in turns. After each turn, the player can choose plants from the arsenal. There are three types of survival: normal (one wave per turn, 5 turns) on each of the five maps, hard (two waves per turn, 5 turns) on each of the five maps, and endless (two waves per turn, endless amount of turns) on the pool map. <text:s/>The Zen Garden stores all the available plants, where they have to be tended, watered, fertilized, sprayed for bugs and listen to music. When they are happy, they drop coins that can be used to buy more plants and other garden additions.&lt;/story&gt; &lt;/game&gt;</text:p>
          </table:table-cell>
          <table:table-cell table:number-columns-repeated="1012"/>
        </table:table-row>
        <table:table-row table:style-name="ro1">
          <table:table-cell office:value-type="string">
            <text:p>Plants vs Zombies - Game of the Year Edition</text:p>
          </table:table-cell>
          <table:table-cell office:value-type="float" office:value="2011">
            <text:p>2011</text:p>
          </table:table-cell>
          <table:table-cell office:value-type="string">
            <text:p>ESRB - E (Everyone)</text:p>
          </table:table-cell>
          <table:table-cell office:value-type="string">
            <text:p>Plants vs Zombies - Game of the Year Edition</text:p>
          </table:table-cell>
          <table:table-cell table:number-columns-repeated="2" office:value-type="string">
            <text:p>PopCap Games</text:p>
          </table:table-cell>
          <table:table-cell office:value-type="string">
            <text:p>Strategy</text:p>
          </table:table-cell>
          <table:table-cell office:value-type="string">
            <text:p>4.5</text:p>
          </table:table-cell>
          <table:table-cell office:value-type="string">
            <text:p>1 Player</text:p>
          </table:table-cell>
          <table:table-cell office:value-type="string">
            <text:p>This version includes Zombatar Zombie-Maker and also included a zombie figurine :Plants vs. Zombies belongs to the "tower defense" sub-genre of casual games, where the objective is to deploy a series of stationary weapons to protect a structure against hordes of enemies. Plants provide the artillery, and can be bought with sun power, the game's currency. The enemies are zombies invading a suburban lawn. At the start of each level, the player starts to plant the available seeds on the lawn in a strategic manner. Zombies slowly begin to appear from the street at the right side, just a few initially, and must be destroyed before they can reach the house on the other side. Sun power icons falls from the sky randomly, and must be collected with the mouse to increase the funds. The sunflower can be planted to generate extra units of sun power, but doesn't have any attack power against the invading undead. Besides their cost, the seed packs take some time to recharge after being used. <text:s/>There are several types of offensive plants available. Pea shooters are the basic variety, spitting a projectile forwards every few seconds. Variations appear later in the game, shooting several peas at the same time and freezing the enemies, making them move slower. The carnivorous plant gobbles up a zombie when he gets near its gaping mouth, but takes some time to do so, becoming ineffective while busy digesting the corpse. The cherry bomb explodes after being deployed, carbonizing any of the undead surrounding its landing spot. The potato mine is half-buried with a sensor sticking from the top, and detonates when one of the walking dead steps on it. Plants can be removed with the shovel to make space for new ones. <text:s/>Mini-games appear from time to time. There are twenty of them, and most are parodies of well-known casual titles: ZomBotany (1 and 2), Wall-nut Bowling (1 and 2), Slot Machine, It's Raining Seeds, Beghouled, Invisi-ghoul, Seeing Stars, Zombiquarium, Beghouled Twist, Big Trouble Little Zombie, Portal Combat, Column Like You See 'Em, Bobsled Bonanza, Zombie Nimble Zombie Quick, Whack a Zombie, Last Stand, Pogo Party, and Dr. Zomboss's Revenge. After being played once, they become available directly from the main menu. <text:s/>The game has three gameplay modes. In the main adventure mode, levels get progressively more difficult, and at the end of each one the player receives a new plant for the arsenal. Puzzle mode has two variations: "Vasebreaker", where the goal is to break the vases scattered on the lawn, to uncover plants or zombies and use the former to fight the latter, and "I, Zombie", where the player controls the zombies against the plants. In survival mode, the zombies attack in turns. After each turn, the player can choose plants from the arsenal. There are three types of survival: normal (one wave per turn, 5 turns) on each of the five maps, hard (two waves per turn, 5 turns) on each of the five maps, and endless (two waves per turn, endless amount of turns) on the pool map. <text:s/>The Zen Garden stores all the available plants, where they have to be tended, watered, fertilized, sprayed for bugs and listen to music. When they are happy, they drop coins that can be used to buy more plants and other garden additions.</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Plants vs Zombies - Game of the Year Edition&quot;&gt; &lt;year&gt;2011&lt;/year&gt; &lt;rating&gt;ESRB - E (Everyone)&lt;/rating&gt; &lt;title&gt;Plants vs Zombies - Game of the Year Edition&lt;/title&gt; &lt;pub&gt;PopCap Games&lt;/pub&gt; &lt;dev&gt;PopCap Games&lt;/dev&gt; &lt;genre&gt;Strategy&lt;/genre&gt; &lt;score&gt;4.5&lt;/score&gt; &lt;player&gt;1 Player&lt;/player&gt; &lt;story&gt;This version includes Zombatar Zombie-Maker and also included a zombie figurine :Plants vs. Zombies belongs to the &quot;tower defense&quot; sub-genre of casual games, where the objective is to deploy a series of stationary weapons to protect a structure against hordes of enemies. Plants provide the artillery, and can be bought with sun power, the game's currency. The enemies are zombies invading a suburban lawn. At the start of each level, the player starts to plant the available seeds on the lawn in a strategic manner. Zombies slowly begin to appear from the street at the right side, just a few initially, and must be destroyed before they can reach the house on the other side. Sun power icons falls from the sky randomly, and must be collected with the mouse to increase the funds. The sunflower can be planted to generate extra units of sun power, but doesn't have any attack power against the invading undead. Besides their cost, the seed packs take some time to recharge after being used.  There are several types of offensive plants available. Pea shooters are the basic variety, spitting a projectile forwards every few seconds. Variations appear later in the game, shooting several peas at the same time and freezing the enemies, making them move slower. The carnivorous plant gobbles up a zombie when he gets near its gaping mouth, but takes some time to do so, becoming ineffective while busy digesting the corpse. The cherry bomb explodes after being deployed, carbonizing any of the undead surrounding its landing spot. The potato mine is half-buried with a sensor sticking from the top, and detonates when one of the walking dead steps on it. Plants can be removed with the shovel to make space for new ones.  Mini-games appear from time to time. There are twenty of them, and most are parodies of well-known casual titles: ZomBotany (1 and 2), Wall-nut Bowling (1 and 2), Slot Machine, It's Raining Seeds, Beghouled, Invisi-ghoul, Seeing Stars, Zombiquarium, Beghouled Twist, Big Trouble Little Zombie, Portal Combat, Column Like You See 'Em, Bobsled Bonanza, Zombie Nimble Zombie Quick, Whack a Zombie, Last Stand, Pogo Party, and Dr. Zomboss's Revenge. After being played once, they become available directly from the main menu.  The game has three gameplay modes. In the main adventure mode, levels get progressively more difficult, and at the end of each one the player receives a new plant for the arsenal. Puzzle mode has two variations: &quot;Vasebreaker&quot;, where the goal is to break the vases scattered on the lawn, to uncover plants or zombies and use the former to fight the latter, and &quot;I, Zombie&quot;, where the player controls the zombies against the plants. In survival mode, the zombies attack in turns. After each turn, the player can choose plants from the arsenal. There are three types of survival: normal (one wave per turn, 5 turns) on each of the five maps, hard (two waves per turn, 5 turns) on each of the five maps, and endless (two waves per turn, endless amount of turns) on the pool map.  The Zen Garden stores all the available plants, where they have to be tended, watered, fertilized, sprayed for bugs and listen to music. When they are happy, they drop coins that can be used to buy more plants and other garden additions.&lt;/story&gt; &lt;/game&gt;">
            <text:p>&lt;game name="Plants vs Zombies - Game of the Year Edition"&gt; &lt;year&gt;2011&lt;/year&gt; &lt;rating&gt;ESRB - E (Everyone)&lt;/rating&gt; &lt;title&gt;Plants vs Zombies - Game of the Year Edition&lt;/title&gt; &lt;pub&gt;PopCap Games&lt;/pub&gt; &lt;dev&gt;PopCap Games&lt;/dev&gt; &lt;genre&gt;Strategy&lt;/genre&gt; &lt;score&gt;4.5&lt;/score&gt; &lt;player&gt;1 Player&lt;/player&gt; &lt;story&gt;This version includes Zombatar Zombie-Maker and also included a zombie figurine :Plants vs. Zombies belongs to the "tower defense" sub-genre of casual games, where the objective is to deploy a series of stationary weapons to protect a structure against hordes of enemies. Plants provide the artillery, and can be bought with sun power, the game's currency. The enemies are zombies invading a suburban lawn. At the start of each level, the player starts to plant the available seeds on the lawn in a strategic manner. Zombies slowly begin to appear from the street at the right side, just a few initially, and must be destroyed before they can reach the house on the other side. Sun power icons falls from the sky randomly, and must be collected with the mouse to increase the funds. The sunflower can be planted to generate extra units of sun power, but doesn't have any attack power against the invading undead. Besides their cost, the seed packs take some time to recharge after being used. <text:s/>There are several types of offensive plants available. Pea shooters are the basic variety, spitting a projectile forwards every few seconds. Variations appear later in the game, shooting several peas at the same time and freezing the enemies, making them move slower. The carnivorous plant gobbles up a zombie when he gets near its gaping mouth, but takes some time to do so, becoming ineffective while busy digesting the corpse. The cherry bomb explodes after being deployed, carbonizing any of the undead surrounding its landing spot. The potato mine is half-buried with a sensor sticking from the top, and detonates when one of the walking dead steps on it. Plants can be removed with the shovel to make space for new ones. <text:s/>Mini-games appear from time to time. There are twenty of them, and most are parodies of well-known casual titles: ZomBotany (1 and 2), Wall-nut Bowling (1 and 2), Slot Machine, It's Raining Seeds, Beghouled, Invisi-ghoul, Seeing Stars, Zombiquarium, Beghouled Twist, Big Trouble Little Zombie, Portal Combat, Column Like You See 'Em, Bobsled Bonanza, Zombie Nimble Zombie Quick, Whack a Zombie, Last Stand, Pogo Party, and Dr. Zomboss's Revenge. After being played once, they become available directly from the main menu. <text:s/>The game has three gameplay modes. In the main adventure mode, levels get progressively more difficult, and at the end of each one the player receives a new plant for the arsenal. Puzzle mode has two variations: "Vasebreaker", where the goal is to break the vases scattered on the lawn, to uncover plants or zombies and use the former to fight the latter, and "I, Zombie", where the player controls the zombies against the plants. In survival mode, the zombies attack in turns. After each turn, the player can choose plants from the arsenal. There are three types of survival: normal (one wave per turn, 5 turns) on each of the five maps, hard (two waves per turn, 5 turns) on each of the five maps, and endless (two waves per turn, endless amount of turns) on the pool map. <text:s/>The Zen Garden stores all the available plants, where they have to be tended, watered, fertilized, sprayed for bugs and listen to music. When they are happy, they drop coins that can be used to buy more plants and other garden additions.&lt;/story&gt; &lt;/game&gt;</text:p>
          </table:table-cell>
          <table:table-cell table:number-columns-repeated="1012"/>
        </table:table-row>
        <table:table-row table:style-name="ro1">
          <table:table-cell office:value-type="string">
            <text:p>Platypus</text:p>
          </table:table-cell>
          <table:table-cell office:value-type="float" office:value="2005">
            <text:p>2005</text:p>
          </table:table-cell>
          <table:table-cell office:value-type="string">
            <text:p>ESRB - E (Everyone)</text:p>
          </table:table-cell>
          <table:table-cell office:value-type="string">
            <text:p>Platypus</text:p>
          </table:table-cell>
          <table:table-cell office:value-type="string">
            <text:p>Idigicon Limited</text:p>
          </table:table-cell>
          <table:table-cell office:value-type="string">
            <text:p>Squashy Software</text:p>
          </table:table-cell>
          <table:table-cell office:value-type="string">
            <text:p>Shooter</text:p>
          </table:table-cell>
          <table:table-cell office:value-type="string">
            <text:p>3.7</text:p>
          </table:table-cell>
          <table:table-cell office:value-type="string">
            <text:p>1-2 Players</text:p>
          </table:table-cell>
          <table:table-cell office:value-type="string">
            <text:p>The big city of Collosatropolis has reached the limits of its expansion. The Collostropolan leaders have decided to solve the problem by invading the neighboring country of Mungola. Since Mungolans are simple, earthy types they don’t expect much of a struggle. Mungola’s defense force consists only of a single squadron of fighter planes – the F-27 Platypus. <text:s/>Platypus is a side-scrolling shooter, where you use your little space craft to blast the enemy ships. Shooting some formations gives the player weapon upgrades for twenty seconds. All models in the game were designed in clay, photographed and then digitally coloured. There are 20 levels in four different worlds each with their own themes and enemies. <text:s/>The PSP version includes minor changes. It adds worlds, ships, and enemies not in the original game, constructed from existing graphics, with new movement patterns. The weapon balancing and bonus scoring system have been changed. Enhancements include a save system, a new Survival mode and Wi-Fi multiplayer action for 2 players.</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Platypus&quot;&gt; &lt;year&gt;2005&lt;/year&gt; &lt;rating&gt;ESRB - E (Everyone)&lt;/rating&gt; &lt;title&gt;Platypus&lt;/title&gt; &lt;pub&gt;Idigicon Limited&lt;/pub&gt; &lt;dev&gt;Squashy Software&lt;/dev&gt; &lt;genre&gt;Shooter&lt;/genre&gt; &lt;score&gt;3.7&lt;/score&gt; &lt;player&gt;1-2 Players&lt;/player&gt; &lt;story&gt;The big city of Collosatropolis has reached the limits of its expansion. The Collostropolan leaders have decided to solve the problem by invading the neighboring country of Mungola. Since Mungolans are simple, earthy types they don’t expect much of a struggle. Mungola’s defense force consists only of a single squadron of fighter planes – the F-27 Platypus.  Platypus is a side-scrolling shooter, where you use your little space craft to blast the enemy ships. Shooting some formations gives the player weapon upgrades for twenty seconds. All models in the game were designed in clay, photographed and then digitally coloured. There are 20 levels in four different worlds each with their own themes and enemies.  The PSP version includes minor changes. It adds worlds, ships, and enemies not in the original game, constructed from existing graphics, with new movement patterns. The weapon balancing and bonus scoring system have been changed. Enhancements include a save system, a new Survival mode and Wi-Fi multiplayer action for 2 players.&lt;/story&gt; &lt;/game&gt;">
            <text:p>&lt;game name="Platypus"&gt; &lt;year&gt;2005&lt;/year&gt; &lt;rating&gt;ESRB - E (Everyone)&lt;/rating&gt; &lt;title&gt;Platypus&lt;/title&gt; &lt;pub&gt;Idigicon Limited&lt;/pub&gt; &lt;dev&gt;Squashy Software&lt;/dev&gt; &lt;genre&gt;Shooter&lt;/genre&gt; &lt;score&gt;3.7&lt;/score&gt; &lt;player&gt;1-2 Players&lt;/player&gt; &lt;story&gt;The big city of Collosatropolis has reached the limits of its expansion. The Collostropolan leaders have decided to solve the problem by invading the neighboring country of Mungola. Since Mungolans are simple, earthy types they don’t expect much of a struggle. Mungola’s defense force consists only of a single squadron of fighter planes – the F-27 Platypus. <text:s/>Platypus is a side-scrolling shooter, where you use your little space craft to blast the enemy ships. Shooting some formations gives the player weapon upgrades for twenty seconds. All models in the game were designed in clay, photographed and then digitally coloured. There are 20 levels in four different worlds each with their own themes and enemies. <text:s/>The PSP version includes minor changes. It adds worlds, ships, and enemies not in the original game, constructed from existing graphics, with new movement patterns. The weapon balancing and bonus scoring system have been changed. Enhancements include a save system, a new Survival mode and Wi-Fi multiplayer action for 2 players.&lt;/story&gt; &lt;/game&gt;</text:p>
          </table:table-cell>
          <table:table-cell table:number-columns-repeated="1012"/>
        </table:table-row>
        <table:table-row table:style-name="ro1">
          <table:table-cell office:value-type="string">
            <text:p>QBeez 2</text:p>
          </table:table-cell>
          <table:table-cell office:value-type="float" office:value="2006">
            <text:p>2006</text:p>
          </table:table-cell>
          <table:table-cell office:value-type="string">
            <text:p>ESRB - E (Everyone)</text:p>
          </table:table-cell>
          <table:table-cell office:value-type="string">
            <text:p>QBeez 2</text:p>
          </table:table-cell>
          <table:table-cell table:number-columns-repeated="2" office:value-type="string">
            <text:p>Skunk Studios</text:p>
          </table:table-cell>
          <table:table-cell office:value-type="string">
            <text:p>Puzzle</text:p>
          </table:table-cell>
          <table:table-cell office:value-type="string">
            <text:p>3.8</text:p>
          </table:table-cell>
          <table:table-cell office:value-type="string">
            <text:p>1 Player</text:p>
          </table:table-cell>
          <table:table-cell office:value-type="string">
            <text:p>The adorable stars of one of the most addictive puzzle games around are back! And this time, they've brought a few friends! Join the colorful QBeez on Q's Quest where you'll be introduced to twelve all-new puzzle elements, including explosive bombs, buzzing bees, chomping sharks and more. Challenge your matching skills in Classic Mode or bend your brain in Puzzle mode. Even create your own QBeez puzzles in the easy-to-use Puzzle Maker. QBeez together - again! ** Adorable Animations ** Make Your Own QBeez Puzzles ** Addictive, Family-Friendly Fun ** Three Game Modes </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QBeez 2&quot;&gt; &lt;year&gt;2006&lt;/year&gt; &lt;rating&gt;ESRB - E (Everyone)&lt;/rating&gt; &lt;title&gt;QBeez 2&lt;/title&gt; &lt;pub&gt;Skunk Studios&lt;/pub&gt; &lt;dev&gt;Skunk Studios&lt;/dev&gt; &lt;genre&gt;Puzzle&lt;/genre&gt; &lt;score&gt;3.8&lt;/score&gt; &lt;player&gt;1 Player&lt;/player&gt; &lt;story&gt;The adorable stars of one of the most addictive puzzle games around are back! And this time, they've brought a few friends! Join the colorful QBeez on Q's Quest where you'll be introduced to twelve all-new puzzle elements, including explosive bombs, buzzing bees, chomping sharks and more. Challenge your matching skills in Classic Mode or bend your brain in Puzzle mode. Even create your own QBeez puzzles in the easy-to-use Puzzle Maker. QBeez together - again! ** Adorable Animations ** Make Your Own QBeez Puzzles ** Addictive, Family-Friendly Fun ** Three Game Modes &lt;/story&gt; &lt;/game&gt;">
            <text:p>&lt;game name="QBeez 2"&gt; &lt;year&gt;2006&lt;/year&gt; &lt;rating&gt;ESRB - E (Everyone)&lt;/rating&gt; &lt;title&gt;QBeez 2&lt;/title&gt; &lt;pub&gt;Skunk Studios&lt;/pub&gt; &lt;dev&gt;Skunk Studios&lt;/dev&gt; &lt;genre&gt;Puzzle&lt;/genre&gt; &lt;score&gt;3.8&lt;/score&gt; &lt;player&gt;1 Player&lt;/player&gt; &lt;story&gt;The adorable stars of one of the most addictive puzzle games around are back! And this time, they've brought a few friends! Join the colorful QBeez on Q's Quest where you'll be introduced to twelve all-new puzzle elements, including explosive bombs, buzzing bees, chomping sharks and more. Challenge your matching skills in Classic Mode or bend your brain in Puzzle mode. Even create your own QBeez puzzles in the easy-to-use Puzzle Maker. QBeez together - again! ** Adorable Animations ** Make Your Own QBeez Puzzles ** Addictive, Family-Friendly Fun ** Three Game Modes &lt;/story&gt; &lt;/game&gt;</text:p>
          </table:table-cell>
          <table:table-cell table:number-columns-repeated="1012"/>
        </table:table-row>
        <table:table-row table:style-name="ro1">
          <table:table-cell office:value-type="string">
            <text:p>Risk</text:p>
          </table:table-cell>
          <table:table-cell office:value-type="float" office:value="2012">
            <text:p>2012</text:p>
          </table:table-cell>
          <table:table-cell office:value-type="string">
            <text:p>ESRB - E (Everyone)</text:p>
          </table:table-cell>
          <table:table-cell office:value-type="string">
            <text:p>Risk</text:p>
          </table:table-cell>
          <table:table-cell table:number-columns-repeated="2" office:value-type="string">
            <text:p>PopCap Games</text:p>
          </table:table-cell>
          <table:table-cell office:value-type="string">
            <text:p>Board Games</text:p>
          </table:table-cell>
          <table:table-cell office:value-type="string">
            <text:p>3.8</text:p>
          </table:table-cell>
          <table:table-cell office:value-type="string">
            <text:p>1-6 Players</text:p>
          </table:table-cell>
          <table:table-cell office:value-type="string">
            <text:p>Draft, attack, and fortify your way to saving the world in RISK Deluxe, a fantastic electronic version of the classic strategy board game. The world is at war and you are in command of the freedom army. Stop dictators and madmen from taking over the world as you lead your troops to victory across the globe in exciting strategy-based skirmishes. When the final battle is over, will freedom ring? **keep freedom alive in this all-new interactive version of the classic board game **play against your friends or up to five computer components **customize the gameplay options to suit your style of play **follow an easy-to-use tutorial and learn the rules </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Risk&quot;&gt; &lt;year&gt;2012&lt;/year&gt; &lt;rating&gt;ESRB - E (Everyone)&lt;/rating&gt; &lt;title&gt;Risk&lt;/title&gt; &lt;pub&gt;PopCap Games&lt;/pub&gt; &lt;dev&gt;PopCap Games&lt;/dev&gt; &lt;genre&gt;Board Games&lt;/genre&gt; &lt;score&gt;3.8&lt;/score&gt; &lt;player&gt;1-6 Players&lt;/player&gt; &lt;story&gt;Draft, attack, and fortify your way to saving the world in RISK Deluxe, a fantastic electronic version of the classic strategy board game. The world is at war and you are in command of the freedom army. Stop dictators and madmen from taking over the world as you lead your troops to victory across the globe in exciting strategy-based skirmishes. When the final battle is over, will freedom ring? **keep freedom alive in this all-new interactive version of the classic board game **play against your friends or up to five computer components **customize the gameplay options to suit your style of play **follow an easy-to-use tutorial and learn the rules &lt;/story&gt; &lt;/game&gt;">
            <text:p>&lt;game name="Risk"&gt; &lt;year&gt;2012&lt;/year&gt; &lt;rating&gt;ESRB - E (Everyone)&lt;/rating&gt; &lt;title&gt;Risk&lt;/title&gt; &lt;pub&gt;PopCap Games&lt;/pub&gt; &lt;dev&gt;PopCap Games&lt;/dev&gt; &lt;genre&gt;Board Games&lt;/genre&gt; &lt;score&gt;3.8&lt;/score&gt; &lt;player&gt;1-6 Players&lt;/player&gt; &lt;story&gt;Draft, attack, and fortify your way to saving the world in RISK Deluxe, a fantastic electronic version of the classic strategy board game. The world is at war and you are in command of the freedom army. Stop dictators and madmen from taking over the world as you lead your troops to victory across the globe in exciting strategy-based skirmishes. When the final battle is over, will freedom ring? **keep freedom alive in this all-new interactive version of the classic board game **play against your friends or up to five computer components **customize the gameplay options to suit your style of play **follow an easy-to-use tutorial and learn the rules &lt;/story&gt; &lt;/game&gt;</text:p>
          </table:table-cell>
          <table:table-cell table:number-columns-repeated="1012"/>
        </table:table-row>
        <table:table-row table:style-name="ro1">
          <table:table-cell office:value-type="string">
            <text:p>Rocket Mania Deluxe</text:p>
          </table:table-cell>
          <table:table-cell office:value-type="float" office:value="2003">
            <text:p>2003</text:p>
          </table:table-cell>
          <table:table-cell office:value-type="string">
            <text:p>ESRB - E (Everyone)</text:p>
          </table:table-cell>
          <table:table-cell office:value-type="string">
            <text:p>Rocket Mania Deluxe</text:p>
          </table:table-cell>
          <table:table-cell office:value-type="string">
            <text:p>PopCap Games</text:p>
          </table:table-cell>
          <table:table-cell office:value-type="string">
            <text:p>Nuclide.com BVBA</text:p>
          </table:table-cell>
          <table:table-cell office:value-type="string">
            <text:p>Puzzle</text:p>
          </table:table-cell>
          <table:table-cell office:value-type="string">
            <text:p>3.6</text:p>
          </table:table-cell>
          <table:table-cell office:value-type="string">
            <text:p>1 Player</text:p>
          </table:table-cell>
          <table:table-cell office:value-type="string">
            <text:p>Rocket Mania! Deluxe is a simple strategy game with strong similarities to the arcade game Cachat. The player must try to get the flame of a fuse from one side of the screen to the rocket (fireworks) on the other. Do this by rotating the tile pieces of the fuse to connect from one side to the other. There are three modes of gameplay. <text:s text:c="2"/>Classic: This is a timed game in which you have to launch a certain number of rockets in a set time. <text:s/>Arcade: This is a more fast paced game in which you have to "burn up" the fuses as they drop from the top of the screen by rotating them to connect one side to the other. If a column reaches the top you lose. <text:s/>Strategy: This mode is untimed and slow paced. Practice and get high scores by getting multiple rocket launches. You have a certain number of matches and have to get more by setting off three or more rockets to drop more matches, Then pick up matches by "burning up" the fuse tile it is on. When you run out of matches its game over. <text:s/>With all three modes you can get better scores with multiple rocket launches as well as better fireworks. Collect items on certain fuse tiles for bonuses like coins and gems. Coins are thrown out by the crowd watching your fireworks display and are used for upgrading your rockets for a better show.</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Rocket Mania Deluxe&quot;&gt; &lt;year&gt;2003&lt;/year&gt; &lt;rating&gt;ESRB - E (Everyone)&lt;/rating&gt; &lt;title&gt;Rocket Mania Deluxe&lt;/title&gt; &lt;pub&gt;PopCap Games&lt;/pub&gt; &lt;dev&gt;Nuclide.com BVBA&lt;/dev&gt; &lt;genre&gt;Puzzle&lt;/genre&gt; &lt;score&gt;3.6&lt;/score&gt; &lt;player&gt;1 Player&lt;/player&gt; &lt;story&gt;Rocket Mania! Deluxe is a simple strategy game with strong similarities to the arcade game Cachat. The player must try to get the flame of a fuse from one side of the screen to the rocket (fireworks) on the other. Do this by rotating the tile pieces of the fuse to connect from one side to the other. There are three modes of gameplay.   Classic: This is a timed game in which you have to launch a certain number of rockets in a set time.  Arcade: This is a more fast paced game in which you have to &quot;burn up&quot; the fuses as they drop from the top of the screen by rotating them to connect one side to the other. If a column reaches the top you lose.  Strategy: This mode is untimed and slow paced. Practice and get high scores by getting multiple rocket launches. You have a certain number of matches and have to get more by setting off three or more rockets to drop more matches, Then pick up matches by &quot;burning up&quot; the fuse tile it is on. When you run out of matches its game over.  With all three modes you can get better scores with multiple rocket launches as well as better fireworks. Collect items on certain fuse tiles for bonuses like coins and gems. Coins are thrown out by the crowd watching your fireworks display and are used for upgrading your rockets for a better show.&lt;/story&gt; &lt;/game&gt;">
            <text:p>&lt;game name="Rocket Mania Deluxe"&gt; &lt;year&gt;2003&lt;/year&gt; &lt;rating&gt;ESRB - E (Everyone)&lt;/rating&gt; &lt;title&gt;Rocket Mania Deluxe&lt;/title&gt; &lt;pub&gt;PopCap Games&lt;/pub&gt; &lt;dev&gt;Nuclide.com BVBA&lt;/dev&gt; &lt;genre&gt;Puzzle&lt;/genre&gt; &lt;score&gt;3.6&lt;/score&gt; &lt;player&gt;1 Player&lt;/player&gt; &lt;story&gt;Rocket Mania! Deluxe is a simple strategy game with strong similarities to the arcade game Cachat. The player must try to get the flame of a fuse from one side of the screen to the rocket (fireworks) on the other. Do this by rotating the tile pieces of the fuse to connect from one side to the other. There are three modes of gameplay. <text:s text:c="2"/>Classic: This is a timed game in which you have to launch a certain number of rockets in a set time. <text:s/>Arcade: This is a more fast paced game in which you have to "burn up" the fuses as they drop from the top of the screen by rotating them to connect one side to the other. If a column reaches the top you lose. <text:s/>Strategy: This mode is untimed and slow paced. Practice and get high scores by getting multiple rocket launches. You have a certain number of matches and have to get more by setting off three or more rockets to drop more matches, Then pick up matches by "burning up" the fuse tile it is on. When you run out of matches its game over. <text:s/>With all three modes you can get better scores with multiple rocket launches as well as better fireworks. Collect items on certain fuse tiles for bonuses like coins and gems. Coins are thrown out by the crowd watching your fireworks display and are used for upgrading your rockets for a better show.&lt;/story&gt; &lt;/game&gt;</text:p>
          </table:table-cell>
          <table:table-cell table:number-columns-repeated="1012"/>
        </table:table-row>
        <table:table-row table:style-name="ro1">
          <table:table-cell office:value-type="string">
            <text:p>Scrabble</text:p>
          </table:table-cell>
          <table:table-cell office:value-type="float" office:value="2013">
            <text:p>2013</text:p>
          </table:table-cell>
          <table:table-cell office:value-type="string">
            <text:p>ESRB - E (Everyone)</text:p>
          </table:table-cell>
          <table:table-cell office:value-type="string">
            <text:p>Scrabble</text:p>
          </table:table-cell>
          <table:table-cell table:number-columns-repeated="2" office:value-type="string">
            <text:p>PopCap Games</text:p>
          </table:table-cell>
          <table:table-cell office:value-type="string">
            <text:p>Board Games</text:p>
          </table:table-cell>
          <table:table-cell office:value-type="string">
            <text:p>3.2</text:p>
          </table:table-cell>
          <table:table-cell office:value-type="string">
            <text:p>1-6 Players</text:p>
          </table:table-cell>
          <table:table-cell office:value-type="string">
            <text:p>SCRABBLE is back and better than ever in this great new version of the challenging word game. Simply select your letter tiles and try your best to outsmart your opponents with your word-building skills. Score the most points with Double and Triple Word scores and win. Play solo, compete with the computer, or challenge up to three friends in a Hot Seat challenge. Choose from a variety of game styles. Adjust the difficulty level when you play the computer. Track your best words and top scores, and chart your progress to become the best SCRABBLE player you can be. ** SCRABBLE is back and better than ever in this fun family game. ** Play solo, compete against the computer, or challenge friends to Hot Seat action. ** Adjust difficulty levels and game styles to suit your skills. ** View your stats, including best words, top scores and more. ** This game is only available for purchase in the United States and Canada. </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Scrabble&quot;&gt; &lt;year&gt;2013&lt;/year&gt; &lt;rating&gt;ESRB - E (Everyone)&lt;/rating&gt; &lt;title&gt;Scrabble&lt;/title&gt; &lt;pub&gt;PopCap Games&lt;/pub&gt; &lt;dev&gt;PopCap Games&lt;/dev&gt; &lt;genre&gt;Board Games&lt;/genre&gt; &lt;score&gt;3.2&lt;/score&gt; &lt;player&gt;1-6 Players&lt;/player&gt; &lt;story&gt;SCRABBLE is back and better than ever in this great new version of the challenging word game. Simply select your letter tiles and try your best to outsmart your opponents with your word-building skills. Score the most points with Double and Triple Word scores and win. Play solo, compete with the computer, or challenge up to three friends in a Hot Seat challenge. Choose from a variety of game styles. Adjust the difficulty level when you play the computer. Track your best words and top scores, and chart your progress to become the best SCRABBLE player you can be. ** SCRABBLE is back and better than ever in this fun family game. ** Play solo, compete against the computer, or challenge friends to Hot Seat action. ** Adjust difficulty levels and game styles to suit your skills. ** View your stats, including best words, top scores and more. ** This game is only available for purchase in the United States and Canada. &lt;/story&gt; &lt;/game&gt;">
            <text:p>&lt;game name="Scrabble"&gt; &lt;year&gt;2013&lt;/year&gt; &lt;rating&gt;ESRB - E (Everyone)&lt;/rating&gt; &lt;title&gt;Scrabble&lt;/title&gt; &lt;pub&gt;PopCap Games&lt;/pub&gt; &lt;dev&gt;PopCap Games&lt;/dev&gt; &lt;genre&gt;Board Games&lt;/genre&gt; &lt;score&gt;3.2&lt;/score&gt; &lt;player&gt;1-6 Players&lt;/player&gt; &lt;story&gt;SCRABBLE is back and better than ever in this great new version of the challenging word game. Simply select your letter tiles and try your best to outsmart your opponents with your word-building skills. Score the most points with Double and Triple Word scores and win. Play solo, compete with the computer, or challenge up to three friends in a Hot Seat challenge. Choose from a variety of game styles. Adjust the difficulty level when you play the computer. Track your best words and top scores, and chart your progress to become the best SCRABBLE player you can be. ** SCRABBLE is back and better than ever in this fun family game. ** Play solo, compete against the computer, or challenge friends to Hot Seat action. ** Adjust difficulty levels and game styles to suit your skills. ** View your stats, including best words, top scores and more. ** This game is only available for purchase in the United States and Canada. &lt;/story&gt; &lt;/game&gt;</text:p>
          </table:table-cell>
          <table:table-cell table:number-columns-repeated="1012"/>
        </table:table-row>
        <table:table-row table:style-name="ro1">
          <table:table-cell office:value-type="string">
            <text:p>Seven Seas Deluxe</text:p>
          </table:table-cell>
          <table:table-cell office:value-type="float" office:value="2005">
            <text:p>2005</text:p>
          </table:table-cell>
          <table:table-cell office:value-type="string">
            <text:p>ESRB - E (Everyone)</text:p>
          </table:table-cell>
          <table:table-cell office:value-type="string">
            <text:p>Seven Seas Deluxe</text:p>
          </table:table-cell>
          <table:table-cell table:number-columns-repeated="2" office:value-type="string">
            <text:p>PopCap Games</text:p>
          </table:table-cell>
          <table:table-cell office:value-type="string">
            <text:p>Puzzle</text:p>
          </table:table-cell>
          <table:table-cell office:value-type="string">
            <text:p>3.7</text:p>
          </table:table-cell>
          <table:table-cell office:value-type="string">
            <text:p>1 Player</text:p>
          </table:table-cell>
          <table:table-cell office:value-type="string">
            <text:p>Seven Seas is a top-down strategical puzzle game with a pirate theme, set on an ocean board of 11x11 squares. Players control a white galleon and need to eliminate all pirate ships to complete a level. For each turn the ship can move in any of the eight squares surrounding the ship, unless blocked by an obstacle. Pirate ships have the same movement options and an identical speed of one square per turn. It is also possible not to move and fire the two broadside cannons to the left and the right of the ship instead, with a maximum reach of three squares. <text:s/>Since the player's galleon is always outnumbered, the pirates can be tricked to move inside the line of fire. Black ships also blindly track the player's movement, meaning they can be lured to collide with island reefs or ship wrecks. Red ships are smarter and avoid obvious obstacles by moving around them. As a last resort the player's ship can also move into a whirlpool, which teleports the ship to a random location on the map. Players get points for each ship taken down and later levels introduce new opponents such as sea monsters. The player start with three lives. There are three main difficulty levels and a high score list.</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Seven Seas Deluxe&quot;&gt; &lt;year&gt;2005&lt;/year&gt; &lt;rating&gt;ESRB - E (Everyone)&lt;/rating&gt; &lt;title&gt;Seven Seas Deluxe&lt;/title&gt; &lt;pub&gt;PopCap Games&lt;/pub&gt; &lt;dev&gt;PopCap Games&lt;/dev&gt; &lt;genre&gt;Puzzle&lt;/genre&gt; &lt;score&gt;3.7&lt;/score&gt; &lt;player&gt;1 Player&lt;/player&gt; &lt;story&gt;Seven Seas is a top-down strategical puzzle game with a pirate theme, set on an ocean board of 11x11 squares. Players control a white galleon and need to eliminate all pirate ships to complete a level. For each turn the ship can move in any of the eight squares surrounding the ship, unless blocked by an obstacle. Pirate ships have the same movement options and an identical speed of one square per turn. It is also possible not to move and fire the two broadside cannons to the left and the right of the ship instead, with a maximum reach of three squares.  Since the player's galleon is always outnumbered, the pirates can be tricked to move inside the line of fire. Black ships also blindly track the player's movement, meaning they can be lured to collide with island reefs or ship wrecks. Red ships are smarter and avoid obvious obstacles by moving around them. As a last resort the player's ship can also move into a whirlpool, which teleports the ship to a random location on the map. Players get points for each ship taken down and later levels introduce new opponents such as sea monsters. The player start with three lives. There are three main difficulty levels and a high score list.&lt;/story&gt; &lt;/game&gt;">
            <text:p>&lt;game name="Seven Seas Deluxe"&gt; &lt;year&gt;2005&lt;/year&gt; &lt;rating&gt;ESRB - E (Everyone)&lt;/rating&gt; &lt;title&gt;Seven Seas Deluxe&lt;/title&gt; &lt;pub&gt;PopCap Games&lt;/pub&gt; &lt;dev&gt;PopCap Games&lt;/dev&gt; &lt;genre&gt;Puzzle&lt;/genre&gt; &lt;score&gt;3.7&lt;/score&gt; &lt;player&gt;1 Player&lt;/player&gt; &lt;story&gt;Seven Seas is a top-down strategical puzzle game with a pirate theme, set on an ocean board of 11x11 squares. Players control a white galleon and need to eliminate all pirate ships to complete a level. For each turn the ship can move in any of the eight squares surrounding the ship, unless blocked by an obstacle. Pirate ships have the same movement options and an identical speed of one square per turn. It is also possible not to move and fire the two broadside cannons to the left and the right of the ship instead, with a maximum reach of three squares. <text:s/>Since the player's galleon is always outnumbered, the pirates can be tricked to move inside the line of fire. Black ships also blindly track the player's movement, meaning they can be lured to collide with island reefs or ship wrecks. Red ships are smarter and avoid obvious obstacles by moving around them. As a last resort the player's ship can also move into a whirlpool, which teleports the ship to a random location on the map. Players get points for each ship taken down and later levels introduce new opponents such as sea monsters. The player start with three lives. There are three main difficulty levels and a high score list.&lt;/story&gt; &lt;/game&gt;</text:p>
          </table:table-cell>
          <table:table-cell table:number-columns-repeated="1012"/>
        </table:table-row>
        <table:table-row table:style-name="ro1">
          <table:table-cell office:value-type="string">
            <text:p>Super Collapse 3</text:p>
          </table:table-cell>
          <table:table-cell office:value-type="float" office:value="2006">
            <text:p>2006</text:p>
          </table:table-cell>
          <table:table-cell office:value-type="string">
            <text:p>ESRB - E (Everyone)</text:p>
          </table:table-cell>
          <table:table-cell office:value-type="string">
            <text:p>Super Collapse 3</text:p>
          </table:table-cell>
          <table:table-cell table:number-columns-repeated="2" office:value-type="string">
            <text:p>GameHouse</text:p>
          </table:table-cell>
          <table:table-cell office:value-type="string">
            <text:p>Puzzle</text:p>
          </table:table-cell>
          <table:table-cell office:value-type="string">
            <text:p>4.5</text:p>
          </table:table-cell>
          <table:table-cell office:value-type="string">
            <text:p>1 Player</text:p>
          </table:table-cell>
          <table:table-cell office:value-type="string">
            <text:p>The third game in the Collapse! series has the same core gameplay as previous games but features several new modes including for the first time a quest mode. The following eight game modes are available: ** Classic ** Quest ** Relapse ** Strategy ** Puzzle ** Slider ** Continuous ** Countdown Initially, only classic and quest modes are available. The rest can be unlocked by playing the quest mode. The classic mode works in the same way as in previous games. The player is presented with a grid that is partially filled with coloured blocks. More blocks are added to grid, one row at a time, from the bottom of the grid. The aim of the game is to remove these blocks before they reach the top of the screen. To remove blocks the player simply clicks a group of three or more like coloured blocks. Some special pieces exists such as bombs that blows up surrounding blocks. <text:s/>In the quest mode the player enters a strange world where he progresses from level to level. For each level that is completed a new is made available. The quest mode features a store where the player can purchase different things for the money he earns for completing each level. For more money it's also play different casino mini games such as slot machines. All of the game modes are available in the quest mode and after a number of them have been completed they become unlocked for the player to play at any time. The relapse mode works like classic but new blocks come in from both top and bottom. In the strategy mode new block will only come in when the player clicks. In the puzzle mode the player has to clear all blocks from the screen and no new appear. In the slider mode the rows of blocks will slide left and right so that the groups changes. The continuous mode is an endless variant of the classic mode and the player has to last as long as possible. In the countdown mode the player has to score as many points as possible in two minutes. </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Super Collapse 3&quot;&gt; &lt;year&gt;2006&lt;/year&gt; &lt;rating&gt;ESRB - E (Everyone)&lt;/rating&gt; &lt;title&gt;Super Collapse 3&lt;/title&gt; &lt;pub&gt;GameHouse&lt;/pub&gt; &lt;dev&gt;GameHouse&lt;/dev&gt; &lt;genre&gt;Puzzle&lt;/genre&gt; &lt;score&gt;4.5&lt;/score&gt; &lt;player&gt;1 Player&lt;/player&gt; &lt;story&gt;The third game in the Collapse! series has the same core gameplay as previous games but features several new modes including for the first time a quest mode. The following eight game modes are available: ** Classic ** Quest ** Relapse ** Strategy ** Puzzle ** Slider ** Continuous ** Countdown Initially, only classic and quest modes are available. The rest can be unlocked by playing the quest mode. The classic mode works in the same way as in previous games. The player is presented with a grid that is partially filled with coloured blocks. More blocks are added to grid, one row at a time, from the bottom of the grid. The aim of the game is to remove these blocks before they reach the top of the screen. To remove blocks the player simply clicks a group of three or more like coloured blocks. Some special pieces exists such as bombs that blows up surrounding blocks.  In the quest mode the player enters a strange world where he progresses from level to level. For each level that is completed a new is made available. The quest mode features a store where the player can purchase different things for the money he earns for completing each level. For more money it's also play different casino mini games such as slot machines. All of the game modes are available in the quest mode and after a number of them have been completed they become unlocked for the player to play at any time. The relapse mode works like classic but new blocks come in from both top and bottom. In the strategy mode new block will only come in when the player clicks. In the puzzle mode the player has to clear all blocks from the screen and no new appear. In the slider mode the rows of blocks will slide left and right so that the groups changes. The continuous mode is an endless variant of the classic mode and the player has to last as long as possible. In the countdown mode the player has to score as many points as possible in two minutes. &lt;/story&gt; &lt;/game&gt;">
            <text:p>&lt;game name="Super Collapse 3"&gt; &lt;year&gt;2006&lt;/year&gt; &lt;rating&gt;ESRB - E (Everyone)&lt;/rating&gt; &lt;title&gt;Super Collapse 3&lt;/title&gt; &lt;pub&gt;GameHouse&lt;/pub&gt; &lt;dev&gt;GameHouse&lt;/dev&gt; &lt;genre&gt;Puzzle&lt;/genre&gt; &lt;score&gt;4.5&lt;/score&gt; &lt;player&gt;1 Player&lt;/player&gt; &lt;story&gt;The third game in the Collapse! series has the same core gameplay as previous games but features several new modes including for the first time a quest mode. The following eight game modes are available: ** Classic ** Quest ** Relapse ** Strategy ** Puzzle ** Slider ** Continuous ** Countdown Initially, only classic and quest modes are available. The rest can be unlocked by playing the quest mode. The classic mode works in the same way as in previous games. The player is presented with a grid that is partially filled with coloured blocks. More blocks are added to grid, one row at a time, from the bottom of the grid. The aim of the game is to remove these blocks before they reach the top of the screen. To remove blocks the player simply clicks a group of three or more like coloured blocks. Some special pieces exists such as bombs that blows up surrounding blocks. <text:s/>In the quest mode the player enters a strange world where he progresses from level to level. For each level that is completed a new is made available. The quest mode features a store where the player can purchase different things for the money he earns for completing each level. For more money it's also play different casino mini games such as slot machines. All of the game modes are available in the quest mode and after a number of them have been completed they become unlocked for the player to play at any time. The relapse mode works like classic but new blocks come in from both top and bottom. In the strategy mode new block will only come in when the player clicks. In the puzzle mode the player has to clear all blocks from the screen and no new appear. In the slider mode the rows of blocks will slide left and right so that the groups changes. The continuous mode is an endless variant of the classic mode and the player has to last as long as possible. In the countdown mode the player has to score as many points as possible in two minutes. &lt;/story&gt; &lt;/game&gt;</text:p>
          </table:table-cell>
          <table:table-cell table:number-columns-repeated="1012"/>
        </table:table-row>
        <table:table-row table:style-name="ro1">
          <table:table-cell office:value-type="string">
            <text:p>Talismania Deluxe</text:p>
          </table:table-cell>
          <table:table-cell office:value-type="float" office:value="2006">
            <text:p>2006</text:p>
          </table:table-cell>
          <table:table-cell office:value-type="string">
            <text:p>ESRB - E (Everyone)</text:p>
          </table:table-cell>
          <table:table-cell office:value-type="string">
            <text:p>Talismania Deluxe</text:p>
          </table:table-cell>
          <table:table-cell office:value-type="string">
            <text:p>PopCap Games</text:p>
          </table:table-cell>
          <table:table-cell office:value-type="string">
            <text:p>RocketJump Games</text:p>
          </table:table-cell>
          <table:table-cell office:value-type="string">
            <text:p>Puzzle</text:p>
          </table:table-cell>
          <table:table-cell office:value-type="string">
            <text:p>2.5</text:p>
          </table:table-cell>
          <table:table-cell office:value-type="string">
            <text:p>1 Player</text:p>
          </table:table-cell>
          <table:table-cell office:value-type="string">
            <text:p>Talismania is a puzzle game set on boards with different tiles. There are at least two talismans in the game, as they launch a coloured path. The player needs to rotate the other titles on the board to connect the tubes and extend the path. This is done by clicking them. Once two or more talismans are connected, the tiles are removed, coins are awarded and new tiles are put on the board. <text:s/>In the game's main Story Mode, players guide King Midas along nine locations where he needs to construct buildings. Based on the mythological premise, he has accidentally turned his daughter to gold and asks Zeus for advice. To break the curse Midas has to make money and spend it on others, by setting up structures. Each location on the level map is divided into different segments where Midas needs to earn coins to pay the workers to build for him. Each level requires a certain number of coins, gathered through successive games. Players can use three types of talismans in the game: owls (bronze), unicorns (silver) or lions (gold). The type is determined by the performance in the previous game. To encourage players to make long-winding connections instead of choosing a direct route, more combos and points make sure that gold talismans (with a higher cash count and thus nicer buildings) are used. If wrong decisions are made, silver or bronze is introduced. Easy levels only have two talismans, but in later ones there are often more than four, and of different types in a single game. Identical talismans can join the "stream" for large combos, but different ones block each other. <text:s/>While progressing, additional difficulties and bonuses are introduced, such as cash tiles, lightning tiles (create more coins), stone tiles (block a path), medusa tiles (she turns tiles into stones), minotaur tiles (creates worthless tiles by charging across the board), pandora's blocks (can provide a positive or a negative effect), freeze blocks (freeze the bonus chest until the path is complete), sirens (drain the talisman meter), and many more. The special ones can be activated or destroyed by connecting the "stream" to all sides of them. Negative ones that are ignored and kept on the board, will quickly start doing damage. <text:s/>There is also a bonus chest with a number that counts down. If the player manages to finish a level with a number of plays lower than the number, a jackpot is unlocked. Other special actions are rewarded with stars, stored at the bottom of the screen. When three or more are available, Talismania can be started where the player can click as many tiles as possible on the board to turn them into gold right away. This only lasts a few seconds. After every few rounds, a quick mini-game can be played to earn an additional building. Players need to click flying items and watch out no harpies are touched. <text:s/>After a number of levels, the Hero Mode is unlocked. It is very similar, but introduces a time limit. Players can also earn extra points by finishing early. Both modes have a separate high scores list.</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Talismania Deluxe&quot;&gt; &lt;year&gt;2006&lt;/year&gt; &lt;rating&gt;ESRB - E (Everyone)&lt;/rating&gt; &lt;title&gt;Talismania Deluxe&lt;/title&gt; &lt;pub&gt;PopCap Games&lt;/pub&gt; &lt;dev&gt;RocketJump Games&lt;/dev&gt; &lt;genre&gt;Puzzle&lt;/genre&gt; &lt;score&gt;2.5&lt;/score&gt; &lt;player&gt;1 Player&lt;/player&gt; &lt;story&gt;Talismania is a puzzle game set on boards with different tiles. There are at least two talismans in the game, as they launch a coloured path. The player needs to rotate the other titles on the board to connect the tubes and extend the path. This is done by clicking them. Once two or more talismans are connected, the tiles are removed, coins are awarded and new tiles are put on the board.  In the game's main Story Mode, players guide King Midas along nine locations where he needs to construct buildings. Based on the mythological premise, he has accidentally turned his daughter to gold and asks Zeus for advice. To break the curse Midas has to make money and spend it on others, by setting up structures. Each location on the level map is divided into different segments where Midas needs to earn coins to pay the workers to build for him. Each level requires a certain number of coins, gathered through successive games. Players can use three types of talismans in the game: owls (bronze), unicorns (silver) or lions (gold). The type is determined by the performance in the previous game. To encourage players to make long-winding connections instead of choosing a direct route, more combos and points make sure that gold talismans (with a higher cash count and thus nicer buildings) are used. If wrong decisions are made, silver or bronze is introduced. Easy levels only have two talismans, but in later ones there are often more than four, and of different types in a single game. Identical talismans can join the &quot;stream&quot; for large combos, but different ones block each other.  While progressing, additional difficulties and bonuses are introduced, such as cash tiles, lightning tiles (create more coins), stone tiles (block a path), medusa tiles (she turns tiles into stones), minotaur tiles (creates worthless tiles by charging across the board), pandora's blocks (can provide a positive or a negative effect), freeze blocks (freeze the bonus chest until the path is complete), sirens (drain the talisman meter), and many more. The special ones can be activated or destroyed by connecting the &quot;stream&quot; to all sides of them. Negative ones that are ignored and kept on the board, will quickly start doing damage.  There is also a bonus chest with a number that counts down. If the player manages to finish a level with a number of plays lower than the number, a jackpot is unlocked. Other special actions are rewarded with stars, stored at the bottom of the screen. When three or more are available, Talismania can be started where the player can click as many tiles as possible on the board to turn them into gold right away. This only lasts a few seconds. After every few rounds, a quick mini-game can be played to earn an additional building. Players need to click flying items and watch out no harpies are touched.  After a number of levels, the Hero Mode is unlocked. It is very similar, but introduces a time limit. Players can also earn extra points by finishing early. Both modes have a separate high scores list.&lt;/story&gt; &lt;/game&gt;">
            <text:p>&lt;game name="Talismania Deluxe"&gt; &lt;year&gt;2006&lt;/year&gt; &lt;rating&gt;ESRB - E (Everyone)&lt;/rating&gt; &lt;title&gt;Talismania Deluxe&lt;/title&gt; &lt;pub&gt;PopCap Games&lt;/pub&gt; &lt;dev&gt;RocketJump Games&lt;/dev&gt; &lt;genre&gt;Puzzle&lt;/genre&gt; &lt;score&gt;2.5&lt;/score&gt; &lt;player&gt;1 Player&lt;/player&gt; &lt;story&gt;Talismania is a puzzle game set on boards with different tiles. There are at least two talismans in the game, as they launch a coloured path. The player needs to rotate the other titles on the board to connect the tubes and extend the path. This is done by clicking them. Once two or more talismans are connected, the tiles are removed, coins are awarded and new tiles are put on the board. <text:s/>In the game's main Story Mode, players guide King Midas along nine locations where he needs to construct buildings. Based on the mythological premise, he has accidentally turned his daughter to gold and asks Zeus for advice. To break the curse Midas has to make money and spend it on others, by setting up structures. Each location on the level map is divided into different segments where Midas needs to earn coins to pay the workers to build for him. Each level requires a certain number of coins, gathered through successive games. Players can use three types of talismans in the game: owls (bronze), unicorns (silver) or lions (gold). The type is determined by the performance in the previous game. To encourage players to make long-winding connections instead of choosing a direct route, more combos and points make sure that gold talismans (with a higher cash count and thus nicer buildings) are used. If wrong decisions are made, silver or bronze is introduced. Easy levels only have two talismans, but in later ones there are often more than four, and of different types in a single game. Identical talismans can join the "stream" for large combos, but different ones block each other. <text:s/>While progressing, additional difficulties and bonuses are introduced, such as cash tiles, lightning tiles (create more coins), stone tiles (block a path), medusa tiles (she turns tiles into stones), minotaur tiles (creates worthless tiles by charging across the board), pandora's blocks (can provide a positive or a negative effect), freeze blocks (freeze the bonus chest until the path is complete), sirens (drain the talisman meter), and many more. The special ones can be activated or destroyed by connecting the "stream" to all sides of them. Negative ones that are ignored and kept on the board, will quickly start doing damage. <text:s/>There is also a bonus chest with a number that counts down. If the player manages to finish a level with a number of plays lower than the number, a jackpot is unlocked. Other special actions are rewarded with stars, stored at the bottom of the screen. When three or more are available, Talismania can be started where the player can click as many tiles as possible on the board to turn them into gold right away. This only lasts a few seconds. After every few rounds, a quick mini-game can be played to earn an additional building. Players need to click flying items and watch out no harpies are touched. <text:s/>After a number of levels, the Hero Mode is unlocked. It is very similar, but introduces a time limit. Players can also earn extra points by finishing early. Both modes have a separate high scores list.&lt;/story&gt; &lt;/game&gt;</text:p>
          </table:table-cell>
          <table:table-cell table:number-columns-repeated="1012"/>
        </table:table-row>
        <table:table-row table:style-name="ro1">
          <table:table-cell office:value-type="string">
            <text:p>TipTop Deluxe</text:p>
          </table:table-cell>
          <table:table-cell office:value-type="float" office:value="2002">
            <text:p>2002</text:p>
          </table:table-cell>
          <table:table-cell office:value-type="string">
            <text:p>ESRB - E (Everyone)</text:p>
          </table:table-cell>
          <table:table-cell office:value-type="string">
            <text:p>TipTop Deluxe</text:p>
          </table:table-cell>
          <table:table-cell office:value-type="string">
            <text:p>PopCap Games</text:p>
          </table:table-cell>
          <table:table-cell office:value-type="string">
            <text:p>ASAP Games</text:p>
          </table:table-cell>
          <table:table-cell office:value-type="string">
            <text:p>Puzzle</text:p>
          </table:table-cell>
          <table:table-cell office:value-type="string">
            <text:p>3.8</text:p>
          </table:table-cell>
          <table:table-cell office:value-type="string">
            <text:p>1 Player</text:p>
          </table:table-cell>
          <table:table-cell office:value-type="string">
            <text:p>TipTop is a matching game with three modes, using fruits, bells and other slot machine symbols for its tiles. The player has to make arrangements of three or more icons of the same type, by selecting a column and adding a new tile to make them disappear. If the pile gets too high or too deep, touching the top or the bottom of the screen, the game is over. <text:s/>On regular mode, each click makes one tile fall to the top of the column and another one float up to the bottom. The goal is to fill a wavy meter at the right side of the screen with successful matches. In the strategy mode, the player adds both the falling and floating tiles in separate turns. In the speed mode, the floating tiles are added automatically every few seconds. <text:s/>Special tiles appear randomly on the gamefield. The magnet pulls a column upwards to the next row. The anvil is the opposite, pushing the column downwards one row. The joker face becomes a copy of the same type when touching other tile. The color bomb removes all tiles of the same type it lands on. The dynamite stack explodes one whole column. <text:s/>There is a bonus puzzle game between levels, where the objective is to clear the screen before time runs out.</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TipTop Deluxe&quot;&gt; &lt;year&gt;2002&lt;/year&gt; &lt;rating&gt;ESRB - E (Everyone)&lt;/rating&gt; &lt;title&gt;TipTop Deluxe&lt;/title&gt; &lt;pub&gt;PopCap Games&lt;/pub&gt; &lt;dev&gt;ASAP Games&lt;/dev&gt; &lt;genre&gt;Puzzle&lt;/genre&gt; &lt;score&gt;3.8&lt;/score&gt; &lt;player&gt;1 Player&lt;/player&gt; &lt;story&gt;TipTop is a matching game with three modes, using fruits, bells and other slot machine symbols for its tiles. The player has to make arrangements of three or more icons of the same type, by selecting a column and adding a new tile to make them disappear. If the pile gets too high or too deep, touching the top or the bottom of the screen, the game is over.  On regular mode, each click makes one tile fall to the top of the column and another one float up to the bottom. The goal is to fill a wavy meter at the right side of the screen with successful matches. In the strategy mode, the player adds both the falling and floating tiles in separate turns. In the speed mode, the floating tiles are added automatically every few seconds.  Special tiles appear randomly on the gamefield. The magnet pulls a column upwards to the next row. The anvil is the opposite, pushing the column downwards one row. The joker face becomes a copy of the same type when touching other tile. The color bomb removes all tiles of the same type it lands on. The dynamite stack explodes one whole column.  There is a bonus puzzle game between levels, where the objective is to clear the screen before time runs out.&lt;/story&gt; &lt;/game&gt;">
            <text:p>&lt;game name="TipTop Deluxe"&gt; &lt;year&gt;2002&lt;/year&gt; &lt;rating&gt;ESRB - E (Everyone)&lt;/rating&gt; &lt;title&gt;TipTop Deluxe&lt;/title&gt; &lt;pub&gt;PopCap Games&lt;/pub&gt; &lt;dev&gt;ASAP Games&lt;/dev&gt; &lt;genre&gt;Puzzle&lt;/genre&gt; &lt;score&gt;3.8&lt;/score&gt; &lt;player&gt;1 Player&lt;/player&gt; &lt;story&gt;TipTop is a matching game with three modes, using fruits, bells and other slot machine symbols for its tiles. The player has to make arrangements of three or more icons of the same type, by selecting a column and adding a new tile to make them disappear. If the pile gets too high or too deep, touching the top or the bottom of the screen, the game is over. <text:s/>On regular mode, each click makes one tile fall to the top of the column and another one float up to the bottom. The goal is to fill a wavy meter at the right side of the screen with successful matches. In the strategy mode, the player adds both the falling and floating tiles in separate turns. In the speed mode, the floating tiles are added automatically every few seconds. <text:s/>Special tiles appear randomly on the gamefield. The magnet pulls a column upwards to the next row. The anvil is the opposite, pushing the column downwards one row. The joker face becomes a copy of the same type when touching other tile. The color bomb removes all tiles of the same type it lands on. The dynamite stack explodes one whole column. <text:s/>There is a bonus puzzle game between levels, where the objective is to clear the screen before time runs out.&lt;/story&gt; &lt;/game&gt;</text:p>
          </table:table-cell>
          <table:table-cell table:number-columns-repeated="1012"/>
        </table:table-row>
        <table:table-row table:style-name="ro1">
          <table:table-cell office:value-type="string">
            <text:p>Tradewinds Legends</text:p>
          </table:table-cell>
          <table:table-cell office:value-type="float" office:value="2005">
            <text:p>2005</text:p>
          </table:table-cell>
          <table:table-cell office:value-type="string">
            <text:p>ESRB - E (Everyone)</text:p>
          </table:table-cell>
          <table:table-cell office:value-type="string">
            <text:p>Tradewinds Legends</text:p>
          </table:table-cell>
          <table:table-cell office:value-type="string">
            <text:p>Shockwave</text:p>
          </table:table-cell>
          <table:table-cell office:value-type="string">
            <text:p>Sandlot Games</text:p>
          </table:table-cell>
          <table:table-cell office:value-type="string">
            <text:p>Adventure</text:p>
          </table:table-cell>
          <table:table-cell office:value-type="string">
            <text:p>3.8</text:p>
          </table:table-cell>
          <table:table-cell office:value-type="string">
            <text:p>1 Player</text:p>
          </table:table-cell>
          <table:table-cell office:value-type="string">
            <text:p>This casual game is set in a fictitious Far East, among coastal ports and and a secret floating pirate city. Players select a playable character and begin sailing among seven ports, buying goods at low prices and selling them elsewhere at high prices. <text:s/>In the ports, players click on and enter various buildings: Bankers store your money where it accrues interest and is safe from thieves, but where you cannot spend it. Moneylenders will help you in your time of need for a steep price. Taverns offer tips and insider information about the markets. Port Authorities warn of pirate attacks, and pay bounties on the defeated enemies. Shipyards offer repairs, new ships, and more cannons (at the cost of cargo space). <text:s/>At sea, the player encounters pirates and fights them in a simple turn-based battle. Players can target specific ships for their fleet to focus on, or attempt to flee. <text:s/>As the game progresses, more powerful ships become available, more valuable goods enter the market, and more deadly enemies scour the seas looking for prey.</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Tradewinds Legends&quot;&gt; &lt;year&gt;2005&lt;/year&gt; &lt;rating&gt;ESRB - E (Everyone)&lt;/rating&gt; &lt;title&gt;Tradewinds Legends&lt;/title&gt; &lt;pub&gt;Shockwave&lt;/pub&gt; &lt;dev&gt;Sandlot Games&lt;/dev&gt; &lt;genre&gt;Adventure&lt;/genre&gt; &lt;score&gt;3.8&lt;/score&gt; &lt;player&gt;1 Player&lt;/player&gt; &lt;story&gt;This casual game is set in a fictitious Far East, among coastal ports and and a secret floating pirate city. Players select a playable character and begin sailing among seven ports, buying goods at low prices and selling them elsewhere at high prices.  In the ports, players click on and enter various buildings: Bankers store your money where it accrues interest and is safe from thieves, but where you cannot spend it. Moneylenders will help you in your time of need for a steep price. Taverns offer tips and insider information about the markets. Port Authorities warn of pirate attacks, and pay bounties on the defeated enemies. Shipyards offer repairs, new ships, and more cannons (at the cost of cargo space).  At sea, the player encounters pirates and fights them in a simple turn-based battle. Players can target specific ships for their fleet to focus on, or attempt to flee.  As the game progresses, more powerful ships become available, more valuable goods enter the market, and more deadly enemies scour the seas looking for prey.&lt;/story&gt; &lt;/game&gt;">
            <text:p>&lt;game name="Tradewinds Legends"&gt; &lt;year&gt;2005&lt;/year&gt; &lt;rating&gt;ESRB - E (Everyone)&lt;/rating&gt; &lt;title&gt;Tradewinds Legends&lt;/title&gt; &lt;pub&gt;Shockwave&lt;/pub&gt; &lt;dev&gt;Sandlot Games&lt;/dev&gt; &lt;genre&gt;Adventure&lt;/genre&gt; &lt;score&gt;3.8&lt;/score&gt; &lt;player&gt;1 Player&lt;/player&gt; &lt;story&gt;This casual game is set in a fictitious Far East, among coastal ports and and a secret floating pirate city. Players select a playable character and begin sailing among seven ports, buying goods at low prices and selling them elsewhere at high prices. <text:s/>In the ports, players click on and enter various buildings: Bankers store your money where it accrues interest and is safe from thieves, but where you cannot spend it. Moneylenders will help you in your time of need for a steep price. Taverns offer tips and insider information about the markets. Port Authorities warn of pirate attacks, and pay bounties on the defeated enemies. Shipyards offer repairs, new ships, and more cannons (at the cost of cargo space). <text:s/>At sea, the player encounters pirates and fights them in a simple turn-based battle. Players can target specific ships for their fleet to focus on, or attempt to flee. <text:s/>As the game progresses, more powerful ships become available, more valuable goods enter the market, and more deadly enemies scour the seas looking for prey.&lt;/story&gt; &lt;/game&gt;</text:p>
          </table:table-cell>
          <table:table-cell table:number-columns-repeated="1012"/>
        </table:table-row>
        <table:table-row table:style-name="ro1">
          <table:table-cell office:value-type="string">
            <text:p>Typer Shark Deluxe</text:p>
          </table:table-cell>
          <table:table-cell office:value-type="float" office:value="2003">
            <text:p>2003</text:p>
          </table:table-cell>
          <table:table-cell office:value-type="string">
            <text:p>ESRB - E (Everyone)</text:p>
          </table:table-cell>
          <table:table-cell office:value-type="string">
            <text:p>Typer Shark Deluxe</text:p>
          </table:table-cell>
          <table:table-cell table:number-columns-repeated="2" office:value-type="string">
            <text:p>PopCap Games</text:p>
          </table:table-cell>
          <table:table-cell office:value-type="string">
            <text:p>Action</text:p>
          </table:table-cell>
          <table:table-cell office:value-type="string">
            <text:p>3.8</text:p>
          </table:table-cell>
          <table:table-cell office:value-type="string">
            <text:p>1 Player</text:p>
          </table:table-cell>
          <table:table-cell office:value-type="string">
            <text:p>Typer Shark is a computer game in which the player must type the words on various sharks and piranha to avoid being eaten while he/she dives to the bottom of each level. Typer Shark also contains a typing tutor mode to increase typing abilities, along with a statistics page so that the user can track their performance and see how they improve over time. The main adventure game mode has branching paths that allow players to choose various challenges, from toxic sharks with mutating letters, to stealth hammerhead sharks where the word remains invisible for a period of time. Over time, the player's "Shark Zapper" builds up and can be used to instantly destroy an entire wave of enemies. Every few levels a boss battle occurs, in which the player must type the words on the projectiles to send them flying back at the enemy. <text:s/>Abyss mode is an endless mode in which the player continuously dives deeper and the waves of sharks become more challenging. Every few hundred feet a boss battle occurs.</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Typer Shark Deluxe&quot;&gt; &lt;year&gt;2003&lt;/year&gt; &lt;rating&gt;ESRB - E (Everyone)&lt;/rating&gt; &lt;title&gt;Typer Shark Deluxe&lt;/title&gt; &lt;pub&gt;PopCap Games&lt;/pub&gt; &lt;dev&gt;PopCap Games&lt;/dev&gt; &lt;genre&gt;Action&lt;/genre&gt; &lt;score&gt;3.8&lt;/score&gt; &lt;player&gt;1 Player&lt;/player&gt; &lt;story&gt;Typer Shark is a computer game in which the player must type the words on various sharks and piranha to avoid being eaten while he/she dives to the bottom of each level. Typer Shark also contains a typing tutor mode to increase typing abilities, along with a statistics page so that the user can track their performance and see how they improve over time. The main adventure game mode has branching paths that allow players to choose various challenges, from toxic sharks with mutating letters, to stealth hammerhead sharks where the word remains invisible for a period of time. Over time, the player's &quot;Shark Zapper&quot; builds up and can be used to instantly destroy an entire wave of enemies. Every few levels a boss battle occurs, in which the player must type the words on the projectiles to send them flying back at the enemy.  Abyss mode is an endless mode in which the player continuously dives deeper and the waves of sharks become more challenging. Every few hundred feet a boss battle occurs.&lt;/story&gt; &lt;/game&gt;">
            <text:p>&lt;game name="Typer Shark Deluxe"&gt; &lt;year&gt;2003&lt;/year&gt; &lt;rating&gt;ESRB - E (Everyone)&lt;/rating&gt; &lt;title&gt;Typer Shark Deluxe&lt;/title&gt; &lt;pub&gt;PopCap Games&lt;/pub&gt; &lt;dev&gt;PopCap Games&lt;/dev&gt; &lt;genre&gt;Action&lt;/genre&gt; &lt;score&gt;3.8&lt;/score&gt; &lt;player&gt;1 Player&lt;/player&gt; &lt;story&gt;Typer Shark is a computer game in which the player must type the words on various sharks and piranha to avoid being eaten while he/she dives to the bottom of each level. Typer Shark also contains a typing tutor mode to increase typing abilities, along with a statistics page so that the user can track their performance and see how they improve over time. The main adventure game mode has branching paths that allow players to choose various challenges, from toxic sharks with mutating letters, to stealth hammerhead sharks where the word remains invisible for a period of time. Over time, the player's "Shark Zapper" builds up and can be used to instantly destroy an entire wave of enemies. Every few levels a boss battle occurs, in which the player must type the words on the projectiles to send them flying back at the enemy. <text:s/>Abyss mode is an endless mode in which the player continuously dives deeper and the waves of sharks become more challenging. Every few hundred feet a boss battle occurs.&lt;/story&gt; &lt;/game&gt;</text:p>
          </table:table-cell>
          <table:table-cell table:number-columns-repeated="1012"/>
        </table:table-row>
        <table:table-row table:style-name="ro1">
          <table:table-cell office:value-type="string">
            <text:p>Vacation Quest - Australia</text:p>
          </table:table-cell>
          <table:table-cell office:value-type="float" office:value="2011">
            <text:p>2011</text:p>
          </table:table-cell>
          <table:table-cell office:value-type="string">
            <text:p>ESRB - E (Everyone)</text:p>
          </table:table-cell>
          <table:table-cell office:value-type="string">
            <text:p>Vacation Quest - Australia</text:p>
          </table:table-cell>
          <table:table-cell office:value-type="string">
            <text:p>PopCap Games</text:p>
          </table:table-cell>
          <table:table-cell office:value-type="string">
            <text:p>SpinTop Games</text:p>
          </table:table-cell>
          <table:table-cell office:value-type="string">
            <text:p>Puzzle</text:p>
          </table:table-cell>
          <table:table-cell office:value-type="string">
            <text:p>3.0</text:p>
          </table:table-cell>
          <table:table-cell office:value-type="string">
            <text:p>1 Player</text:p>
          </table:table-cell>
          <table:table-cell office:value-type="string">
            <text:p>G’day mate we are going on holiday down under with Vacation Quest: Australia! All of the scenes throughout the game are vacation theme settings from the outback, beaches, and coast line to the landmark Sydney Opera House. <text:s/>Each screen contains items listed at the bottom that must be found before you can explore other locations or extend your vacation and unlock additional scenes as with most hidden object games. Some objects require small interactivity to complete like placing batteries in the flashlight in addition to standard single word item search. To complete a level the player is presented a mini puzzle which can be one of several styles from tile matching, crosswords, or match 3 to name a few. Current status is provided at the end of each level for points, time elapsed, and objects found etc. </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Vacation Quest - Australia&quot;&gt; &lt;year&gt;2011&lt;/year&gt; &lt;rating&gt;ESRB - E (Everyone)&lt;/rating&gt; &lt;title&gt;Vacation Quest - Australia&lt;/title&gt; &lt;pub&gt;PopCap Games&lt;/pub&gt; &lt;dev&gt;SpinTop Games&lt;/dev&gt; &lt;genre&gt;Puzzle&lt;/genre&gt; &lt;score&gt;3.0&lt;/score&gt; &lt;player&gt;1 Player&lt;/player&gt; &lt;story&gt;G’day mate we are going on holiday down under with Vacation Quest: Australia! All of the scenes throughout the game are vacation theme settings from the outback, beaches, and coast line to the landmark Sydney Opera House.  Each screen contains items listed at the bottom that must be found before you can explore other locations or extend your vacation and unlock additional scenes as with most hidden object games. Some objects require small interactivity to complete like placing batteries in the flashlight in addition to standard single word item search. To complete a level the player is presented a mini puzzle which can be one of several styles from tile matching, crosswords, or match 3 to name a few. Current status is provided at the end of each level for points, time elapsed, and objects found etc. &lt;/story&gt; &lt;/game&gt;">
            <text:p>&lt;game name="Vacation Quest - Australia"&gt; &lt;year&gt;2011&lt;/year&gt; &lt;rating&gt;ESRB - E (Everyone)&lt;/rating&gt; &lt;title&gt;Vacation Quest - Australia&lt;/title&gt; &lt;pub&gt;PopCap Games&lt;/pub&gt; &lt;dev&gt;SpinTop Games&lt;/dev&gt; &lt;genre&gt;Puzzle&lt;/genre&gt; &lt;score&gt;3.0&lt;/score&gt; &lt;player&gt;1 Player&lt;/player&gt; &lt;story&gt;G’day mate we are going on holiday down under with Vacation Quest: Australia! All of the scenes throughout the game are vacation theme settings from the outback, beaches, and coast line to the landmark Sydney Opera House. <text:s/>Each screen contains items listed at the bottom that must be found before you can explore other locations or extend your vacation and unlock additional scenes as with most hidden object games. Some objects require small interactivity to complete like placing batteries in the flashlight in addition to standard single word item search. To complete a level the player is presented a mini puzzle which can be one of several styles from tile matching, crosswords, or match 3 to name a few. Current status is provided at the end of each level for points, time elapsed, and objects found etc. &lt;/story&gt; &lt;/game&gt;</text:p>
          </table:table-cell>
          <table:table-cell table:number-columns-repeated="1012"/>
        </table:table-row>
        <table:table-row table:style-name="ro1">
          <table:table-cell office:value-type="string">
            <text:p>Vacation Quest - The Hawaiian Islands</text:p>
          </table:table-cell>
          <table:table-cell office:value-type="float" office:value="2007">
            <text:p>2007</text:p>
          </table:table-cell>
          <table:table-cell office:value-type="string">
            <text:p>ESRB - E (Everyone)</text:p>
          </table:table-cell>
          <table:table-cell office:value-type="string">
            <text:p>Vacation Quest - The Hawaiian Islands</text:p>
          </table:table-cell>
          <table:table-cell office:value-type="string">
            <text:p>PopCap Games</text:p>
          </table:table-cell>
          <table:table-cell office:value-type="string">
            <text:p>SpinTop Games</text:p>
          </table:table-cell>
          <table:table-cell office:value-type="string">
            <text:p>Puzzle</text:p>
          </table:table-cell>
          <table:table-cell office:value-type="string">
            <text:p>3.5</text:p>
          </table:table-cell>
          <table:table-cell office:value-type="string">
            <text:p>1 Player</text:p>
          </table:table-cell>
          <table:table-cell office:value-type="string">
            <text:p>The player will get to take a vacation in a tropical paradise virtually of course via Vacation Quest: The Hawaiian Islands. All of the scenes throughout the game are vacation theme settings from hotels, spas, and golf courses to scuba diving and helicopter rides around the magical islands. <text:s/>Each screen contains items listed at the bottom that must be found before you can explore other locations or extend your vacation and unlock additional scenes as with most hidden object games. Some objects require small interactivity to complete like placing batteries in the flashlight in addition to standard single word item search. To complete a level the player is presented a mini puzzle which can be one of several styles from tile matching, crosswords, or match 3 to name a few. Current status is provided at the end of each level for points, time elapsed, and objects found etc.</text:p>
          </table:table-cell>
          <table:table-cell table:style-name="Default"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Vacation Quest - The Hawaiian Islands&quot;&gt; &lt;year&gt;2007&lt;/year&gt; &lt;rating&gt;ESRB - E (Everyone)&lt;/rating&gt; &lt;title&gt;Vacation Quest - The Hawaiian Islands&lt;/title&gt; &lt;pub&gt;PopCap Games&lt;/pub&gt; &lt;dev&gt;SpinTop Games&lt;/dev&gt; &lt;genre&gt;Puzzle&lt;/genre&gt; &lt;score&gt;3.5&lt;/score&gt; &lt;player&gt;1 Player&lt;/player&gt; &lt;story&gt;The player will get to take a vacation in a tropical paradise virtually of course via Vacation Quest: The Hawaiian Islands. All of the scenes throughout the game are vacation theme settings from hotels, spas, and golf courses to scuba diving and helicopter rides around the magical islands.  Each screen contains items listed at the bottom that must be found before you can explore other locations or extend your vacation and unlock additional scenes as with most hidden object games. Some objects require small interactivity to complete like placing batteries in the flashlight in addition to standard single word item search. To complete a level the player is presented a mini puzzle which can be one of several styles from tile matching, crosswords, or match 3 to name a few. Current status is provided at the end of each level for points, time elapsed, and objects found etc.&lt;/story&gt; &lt;/game&gt;">
            <text:p>&lt;game name="Vacation Quest - The Hawaiian Islands"&gt; &lt;year&gt;2007&lt;/year&gt; &lt;rating&gt;ESRB - E (Everyone)&lt;/rating&gt; &lt;title&gt;Vacation Quest - The Hawaiian Islands&lt;/title&gt; &lt;pub&gt;PopCap Games&lt;/pub&gt; &lt;dev&gt;SpinTop Games&lt;/dev&gt; &lt;genre&gt;Puzzle&lt;/genre&gt; &lt;score&gt;3.5&lt;/score&gt; &lt;player&gt;1 Player&lt;/player&gt; &lt;story&gt;The player will get to take a vacation in a tropical paradise virtually of course via Vacation Quest: The Hawaiian Islands. All of the scenes throughout the game are vacation theme settings from hotels, spas, and golf courses to scuba diving and helicopter rides around the magical islands. <text:s/>Each screen contains items listed at the bottom that must be found before you can explore other locations or extend your vacation and unlock additional scenes as with most hidden object games. Some objects require small interactivity to complete like placing batteries in the flashlight in addition to standard single word item search. To complete a level the player is presented a mini puzzle which can be one of several styles from tile matching, crosswords, or match 3 to name a few. Current status is provided at the end of each level for points, time elapsed, and objects found etc.&lt;/story&gt; &lt;/game&gt;</text:p>
          </table:table-cell>
          <table:table-cell table:number-columns-repeated="1012"/>
        </table:table-row>
        <table:table-row table:style-name="ro1">
          <table:table-cell office:value-type="string">
            <text:p>Venice Deluxe</text:p>
          </table:table-cell>
          <table:table-cell office:value-type="float" office:value="2007">
            <text:p>2007</text:p>
          </table:table-cell>
          <table:table-cell office:value-type="string">
            <text:p>ESRB - E (Everyone)</text:p>
          </table:table-cell>
          <table:table-cell office:value-type="string">
            <text:p>Venice Deluxe</text:p>
          </table:table-cell>
          <table:table-cell table:number-columns-repeated="2" office:value-type="string">
            <text:p>PopCap Games</text:p>
          </table:table-cell>
          <table:table-cell office:value-type="string">
            <text:p>Puzzle</text:p>
          </table:table-cell>
          <table:table-cell office:value-type="string">
            <text:p>3.7</text:p>
          </table:table-cell>
          <table:table-cell office:value-type="string">
            <text:p>1 Player</text:p>
          </table:table-cell>
          <table:table-cell office:value-type="string">
            <text:p>Venice is sinking and only you can save it! From the floating fortress of your golden gondola youll restore the city by returning its lost treasures. Sling costly coins, launch lovely lyres and ricochet ruby rings into the corresponding spaces overhead. Use your arsenal of special shots to create cascading combos and earn bonus points along the way. So grab your gondola and get ready - Venice is a classic test of wits, will and skill! **Save 72 buildings. **Revel in ornate art. **Wield astonishing power-ups. </text:p>
          </table:table-cell>
          <table:table-cell table:style-name="Default"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Venice Deluxe&quot;&gt; &lt;year&gt;2007&lt;/year&gt; &lt;rating&gt;ESRB - E (Everyone)&lt;/rating&gt; &lt;title&gt;Venice Deluxe&lt;/title&gt; &lt;pub&gt;PopCap Games&lt;/pub&gt; &lt;dev&gt;PopCap Games&lt;/dev&gt; &lt;genre&gt;Puzzle&lt;/genre&gt; &lt;score&gt;3.7&lt;/score&gt; &lt;player&gt;1 Player&lt;/player&gt; &lt;story&gt;Venice is sinking and only you can save it! From the floating fortress of your golden gondola youll restore the city by returning its lost treasures. Sling costly coins, launch lovely lyres and ricochet ruby rings into the corresponding spaces overhead. Use your arsenal of special shots to create cascading combos and earn bonus points along the way. So grab your gondola and get ready - Venice is a classic test of wits, will and skill! **Save 72 buildings. **Revel in ornate art. **Wield astonishing power-ups. &lt;/story&gt; &lt;/game&gt;">
            <text:p>&lt;game name="Venice Deluxe"&gt; &lt;year&gt;2007&lt;/year&gt; &lt;rating&gt;ESRB - E (Everyone)&lt;/rating&gt; &lt;title&gt;Venice Deluxe&lt;/title&gt; &lt;pub&gt;PopCap Games&lt;/pub&gt; &lt;dev&gt;PopCap Games&lt;/dev&gt; &lt;genre&gt;Puzzle&lt;/genre&gt; &lt;score&gt;3.7&lt;/score&gt; &lt;player&gt;1 Player&lt;/player&gt; &lt;story&gt;Venice is sinking and only you can save it! From the floating fortress of your golden gondola youll restore the city by returning its lost treasures. Sling costly coins, launch lovely lyres and ricochet ruby rings into the corresponding spaces overhead. Use your arsenal of special shots to create cascading combos and earn bonus points along the way. So grab your gondola and get ready - Venice is a classic test of wits, will and skill! **Save 72 buildings. **Revel in ornate art. **Wield astonishing power-ups. &lt;/story&gt; &lt;/game&gt;</text:p>
          </table:table-cell>
          <table:table-cell table:number-columns-repeated="1012"/>
        </table:table-row>
        <table:table-row table:style-name="ro1">
          <table:table-cell office:value-type="string">
            <text:p>Water Bugs</text:p>
          </table:table-cell>
          <table:table-cell office:value-type="float" office:value="2008">
            <text:p>2008</text:p>
          </table:table-cell>
          <table:table-cell office:value-type="string">
            <text:p>ESRB - E (Everyone)</text:p>
          </table:table-cell>
          <table:table-cell office:value-type="string">
            <text:p>Water Bugs</text:p>
          </table:table-cell>
          <table:table-cell table:number-columns-repeated="2" office:value-type="string">
            <text:p>Retro64, Inc.</text:p>
          </table:table-cell>
          <table:table-cell office:value-type="string">
            <text:p>Puzzle</text:p>
          </table:table-cell>
          <table:table-cell office:value-type="string">
            <text:p>3.7</text:p>
          </table:table-cell>
          <table:table-cell office:value-type="string">
            <text:p>1 Player</text:p>
          </table:table-cell>
          <table:table-cell office:value-type="string">
            <text:p>Water Bugs is a game in the vain of Jezzball, in that the player must divide the play field into sections in order to clear the playfield of enemies. As the player divides the playfield, the smaller section will be blanked out killing any enemies trapped within and walking along the border. When the playfield is reduced to 15% of its original size, the level is cleared and the player can move on to the next. There are two different kinds of enemies: ones walking around the border of the playfield and ones swimming around inside the playfield. The enemies display different movements. While most walk in their own random patterns, some will actually follow the player's launcher. Some border walking enemies will even attack the player's dividing lines in order to stop the division from happening. There are 9 stages which are essentially just backgrounds, with 599 playable levels in total.</text:p>
          </table:table-cell>
          <table:table-cell table:style-name="Default"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Water Bugs&quot;&gt; &lt;year&gt;2008&lt;/year&gt; &lt;rating&gt;ESRB - E (Everyone)&lt;/rating&gt; &lt;title&gt;Water Bugs&lt;/title&gt; &lt;pub&gt;Retro64, Inc.&lt;/pub&gt; &lt;dev&gt;Retro64, Inc.&lt;/dev&gt; &lt;genre&gt;Puzzle&lt;/genre&gt; &lt;score&gt;3.7&lt;/score&gt; &lt;player&gt;1 Player&lt;/player&gt; &lt;story&gt;Water Bugs is a game in the vain of Jezzball, in that the player must divide the play field into sections in order to clear the playfield of enemies. As the player divides the playfield, the smaller section will be blanked out killing any enemies trapped within and walking along the border. When the playfield is reduced to 15% of its original size, the level is cleared and the player can move on to the next. There are two different kinds of enemies: ones walking around the border of the playfield and ones swimming around inside the playfield. The enemies display different movements. While most walk in their own random patterns, some will actually follow the player's launcher. Some border walking enemies will even attack the player's dividing lines in order to stop the division from happening. There are 9 stages which are essentially just backgrounds, with 599 playable levels in total.&lt;/story&gt; &lt;/game&gt;">
            <text:p>&lt;game name="Water Bugs"&gt; &lt;year&gt;2008&lt;/year&gt; &lt;rating&gt;ESRB - E (Everyone)&lt;/rating&gt; &lt;title&gt;Water Bugs&lt;/title&gt; &lt;pub&gt;Retro64, Inc.&lt;/pub&gt; &lt;dev&gt;Retro64, Inc.&lt;/dev&gt; &lt;genre&gt;Puzzle&lt;/genre&gt; &lt;score&gt;3.7&lt;/score&gt; &lt;player&gt;1 Player&lt;/player&gt; &lt;story&gt;Water Bugs is a game in the vain of Jezzball, in that the player must divide the play field into sections in order to clear the playfield of enemies. As the player divides the playfield, the smaller section will be blanked out killing any enemies trapped within and walking along the border. When the playfield is reduced to 15% of its original size, the level is cleared and the player can move on to the next. There are two different kinds of enemies: ones walking around the border of the playfield and ones swimming around inside the playfield. The enemies display different movements. While most walk in their own random patterns, some will actually follow the player's launcher. Some border walking enemies will even attack the player's dividing lines in order to stop the division from happening. There are 9 stages which are essentially just backgrounds, with 599 playable levels in total.&lt;/story&gt; &lt;/game&gt;</text:p>
          </table:table-cell>
          <table:table-cell table:number-columns-repeated="1012"/>
        </table:table-row>
        <table:table-row table:style-name="ro1">
          <table:table-cell office:value-type="string">
            <text:p>Wizard's Pen, The</text:p>
          </table:table-cell>
          <table:table-cell office:value-type="float" office:value="2008">
            <text:p>2008</text:p>
          </table:table-cell>
          <table:table-cell office:value-type="string">
            <text:p>ESRB - E (Everyone)</text:p>
          </table:table-cell>
          <table:table-cell office:value-type="string">
            <text:p>Wizard's Pen, The</text:p>
          </table:table-cell>
          <table:table-cell table:number-columns-repeated="2" office:value-type="string">
            <text:p>PopCap Games</text:p>
          </table:table-cell>
          <table:table-cell office:value-type="string">
            <text:p>Puzzle</text:p>
          </table:table-cell>
          <table:table-cell office:value-type="string">
            <text:p>3.3</text:p>
          </table:table-cell>
          <table:table-cell office:value-type="string">
            <text:p>1 Player</text:p>
          </table:table-cell>
          <table:table-cell office:value-type="string">
            <text:p>The Wizard's Pen is a word guessing game, where the player must write the name of objects by analysing portions of their pictures. Each stage is a collection of 16 pictures and objects sharing the same theme. <text:s/>The main interface shows a blank page from a magic book, where clicking anywhere on it uncovers a small square of a complete object picture. The player must guess the object and type its name in a tab at the bottom of the screen. The game accepts the most common synonyms and variants for the names, and has tolerance for small typing errors. <text:s/>A candle at the left side diminishes with every opened square, allowing 8 clicks per page. A number of stars are received for each correct answer, with less clicks awarding more stars. When the candle is a small stub, clicking on the wick smoke reveals the object, but the player doesn't receive any stars. <text:s/>In some pages the image is not hidden, but distorted beyond recognition. Instead of uncovering it bit by bit, each click on the messed picture clears it slowly, and at any time the player can guess the object by typing its name. <text:s/>An incomplete picture appears between stages, with missing bits listed at the right side of the screen. The player must click on the places indicated by the list, where the magical pen will draw the missing parts. <text:s/>At the start of each stage, three magical potions can be taken from a selection of nine. They sit on a shelf at the right side of the page, and can be used at any moment. The perception potion increases the size of the uncovered square. The freeze potion stops the candle from decreasing in size for a few turns. The anagram potion shows a word made with the same letters of the object name. The drippy ink makes the square reveal a bit more of the picture, by making it drip down the page. The hint potion shows a clue about the object. The crystal ball shows three successive objects melded together. The clean slate resets the candle state, erasing all the revealed parts of the picture. The swirl potion paints a spiral on the page, revealing parts of the picture. The silhouette shows the object contour for a few seconds. The lightning shows the complete picture for a brief moment. <text:s/>The stars collected in every stage are used to open sketchbooks with extra levels, that can be accessed at the main menu.</text:p>
          </table:table-cell>
          <table:table-cell table:style-name="Default"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Wizard's Pen, The&quot;&gt; &lt;year&gt;2008&lt;/year&gt; &lt;rating&gt;ESRB - E (Everyone)&lt;/rating&gt; &lt;title&gt;Wizard's Pen, The&lt;/title&gt; &lt;pub&gt;PopCap Games&lt;/pub&gt; &lt;dev&gt;PopCap Games&lt;/dev&gt; &lt;genre&gt;Puzzle&lt;/genre&gt; &lt;score&gt;3.3&lt;/score&gt; &lt;player&gt;1 Player&lt;/player&gt; &lt;story&gt;The Wizard's Pen is a word guessing game, where the player must write the name of objects by analysing portions of their pictures. Each stage is a collection of 16 pictures and objects sharing the same theme.  The main interface shows a blank page from a magic book, where clicking anywhere on it uncovers a small square of a complete object picture. The player must guess the object and type its name in a tab at the bottom of the screen. The game accepts the most common synonyms and variants for the names, and has tolerance for small typing errors.  A candle at the left side diminishes with every opened square, allowing 8 clicks per page. A number of stars are received for each correct answer, with less clicks awarding more stars. When the candle is a small stub, clicking on the wick smoke reveals the object, but the player doesn't receive any stars.  In some pages the image is not hidden, but distorted beyond recognition. Instead of uncovering it bit by bit, each click on the messed picture clears it slowly, and at any time the player can guess the object by typing its name.  An incomplete picture appears between stages, with missing bits listed at the right side of the screen. The player must click on the places indicated by the list, where the magical pen will draw the missing parts.  At the start of each stage, three magical potions can be taken from a selection of nine. They sit on a shelf at the right side of the page, and can be used at any moment. The perception potion increases the size of the uncovered square. The freeze potion stops the candle from decreasing in size for a few turns. The anagram potion shows a word made with the same letters of the object name. The drippy ink makes the square reveal a bit more of the picture, by making it drip down the page. The hint potion shows a clue about the object. The crystal ball shows three successive objects melded together. The clean slate resets the candle state, erasing all the revealed parts of the picture. The swirl potion paints a spiral on the page, revealing parts of the picture. The silhouette shows the object contour for a few seconds. The lightning shows the complete picture for a brief moment.  The stars collected in every stage are used to open sketchbooks with extra levels, that can be accessed at the main menu.&lt;/story&gt; &lt;/game&gt;">
            <text:p>&lt;game name="Wizard's Pen, The"&gt; &lt;year&gt;2008&lt;/year&gt; &lt;rating&gt;ESRB - E (Everyone)&lt;/rating&gt; &lt;title&gt;Wizard's Pen, The&lt;/title&gt; &lt;pub&gt;PopCap Games&lt;/pub&gt; &lt;dev&gt;PopCap Games&lt;/dev&gt; &lt;genre&gt;Puzzle&lt;/genre&gt; &lt;score&gt;3.3&lt;/score&gt; &lt;player&gt;1 Player&lt;/player&gt; &lt;story&gt;The Wizard's Pen is a word guessing game, where the player must write the name of objects by analysing portions of their pictures. Each stage is a collection of 16 pictures and objects sharing the same theme. <text:s/>The main interface shows a blank page from a magic book, where clicking anywhere on it uncovers a small square of a complete object picture. The player must guess the object and type its name in a tab at the bottom of the screen. The game accepts the most common synonyms and variants for the names, and has tolerance for small typing errors. <text:s/>A candle at the left side diminishes with every opened square, allowing 8 clicks per page. A number of stars are received for each correct answer, with less clicks awarding more stars. When the candle is a small stub, clicking on the wick smoke reveals the object, but the player doesn't receive any stars. <text:s/>In some pages the image is not hidden, but distorted beyond recognition. Instead of uncovering it bit by bit, each click on the messed picture clears it slowly, and at any time the player can guess the object by typing its name. <text:s/>An incomplete picture appears between stages, with missing bits listed at the right side of the screen. The player must click on the places indicated by the list, where the magical pen will draw the missing parts. <text:s/>At the start of each stage, three magical potions can be taken from a selection of nine. They sit on a shelf at the right side of the page, and can be used at any moment. The perception potion increases the size of the uncovered square. The freeze potion stops the candle from decreasing in size for a few turns. The anagram potion shows a word made with the same letters of the object name. The drippy ink makes the square reveal a bit more of the picture, by making it drip down the page. The hint potion shows a clue about the object. The crystal ball shows three successive objects melded together. The clean slate resets the candle state, erasing all the revealed parts of the picture. The swirl potion paints a spiral on the page, revealing parts of the picture. The silhouette shows the object contour for a few seconds. The lightning shows the complete picture for a brief moment. <text:s/>The stars collected in every stage are used to open sketchbooks with extra levels, that can be accessed at the main menu.&lt;/story&gt; &lt;/game&gt;</text:p>
          </table:table-cell>
          <table:table-cell table:number-columns-repeated="1012"/>
        </table:table-row>
        <table:table-row table:style-name="ro1">
          <table:table-cell office:value-type="string">
            <text:p>Word Harmony Deluxe</text:p>
          </table:table-cell>
          <table:table-cell office:value-type="float" office:value="2006">
            <text:p>2006</text:p>
          </table:table-cell>
          <table:table-cell office:value-type="string">
            <text:p>ESRB - E (Everyone)</text:p>
          </table:table-cell>
          <table:table-cell office:value-type="string">
            <text:p>Word Harmony Deluxe</text:p>
          </table:table-cell>
          <table:table-cell table:number-columns-repeated="2" office:value-type="string">
            <text:p>Sprout Games</text:p>
          </table:table-cell>
          <table:table-cell office:value-type="string">
            <text:p>Puzzle</text:p>
          </table:table-cell>
          <table:table-cell office:value-type="string">
            <text:p>3.0</text:p>
          </table:table-cell>
          <table:table-cell office:value-type="string">
            <text:p>1 Player</text:p>
          </table:table-cell>
          <table:table-cell office:value-type="string">
            <text:p>Word Harmony is a word game with a Japanese art theme, in which the player manipulates physically-simulated "letter balls" to accomplish different goals, depending on the mode. <text:s/>In Puzzle mode, the challenge is to match a set of words on a list by manipulating the balls through an often complex environment. Tsunami is a real-time mode in which the player must make words out of letters dropping into a pool. Finally, Think mode is a mental challenge in which the player must find a set of words that perfectly uses up all the letters provided.</text:p>
          </table:table-cell>
          <table:table-cell table:style-name="Default"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Word Harmony Deluxe&quot;&gt; &lt;year&gt;2006&lt;/year&gt; &lt;rating&gt;ESRB - E (Everyone)&lt;/rating&gt; &lt;title&gt;Word Harmony Deluxe&lt;/title&gt; &lt;pub&gt;Sprout Games&lt;/pub&gt; &lt;dev&gt;Sprout Games&lt;/dev&gt; &lt;genre&gt;Puzzle&lt;/genre&gt; &lt;score&gt;3.0&lt;/score&gt; &lt;player&gt;1 Player&lt;/player&gt; &lt;story&gt;Word Harmony is a word game with a Japanese art theme, in which the player manipulates physically-simulated &quot;letter balls&quot; to accomplish different goals, depending on the mode.  In Puzzle mode, the challenge is to match a set of words on a list by manipulating the balls through an often complex environment. Tsunami is a real-time mode in which the player must make words out of letters dropping into a pool. Finally, Think mode is a mental challenge in which the player must find a set of words that perfectly uses up all the letters provided.&lt;/story&gt; &lt;/game&gt;">
            <text:p>&lt;game name="Word Harmony Deluxe"&gt; &lt;year&gt;2006&lt;/year&gt; &lt;rating&gt;ESRB - E (Everyone)&lt;/rating&gt; &lt;title&gt;Word Harmony Deluxe&lt;/title&gt; &lt;pub&gt;Sprout Games&lt;/pub&gt; &lt;dev&gt;Sprout Games&lt;/dev&gt; &lt;genre&gt;Puzzle&lt;/genre&gt; &lt;score&gt;3.0&lt;/score&gt; &lt;player&gt;1 Player&lt;/player&gt; &lt;story&gt;Word Harmony is a word game with a Japanese art theme, in which the player manipulates physically-simulated "letter balls" to accomplish different goals, depending on the mode. <text:s/>In Puzzle mode, the challenge is to match a set of words on a list by manipulating the balls through an often complex environment. Tsunami is a real-time mode in which the player must make words out of letters dropping into a pool. Finally, Think mode is a mental challenge in which the player must find a set of words that perfectly uses up all the letters provided.&lt;/story&gt; &lt;/game&gt;</text:p>
          </table:table-cell>
          <table:table-cell table:number-columns-repeated="1012"/>
        </table:table-row>
        <table:table-row table:style-name="ro1">
          <table:table-cell office:value-type="string">
            <text:p>Zuma Deluxe</text:p>
          </table:table-cell>
          <table:table-cell office:value-type="float" office:value="2003">
            <text:p>2003</text:p>
          </table:table-cell>
          <table:table-cell office:value-type="string">
            <text:p>ESRB - E (Everyone)</text:p>
          </table:table-cell>
          <table:table-cell office:value-type="string">
            <text:p>Zuma Deluxe</text:p>
          </table:table-cell>
          <table:table-cell table:number-columns-repeated="2" office:value-type="string">
            <text:p>PopCap Games</text:p>
          </table:table-cell>
          <table:table-cell office:value-type="string">
            <text:p>Puzzle</text:p>
          </table:table-cell>
          <table:table-cell office:value-type="string">
            <text:p>3.9</text:p>
          </table:table-cell>
          <table:table-cell office:value-type="string">
            <text:p>1 Player</text:p>
          </table:table-cell>
          <table:table-cell office:value-type="string">
            <text:p>Zuma Deluxe <text:s/>is an Aztec-themed action puzzler. The goal: eliminate all the balls before they reach the skull. Balls roll down a track towards this skull and the player-controlled frog-shaped idol must shoot balls toward them to stop them, earning points. Using the mouse to rotate the frog and clicking to fire, the player needs to create rows of three or more of the same color balls to eliminate them. <text:s/>The catch is that each track is shaped differently. Part of the track may block others so that if the track is filled with balls, the ones behind some may be unreachable. Fortunately, the player has up to four lives, a rarity in many puzzle games. <text:s/>The game offers two different play modes: •Adventure Mode <text:s/>The player must battle through multiple temples to find the secrets of the Zuma. In this "campaign mode", temples that have been defeated may be skipped by the player when the player continues the game via save game. <text:s text:c="2"/>**Gauntlet Mode <text:s/>The player must work the player's level up from Rabbit to Sun God. Levels used in this mode must first be unlocked from the Adventure Mode. Gauntlet Mode also offers 4 (four) additional play modes: Random, Spesific, Practice, and Survival. </text:p>
          </table:table-cell>
          <table:table-cell table:style-name="Default"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Zuma Deluxe&quot;&gt; &lt;year&gt;2003&lt;/year&gt; &lt;rating&gt;ESRB - E (Everyone)&lt;/rating&gt; &lt;title&gt;Zuma Deluxe&lt;/title&gt; &lt;pub&gt;PopCap Games&lt;/pub&gt; &lt;dev&gt;PopCap Games&lt;/dev&gt; &lt;genre&gt;Puzzle&lt;/genre&gt; &lt;score&gt;3.9&lt;/score&gt; &lt;player&gt;1 Player&lt;/player&gt; &lt;story&gt;Zuma Deluxe  is an Aztec-themed action puzzler. The goal: eliminate all the balls before they reach the skull. Balls roll down a track towards this skull and the player-controlled frog-shaped idol must shoot balls toward them to stop them, earning points. Using the mouse to rotate the frog and clicking to fire, the player needs to create rows of three or more of the same color balls to eliminate them.  The catch is that each track is shaped differently. Part of the track may block others so that if the track is filled with balls, the ones behind some may be unreachable. Fortunately, the player has up to four lives, a rarity in many puzzle games.  The game offers two different play modes: •Adventure Mode  The player must battle through multiple temples to find the secrets of the Zuma. In this &quot;campaign mode&quot;, temples that have been defeated may be skipped by the player when the player continues the game via save game.   **Gauntlet Mode  The player must work the player's level up from Rabbit to Sun God. Levels used in this mode must first be unlocked from the Adventure Mode. Gauntlet Mode also offers 4 (four) additional play modes: Random, Spesific, Practice, and Survival. &lt;/story&gt; &lt;/game&gt;">
            <text:p>&lt;game name="Zuma Deluxe"&gt; &lt;year&gt;2003&lt;/year&gt; &lt;rating&gt;ESRB - E (Everyone)&lt;/rating&gt; &lt;title&gt;Zuma Deluxe&lt;/title&gt; &lt;pub&gt;PopCap Games&lt;/pub&gt; &lt;dev&gt;PopCap Games&lt;/dev&gt; &lt;genre&gt;Puzzle&lt;/genre&gt; &lt;score&gt;3.9&lt;/score&gt; &lt;player&gt;1 Player&lt;/player&gt; &lt;story&gt;Zuma Deluxe <text:s/>is an Aztec-themed action puzzler. The goal: eliminate all the balls before they reach the skull. Balls roll down a track towards this skull and the player-controlled frog-shaped idol must shoot balls toward them to stop them, earning points. Using the mouse to rotate the frog and clicking to fire, the player needs to create rows of three or more of the same color balls to eliminate them. <text:s/>The catch is that each track is shaped differently. Part of the track may block others so that if the track is filled with balls, the ones behind some may be unreachable. Fortunately, the player has up to four lives, a rarity in many puzzle games. <text:s/>The game offers two different play modes: •Adventure Mode <text:s/>The player must battle through multiple temples to find the secrets of the Zuma. In this "campaign mode", temples that have been defeated may be skipped by the player when the player continues the game via save game. <text:s text:c="2"/>**Gauntlet Mode <text:s/>The player must work the player's level up from Rabbit to Sun God. Levels used in this mode must first be unlocked from the Adventure Mode. Gauntlet Mode also offers 4 (four) additional play modes: Random, Spesific, Practice, and Survival. &lt;/story&gt; &lt;/game&gt;</text:p>
          </table:table-cell>
          <table:table-cell table:number-columns-repeated="1012"/>
        </table:table-row>
        <table:table-row table:style-name="ro1">
          <table:table-cell office:value-type="string">
            <text:p>Zuma's Revenge</text:p>
          </table:table-cell>
          <table:table-cell office:value-type="float" office:value="2009">
            <text:p>2009</text:p>
          </table:table-cell>
          <table:table-cell office:value-type="string">
            <text:p>ESRB - E (Everyone)</text:p>
          </table:table-cell>
          <table:table-cell office:value-type="string">
            <text:p>Zuma's Revenge</text:p>
          </table:table-cell>
          <table:table-cell table:number-columns-repeated="2" office:value-type="string">
            <text:p>PopCap Games</text:p>
          </table:table-cell>
          <table:table-cell office:value-type="string">
            <text:p>Puzzle</text:p>
          </table:table-cell>
          <table:table-cell office:value-type="string">
            <text:p>4.1</text:p>
          </table:table-cell>
          <table:table-cell office:value-type="string">
            <text:p>1 Player</text:p>
          </table:table-cell>
          <table:table-cell office:value-type="string">
            <text:p>Zuma's Revenge is the sequel to Zuma Deluxe. As in the previous game, the main goal is to clear a series of marble strings by matching three or more balls of the same color. The spheres roll on twisting tracks that occupy most of the screen, appearing from one side and moving towards the gaping mouth of a golden skull. The player controls a frog that is either stationed near the tracks or moving sideways at the bottom. The amphibian holds one of the colored balls in its open mouth, and a reserve one inside its body. <text:s/>The main Adventure Mode is divided in sequential zones, each with several levels. The main objective of each level is to aim and shoot at the moving lines to make three-of-a-kind color matches and fill a meter at the top to finish. If three or more balls enter the exit hole, the player loses one life and the level has to be replayed. When all lives are spent, the whole zone has to be restarted from the latest automatic checkpoint, usually at mid-point. <text:s/>Some of the spheres are marked with icons and have power-ups that can be activated with matches. The bomb explodes all the surrounding spheres, the reticule improves shot accuracy by giving temporary laser targeting sights to the frog, the rewind arrow pushes all the marbles backwards, the hand slowdowns movement for some seconds, the lightning bolt vaporizes all the balls of one color, the tri-shot fires three cannon balls that destroy anything in their path and the laser surgically removes single spheres. Some levels have pairs of lily pads, and the frog can jump between them to eliminate all the marbles. <text:s/>A boss battle happens at the end of each zone, where the opponent is an idol mask that keeps moving sideways at the top. The frog moves at the bottom and has to hit the enemy with several spheres to defeat it, while at the same time matching the moving line of spheres to clear the field. Each boss has a different attack and defense strategy, throwing enchantment shots at the frog and putting obstacles and minions to block the area. <text:s/>Besides Adventure Mode, there are three additional modes that are gradually unlocked as the levels are completed in the main game. In Challenge Mode, the objective is to achieve a high score under three minutes. The top meter is replaced by a bonus gauge that slowly fills with every match. When it is full, it transforms one of the spheres into a multiplier that gives bonus points after being matched. The Heroic Frog Mode is a harder version of Adventure Mode, with the spheres moving faster and with more color variations from the start. Iron Frog Mode is unlocked after finishing Adventure Mode, and is the hardest mode where the player has only one life available to complete ten difficult levels in sequence.</text:p>
          </table:table-cell>
          <table:table-cell table:style-name="Default"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Zuma's Revenge&quot;&gt; &lt;year&gt;2009&lt;/year&gt; &lt;rating&gt;ESRB - E (Everyone)&lt;/rating&gt; &lt;title&gt;Zuma's Revenge&lt;/title&gt; &lt;pub&gt;PopCap Games&lt;/pub&gt; &lt;dev&gt;PopCap Games&lt;/dev&gt; &lt;genre&gt;Puzzle&lt;/genre&gt; &lt;score&gt;4.1&lt;/score&gt; &lt;player&gt;1 Player&lt;/player&gt; &lt;story&gt;Zuma's Revenge is the sequel to Zuma Deluxe. As in the previous game, the main goal is to clear a series of marble strings by matching three or more balls of the same color. The spheres roll on twisting tracks that occupy most of the screen, appearing from one side and moving towards the gaping mouth of a golden skull. The player controls a frog that is either stationed near the tracks or moving sideways at the bottom. The amphibian holds one of the colored balls in its open mouth, and a reserve one inside its body.  The main Adventure Mode is divided in sequential zones, each with several levels. The main objective of each level is to aim and shoot at the moving lines to make three-of-a-kind color matches and fill a meter at the top to finish. If three or more balls enter the exit hole, the player loses one life and the level has to be replayed. When all lives are spent, the whole zone has to be restarted from the latest automatic checkpoint, usually at mid-point.  Some of the spheres are marked with icons and have power-ups that can be activated with matches. The bomb explodes all the surrounding spheres, the reticule improves shot accuracy by giving temporary laser targeting sights to the frog, the rewind arrow pushes all the marbles backwards, the hand slowdowns movement for some seconds, the lightning bolt vaporizes all the balls of one color, the tri-shot fires three cannon balls that destroy anything in their path and the laser surgically removes single spheres. Some levels have pairs of lily pads, and the frog can jump between them to eliminate all the marbles.  A boss battle happens at the end of each zone, where the opponent is an idol mask that keeps moving sideways at the top. The frog moves at the bottom and has to hit the enemy with several spheres to defeat it, while at the same time matching the moving line of spheres to clear the field. Each boss has a different attack and defense strategy, throwing enchantment shots at the frog and putting obstacles and minions to block the area.  Besides Adventure Mode, there are three additional modes that are gradually unlocked as the levels are completed in the main game. In Challenge Mode, the objective is to achieve a high score under three minutes. The top meter is replaced by a bonus gauge that slowly fills with every match. When it is full, it transforms one of the spheres into a multiplier that gives bonus points after being matched. The Heroic Frog Mode is a harder version of Adventure Mode, with the spheres moving faster and with more color variations from the start. Iron Frog Mode is unlocked after finishing Adventure Mode, and is the hardest mode where the player has only one life available to complete ten difficult levels in sequence.&lt;/story&gt; &lt;/game&gt;">
            <text:p>&lt;game name="Zuma's Revenge"&gt; &lt;year&gt;2009&lt;/year&gt; &lt;rating&gt;ESRB - E (Everyone)&lt;/rating&gt; &lt;title&gt;Zuma's Revenge&lt;/title&gt; &lt;pub&gt;PopCap Games&lt;/pub&gt; &lt;dev&gt;PopCap Games&lt;/dev&gt; &lt;genre&gt;Puzzle&lt;/genre&gt; &lt;score&gt;4.1&lt;/score&gt; &lt;player&gt;1 Player&lt;/player&gt; &lt;story&gt;Zuma's Revenge is the sequel to Zuma Deluxe. As in the previous game, the main goal is to clear a series of marble strings by matching three or more balls of the same color. The spheres roll on twisting tracks that occupy most of the screen, appearing from one side and moving towards the gaping mouth of a golden skull. The player controls a frog that is either stationed near the tracks or moving sideways at the bottom. The amphibian holds one of the colored balls in its open mouth, and a reserve one inside its body. <text:s/>The main Adventure Mode is divided in sequential zones, each with several levels. The main objective of each level is to aim and shoot at the moving lines to make three-of-a-kind color matches and fill a meter at the top to finish. If three or more balls enter the exit hole, the player loses one life and the level has to be replayed. When all lives are spent, the whole zone has to be restarted from the latest automatic checkpoint, usually at mid-point. <text:s/>Some of the spheres are marked with icons and have power-ups that can be activated with matches. The bomb explodes all the surrounding spheres, the reticule improves shot accuracy by giving temporary laser targeting sights to the frog, the rewind arrow pushes all the marbles backwards, the hand slowdowns movement for some seconds, the lightning bolt vaporizes all the balls of one color, the tri-shot fires three cannon balls that destroy anything in their path and the laser surgically removes single spheres. Some levels have pairs of lily pads, and the frog can jump between them to eliminate all the marbles. <text:s/>A boss battle happens at the end of each zone, where the opponent is an idol mask that keeps moving sideways at the top. The frog moves at the bottom and has to hit the enemy with several spheres to defeat it, while at the same time matching the moving line of spheres to clear the field. Each boss has a different attack and defense strategy, throwing enchantment shots at the frog and putting obstacles and minions to block the area. <text:s/>Besides Adventure Mode, there are three additional modes that are gradually unlocked as the levels are completed in the main game. In Challenge Mode, the objective is to achieve a high score under three minutes. The top meter is replaced by a bonus gauge that slowly fills with every match. When it is full, it transforms one of the spheres into a multiplier that gives bonus points after being matched. The Heroic Frog Mode is a harder version of Adventure Mode, with the spheres moving faster and with more color variations from the start. Iron Frog Mode is unlocked after finishing Adventure Mode, and is the hardest mode where the player has only one life available to complete ten difficult levels in sequence.&lt;/story&gt; &lt;/game&gt;</text:p>
          </table:table-cell>
          <table:table-cell table:number-columns-repeated="1012"/>
        </table:table-row>
        <table:table-row table:style-name="ro1" table:number-rows-repeated="1048493">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2:21: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2T22:21:53.24</dc:date>
    <meta:editing-duration>PT1H9M43S</meta:editing-duration>
    <meta:editing-cycles>2</meta:editing-cycles>
    <meta:document-statistic meta:table-count="1" meta:cell-count="902" meta:object-count="0"/>
  </office:meta>
</office:document-meta>
</file>